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1638in"/>
    </style:style>
    <style:style style:name="co3" style:family="table-column">
      <style:table-column-properties fo:break-before="auto" style:column-width="0.94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0.5744in"/>
    </style:style>
    <style:style style:name="co8" style:family="table-column">
      <style:table-column-properties fo:break-before="auto" style:column-width="0.54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618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648in"/>
    </style:style>
    <style:style style:name="co14" style:family="table-column">
      <style:table-column-properties fo:break-before="auto" style:column-width="0.3528in"/>
    </style:style>
    <style:style style:name="co15" style:family="table-column">
      <style:table-column-properties fo:break-before="auto" style:column-width="0.5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"/>
    <style:style style:name="ce6" style:family="table-cell" style:parent-style-name="Default" style:data-style-name="N2"/>
    <style:style style:name="ce3" style:family="table-cell" style:parent-style-name="Default" style:data-style-name="N122"/>
    <style:style style:name="ce4" style:family="table-cell" style:parent-style-name="Default" style:data-style-name="N128"/>
    <style:style style:name="ce5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5"/>
    <style:style style:name="ce8" style:family="table-cell" style:parent-style-name="Default" style:data-style-name="N11"/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622in" svg:height="3.1583in" svg:x="3.5252in" svg:y="0.1843in">
            <draw:object draw:notify-on-update-of-ranges="Sheet1.F24:Sheet1.F24 Sheet1.F25:Sheet1.F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Square wave</text:p>
          </table:table-cell>
          <table:table-cell table:style-name="ce5" office:value-type="string" calcext:value-type="string">
            <text:p>Sine wave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FPGA clk</text:p>
          </table:table-cell>
          <table:table-cell table:style-name="ce2" table:formula="of:=[.C2]" office:value-type="float" office:value="50000000" calcext:value-type="float">
            <text:p>50000000</text:p>
          </table:table-cell>
          <table:table-cell table:style-name="ce2" office:value-type="float" office:value="50000000" calcext:value-type="float">
            <text:p>50000000</text:p>
          </table:table-cell>
          <table:table-cell table:style-name="Default"/>
          <table:table-cell table:number-columns-repeated="6"/>
          <table:table-cell office:value-type="float" office:value="48000" calcext:value-type="float">
            <text:p>48000</text:p>
          </table:table-cell>
          <table:table-cell office:value-type="string" calcext:value-type="string">
            <text:p>samples/sec</text:p>
          </table:table-cell>
        </table:table-row>
        <table:table-row table:style-name="ro2">
          <table:table-cell office:value-type="string" calcext:value-type="string">
            <text:p>PWM bits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6"/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samples/sine</text:p>
          </table:table-cell>
        </table:table-row>
        <table:table-row table:style-name="ro2">
          <table:table-cell office:value-type="string" calcext:value-type="string">
            <text:p>Range</text:p>
          </table:table-cell>
          <table:table-cell table:style-name="Default"/>
          <table:table-cell table:style-name="ce2" table:formula="of:=2^[.C3]" office:value-type="float" office:value="256" calcext:value-type="float">
            <text:p>256</text:p>
          </table:table-cell>
          <table:table-cell table:style-name="Default"/>
          <table:table-cell table:number-columns-repeated="6"/>
          <table:table-cell table:formula="of:=[.K3]*[.K2]" office:value-type="float" office:value="12288000" calcext:value-type="float">
            <text:p>12288000</text:p>
          </table:table-cell>
          <table:table-cell/>
        </table:table-row>
        <table:table-row table:style-name="ro2">
          <table:table-cell office:value-type="string" calcext:value-type="string">
            <text:p>scale</text:p>
          </table:table-cell>
          <table:table-cell table:style-name="Default"/>
          <table:table-cell table:style-name="ce2" table:formula="of:=(2^([.C3]-1))-1" office:value-type="float" office:value="127" calcext:value-type="float">
            <text:p>127</text:p>
          </table:table-cell>
          <table:table-cell table:style-name="Default"/>
          <table:table-cell table:number-columns-repeated="6"/>
          <table:table-cell table:style-name="ce2" table:formula="of:=[.C2]" office:value-type="float" office:value="50000000" calcext:value-type="float">
            <text:p>50000000</text:p>
          </table:table-cell>
          <table:table-cell/>
        </table:table-row>
        <table:table-row table:style-name="ro2">
          <table:table-cell office:value-type="string" calcext:value-type="string">
            <text:p>/256</text:p>
          </table:table-cell>
          <table:table-cell table:style-name="Default"/>
          <table:table-cell table:style-name="ce6" table:formula="of:=[.C2]/[.C4]" office:value-type="float" office:value="195312.5" calcext:value-type="float">
            <text:p>195312.50</text:p>
          </table:table-cell>
          <table:table-cell table:style-name="Default"/>
          <table:table-cell table:number-columns-repeated="6"/>
          <table:table-cell table:formula="of:=[.K5]/[.K4]" office:value-type="float" office:value="4.06901041666667" calcext:value-type="float">
            <text:p>4.06901041666667</text:p>
          </table:table-cell>
          <table:table-cell office:value-type="string" calcext:value-type="string">
            <text:p>Pre-scale</text:p>
          </table:table-cell>
        </table:table-row>
        <table:table-row table:style-name="ro2">
          <table:table-cell office:value-type="string" calcext:value-type="string">
            <text:p>ideal sample rate</text:p>
          </table:table-cell>
          <table:table-cell table:style-name="Default"/>
          <table:table-cell office:value-type="float" office:value="48000" calcext:value-type="float">
            <text:p>48000.000</text:p>
          </table:table-cell>
          <table:table-cell table:style-name="Default"/>
          <table:table-cell table:number-columns-repeated="6"/>
          <table:table-cell table:style-name="ce2"/>
          <table:table-cell/>
        </table:table-row>
        <table:table-row table:style-name="ro2">
          <table:table-cell office:value-type="string" calcext:value-type="string">
            <text:p>divisor ideal</text:p>
          </table:table-cell>
          <table:table-cell table:style-name="ce6" table:formula="of:=[.B2]/[.B11]" office:value-type="float" office:value="191112.796301279" calcext:value-type="float">
            <text:p>191112.80</text:p>
          </table:table-cell>
          <table:table-cell table:formula="of:=[.C6]/[.C7]" office:value-type="float" office:value="4.06901041666667" calcext:value-type="float">
            <text:p>4.069</text:p>
          </table:table-cell>
          <table:table-cell table:style-name="Default"/>
          <table:table-cell table:number-columns-repeated="6"/>
          <table:table-cell table:style-name="ce2" table:formula="of:=[.C2]" office:value-type="float" office:value="50000000" calcext:value-type="float">
            <text:p>50000000</text:p>
          </table:table-cell>
          <table:table-cell office:value-type="string" calcext:value-type="string">
            <text:p>clock</text:p>
          </table:table-cell>
        </table:table-row>
        <table:table-row table:style-name="ro2">
          <table:table-cell office:value-type="string" calcext:value-type="string">
            <text:p>Pre-scale divisor</text:p>
          </table:table-cell>
          <table:table-cell table:style-name="Default" table:formula="of:=ROUND([.B8])" office:value-type="float" office:value="191113" calcext:value-type="float">
            <text:p>191113</text:p>
          </table:table-cell>
          <table:table-cell table:formula="of:=ROUND([.C8])" office:value-type="float" office:value="4" calcext:value-type="float">
            <text:p>4.000</text:p>
          </table:table-cell>
          <table:table-cell table:style-name="Default"/>
          <table:table-cell table:number-columns-repeated="6"/>
          <table:table-cell office:value-type="float" office:value="256" calcext:value-type="float">
            <text:p>256</text:p>
          </table:table-cell>
          <table:table-cell office:value-type="string" calcext:value-type="string">
            <text:p>PWM counter</text:p>
          </table:table-cell>
        </table:table-row>
        <table:table-row table:style-name="ro2">
          <table:table-cell office:value-type="string" calcext:value-type="string">
            <text:p>sample rate</text:p>
          </table:table-cell>
          <table:table-cell table:style-name="Default"/>
          <table:table-cell table:formula="of:=[.C6]/[.C9]" office:value-type="float" office:value="48828.125" calcext:value-type="float">
            <text:p>48828.125</text:p>
          </table:table-cell>
          <table:table-cell table:style-name="Default"/>
          <table:table-cell table:number-columns-repeated="6"/>
          <table:table-cell table:formula="of:=[.K8]/[.K9]" office:value-type="float" office:value="195312.5" calcext:value-type="float">
            <text:p>195312.5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middle c (ideal)</text:p>
          </table:table-cell>
          <table:table-cell table:style-name="ce6" table:formula="of:=[.C11]" office:value-type="float" office:value="261.6256" calcext:value-type="float">
            <text:p>261.63</text:p>
          </table:table-cell>
          <table:table-cell office:value-type="float" office:value="261.6256" calcext:value-type="float">
            <text:p>261.626</text:p>
          </table:table-cell>
          <table:table-cell table:style-name="Default"/>
          <table:table-cell table:number-columns-repeated="6"/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PWM samples</text:p>
          </table:table-cell>
        </table:table-row>
        <table:table-row table:style-name="ro2">
          <table:table-cell office:value-type="string" calcext:value-type="string">
            <text:p>steps ideal</text:p>
          </table:table-cell>
          <table:table-cell table:style-name="Default"/>
          <table:table-cell table:formula="of:=[.C10]/[.C11]" office:value-type="float" office:value="186.633590137968" calcext:value-type="float">
            <text:p>186.634</text:p>
          </table:table-cell>
          <table:table-cell table:style-name="Default"/>
          <table:table-cell table:number-columns-repeated="6"/>
          <table:table-cell table:style-name="ce17" table:formula="of:=[.K10]/[.K11]" office:value-type="float" office:value="762.939453125" calcext:value-type="float">
            <text:p>762.939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steps actual</text:p>
          </table:table-cell>
          <table:table-cell table:style-name="Default"/>
          <table:table-cell table:style-name="Default" table:formula="of:=ROUND([.C12])" office:value-type="float" office:value="187" calcext:value-type="float">
            <text:p>187</text:p>
          </table:table-cell>
          <table:table-cell table:style-name="Default"/>
          <table:table-cell table:number-columns-repeated="6"/>
          <table:table-cell table:style-name="ce3" office:value-type="float" office:value="261" calcext:value-type="float">
            <text:p>261.000</text:p>
          </table:table-cell>
          <table:table-cell office:value-type="string" calcext:value-type="string">
            <text:p>Middle C</text:p>
          </table:table-cell>
        </table:table-row>
        <table:table-row table:style-name="ro2">
          <table:table-cell office:value-type="string" calcext:value-type="string">
            <text:p>'2 pi</text:p>
          </table:table-cell>
          <table:table-cell table:style-name="Default"/>
          <table:table-cell table:formula="of:=2*PI()" office:value-type="float" office:value="6.28318530717959" calcext:value-type="float">
            <text:p>6.283</text:p>
          </table:table-cell>
          <table:table-cell table:style-name="Default"/>
          <table:table-cell table:number-columns-repeated="6"/>
          <table:table-cell table:style-name="ce2" table:formula="of:=[.K12]/[.K13]" office:value-type="float" office:value="2.92313966714559" calcext:value-type="float">
            <text:p>3</text:p>
          </table:table-cell>
          <table:table-cell office:value-type="string" calcext:value-type="string">
            <text:p>divisor</text:p>
          </table:table-cell>
        </table:table-row>
        <table:table-row table:style-name="ro2">
          <table:table-cell office:value-type="string" calcext:value-type="string">
            <text:p>radians/step</text:p>
          </table:table-cell>
          <table:table-cell table:style-name="Default"/>
          <table:table-cell table:style-name="ce7" table:formula="of:=[.C14]/[.C13]" office:value-type="float" office:value="0.0335999214287678" calcext:value-type="float">
            <text:p>0.033600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freq actual</text:p>
          </table:table-cell>
          <table:table-cell table:formula="of:=[.B2]/[.B9]" office:value-type="float" office:value="261.625321145082" calcext:value-type="float">
            <text:p>261.625</text:p>
          </table:table-cell>
          <table:table-cell table:formula="of:=[.C10]/[.C13]" office:value-type="float" office:value="261.112967914439" calcext:value-type="float">
            <text:p>261.113</text:p>
          </table:table-cell>
          <table:table-cell table:style-name="Default"/>
          <table:table-cell table:number-columns-repeated="6"/>
          <table:table-cell table:style-name="ce2" table:formula="of:=[.C2]" office:value-type="float" office:value="50000000" calcext:value-type="float">
            <text:p>50000000</text:p>
          </table:table-cell>
          <table:table-cell/>
        </table:table-row>
        <table:table-row table:style-name="ro2">
          <table:table-cell office:value-type="string" calcext:value-type="string">
            <text:p>error</text:p>
          </table:table-cell>
          <table:table-cell table:style-name="ce4" table:formula="of:=([.B16]-[.B11])/[.B16]" office:value-type="percentage" office:value="-0.00000106585599999224" calcext:value-type="percentage">
            <text:p>-0.00011%</text:p>
          </table:table-cell>
          <table:table-cell table:style-name="ce8" table:formula="of:=([.C16]-[.C11])/[.C16]" office:value-type="percentage" office:value="-0.00196325785600003" calcext:value-type="percentage">
            <text:p>-0.20%</text:p>
          </table:table-cell>
          <table:table-cell table:style-name="Default"/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prescaler</text:p>
          </table:table-cell>
        </table:table-row>
        <table:table-row table:style-name="ro2">
          <table:table-cell office:value-type="string" calcext:value-type="string">
            <text:p>Filter</text:p>
          </table:table-cell>
          <table:table-cell table:style-name="Default"/>
          <table:table-cell table:style-name="ce8"/>
          <table:table-cell table:style-name="Default"/>
          <table:table-cell table:number-columns-repeated="6"/>
          <table:table-cell table:formula="of:=[.K16]/[.K17]" office:value-type="float" office:value="12500000" calcext:value-type="float">
            <text:p>12500000</text:p>
          </table:table-cell>
          <table:table-cell office:value-type="string" calcext:value-type="string">
            <text:p>prescale freq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table:style-name="Default"/>
          <table:table-cell office:value-type="float" office:value="1000" calcext:value-type="float">
            <text:p>1000.000</text:p>
          </table:table-cell>
          <table:table-cell table:style-name="Default"/>
          <table:table-cell table:number-columns-repeated="6"/>
          <table:table-cell table:style-name="ce6" table:formula="of:=[.B11]" office:value-type="float" office:value="261.6256" calcext:value-type="float">
            <text:p>261.63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table:style-name="Default"/>
          <table:table-cell office:value-type="float" office:value="0.000000047" calcext:value-type="float">
            <text:p>0.000</text:p>
          </table:table-cell>
          <table:table-cell table:style-name="Default"/>
          <table:table-cell/>
          <table:table-cell table:style-name="ce6" table:formula="of:=[.B2]/[.B11]" office:value-type="float" office:value="191112.796301279" calcext:value-type="float">
            <text:p>191112.80</text:p>
          </table:table-cell>
          <table:table-cell table:formula="of:=ROUND([.F20])" office:value-type="float" office:value="191113" calcext:value-type="float">
            <text:p>191113</text:p>
          </table:table-cell>
          <table:table-cell table:formula="of:=DEC2HEX([.G20])" office:value-type="string" office:string-value="2EA89" calcext:value-type="string">
            <text:p>2EA89</text:p>
          </table:table-cell>
          <table:table-cell table:number-columns-repeated="2"/>
          <table:table-cell table:formula="of:=[.K18]/[.K19]" office:value-type="float" office:value="47778.1990753198" calcext:value-type="float">
            <text:p>47778.1990753198</text:p>
          </table:table-cell>
          <table:table-cell/>
        </table:table-row>
        <table:table-row table:style-name="ro2">
          <table:table-cell office:value-type="string" calcext:value-type="string">
            <text:p>T=RC</text:p>
          </table:table-cell>
          <table:table-cell table:style-name="Default"/>
          <table:table-cell table:formula="of:=[.C20]*[.C19]" office:value-type="float" office:value="0.000047" calcext:value-type="float">
            <text:p>0.000</text:p>
          </table:table-cell>
          <table:table-cell table:style-name="Default"/>
          <table:table-cell/>
          <table:table-cell table:style-name="ce6" table:formula="of:=[.F20]/2" office:value-type="float" office:value="95556.3981506397" calcext:value-type="float">
            <text:p>95556.40</text:p>
          </table:table-cell>
          <table:table-cell table:formula="of:=ROUND([.F21])" office:value-type="float" office:value="95556" calcext:value-type="float">
            <text:p>95556</text:p>
          </table:table-cell>
          <table:table-cell table:formula="of:=DEC2HEX([.G21])" office:value-type="string" office:string-value="17544" calcext:value-type="string">
            <text:p>175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toff Freq</text:p>
          </table:table-cell>
          <table:table-cell table:style-name="Default"/>
          <table:table-cell table:formula="of:=1/[.C21]" office:value-type="float" office:value="21276.5957446809" calcext:value-type="float">
            <text:p>21276.596</text:p>
          </table:table-cell>
          <table:table-cell table:style-name="Default"/>
          <table:table-cell table:number-columns-repeated="6"/>
          <table:table-cell table:style-name="ce6" table:formula="of:=[.B11]" office:value-type="float" office:value="261.6256" calcext:value-type="float">
            <text:p>261.63</text:p>
          </table:table-cell>
          <table:table-cell office:value-type="string" calcext:value-type="string">
            <text:p>Middle C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6"/>
          <table:table-cell office:value-type="float" office:value="256" calcext:value-type="float">
            <text:p>256</text:p>
          </table:table-cell>
          <table:table-cell office:value-type="string" calcext:value-type="string">
            <text:p>PWM clk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radians</text:p>
          </table:table-cell>
          <table:table-cell table:style-name="Default" office:value-type="string" calcext:value-type="string">
            <text:p>sin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int value</text:p>
          </table:table-cell>
          <table:table-cell office:value-type="string" calcext:value-type="string">
            <text:p>offseted</text:p>
          </table:table-cell>
          <table:table-cell table:number-columns-repeated="4"/>
          <table:table-cell table:style-name="ce2" table:formula="of:=[.K23]*[.K22]" office:value-type="float" office:value="66976.1536" calcext:value-type="float">
            <text:p>66976</text:p>
          </table:table-cell>
          <table:table-cell office:value-type="string" calcext:value-type="string">
            <text:p>one PWM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table:formula="of:=[.A25]*[.$C$15]" office:value-type="float" office:value="0" calcext:value-type="float">
            <text:p>0</text:p>
          </table:table-cell>
          <table:table-cell table:style-name="Default" table:formula="of:=SIN([.B25])" office:value-type="float" office:value="0" calcext:value-type="float">
            <text:p>0</text:p>
          </table:table-cell>
          <table:table-cell table:style-name="Default" table:formula="of:=[.$C$5]*[.C25]" office:value-type="float" office:value="0" calcext:value-type="float">
            <text:p>0</text:p>
          </table:table-cell>
          <table:table-cell table:formula="of:=ROUND([.D25])" office:value-type="float" office:value="0" calcext:value-type="float">
            <text:p>0</text:p>
          </table:table-cell>
          <table:table-cell table:formula="of:=[.E25]+[.$C$5]" office:value-type="float" office:value="127" calcext:value-type="float">
            <text:p>127</text:p>
          </table:table-cell>
          <table:table-cell table:formula="of:=DEC2HEX([.F25])" office:value-type="string" office:string-value="7F" calcext:value-type="string">
            <text:p>7F</text:p>
          </table:table-cell>
          <table:table-cell table:formula="of:=CONCATENATE(&quot;x&quot;;[.G25];&quot;,&quot;)" office:value-type="string" office:string-value="x7F," calcext:value-type="string">
            <text:p>x7F,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entire wav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26]*[.$C$15]" office:value-type="float" office:value="0.0335999214287678" calcext:value-type="float">
            <text:p>0.034</text:p>
          </table:table-cell>
          <table:table-cell table:formula="of:=SIN([.B26])" office:value-type="float" office:value="0.03359359965398" calcext:value-type="float">
            <text:p>0.034</text:p>
          </table:table-cell>
          <table:table-cell table:formula="of:=[.$C$5]*[.C26]" office:value-type="float" office:value="4.26638715605547" calcext:value-type="float">
            <text:p>4.266</text:p>
          </table:table-cell>
          <table:table-cell table:formula="of:=ROUND([.D26])" office:value-type="float" office:value="4" calcext:value-type="float">
            <text:p>4</text:p>
          </table:table-cell>
          <table:table-cell table:formula="of:=[.E26]+[.$C$5]" office:value-type="float" office:value="131" calcext:value-type="float">
            <text:p>131</text:p>
          </table:table-cell>
          <table:table-cell table:formula="of:=DEC2HEX([.F26])" office:value-type="string" office:string-value="83" calcext:value-type="string">
            <text:p>83</text:p>
          </table:table-cell>
          <table:table-cell table:formula="of:=CONCATENATE(&quot;x&quot;;[.G26];&quot;,&quot;)" office:value-type="string" office:string-value="x83," calcext:value-type="string">
            <text:p>x83,</text:p>
          </table:table-cell>
          <table:table-cell table:number-columns-repeated="2"/>
          <table:table-cell table:formula="of:=[.K24]*[.K25]" office:value-type="float" office:value="17145895.3216" calcext:value-type="float">
            <text:p>17145895.321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27]*[.$C$15]" office:value-type="float" office:value="0.0671998428575357" calcext:value-type="float">
            <text:p>0.067</text:p>
          </table:table-cell>
          <table:table-cell table:formula="of:=SIN([.B27])" office:value-type="float" office:value="0.0671492772229628" calcext:value-type="float">
            <text:p>0.067</text:p>
          </table:table-cell>
          <table:table-cell table:formula="of:=[.$C$5]*[.C27]" office:value-type="float" office:value="8.52795820731627" calcext:value-type="float">
            <text:p>8.528</text:p>
          </table:table-cell>
          <table:table-cell table:formula="of:=ROUND([.D27])" office:value-type="float" office:value="9" calcext:value-type="float">
            <text:p>9</text:p>
          </table:table-cell>
          <table:table-cell table:formula="of:=[.E27]+[.$C$5]" office:value-type="float" office:value="136" calcext:value-type="float">
            <text:p>136</text:p>
          </table:table-cell>
          <table:table-cell table:formula="of:=DEC2HEX([.F27])" office:value-type="string" office:string-value="88" calcext:value-type="string">
            <text:p>88</text:p>
          </table:table-cell>
          <table:table-cell table:formula="of:=CONCATENATE(&quot;x&quot;;[.G27];&quot;,&quot;)" office:value-type="string" office:string-value="x88," calcext:value-type="string">
            <text:p>x88,</text:p>
          </table:table-cell>
          <table:table-cell table:number-columns-repeated="2"/>
          <table:table-cell table:style-name="ce2" table:formula="of:=[.C2]" office:value-type="float" office:value="50000000" calcext:value-type="float">
            <text:p>500000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28]*[.$C$15]" office:value-type="float" office:value="0.100799764286304" calcext:value-type="float">
            <text:p>0.101</text:p>
          </table:table-cell>
          <table:table-cell table:formula="of:=SIN([.B28])" office:value-type="float" office:value="0.10062915343024" calcext:value-type="float">
            <text:p>0.101</text:p>
          </table:table-cell>
          <table:table-cell table:formula="of:=[.$C$5]*[.C28]" office:value-type="float" office:value="12.7799024856405" calcext:value-type="float">
            <text:p>12.780</text:p>
          </table:table-cell>
          <table:table-cell table:formula="of:=ROUND([.D28])" office:value-type="float" office:value="13" calcext:value-type="float">
            <text:p>13</text:p>
          </table:table-cell>
          <table:table-cell table:formula="of:=[.E28]+[.$C$5]" office:value-type="float" office:value="140" calcext:value-type="float">
            <text:p>140</text:p>
          </table:table-cell>
          <table:table-cell table:formula="of:=DEC2HEX([.F28])" office:value-type="string" office:string-value="8C" calcext:value-type="string">
            <text:p>8C</text:p>
          </table:table-cell>
          <table:table-cell table:formula="of:=CONCATENATE(&quot;x&quot;;[.G28];&quot;,&quot;)" office:value-type="string" office:string-value="x8C," calcext:value-type="string">
            <text:p>x8C,</text:p>
          </table:table-cell>
          <table:table-cell table:number-columns-repeated="2"/>
          <table:table-cell table:formula="of:=[.K27]/[.K26]" office:value-type="float" office:value="2.91614984590575" calcext:value-type="float">
            <text:p>2.9161498459057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29]*[.$C$15]" office:value-type="float" office:value="0.134399685715071" calcext:value-type="float">
            <text:p>0.134</text:p>
          </table:table-cell>
          <table:table-cell table:formula="of:=SIN([.B29])" office:value-type="float" office:value="0.133995434567358" calcext:value-type="float">
            <text:p>0.134</text:p>
          </table:table-cell>
          <table:table-cell table:formula="of:=[.$C$5]*[.C29]" office:value-type="float" office:value="17.0174201900545" calcext:value-type="float">
            <text:p>17.017</text:p>
          </table:table-cell>
          <table:table-cell table:formula="of:=ROUND([.D29])" office:value-type="float" office:value="17" calcext:value-type="float">
            <text:p>17</text:p>
          </table:table-cell>
          <table:table-cell table:formula="of:=[.E29]+[.$C$5]" office:value-type="float" office:value="144" calcext:value-type="float">
            <text:p>144</text:p>
          </table:table-cell>
          <table:table-cell table:formula="of:=DEC2HEX([.F29])" office:value-type="string" office:string-value="90" calcext:value-type="string">
            <text:p>90</text:p>
          </table:table-cell>
          <table:table-cell table:formula="of:=CONCATENATE(&quot;x&quot;;[.G29];&quot;,&quot;)" office:value-type="string" office:string-value="x90," calcext:value-type="string">
            <text:p>x90,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30]*[.$C$15]" office:value-type="float" office:value="0.167999607143839" calcext:value-type="float">
            <text:p>0.168</text:p>
          </table:table-cell>
          <table:table-cell table:formula="of:=SIN([.B30])" office:value-type="float" office:value="0.16721045515749" calcext:value-type="float">
            <text:p>0.167</text:p>
          </table:table-cell>
          <table:table-cell table:formula="of:=[.$C$5]*[.C30]" office:value-type="float" office:value="21.2357278050012" calcext:value-type="float">
            <text:p>21.236</text:p>
          </table:table-cell>
          <table:table-cell table:formula="of:=ROUND([.D30])" office:value-type="float" office:value="21" calcext:value-type="float">
            <text:p>21</text:p>
          </table:table-cell>
          <table:table-cell table:formula="of:=[.E30]+[.$C$5]" office:value-type="float" office:value="148" calcext:value-type="float">
            <text:p>148</text:p>
          </table:table-cell>
          <table:table-cell table:formula="of:=DEC2HEX([.F30])" office:value-type="string" office:string-value="94" calcext:value-type="string">
            <text:p>94</text:p>
          </table:table-cell>
          <table:table-cell table:formula="of:=CONCATENATE(&quot;x&quot;;[.G30];&quot;,&quot;)" office:value-type="string" office:string-value="x94," calcext:value-type="string">
            <text:p>x94,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31]*[.$C$15]" office:value-type="float" office:value="0.201599528572607" calcext:value-type="float">
            <text:p>0.202</text:p>
          </table:table-cell>
          <table:table-cell table:formula="of:=SIN([.B31])" office:value-type="float" office:value="0.20023672047405" calcext:value-type="float">
            <text:p>0.200</text:p>
          </table:table-cell>
          <table:table-cell table:formula="of:=[.$C$5]*[.C31]" office:value-type="float" office:value="25.4300635002043" calcext:value-type="float">
            <text:p>25.430</text:p>
          </table:table-cell>
          <table:table-cell table:formula="of:=ROUND([.D31])" office:value-type="float" office:value="25" calcext:value-type="float">
            <text:p>25</text:p>
          </table:table-cell>
          <table:table-cell table:formula="of:=[.E31]+[.$C$5]" office:value-type="float" office:value="152" calcext:value-type="float">
            <text:p>152</text:p>
          </table:table-cell>
          <table:table-cell table:formula="of:=DEC2HEX([.F31])" office:value-type="string" office:string-value="98" calcext:value-type="string">
            <text:p>98</text:p>
          </table:table-cell>
          <table:table-cell table:formula="of:=CONCATENATE(&quot;x&quot;;[.G31];&quot;,&quot;)" office:value-type="string" office:string-value="x98," calcext:value-type="string">
            <text:p>x98,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A32]*[.$C$15]" office:value-type="float" office:value="0.235199450001375" calcext:value-type="float">
            <text:p>0.235</text:p>
          </table:table-cell>
          <table:table-cell table:formula="of:=SIN([.B32])" office:value-type="float" office:value="0.233036948866564" calcext:value-type="float">
            <text:p>0.233</text:p>
          </table:table-cell>
          <table:table-cell table:formula="of:=[.$C$5]*[.C32]" office:value-type="float" office:value="29.5956925060537" calcext:value-type="float">
            <text:p>29.596</text:p>
          </table:table-cell>
          <table:table-cell table:formula="of:=ROUND([.D32])" office:value-type="float" office:value="30" calcext:value-type="float">
            <text:p>30</text:p>
          </table:table-cell>
          <table:table-cell table:formula="of:=[.E32]+[.$C$5]" office:value-type="float" office:value="157" calcext:value-type="float">
            <text:p>157</text:p>
          </table:table-cell>
          <table:table-cell table:formula="of:=DEC2HEX([.F32])" office:value-type="string" office:string-value="9D" calcext:value-type="string">
            <text:p>9D</text:p>
          </table:table-cell>
          <table:table-cell table:formula="of:=CONCATENATE(&quot;x&quot;;[.G32];&quot;,&quot;)" office:value-type="string" office:string-value="x9D," calcext:value-type="string">
            <text:p>x9D,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33]*[.$C$15]" office:value-type="float" office:value="0.268799371430143" calcext:value-type="float">
            <text:p>0.269</text:p>
          </table:table-cell>
          <table:table-cell table:formula="of:=SIN([.B33])" office:value-type="float" office:value="0.265574113846004" calcext:value-type="float">
            <text:p>0.266</text:p>
          </table:table-cell>
          <table:table-cell table:formula="of:=[.$C$5]*[.C33]" office:value-type="float" office:value="33.7279124584426" calcext:value-type="float">
            <text:p>33.728</text:p>
          </table:table-cell>
          <table:table-cell table:formula="of:=ROUND([.D33])" office:value-type="float" office:value="34" calcext:value-type="float">
            <text:p>34</text:p>
          </table:table-cell>
          <table:table-cell table:formula="of:=[.E33]+[.$C$5]" office:value-type="float" office:value="161" calcext:value-type="float">
            <text:p>161</text:p>
          </table:table-cell>
          <table:table-cell table:formula="of:=DEC2HEX([.F33])" office:value-type="string" office:string-value="A1" calcext:value-type="string">
            <text:p>A1</text:p>
          </table:table-cell>
          <table:table-cell table:formula="of:=CONCATENATE(&quot;x&quot;;[.G33];&quot;,&quot;)" office:value-type="string" office:string-value="xA1," calcext:value-type="string">
            <text:p>xA1,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A34]*[.$C$15]" office:value-type="float" office:value="0.302399292858911" calcext:value-type="float">
            <text:p>0.302</text:p>
          </table:table-cell>
          <table:table-cell table:formula="of:=SIN([.B34])" office:value-type="float" office:value="0.297811485882083" calcext:value-type="float">
            <text:p>0.298</text:p>
          </table:table-cell>
          <table:table-cell table:formula="of:=[.$C$5]*[.C34]" office:value-type="float" office:value="37.8220587070246" calcext:value-type="float">
            <text:p>37.822</text:p>
          </table:table-cell>
          <table:table-cell table:formula="of:=ROUND([.D34])" office:value-type="float" office:value="38" calcext:value-type="float">
            <text:p>38</text:p>
          </table:table-cell>
          <table:table-cell table:formula="of:=[.E34]+[.$C$5]" office:value-type="float" office:value="165" calcext:value-type="float">
            <text:p>165</text:p>
          </table:table-cell>
          <table:table-cell table:formula="of:=DEC2HEX([.F34])" office:value-type="string" office:string-value="A5" calcext:value-type="string">
            <text:p>A5</text:p>
          </table:table-cell>
          <table:table-cell table:formula="of:=CONCATENATE(&quot;x&quot;;[.G34];&quot;,&quot;)" office:value-type="string" office:string-value="xA5," calcext:value-type="string">
            <text:p>xA5,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35]*[.$C$15]" office:value-type="float" office:value="0.335999214287678" calcext:value-type="float">
            <text:p>0.336</text:p>
          </table:table-cell>
          <table:table-cell table:formula="of:=SIN([.B35])" office:value-type="float" office:value="0.329712673865333" calcext:value-type="float">
            <text:p>0.330</text:p>
          </table:table-cell>
          <table:table-cell table:formula="of:=[.$C$5]*[.C35]" office:value-type="float" office:value="41.8735095808973" calcext:value-type="float">
            <text:p>41.874</text:p>
          </table:table-cell>
          <table:table-cell table:formula="of:=ROUND([.D35])" office:value-type="float" office:value="42" calcext:value-type="float">
            <text:p>42</text:p>
          </table:table-cell>
          <table:table-cell table:formula="of:=[.E35]+[.$C$5]" office:value-type="float" office:value="169" calcext:value-type="float">
            <text:p>169</text:p>
          </table:table-cell>
          <table:table-cell table:formula="of:=DEC2HEX([.F35])" office:value-type="string" office:string-value="A9" calcext:value-type="string">
            <text:p>A9</text:p>
          </table:table-cell>
          <table:table-cell table:formula="of:=CONCATENATE(&quot;x&quot;;[.G35];&quot;,&quot;)" office:value-type="string" office:string-value="xA9," calcext:value-type="string">
            <text:p>xA9,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A36]*[.$C$15]" office:value-type="float" office:value="0.369599135716446" calcext:value-type="float">
            <text:p>0.370</text:p>
          </table:table-cell>
          <table:table-cell table:formula="of:=SIN([.B36])" office:value-type="float" office:value="0.361241666187153" calcext:value-type="float">
            <text:p>0.361</text:p>
          </table:table-cell>
          <table:table-cell table:formula="of:=[.$C$5]*[.C36]" office:value-type="float" office:value="45.8776916057684" calcext:value-type="float">
            <text:p>45.878</text:p>
          </table:table-cell>
          <table:table-cell table:formula="of:=ROUND([.D36])" office:value-type="float" office:value="46" calcext:value-type="float">
            <text:p>46</text:p>
          </table:table-cell>
          <table:table-cell table:formula="of:=[.E36]+[.$C$5]" office:value-type="float" office:value="173" calcext:value-type="float">
            <text:p>173</text:p>
          </table:table-cell>
          <table:table-cell table:formula="of:=DEC2HEX([.F36])" office:value-type="string" office:string-value="AD" calcext:value-type="string">
            <text:p>AD</text:p>
          </table:table-cell>
          <table:table-cell table:formula="of:=CONCATENATE(&quot;x&quot;;[.G36];&quot;,&quot;)" office:value-type="string" office:string-value="xAD," calcext:value-type="string">
            <text:p>xAD,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37]*[.$C$15]" office:value-type="float" office:value="0.403199057145214" calcext:value-type="float">
            <text:p>0.403</text:p>
          </table:table-cell>
          <table:table-cell table:formula="of:=SIN([.B37])" office:value-type="float" office:value="0.392362871391461" calcext:value-type="float">
            <text:p>0.392</text:p>
          </table:table-cell>
          <table:table-cell table:formula="of:=[.$C$5]*[.C37]" office:value-type="float" office:value="49.8300846667156" calcext:value-type="float">
            <text:p>49.830</text:p>
          </table:table-cell>
          <table:table-cell table:formula="of:=ROUND([.D37])" office:value-type="float" office:value="50" calcext:value-type="float">
            <text:p>50</text:p>
          </table:table-cell>
          <table:table-cell table:formula="of:=[.E37]+[.$C$5]" office:value-type="float" office:value="177" calcext:value-type="float">
            <text:p>177</text:p>
          </table:table-cell>
          <table:table-cell table:formula="of:=DEC2HEX([.F37])" office:value-type="string" office:string-value="B1" calcext:value-type="string">
            <text:p>B1</text:p>
          </table:table-cell>
          <table:table-cell table:formula="of:=CONCATENATE(&quot;x&quot;;[.G37];&quot;,&quot;)" office:value-type="string" office:string-value="xB1," calcext:value-type="string">
            <text:p>xB1,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A38]*[.$C$15]" office:value-type="float" office:value="0.436798978573982" calcext:value-type="float">
            <text:p>0.437</text:p>
          </table:table-cell>
          <table:table-cell table:formula="of:=SIN([.B38])" office:value-type="float" office:value="0.423041158352058" calcext:value-type="float">
            <text:p>0.423</text:p>
          </table:table-cell>
          <table:table-cell table:formula="of:=[.$C$5]*[.C38]" office:value-type="float" office:value="53.7262271107114" calcext:value-type="float">
            <text:p>53.726</text:p>
          </table:table-cell>
          <table:table-cell table:formula="of:=ROUND([.D38])" office:value-type="float" office:value="54" calcext:value-type="float">
            <text:p>54</text:p>
          </table:table-cell>
          <table:table-cell table:formula="of:=[.E38]+[.$C$5]" office:value-type="float" office:value="181" calcext:value-type="float">
            <text:p>181</text:p>
          </table:table-cell>
          <table:table-cell table:formula="of:=DEC2HEX([.F38])" office:value-type="string" office:string-value="B5" calcext:value-type="string">
            <text:p>B5</text:p>
          </table:table-cell>
          <table:table-cell table:formula="of:=CONCATENATE(&quot;x&quot;;[.G38];&quot;,&quot;)" office:value-type="string" office:string-value="xB5," calcext:value-type="string">
            <text:p>xB5,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A39]*[.$C$15]" office:value-type="float" office:value="0.47039890000275" calcext:value-type="float">
            <text:p>0.470</text:p>
          </table:table-cell>
          <table:table-cell table:formula="of:=SIN([.B39])" office:value-type="float" office:value="0.453241895930342" calcext:value-type="float">
            <text:p>0.453</text:p>
          </table:table-cell>
          <table:table-cell table:formula="of:=[.$C$5]*[.C39]" office:value-type="float" office:value="57.5617207831535" calcext:value-type="float">
            <text:p>57.562</text:p>
          </table:table-cell>
          <table:table-cell table:formula="of:=ROUND([.D39])" office:value-type="float" office:value="58" calcext:value-type="float">
            <text:p>58</text:p>
          </table:table-cell>
          <table:table-cell table:formula="of:=[.E39]+[.$C$5]" office:value-type="float" office:value="185" calcext:value-type="float">
            <text:p>185</text:p>
          </table:table-cell>
          <table:table-cell table:formula="of:=DEC2HEX([.F39])" office:value-type="string" office:string-value="B9" calcext:value-type="string">
            <text:p>B9</text:p>
          </table:table-cell>
          <table:table-cell table:formula="of:=CONCATENATE(&quot;x&quot;;[.G39];&quot;,&quot;)" office:value-type="string" office:string-value="xB9," calcext:value-type="string">
            <text:p>xB9,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40]*[.$C$15]" office:value-type="float" office:value="0.503998821431517" calcext:value-type="float">
            <text:p>0.504</text:p>
          </table:table-cell>
          <table:table-cell table:formula="of:=SIN([.B40])" office:value-type="float" office:value="0.482930992068624" calcext:value-type="float">
            <text:p>0.483</text:p>
          </table:table-cell>
          <table:table-cell table:formula="of:=[.$C$5]*[.C40]" office:value-type="float" office:value="61.3322359927153" calcext:value-type="float">
            <text:p>61.332</text:p>
          </table:table-cell>
          <table:table-cell table:formula="of:=ROUND([.D40])" office:value-type="float" office:value="61" calcext:value-type="float">
            <text:p>61</text:p>
          </table:table-cell>
          <table:table-cell table:formula="of:=[.E40]+[.$C$5]" office:value-type="float" office:value="188" calcext:value-type="float">
            <text:p>188</text:p>
          </table:table-cell>
          <table:table-cell table:formula="of:=DEC2HEX([.F40])" office:value-type="string" office:string-value="BC" calcext:value-type="string">
            <text:p>BC</text:p>
          </table:table-cell>
          <table:table-cell table:formula="of:=CONCATENATE(&quot;x&quot;;[.G40];&quot;,&quot;)" office:value-type="string" office:string-value="xBC," calcext:value-type="string">
            <text:p>xBC,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41]*[.$C$15]" office:value-type="float" office:value="0.537598742860285" calcext:value-type="float">
            <text:p>0.538</text:p>
          </table:table-cell>
          <table:table-cell table:formula="of:=SIN([.B41])" office:value-type="float" office:value="0.512074932274892" calcext:value-type="float">
            <text:p>0.512</text:p>
          </table:table-cell>
          <table:table-cell table:formula="of:=[.$C$5]*[.C41]" office:value-type="float" office:value="65.0335163989113" calcext:value-type="float">
            <text:p>65.034</text:p>
          </table:table-cell>
          <table:table-cell table:formula="of:=ROUND([.D41])" office:value-type="float" office:value="65" calcext:value-type="float">
            <text:p>65</text:p>
          </table:table-cell>
          <table:table-cell table:formula="of:=[.E41]+[.$C$5]" office:value-type="float" office:value="192" calcext:value-type="float">
            <text:p>192</text:p>
          </table:table-cell>
          <table:table-cell table:formula="of:=DEC2HEX([.F41])" office:value-type="string" office:string-value="C0" calcext:value-type="string">
            <text:p>C0</text:p>
          </table:table-cell>
          <table:table-cell table:formula="of:=CONCATENATE(&quot;x&quot;;[.G41];&quot;,&quot;)" office:value-type="string" office:string-value="xC0," calcext:value-type="string">
            <text:p>xC0,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42]*[.$C$15]" office:value-type="float" office:value="0.571198664289053" calcext:value-type="float">
            <text:p>0.571</text:p>
          </table:table-cell>
          <table:table-cell table:formula="of:=SIN([.B42])" office:value-type="float" office:value="0.540640817455598" calcext:value-type="float">
            <text:p>0.541</text:p>
          </table:table-cell>
          <table:table-cell table:formula="of:=[.$C$5]*[.C42]" office:value-type="float" office:value="68.6613838168609" calcext:value-type="float">
            <text:p>68.661</text:p>
          </table:table-cell>
          <table:table-cell table:formula="of:=ROUND([.D42])" office:value-type="float" office:value="69" calcext:value-type="float">
            <text:p>69</text:p>
          </table:table-cell>
          <table:table-cell table:formula="of:=[.E42]+[.$C$5]" office:value-type="float" office:value="196" calcext:value-type="float">
            <text:p>196</text:p>
          </table:table-cell>
          <table:table-cell table:formula="of:=DEC2HEX([.F42])" office:value-type="string" office:string-value="C4" calcext:value-type="string">
            <text:p>C4</text:p>
          </table:table-cell>
          <table:table-cell table:formula="of:=CONCATENATE(&quot;x&quot;;[.G42];&quot;,&quot;)" office:value-type="string" office:string-value="xC4," calcext:value-type="string">
            <text:p>xC4,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43]*[.$C$15]" office:value-type="float" office:value="0.604798585717821" calcext:value-type="float">
            <text:p>0.605</text:p>
          </table:table-cell>
          <table:table-cell table:formula="of:=SIN([.B43])" office:value-type="float" office:value="0.568596401053747" calcext:value-type="float">
            <text:p>0.569</text:p>
          </table:table-cell>
          <table:table-cell table:formula="of:=[.$C$5]*[.C43]" office:value-type="float" office:value="72.2117429338258" calcext:value-type="float">
            <text:p>72.212</text:p>
          </table:table-cell>
          <table:table-cell table:formula="of:=ROUND([.D43])" office:value-type="float" office:value="72" calcext:value-type="float">
            <text:p>72</text:p>
          </table:table-cell>
          <table:table-cell table:formula="of:=[.E43]+[.$C$5]" office:value-type="float" office:value="199" calcext:value-type="float">
            <text:p>199</text:p>
          </table:table-cell>
          <table:table-cell table:formula="of:=DEC2HEX([.F43])" office:value-type="string" office:string-value="C7" calcext:value-type="string">
            <text:p>C7</text:p>
          </table:table-cell>
          <table:table-cell table:formula="of:=CONCATENATE(&quot;x&quot;;[.G43];&quot;,&quot;)" office:value-type="string" office:string-value="xC7," calcext:value-type="string">
            <text:p>xC7,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44]*[.$C$15]" office:value-type="float" office:value="0.638398507146589" calcext:value-type="float">
            <text:p>0.638</text:p>
          </table:table-cell>
          <table:table-cell table:formula="of:=SIN([.B44])" office:value-type="float" office:value="0.59591012545038" calcext:value-type="float">
            <text:p>0.596</text:p>
          </table:table-cell>
          <table:table-cell table:formula="of:=[.$C$5]*[.C44]" office:value-type="float" office:value="75.6805859321983" calcext:value-type="float">
            <text:p>75.681</text:p>
          </table:table-cell>
          <table:table-cell table:formula="of:=ROUND([.D44])" office:value-type="float" office:value="76" calcext:value-type="float">
            <text:p>76</text:p>
          </table:table-cell>
          <table:table-cell table:formula="of:=[.E44]+[.$C$5]" office:value-type="float" office:value="203" calcext:value-type="float">
            <text:p>203</text:p>
          </table:table-cell>
          <table:table-cell table:formula="of:=DEC2HEX([.F44])" office:value-type="string" office:string-value="CB" calcext:value-type="string">
            <text:p>CB</text:p>
          </table:table-cell>
          <table:table-cell table:formula="of:=CONCATENATE(&quot;x&quot;;[.G44];&quot;,&quot;)" office:value-type="string" office:string-value="xCB," calcext:value-type="string">
            <text:p>xCB,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45]*[.$C$15]" office:value-type="float" office:value="0.671998428575357" calcext:value-type="float">
            <text:p>0.672</text:p>
          </table:table-cell>
          <table:table-cell table:formula="of:=SIN([.B45])" office:value-type="float" office:value="0.622551157588343" calcext:value-type="float">
            <text:p>0.623</text:p>
          </table:table-cell>
          <table:table-cell table:formula="of:=[.$C$5]*[.C45]" office:value-type="float" office:value="79.0639970137196" calcext:value-type="float">
            <text:p>79.064</text:p>
          </table:table-cell>
          <table:table-cell table:formula="of:=ROUND([.D45])" office:value-type="float" office:value="79" calcext:value-type="float">
            <text:p>79</text:p>
          </table:table-cell>
          <table:table-cell table:formula="of:=[.E45]+[.$C$5]" office:value-type="float" office:value="206" calcext:value-type="float">
            <text:p>206</text:p>
          </table:table-cell>
          <table:table-cell table:formula="of:=DEC2HEX([.F45])" office:value-type="string" office:string-value="CE" calcext:value-type="string">
            <text:p>CE</text:p>
          </table:table-cell>
          <table:table-cell table:formula="of:=CONCATENATE(&quot;x&quot;;[.G45];&quot;,&quot;)" office:value-type="string" office:string-value="xCE," calcext:value-type="string">
            <text:p>xCE,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46]*[.$C$15]" office:value-type="float" office:value="0.705598350004125" calcext:value-type="float">
            <text:p>0.706</text:p>
          </table:table-cell>
          <table:table-cell table:formula="of:=SIN([.B46])" office:value-type="float" office:value="0.648489423778137" calcext:value-type="float">
            <text:p>0.648</text:p>
          </table:table-cell>
          <table:table-cell table:formula="of:=[.$C$5]*[.C46]" office:value-type="float" office:value="82.3581568198234" calcext:value-type="float">
            <text:p>82.358</text:p>
          </table:table-cell>
          <table:table-cell table:formula="of:=ROUND([.D46])" office:value-type="float" office:value="82" calcext:value-type="float">
            <text:p>82</text:p>
          </table:table-cell>
          <table:table-cell table:formula="of:=[.E46]+[.$C$5]" office:value-type="float" office:value="209" calcext:value-type="float">
            <text:p>209</text:p>
          </table:table-cell>
          <table:table-cell table:formula="of:=DEC2HEX([.F46])" office:value-type="string" office:string-value="D1" calcext:value-type="string">
            <text:p>D1</text:p>
          </table:table-cell>
          <table:table-cell table:formula="of:=CONCATENATE(&quot;x&quot;;[.G46];&quot;,&quot;)" office:value-type="string" office:string-value="xD1," calcext:value-type="string">
            <text:p>xD1,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47]*[.$C$15]" office:value-type="float" office:value="0.739198271432892" calcext:value-type="float">
            <text:p>0.739</text:p>
          </table:table-cell>
          <table:table-cell table:formula="of:=SIN([.B47])" office:value-type="float" office:value="0.673695643646557" calcext:value-type="float">
            <text:p>0.674</text:p>
          </table:table-cell>
          <table:table-cell table:formula="of:=[.$C$5]*[.C47]" office:value-type="float" office:value="85.5593467431128" calcext:value-type="float">
            <text:p>85.559</text:p>
          </table:table-cell>
          <table:table-cell table:formula="of:=ROUND([.D47])" office:value-type="float" office:value="86" calcext:value-type="float">
            <text:p>86</text:p>
          </table:table-cell>
          <table:table-cell table:formula="of:=[.E47]+[.$C$5]" office:value-type="float" office:value="213" calcext:value-type="float">
            <text:p>213</text:p>
          </table:table-cell>
          <table:table-cell table:formula="of:=DEC2HEX([.F47])" office:value-type="string" office:string-value="D5" calcext:value-type="string">
            <text:p>D5</text:p>
          </table:table-cell>
          <table:table-cell table:formula="of:=CONCATENATE(&quot;x&quot;;[.G47];&quot;,&quot;)" office:value-type="string" office:string-value="xD5," calcext:value-type="string">
            <text:p>xD5,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48]*[.$C$15]" office:value-type="float" office:value="0.77279819286166" calcext:value-type="float">
            <text:p>0.773</text:p>
          </table:table-cell>
          <table:table-cell table:formula="of:=SIN([.B48])" office:value-type="float" office:value="0.698141363189801" calcext:value-type="float">
            <text:p>0.698</text:p>
          </table:table-cell>
          <table:table-cell table:formula="of:=[.$C$5]*[.C48]" office:value-type="float" office:value="88.6639531251047" calcext:value-type="float">
            <text:p>88.664</text:p>
          </table:table-cell>
          <table:table-cell table:formula="of:=ROUND([.D48])" office:value-type="float" office:value="89" calcext:value-type="float">
            <text:p>89</text:p>
          </table:table-cell>
          <table:table-cell table:formula="of:=[.E48]+[.$C$5]" office:value-type="float" office:value="216" calcext:value-type="float">
            <text:p>216</text:p>
          </table:table-cell>
          <table:table-cell table:formula="of:=DEC2HEX([.F48])" office:value-type="string" office:string-value="D8" calcext:value-type="string">
            <text:p>D8</text:p>
          </table:table-cell>
          <table:table-cell table:formula="of:=CONCATENATE(&quot;x&quot;;[.G48];&quot;,&quot;)" office:value-type="string" office:string-value="xD8," calcext:value-type="string">
            <text:p>xD8,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49]*[.$C$15]" office:value-type="float" office:value="0.806398114290428" calcext:value-type="float">
            <text:p>0.806</text:p>
          </table:table-cell>
          <table:table-cell table:formula="of:=SIN([.B49])" office:value-type="float" office:value="0.721798986893726" calcext:value-type="float">
            <text:p>0.722</text:p>
          </table:table-cell>
          <table:table-cell table:formula="of:=[.$C$5]*[.C49]" office:value-type="float" office:value="91.6684713355032" calcext:value-type="float">
            <text:p>91.668</text:p>
          </table:table-cell>
          <table:table-cell table:formula="of:=ROUND([.D49])" office:value-type="float" office:value="92" calcext:value-type="float">
            <text:p>92</text:p>
          </table:table-cell>
          <table:table-cell table:formula="of:=[.E49]+[.$C$5]" office:value-type="float" office:value="219" calcext:value-type="float">
            <text:p>219</text:p>
          </table:table-cell>
          <table:table-cell table:formula="of:=DEC2HEX([.F49])" office:value-type="string" office:string-value="DB" calcext:value-type="string">
            <text:p>DB</text:p>
          </table:table-cell>
          <table:table-cell table:formula="of:=CONCATENATE(&quot;x&quot;;[.G49];&quot;,&quot;)" office:value-type="string" office:string-value="xDB," calcext:value-type="string">
            <text:p>xDB,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50]*[.$C$15]" office:value-type="float" office:value="0.839998035719196" calcext:value-type="float">
            <text:p>0.840</text:p>
          </table:table-cell>
          <table:table-cell table:formula="of:=SIN([.B50])" office:value-type="float" office:value="0.744641808885006" calcext:value-type="float">
            <text:p>0.745</text:p>
          </table:table-cell>
          <table:table-cell table:formula="of:=[.$C$5]*[.C50]" office:value-type="float" office:value="94.5695097283958" calcext:value-type="float">
            <text:p>94.570</text:p>
          </table:table-cell>
          <table:table-cell table:formula="of:=ROUND([.D50])" office:value-type="float" office:value="95" calcext:value-type="float">
            <text:p>95</text:p>
          </table:table-cell>
          <table:table-cell table:formula="of:=[.E50]+[.$C$5]" office:value-type="float" office:value="222" calcext:value-type="float">
            <text:p>222</text:p>
          </table:table-cell>
          <table:table-cell table:formula="of:=DEC2HEX([.F50])" office:value-type="string" office:string-value="DE" calcext:value-type="string">
            <text:p>DE</text:p>
          </table:table-cell>
          <table:table-cell table:formula="of:=CONCATENATE(&quot;x&quot;;[.G50];&quot;,&quot;)" office:value-type="string" office:string-value="xDE," calcext:value-type="string">
            <text:p>xDE,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A51]*[.$C$15]" office:value-type="float" office:value="0.873597957147964" calcext:value-type="float">
            <text:p>0.874</text:p>
          </table:table-cell>
          <table:table-cell table:formula="of:=SIN([.B51])" office:value-type="float" office:value="0.766644043078017" calcext:value-type="float">
            <text:p>0.767</text:p>
          </table:table-cell>
          <table:table-cell table:formula="of:=[.$C$5]*[.C51]" office:value-type="float" office:value="97.3637934709081" calcext:value-type="float">
            <text:p>97.364</text:p>
          </table:table-cell>
          <table:table-cell table:formula="of:=ROUND([.D51])" office:value-type="float" office:value="97" calcext:value-type="float">
            <text:p>97</text:p>
          </table:table-cell>
          <table:table-cell table:formula="of:=[.E51]+[.$C$5]" office:value-type="float" office:value="224" calcext:value-type="float">
            <text:p>224</text:p>
          </table:table-cell>
          <table:table-cell table:formula="of:=DEC2HEX([.F51])" office:value-type="string" office:string-value="E0" calcext:value-type="string">
            <text:p>E0</text:p>
          </table:table-cell>
          <table:table-cell table:formula="of:=CONCATENATE(&quot;x&quot;;[.G51];&quot;,&quot;)" office:value-type="string" office:string-value="xE0," calcext:value-type="string">
            <text:p>xE0,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A52]*[.$C$15]" office:value-type="float" office:value="0.907197878576732" calcext:value-type="float">
            <text:p>0.907</text:p>
          </table:table-cell>
          <table:table-cell table:formula="of:=SIN([.B52])" office:value-type="float" office:value="0.787780852283417" calcext:value-type="float">
            <text:p>0.788</text:p>
          </table:table-cell>
          <table:table-cell table:formula="of:=[.$C$5]*[.C52]" office:value-type="float" office:value="100.048168239994" calcext:value-type="float">
            <text:p>100.048</text:p>
          </table:table-cell>
          <table:table-cell table:formula="of:=ROUND([.D52])" office:value-type="float" office:value="100" calcext:value-type="float">
            <text:p>100</text:p>
          </table:table-cell>
          <table:table-cell table:formula="of:=[.E52]+[.$C$5]" office:value-type="float" office:value="227" calcext:value-type="float">
            <text:p>227</text:p>
          </table:table-cell>
          <table:table-cell table:formula="of:=DEC2HEX([.F52])" office:value-type="string" office:string-value="E3" calcext:value-type="string">
            <text:p>E3</text:p>
          </table:table-cell>
          <table:table-cell table:formula="of:=CONCATENATE(&quot;x&quot;;[.G52];&quot;,&quot;)" office:value-type="string" office:string-value="xE3," calcext:value-type="string">
            <text:p>xE3,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A53]*[.$C$15]" office:value-type="float" office:value="0.940797800005499" calcext:value-type="float">
            <text:p>0.941</text:p>
          </table:table-cell>
          <table:table-cell table:formula="of:=SIN([.B53])" office:value-type="float" office:value="0.808028376245579" calcext:value-type="float">
            <text:p>0.808</text:p>
          </table:table-cell>
          <table:table-cell table:formula="of:=[.$C$5]*[.C53]" office:value-type="float" office:value="102.619603783189" calcext:value-type="float">
            <text:p>102.620</text:p>
          </table:table-cell>
          <table:table-cell table:formula="of:=ROUND([.D53])" office:value-type="float" office:value="103" calcext:value-type="float">
            <text:p>103</text:p>
          </table:table-cell>
          <table:table-cell table:formula="of:=[.E53]+[.$C$5]" office:value-type="float" office:value="230" calcext:value-type="float">
            <text:p>230</text:p>
          </table:table-cell>
          <table:table-cell table:formula="of:=DEC2HEX([.F53])" office:value-type="string" office:string-value="E6" calcext:value-type="string">
            <text:p>E6</text:p>
          </table:table-cell>
          <table:table-cell table:formula="of:=CONCATENATE(&quot;x&quot;;[.G53];&quot;,&quot;)" office:value-type="string" office:string-value="xE6," calcext:value-type="string">
            <text:p>xE6,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A54]*[.$C$15]" office:value-type="float" office:value="0.974397721434267" calcext:value-type="float">
            <text:p>0.974</text:p>
          </table:table-cell>
          <table:table-cell table:formula="of:=SIN([.B54])" office:value-type="float" office:value="0.827363758577196" calcext:value-type="float">
            <text:p>0.827</text:p>
          </table:table-cell>
          <table:table-cell table:formula="of:=[.$C$5]*[.C54]" office:value-type="float" office:value="105.075197339304" calcext:value-type="float">
            <text:p>105.075</text:p>
          </table:table-cell>
          <table:table-cell table:formula="of:=ROUND([.D54])" office:value-type="float" office:value="105" calcext:value-type="float">
            <text:p>105</text:p>
          </table:table-cell>
          <table:table-cell table:formula="of:=[.E54]+[.$C$5]" office:value-type="float" office:value="232" calcext:value-type="float">
            <text:p>232</text:p>
          </table:table-cell>
          <table:table-cell table:formula="of:=DEC2HEX([.F54])" office:value-type="string" office:string-value="E8" calcext:value-type="string">
            <text:p>E8</text:p>
          </table:table-cell>
          <table:table-cell table:formula="of:=CONCATENATE(&quot;x&quot;;[.G54];&quot;,&quot;)" office:value-type="string" office:string-value="xE8," calcext:value-type="string">
            <text:p>xE8,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55]*[.$C$15]" office:value-type="float" office:value="1.00799764286304" calcext:value-type="float">
            <text:p>1.008</text:p>
          </table:table-cell>
          <table:table-cell table:formula="of:=SIN([.B55])" office:value-type="float" office:value="0.845765172560686" calcext:value-type="float">
            <text:p>0.846</text:p>
          </table:table-cell>
          <table:table-cell table:formula="of:=[.$C$5]*[.C55]" office:value-type="float" office:value="107.412176915207" calcext:value-type="float">
            <text:p>107.412</text:p>
          </table:table-cell>
          <table:table-cell table:formula="of:=ROUND([.D55])" office:value-type="float" office:value="107" calcext:value-type="float">
            <text:p>107</text:p>
          </table:table-cell>
          <table:table-cell table:formula="of:=[.E55]+[.$C$5]" office:value-type="float" office:value="234" calcext:value-type="float">
            <text:p>234</text:p>
          </table:table-cell>
          <table:table-cell table:formula="of:=DEC2HEX([.F55])" office:value-type="string" office:string-value="EA" calcext:value-type="string">
            <text:p>EA</text:p>
          </table:table-cell>
          <table:table-cell table:formula="of:=CONCATENATE(&quot;x&quot;;[.G55];&quot;,&quot;)" office:value-type="string" office:string-value="xEA," calcext:value-type="string">
            <text:p>xEA,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A56]*[.$C$15]" office:value-type="float" office:value="1.0415975642918" calcext:value-type="float">
            <text:p>1.042</text:p>
          </table:table-cell>
          <table:table-cell table:formula="of:=SIN([.B56])" office:value-type="float" office:value="0.863211845787246" calcext:value-type="float">
            <text:p>0.863</text:p>
          </table:table-cell>
          <table:table-cell table:formula="of:=[.$C$5]*[.C56]" office:value-type="float" office:value="109.62790441498" calcext:value-type="float">
            <text:p>109.628</text:p>
          </table:table-cell>
          <table:table-cell table:formula="of:=ROUND([.D56])" office:value-type="float" office:value="110" calcext:value-type="float">
            <text:p>110</text:p>
          </table:table-cell>
          <table:table-cell table:formula="of:=[.E56]+[.$C$5]" office:value-type="float" office:value="237" calcext:value-type="float">
            <text:p>237</text:p>
          </table:table-cell>
          <table:table-cell table:formula="of:=DEC2HEX([.F56])" office:value-type="string" office:string-value="ED" calcext:value-type="string">
            <text:p>ED</text:p>
          </table:table-cell>
          <table:table-cell table:formula="of:=CONCATENATE(&quot;x&quot;;[.G56];&quot;,&quot;)" office:value-type="string" office:string-value="xED," calcext:value-type="string">
            <text:p>xED,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A57]*[.$C$15]" office:value-type="float" office:value="1.07519748572057" calcext:value-type="float">
            <text:p>1.075</text:p>
          </table:table-cell>
          <table:table-cell table:formula="of:=SIN([.B57])" office:value-type="float" office:value="0.879684083605758" calcext:value-type="float">
            <text:p>0.880</text:p>
          </table:table-cell>
          <table:table-cell table:formula="of:=[.$C$5]*[.C57]" office:value-type="float" office:value="111.719878617931" calcext:value-type="float">
            <text:p>111.720</text:p>
          </table:table-cell>
          <table:table-cell table:formula="of:=ROUND([.D57])" office:value-type="float" office:value="112" calcext:value-type="float">
            <text:p>112</text:p>
          </table:table-cell>
          <table:table-cell table:formula="of:=[.E57]+[.$C$5]" office:value-type="float" office:value="239" calcext:value-type="float">
            <text:p>239</text:p>
          </table:table-cell>
          <table:table-cell table:formula="of:=DEC2HEX([.F57])" office:value-type="string" office:string-value="EF" calcext:value-type="string">
            <text:p>EF</text:p>
          </table:table-cell>
          <table:table-cell table:formula="of:=CONCATENATE(&quot;x&quot;;[.G57];&quot;,&quot;)" office:value-type="string" office:string-value="xEF," calcext:value-type="string">
            <text:p>xEF,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A58]*[.$C$15]" office:value-type="float" office:value="1.10879740714934" calcext:value-type="float">
            <text:p>1.109</text:p>
          </table:table-cell>
          <table:table-cell table:formula="of:=SIN([.B58])" office:value-type="float" office:value="0.895163291355062" calcext:value-type="float">
            <text:p>0.895</text:p>
          </table:table-cell>
          <table:table-cell table:formula="of:=[.$C$5]*[.C58]" office:value-type="float" office:value="113.685738002093" calcext:value-type="float">
            <text:p>113.686</text:p>
          </table:table-cell>
          <table:table-cell table:formula="of:=ROUND([.D58])" office:value-type="float" office:value="114" calcext:value-type="float">
            <text:p>114</text:p>
          </table:table-cell>
          <table:table-cell table:formula="of:=[.E58]+[.$C$5]" office:value-type="float" office:value="241" calcext:value-type="float">
            <text:p>241</text:p>
          </table:table-cell>
          <table:table-cell table:formula="of:=DEC2HEX([.F58])" office:value-type="string" office:string-value="F1" calcext:value-type="string">
            <text:p>F1</text:p>
          </table:table-cell>
          <table:table-cell table:formula="of:=CONCATENATE(&quot;x&quot;;[.G58];&quot;,&quot;)" office:value-type="string" office:string-value="xF1," calcext:value-type="string">
            <text:p>xF1,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A59]*[.$C$15]" office:value-type="float" office:value="1.14239732857811" calcext:value-type="float">
            <text:p>1.142</text:p>
          </table:table-cell>
          <table:table-cell table:formula="of:=SIN([.B59])" office:value-type="float" office:value="0.909631995354518" calcext:value-type="float">
            <text:p>0.910</text:p>
          </table:table-cell>
          <table:table-cell table:formula="of:=[.$C$5]*[.C59]" office:value-type="float" office:value="115.523263410024" calcext:value-type="float">
            <text:p>115.523</text:p>
          </table:table-cell>
          <table:table-cell table:formula="of:=ROUND([.D59])" office:value-type="float" office:value="116" calcext:value-type="float">
            <text:p>116</text:p>
          </table:table-cell>
          <table:table-cell table:formula="of:=[.E59]+[.$C$5]" office:value-type="float" office:value="243" calcext:value-type="float">
            <text:p>243</text:p>
          </table:table-cell>
          <table:table-cell table:formula="of:=DEC2HEX([.F59])" office:value-type="string" office:string-value="F3" calcext:value-type="string">
            <text:p>F3</text:p>
          </table:table-cell>
          <table:table-cell table:formula="of:=CONCATENATE(&quot;x&quot;;[.G59];&quot;,&quot;)" office:value-type="string" office:string-value="xF3," calcext:value-type="string">
            <text:p>xF3,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A60]*[.$C$15]" office:value-type="float" office:value="1.17599725000687" calcext:value-type="float">
            <text:p>1.176</text:p>
          </table:table-cell>
          <table:table-cell table:formula="of:=SIN([.B60])" office:value-type="float" office:value="0.923073862629139" calcext:value-type="float">
            <text:p>0.923</text:p>
          </table:table-cell>
          <table:table-cell table:formula="of:=[.$C$5]*[.C60]" office:value-type="float" office:value="117.230380553901" calcext:value-type="float">
            <text:p>117.230</text:p>
          </table:table-cell>
          <table:table-cell table:formula="of:=ROUND([.D60])" office:value-type="float" office:value="117" calcext:value-type="float">
            <text:p>117</text:p>
          </table:table-cell>
          <table:table-cell table:formula="of:=[.E60]+[.$C$5]" office:value-type="float" office:value="244" calcext:value-type="float">
            <text:p>244</text:p>
          </table:table-cell>
          <table:table-cell table:formula="of:=DEC2HEX([.F60])" office:value-type="string" office:string-value="F4" calcext:value-type="string">
            <text:p>F4</text:p>
          </table:table-cell>
          <table:table-cell table:formula="of:=CONCATENATE(&quot;x&quot;;[.G60];&quot;,&quot;)" office:value-type="string" office:string-value="xF4," calcext:value-type="string">
            <text:p>xF4,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A61]*[.$C$15]" office:value-type="float" office:value="1.20959717143564" calcext:value-type="float">
            <text:p>1.210</text:p>
          </table:table-cell>
          <table:table-cell table:formula="of:=SIN([.B61])" office:value-type="float" office:value="0.935473719347046" calcext:value-type="float">
            <text:p>0.935</text:p>
          </table:table-cell>
          <table:table-cell table:formula="of:=[.$C$5]*[.C61]" office:value-type="float" office:value="118.805162357075" calcext:value-type="float">
            <text:p>118.805</text:p>
          </table:table-cell>
          <table:table-cell table:formula="of:=ROUND([.D61])" office:value-type="float" office:value="119" calcext:value-type="float">
            <text:p>119</text:p>
          </table:table-cell>
          <table:table-cell table:formula="of:=[.E61]+[.$C$5]" office:value-type="float" office:value="246" calcext:value-type="float">
            <text:p>246</text:p>
          </table:table-cell>
          <table:table-cell table:formula="of:=DEC2HEX([.F61])" office:value-type="string" office:string-value="F6" calcext:value-type="string">
            <text:p>F6</text:p>
          </table:table-cell>
          <table:table-cell table:formula="of:=CONCATENATE(&quot;x&quot;;[.G61];&quot;,&quot;)" office:value-type="string" office:string-value="xF6," calcext:value-type="string">
            <text:p>xF6,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A62]*[.$C$15]" office:value-type="float" office:value="1.24319709286441" calcext:value-type="float">
            <text:p>1.243</text:p>
          </table:table-cell>
          <table:table-cell table:formula="of:=SIN([.B62])" office:value-type="float" office:value="0.94681756794843" calcext:value-type="float">
            <text:p>0.947</text:p>
          </table:table-cell>
          <table:table-cell table:formula="of:=[.$C$5]*[.C62]" office:value-type="float" office:value="120.245831129451" calcext:value-type="float">
            <text:p>120.246</text:p>
          </table:table-cell>
          <table:table-cell table:formula="of:=ROUND([.D62])" office:value-type="float" office:value="120" calcext:value-type="float">
            <text:p>120</text:p>
          </table:table-cell>
          <table:table-cell table:formula="of:=[.E62]+[.$C$5]" office:value-type="float" office:value="247" calcext:value-type="float">
            <text:p>247</text:p>
          </table:table-cell>
          <table:table-cell table:formula="of:=DEC2HEX([.F62])" office:value-type="string" office:string-value="F7" calcext:value-type="string">
            <text:p>F7</text:p>
          </table:table-cell>
          <table:table-cell table:formula="of:=CONCATENATE(&quot;x&quot;;[.G62];&quot;,&quot;)" office:value-type="string" office:string-value="xF7," calcext:value-type="string">
            <text:p>xF7,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A63]*[.$C$15]" office:value-type="float" office:value="1.27679701429318" calcext:value-type="float">
            <text:p>1.277</text:p>
          </table:table-cell>
          <table:table-cell table:formula="of:=SIN([.B63])" office:value-type="float" office:value="0.957092602946671" calcext:value-type="float">
            <text:p>0.957</text:p>
          </table:table-cell>
          <table:table-cell table:formula="of:=[.$C$5]*[.C63]" office:value-type="float" office:value="121.550760574227" calcext:value-type="float">
            <text:p>121.551</text:p>
          </table:table-cell>
          <table:table-cell table:formula="of:=ROUND([.D63])" office:value-type="float" office:value="122" calcext:value-type="float">
            <text:p>122</text:p>
          </table:table-cell>
          <table:table-cell table:formula="of:=[.E63]+[.$C$5]" office:value-type="float" office:value="249" calcext:value-type="float">
            <text:p>249</text:p>
          </table:table-cell>
          <table:table-cell table:formula="of:=DEC2HEX([.F63])" office:value-type="string" office:string-value="F9" calcext:value-type="string">
            <text:p>F9</text:p>
          </table:table-cell>
          <table:table-cell table:formula="of:=CONCATENATE(&quot;x&quot;;[.G63];&quot;,&quot;)" office:value-type="string" office:string-value="xF9," calcext:value-type="string">
            <text:p>xF9,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A64]*[.$C$15]" office:value-type="float" office:value="1.31039693572195" calcext:value-type="float">
            <text:p>1.310</text:p>
          </table:table-cell>
          <table:table-cell table:formula="of:=SIN([.B64])" office:value-type="float" office:value="0.966287225383796" calcext:value-type="float">
            <text:p>0.966</text:p>
          </table:table-cell>
          <table:table-cell table:formula="of:=[.$C$5]*[.C64]" office:value-type="float" office:value="122.718477623742" calcext:value-type="float">
            <text:p>122.718</text:p>
          </table:table-cell>
          <table:table-cell table:formula="of:=ROUND([.D64])" office:value-type="float" office:value="123" calcext:value-type="float">
            <text:p>123</text:p>
          </table:table-cell>
          <table:table-cell table:formula="of:=[.E64]+[.$C$5]" office:value-type="float" office:value="250" calcext:value-type="float">
            <text:p>250</text:p>
          </table:table-cell>
          <table:table-cell table:formula="of:=DEC2HEX([.F64])" office:value-type="string" office:string-value="FA" calcext:value-type="string">
            <text:p>FA</text:p>
          </table:table-cell>
          <table:table-cell table:formula="of:=CONCATENATE(&quot;x&quot;;[.G64];&quot;,&quot;)" office:value-type="string" office:string-value="xFA," calcext:value-type="string">
            <text:p>xFA,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65]*[.$C$15]" office:value-type="float" office:value="1.34399685715071" calcext:value-type="float">
            <text:p>1.344</text:p>
          </table:table-cell>
          <table:table-cell table:formula="of:=SIN([.B65])" office:value-type="float" office:value="0.974391055923944" calcext:value-type="float">
            <text:p>0.974</text:p>
          </table:table-cell>
          <table:table-cell table:formula="of:=[.$C$5]*[.C65]" office:value-type="float" office:value="123.747664102341" calcext:value-type="float">
            <text:p>123.748</text:p>
          </table:table-cell>
          <table:table-cell table:formula="of:=ROUND([.D65])" office:value-type="float" office:value="124" calcext:value-type="float">
            <text:p>124</text:p>
          </table:table-cell>
          <table:table-cell table:formula="of:=[.E65]+[.$C$5]" office:value-type="float" office:value="251" calcext:value-type="float">
            <text:p>251</text:p>
          </table:table-cell>
          <table:table-cell table:formula="of:=DEC2HEX([.F65])" office:value-type="string" office:string-value="FB" calcext:value-type="string">
            <text:p>FB</text:p>
          </table:table-cell>
          <table:table-cell table:formula="of:=CONCATENATE(&quot;x&quot;;[.G65];&quot;,&quot;)" office:value-type="string" office:string-value="xFB," calcext:value-type="string">
            <text:p>xFB,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A66]*[.$C$15]" office:value-type="float" office:value="1.37759677857948" calcext:value-type="float">
            <text:p>1.378</text:p>
          </table:table-cell>
          <table:table-cell table:formula="of:=SIN([.B66])" office:value-type="float" office:value="0.981394946570065" calcext:value-type="float">
            <text:p>0.981</text:p>
          </table:table-cell>
          <table:table-cell table:formula="of:=[.$C$5]*[.C66]" office:value-type="float" office:value="124.637158214398" calcext:value-type="float">
            <text:p>124.637</text:p>
          </table:table-cell>
          <table:table-cell table:formula="of:=ROUND([.D66])" office:value-type="float" office:value="125" calcext:value-type="float">
            <text:p>125</text:p>
          </table:table-cell>
          <table:table-cell table:formula="of:=[.E66]+[.$C$5]" office:value-type="float" office:value="252" calcext:value-type="float">
            <text:p>252</text:p>
          </table:table-cell>
          <table:table-cell table:formula="of:=DEC2HEX([.F66])" office:value-type="string" office:string-value="FC" calcext:value-type="string">
            <text:p>FC</text:p>
          </table:table-cell>
          <table:table-cell table:formula="of:=CONCATENATE(&quot;x&quot;;[.G66];&quot;,&quot;)" office:value-type="string" office:string-value="xFC," calcext:value-type="string">
            <text:p>xFC,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A67]*[.$C$15]" office:value-type="float" office:value="1.41119670000825" calcext:value-type="float">
            <text:p>1.411</text:p>
          </table:table-cell>
          <table:table-cell table:formula="of:=SIN([.B67])" office:value-type="float" office:value="0.987290990990621" calcext:value-type="float">
            <text:p>0.987</text:p>
          </table:table-cell>
          <table:table-cell table:formula="of:=[.$C$5]*[.C67]" office:value-type="float" office:value="125.385955855809" calcext:value-type="float">
            <text:p>125.386</text:p>
          </table:table-cell>
          <table:table-cell table:formula="of:=ROUND([.D67])" office:value-type="float" office:value="125" calcext:value-type="float">
            <text:p>125</text:p>
          </table:table-cell>
          <table:table-cell table:formula="of:=[.E67]+[.$C$5]" office:value-type="float" office:value="252" calcext:value-type="float">
            <text:p>252</text:p>
          </table:table-cell>
          <table:table-cell table:formula="of:=DEC2HEX([.F67])" office:value-type="string" office:string-value="FC" calcext:value-type="string">
            <text:p>FC</text:p>
          </table:table-cell>
          <table:table-cell table:formula="of:=CONCATENATE(&quot;x&quot;;[.G67];&quot;,&quot;)" office:value-type="string" office:string-value="xFC," calcext:value-type="string">
            <text:p>xFC,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A68]*[.$C$15]" office:value-type="float" office:value="1.44479662143702" calcext:value-type="float">
            <text:p>1.445</text:p>
          </table:table-cell>
          <table:table-cell table:formula="of:=SIN([.B68])" office:value-type="float" office:value="0.99207253344464" calcext:value-type="float">
            <text:p>0.992</text:p>
          </table:table-cell>
          <table:table-cell table:formula="of:=[.$C$5]*[.C68]" office:value-type="float" office:value="125.993211747469" calcext:value-type="float">
            <text:p>125.993</text:p>
          </table:table-cell>
          <table:table-cell table:formula="of:=ROUND([.D68])" office:value-type="float" office:value="126" calcext:value-type="float">
            <text:p>126</text:p>
          </table:table-cell>
          <table:table-cell table:formula="of:=[.E68]+[.$C$5]" office:value-type="float" office:value="253" calcext:value-type="float">
            <text:p>253</text:p>
          </table:table-cell>
          <table:table-cell table:formula="of:=DEC2HEX([.F68])" office:value-type="string" office:string-value="FD" calcext:value-type="string">
            <text:p>FD</text:p>
          </table:table-cell>
          <table:table-cell table:formula="of:=CONCATENATE(&quot;x&quot;;[.G68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A69]*[.$C$15]" office:value-type="float" office:value="1.47839654286578" calcext:value-type="float">
            <text:p>1.478</text:p>
          </table:table-cell>
          <table:table-cell table:formula="of:=SIN([.B69])" office:value-type="float" office:value="0.995734176295034" calcext:value-type="float">
            <text:p>0.996</text:p>
          </table:table-cell>
          <table:table-cell table:formula="of:=[.$C$5]*[.C69]" office:value-type="float" office:value="126.458240389469" calcext:value-type="float">
            <text:p>126.458</text:p>
          </table:table-cell>
          <table:table-cell table:formula="of:=ROUND([.D69])" office:value-type="float" office:value="126" calcext:value-type="float">
            <text:p>126</text:p>
          </table:table-cell>
          <table:table-cell table:formula="of:=[.E69]+[.$C$5]" office:value-type="float" office:value="253" calcext:value-type="float">
            <text:p>253</text:p>
          </table:table-cell>
          <table:table-cell table:formula="of:=DEC2HEX([.F69])" office:value-type="string" office:string-value="FD" calcext:value-type="string">
            <text:p>FD</text:p>
          </table:table-cell>
          <table:table-cell table:formula="of:=CONCATENATE(&quot;x&quot;;[.G69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A70]*[.$C$15]" office:value-type="float" office:value="1.51199646429455" calcext:value-type="float">
            <text:p>1.512</text:p>
          </table:table-cell>
          <table:table-cell table:formula="of:=SIN([.B70])" office:value-type="float" office:value="0.99827178610172" calcext:value-type="float">
            <text:p>0.998</text:p>
          </table:table-cell>
          <table:table-cell table:formula="of:=[.$C$5]*[.C70]" office:value-type="float" office:value="126.780516834918" calcext:value-type="float">
            <text:p>126.781</text:p>
          </table:table-cell>
          <table:table-cell table:formula="of:=ROUND([.D70])" office:value-type="float" office:value="127" calcext:value-type="float">
            <text:p>127</text:p>
          </table:table-cell>
          <table:table-cell table:formula="of:=[.E70]+[.$C$5]" office:value-type="float" office:value="254" calcext:value-type="float">
            <text:p>254</text:p>
          </table:table-cell>
          <table:table-cell table:formula="of:=DEC2HEX([.F70])" office:value-type="string" office:string-value="FE" calcext:value-type="string">
            <text:p>FE</text:p>
          </table:table-cell>
          <table:table-cell table:formula="of:=CONCATENATE(&quot;x&quot;;[.G70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A71]*[.$C$15]" office:value-type="float" office:value="1.54559638572332" calcext:value-type="float">
            <text:p>1.546</text:p>
          </table:table-cell>
          <table:table-cell table:formula="of:=SIN([.B71])" office:value-type="float" office:value="0.99968249828764" calcext:value-type="float">
            <text:p>1.000</text:p>
          </table:table-cell>
          <table:table-cell table:formula="of:=[.$C$5]*[.C71]" office:value-type="float" office:value="126.95967728253" calcext:value-type="float">
            <text:p>126.960</text:p>
          </table:table-cell>
          <table:table-cell table:formula="of:=ROUND([.D71])" office:value-type="float" office:value="127" calcext:value-type="float">
            <text:p>127</text:p>
          </table:table-cell>
          <table:table-cell table:formula="of:=[.E71]+[.$C$5]" office:value-type="float" office:value="254" calcext:value-type="float">
            <text:p>254</text:p>
          </table:table-cell>
          <table:table-cell table:formula="of:=DEC2HEX([.F71])" office:value-type="string" office:string-value="FE" calcext:value-type="string">
            <text:p>FE</text:p>
          </table:table-cell>
          <table:table-cell table:formula="of:=CONCATENATE(&quot;x&quot;;[.G71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A72]*[.$C$15]" office:value-type="float" office:value="1.57919630715209" calcext:value-type="float">
            <text:p>1.579</text:p>
          </table:table-cell>
          <table:table-cell table:formula="of:=SIN([.B72])" office:value-type="float" office:value="0.999964720372443" calcext:value-type="float">
            <text:p>1.000</text:p>
          </table:table-cell>
          <table:table-cell table:formula="of:=[.$C$5]*[.C72]" office:value-type="float" office:value="126.9955194873" calcext:value-type="float">
            <text:p>126.996</text:p>
          </table:table-cell>
          <table:table-cell table:formula="of:=ROUND([.D72])" office:value-type="float" office:value="127" calcext:value-type="float">
            <text:p>127</text:p>
          </table:table-cell>
          <table:table-cell table:formula="of:=[.E72]+[.$C$5]" office:value-type="float" office:value="254" calcext:value-type="float">
            <text:p>254</text:p>
          </table:table-cell>
          <table:table-cell table:formula="of:=DEC2HEX([.F72])" office:value-type="string" office:string-value="FE" calcext:value-type="string">
            <text:p>FE</text:p>
          </table:table-cell>
          <table:table-cell table:formula="of:=CONCATENATE(&quot;x&quot;;[.G72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A73]*[.$C$15]" office:value-type="float" office:value="1.61279622858086" calcext:value-type="float">
            <text:p>1.613</text:p>
          </table:table-cell>
          <table:table-cell table:formula="of:=SIN([.B73])" office:value-type="float" office:value="0.999118133770149" calcext:value-type="float">
            <text:p>0.999</text:p>
          </table:table-cell>
          <table:table-cell table:formula="of:=[.$C$5]*[.C73]" office:value-type="float" office:value="126.888002988809" calcext:value-type="float">
            <text:p>126.888</text:p>
          </table:table-cell>
          <table:table-cell table:formula="of:=ROUND([.D73])" office:value-type="float" office:value="127" calcext:value-type="float">
            <text:p>127</text:p>
          </table:table-cell>
          <table:table-cell table:formula="of:=[.E73]+[.$C$5]" office:value-type="float" office:value="254" calcext:value-type="float">
            <text:p>254</text:p>
          </table:table-cell>
          <table:table-cell table:formula="of:=DEC2HEX([.F73])" office:value-type="string" office:string-value="FE" calcext:value-type="string">
            <text:p>FE</text:p>
          </table:table-cell>
          <table:table-cell table:formula="of:=CONCATENATE(&quot;x&quot;;[.G73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A74]*[.$C$15]" office:value-type="float" office:value="1.64639615000962" calcext:value-type="float">
            <text:p>1.646</text:p>
          </table:table-cell>
          <table:table-cell table:formula="of:=SIN([.B74])" office:value-type="float" office:value="0.997143694148783" calcext:value-type="float">
            <text:p>0.997</text:p>
          </table:table-cell>
          <table:table-cell table:formula="of:=[.$C$5]*[.C74]" office:value-type="float" office:value="126.637249156895" calcext:value-type="float">
            <text:p>126.637</text:p>
          </table:table-cell>
          <table:table-cell table:formula="of:=ROUND([.D74])" office:value-type="float" office:value="127" calcext:value-type="float">
            <text:p>127</text:p>
          </table:table-cell>
          <table:table-cell table:formula="of:=[.E74]+[.$C$5]" office:value-type="float" office:value="254" calcext:value-type="float">
            <text:p>254</text:p>
          </table:table-cell>
          <table:table-cell table:formula="of:=DEC2HEX([.F74])" office:value-type="string" office:string-value="FE" calcext:value-type="string">
            <text:p>FE</text:p>
          </table:table-cell>
          <table:table-cell table:formula="of:=CONCATENATE(&quot;x&quot;;[.G74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A75]*[.$C$15]" office:value-type="float" office:value="1.67999607143839" calcext:value-type="float">
            <text:p>1.680</text:p>
          </table:table-cell>
          <table:table-cell table:formula="of:=SIN([.B75])" office:value-type="float" office:value="0.994043630351576" calcext:value-type="float">
            <text:p>0.994</text:p>
          </table:table-cell>
          <table:table-cell table:formula="of:=[.$C$5]*[.C75]" office:value-type="float" office:value="126.24354105465" calcext:value-type="float">
            <text:p>126.244</text:p>
          </table:table-cell>
          <table:table-cell table:formula="of:=ROUND([.D75])" office:value-type="float" office:value="126" calcext:value-type="float">
            <text:p>126</text:p>
          </table:table-cell>
          <table:table-cell table:formula="of:=[.E75]+[.$C$5]" office:value-type="float" office:value="253" calcext:value-type="float">
            <text:p>253</text:p>
          </table:table-cell>
          <table:table-cell table:formula="of:=DEC2HEX([.F75])" office:value-type="string" office:string-value="FD" calcext:value-type="string">
            <text:p>FD</text:p>
          </table:table-cell>
          <table:table-cell table:formula="of:=CONCATENATE(&quot;x&quot;;[.G75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A76]*[.$C$15]" office:value-type="float" office:value="1.71359599286716" calcext:value-type="float">
            <text:p>1.714</text:p>
          </table:table-cell>
          <table:table-cell table:formula="of:=SIN([.B76])" office:value-type="float" office:value="0.989821441880933" calcext:value-type="float">
            <text:p>0.990</text:p>
          </table:table-cell>
          <table:table-cell table:formula="of:=[.$C$5]*[.C76]" office:value-type="float" office:value="125.707323118878" calcext:value-type="float">
            <text:p>125.707</text:p>
          </table:table-cell>
          <table:table-cell table:formula="of:=ROUND([.D76])" office:value-type="float" office:value="126" calcext:value-type="float">
            <text:p>126</text:p>
          </table:table-cell>
          <table:table-cell table:formula="of:=[.E76]+[.$C$5]" office:value-type="float" office:value="253" calcext:value-type="float">
            <text:p>253</text:p>
          </table:table-cell>
          <table:table-cell table:formula="of:=DEC2HEX([.F76])" office:value-type="string" office:string-value="FD" calcext:value-type="string">
            <text:p>FD</text:p>
          </table:table-cell>
          <table:table-cell table:formula="of:=CONCATENATE(&quot;x&quot;;[.G76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A77]*[.$C$15]" office:value-type="float" office:value="1.74719591429593" calcext:value-type="float">
            <text:p>1.747</text:p>
          </table:table-cell>
          <table:table-cell table:formula="of:=SIN([.B77])" office:value-type="float" office:value="0.984481894948028" calcext:value-type="float">
            <text:p>0.984</text:p>
          </table:table-cell>
          <table:table-cell table:formula="of:=[.$C$5]*[.C77]" office:value-type="float" office:value="125.0292006584" calcext:value-type="float">
            <text:p>125.029</text:p>
          </table:table-cell>
          <table:table-cell table:formula="of:=ROUND([.D77])" office:value-type="float" office:value="125" calcext:value-type="float">
            <text:p>125</text:p>
          </table:table-cell>
          <table:table-cell table:formula="of:=[.E77]+[.$C$5]" office:value-type="float" office:value="252" calcext:value-type="float">
            <text:p>252</text:p>
          </table:table-cell>
          <table:table-cell table:formula="of:=DEC2HEX([.F77])" office:value-type="string" office:string-value="FC" calcext:value-type="string">
            <text:p>FC</text:p>
          </table:table-cell>
          <table:table-cell table:formula="of:=CONCATENATE(&quot;x&quot;;[.G77];&quot;,&quot;)" office:value-type="string" office:string-value="xFC," calcext:value-type="string">
            <text:p>xFC,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A78]*[.$C$15]" office:value-type="float" office:value="1.7807958357247" calcext:value-type="float">
            <text:p>1.781</text:p>
          </table:table-cell>
          <table:table-cell table:formula="of:=SIN([.B78])" office:value-type="float" office:value="0.978031017092475" calcext:value-type="float">
            <text:p>0.978</text:p>
          </table:table-cell>
          <table:table-cell table:formula="of:=[.$C$5]*[.C78]" office:value-type="float" office:value="124.209939170744" calcext:value-type="float">
            <text:p>124.210</text:p>
          </table:table-cell>
          <table:table-cell table:formula="of:=ROUND([.D78])" office:value-type="float" office:value="124" calcext:value-type="float">
            <text:p>124</text:p>
          </table:table-cell>
          <table:table-cell table:formula="of:=[.E78]+[.$C$5]" office:value-type="float" office:value="251" calcext:value-type="float">
            <text:p>251</text:p>
          </table:table-cell>
          <table:table-cell table:formula="of:=DEC2HEX([.F78])" office:value-type="string" office:string-value="FB" calcext:value-type="string">
            <text:p>FB</text:p>
          </table:table-cell>
          <table:table-cell table:formula="of:=CONCATENATE(&quot;x&quot;;[.G78];&quot;,&quot;)" office:value-type="string" office:string-value="xFB," calcext:value-type="string">
            <text:p>xFB,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A79]*[.$C$15]" office:value-type="float" office:value="1.81439575715346" calcext:value-type="float">
            <text:p>1.814</text:p>
          </table:table-cell>
          <table:table-cell table:formula="of:=SIN([.B79])" office:value-type="float" office:value="0.970476090378144" calcext:value-type="float">
            <text:p>0.970</text:p>
          </table:table-cell>
          <table:table-cell table:formula="of:=[.$C$5]*[.C79]" office:value-type="float" office:value="123.250463478024" calcext:value-type="float">
            <text:p>123.250</text:p>
          </table:table-cell>
          <table:table-cell table:formula="of:=ROUND([.D79])" office:value-type="float" office:value="123" calcext:value-type="float">
            <text:p>123</text:p>
          </table:table-cell>
          <table:table-cell table:formula="of:=[.E79]+[.$C$5]" office:value-type="float" office:value="250" calcext:value-type="float">
            <text:p>250</text:p>
          </table:table-cell>
          <table:table-cell table:formula="of:=DEC2HEX([.F79])" office:value-type="string" office:string-value="FA" calcext:value-type="string">
            <text:p>FA</text:p>
          </table:table-cell>
          <table:table-cell table:formula="of:=CONCATENATE(&quot;x&quot;;[.G79];&quot;,&quot;)" office:value-type="string" office:string-value="xFA," calcext:value-type="string">
            <text:p>xFA,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A80]*[.$C$15]" office:value-type="float" office:value="1.84799567858223" calcext:value-type="float">
            <text:p>1.848</text:p>
          </table:table-cell>
          <table:table-cell table:formula="of:=SIN([.B80])" office:value-type="float" office:value="0.961825643172819" calcext:value-type="float">
            <text:p>0.962</text:p>
          </table:table-cell>
          <table:table-cell table:formula="of:=[.$C$5]*[.C80]" office:value-type="float" office:value="122.151856682948" calcext:value-type="float">
            <text:p>122.152</text:p>
          </table:table-cell>
          <table:table-cell table:formula="of:=ROUND([.D80])" office:value-type="float" office:value="122" calcext:value-type="float">
            <text:p>122</text:p>
          </table:table-cell>
          <table:table-cell table:formula="of:=[.E80]+[.$C$5]" office:value-type="float" office:value="249" calcext:value-type="float">
            <text:p>249</text:p>
          </table:table-cell>
          <table:table-cell table:formula="of:=DEC2HEX([.F80])" office:value-type="string" office:string-value="F9" calcext:value-type="string">
            <text:p>F9</text:p>
          </table:table-cell>
          <table:table-cell table:formula="of:=CONCATENATE(&quot;x&quot;;[.G80];&quot;,&quot;)" office:value-type="string" office:string-value="xF9," calcext:value-type="string">
            <text:p>xF9,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A81]*[.$C$15]" office:value-type="float" office:value="1.881595600011" calcext:value-type="float">
            <text:p>1.882</text:p>
          </table:table-cell>
          <table:table-cell table:formula="of:=SIN([.B81])" office:value-type="float" office:value="0.952089440520959" calcext:value-type="float">
            <text:p>0.952</text:p>
          </table:table-cell>
          <table:table-cell table:formula="of:=[.$C$5]*[.C81]" office:value-type="float" office:value="120.915358946162" calcext:value-type="float">
            <text:p>120.915</text:p>
          </table:table-cell>
          <table:table-cell table:formula="of:=ROUND([.D81])" office:value-type="float" office:value="121" calcext:value-type="float">
            <text:p>121</text:p>
          </table:table-cell>
          <table:table-cell table:formula="of:=[.E81]+[.$C$5]" office:value-type="float" office:value="248" calcext:value-type="float">
            <text:p>248</text:p>
          </table:table-cell>
          <table:table-cell table:formula="of:=DEC2HEX([.F81])" office:value-type="string" office:string-value="F8" calcext:value-type="string">
            <text:p>F8</text:p>
          </table:table-cell>
          <table:table-cell table:formula="of:=CONCATENATE(&quot;x&quot;;[.G81];&quot;,&quot;)" office:value-type="string" office:string-value="xF8," calcext:value-type="string">
            <text:p>xF8,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A82]*[.$C$15]" office:value-type="float" office:value="1.91519552143977" calcext:value-type="float">
            <text:p>1.915</text:p>
          </table:table-cell>
          <table:table-cell table:formula="of:=SIN([.B82])" office:value-type="float" office:value="0.941278473120445" calcext:value-type="float">
            <text:p>0.941</text:p>
          </table:table-cell>
          <table:table-cell table:formula="of:=[.$C$5]*[.C82]" office:value-type="float" office:value="119.542366086297" calcext:value-type="float">
            <text:p>119.542</text:p>
          </table:table-cell>
          <table:table-cell table:formula="of:=ROUND([.D82])" office:value-type="float" office:value="120" calcext:value-type="float">
            <text:p>120</text:p>
          </table:table-cell>
          <table:table-cell table:formula="of:=[.E82]+[.$C$5]" office:value-type="float" office:value="247" calcext:value-type="float">
            <text:p>247</text:p>
          </table:table-cell>
          <table:table-cell table:formula="of:=DEC2HEX([.F82])" office:value-type="string" office:string-value="F7" calcext:value-type="string">
            <text:p>F7</text:p>
          </table:table-cell>
          <table:table-cell table:formula="of:=CONCATENATE(&quot;x&quot;;[.G82];&quot;,&quot;)" office:value-type="string" office:string-value="xF7," calcext:value-type="string">
            <text:p>xF7,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A83]*[.$C$15]" office:value-type="float" office:value="1.94879544286853" calcext:value-type="float">
            <text:p>1.949</text:p>
          </table:table-cell>
          <table:table-cell table:formula="of:=SIN([.B83])" office:value-type="float" office:value="0.929404944915745" calcext:value-type="float">
            <text:p>0.929</text:p>
          </table:table-cell>
          <table:table-cell table:formula="of:=[.$C$5]*[.C83]" office:value-type="float" office:value="118.0344280043" calcext:value-type="float">
            <text:p>118.034</text:p>
          </table:table-cell>
          <table:table-cell table:formula="of:=ROUND([.D83])" office:value-type="float" office:value="118" calcext:value-type="float">
            <text:p>118</text:p>
          </table:table-cell>
          <table:table-cell table:formula="of:=[.E83]+[.$C$5]" office:value-type="float" office:value="245" calcext:value-type="float">
            <text:p>245</text:p>
          </table:table-cell>
          <table:table-cell table:formula="of:=DEC2HEX([.F83])" office:value-type="string" office:string-value="F5" calcext:value-type="string">
            <text:p>F5</text:p>
          </table:table-cell>
          <table:table-cell table:formula="of:=CONCATENATE(&quot;x&quot;;[.G83];&quot;,&quot;)" office:value-type="string" office:string-value="xF5," calcext:value-type="string">
            <text:p>xF5,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A84]*[.$C$15]" office:value-type="float" office:value="1.9823953642973" calcext:value-type="float">
            <text:p>1.982</text:p>
          </table:table-cell>
          <table:table-cell table:formula="of:=SIN([.B84])" office:value-type="float" office:value="0.91648225932151" calcext:value-type="float">
            <text:p>0.916</text:p>
          </table:table-cell>
          <table:table-cell table:formula="of:=[.$C$5]*[.C84]" office:value-type="float" office:value="116.393246933832" calcext:value-type="float">
            <text:p>116.393</text:p>
          </table:table-cell>
          <table:table-cell table:formula="of:=ROUND([.D84])" office:value-type="float" office:value="116" calcext:value-type="float">
            <text:p>116</text:p>
          </table:table-cell>
          <table:table-cell table:formula="of:=[.E84]+[.$C$5]" office:value-type="float" office:value="243" calcext:value-type="float">
            <text:p>243</text:p>
          </table:table-cell>
          <table:table-cell table:formula="of:=DEC2HEX([.F84])" office:value-type="string" office:string-value="F3" calcext:value-type="string">
            <text:p>F3</text:p>
          </table:table-cell>
          <table:table-cell table:formula="of:=CONCATENATE(&quot;x&quot;;[.G84];&quot;,&quot;)" office:value-type="string" office:string-value="xF3," calcext:value-type="string">
            <text:p>xF3,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A85]*[.$C$15]" office:value-type="float" office:value="2.01599528572607" calcext:value-type="float">
            <text:p>2.016</text:p>
          </table:table-cell>
          <table:table-cell table:formula="of:=SIN([.B85])" office:value-type="float" office:value="0.902525004092151" calcext:value-type="float">
            <text:p>0.903</text:p>
          </table:table-cell>
          <table:table-cell table:formula="of:=[.$C$5]*[.C85]" office:value-type="float" office:value="114.620675519703" calcext:value-type="float">
            <text:p>114.621</text:p>
          </table:table-cell>
          <table:table-cell table:formula="of:=ROUND([.D85])" office:value-type="float" office:value="115" calcext:value-type="float">
            <text:p>115</text:p>
          </table:table-cell>
          <table:table-cell table:formula="of:=[.E85]+[.$C$5]" office:value-type="float" office:value="242" calcext:value-type="float">
            <text:p>242</text:p>
          </table:table-cell>
          <table:table-cell table:formula="of:=DEC2HEX([.F85])" office:value-type="string" office:string-value="F2" calcext:value-type="string">
            <text:p>F2</text:p>
          </table:table-cell>
          <table:table-cell table:formula="of:=CONCATENATE(&quot;x&quot;;[.G85];&quot;,&quot;)" office:value-type="string" office:string-value="xF2," calcext:value-type="string">
            <text:p>xF2,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A86]*[.$C$15]" office:value-type="float" office:value="2.04959520715484" calcext:value-type="float">
            <text:p>2.050</text:p>
          </table:table-cell>
          <table:table-cell table:formula="of:=SIN([.B86])" office:value-type="float" office:value="0.887548934854471" calcext:value-type="float">
            <text:p>0.888</text:p>
          </table:table-cell>
          <table:table-cell table:formula="of:=[.$C$5]*[.C86]" office:value-type="float" office:value="112.718714726518" calcext:value-type="float">
            <text:p>112.719</text:p>
          </table:table-cell>
          <table:table-cell table:formula="of:=ROUND([.D86])" office:value-type="float" office:value="113" calcext:value-type="float">
            <text:p>113</text:p>
          </table:table-cell>
          <table:table-cell table:formula="of:=[.E86]+[.$C$5]" office:value-type="float" office:value="240" calcext:value-type="float">
            <text:p>240</text:p>
          </table:table-cell>
          <table:table-cell table:formula="of:=DEC2HEX([.F86])" office:value-type="string" office:string-value="F0" calcext:value-type="string">
            <text:p>F0</text:p>
          </table:table-cell>
          <table:table-cell table:formula="of:=CONCATENATE(&quot;x&quot;;[.G86];&quot;,&quot;)" office:value-type="string" office:string-value="xF0," calcext:value-type="string">
            <text:p>xF0,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A87]*[.$C$15]" office:value-type="float" office:value="2.08319512858361" calcext:value-type="float">
            <text:p>2.083</text:p>
          </table:table-cell>
          <table:table-cell table:formula="of:=SIN([.B87])" office:value-type="float" office:value="0.871570957321951" calcext:value-type="float">
            <text:p>0.872</text:p>
          </table:table-cell>
          <table:table-cell table:formula="of:=[.$C$5]*[.C87]" office:value-type="float" office:value="110.689511579888" calcext:value-type="float">
            <text:p>110.690</text:p>
          </table:table-cell>
          <table:table-cell table:formula="of:=ROUND([.D87])" office:value-type="float" office:value="111" calcext:value-type="float">
            <text:p>111</text:p>
          </table:table-cell>
          <table:table-cell table:formula="of:=[.E87]+[.$C$5]" office:value-type="float" office:value="238" calcext:value-type="float">
            <text:p>238</text:p>
          </table:table-cell>
          <table:table-cell table:formula="of:=DEC2HEX([.F87])" office:value-type="string" office:string-value="EE" calcext:value-type="string">
            <text:p>EE</text:p>
          </table:table-cell>
          <table:table-cell table:formula="of:=CONCATENATE(&quot;x&quot;;[.G87];&quot;,&quot;)" office:value-type="string" office:string-value="xEE," calcext:value-type="string">
            <text:p>xEE,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A88]*[.$C$15]" office:value-type="float" office:value="2.11679505001237" calcext:value-type="float">
            <text:p>2.117</text:p>
          </table:table-cell>
          <table:table-cell table:formula="of:=SIN([.B88])" office:value-type="float" office:value="0.854609108210761" calcext:value-type="float">
            <text:p>0.855</text:p>
          </table:table-cell>
          <table:table-cell table:formula="of:=[.$C$5]*[.C88]" office:value-type="float" office:value="108.535356742767" calcext:value-type="float">
            <text:p>108.535</text:p>
          </table:table-cell>
          <table:table-cell table:formula="of:=ROUND([.D88])" office:value-type="float" office:value="109" calcext:value-type="float">
            <text:p>109</text:p>
          </table:table-cell>
          <table:table-cell table:formula="of:=[.E88]+[.$C$5]" office:value-type="float" office:value="236" calcext:value-type="float">
            <text:p>236</text:p>
          </table:table-cell>
          <table:table-cell table:formula="of:=DEC2HEX([.F88])" office:value-type="string" office:string-value="EC" calcext:value-type="string">
            <text:p>EC</text:p>
          </table:table-cell>
          <table:table-cell table:formula="of:=CONCATENATE(&quot;x&quot;;[.G88];&quot;,&quot;)" office:value-type="string" office:string-value="xEC," calcext:value-type="string">
            <text:p>xEC,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A89]*[.$C$15]" office:value-type="float" office:value="2.15039497144114" calcext:value-type="float">
            <text:p>2.150</text:p>
          </table:table-cell>
          <table:table-cell table:formula="of:=SIN([.B89])" office:value-type="float" office:value="0.836682534879038" calcext:value-type="float">
            <text:p>0.837</text:p>
          </table:table-cell>
          <table:table-cell table:formula="of:=[.$C$5]*[.C89]" office:value-type="float" office:value="106.258681929638" calcext:value-type="float">
            <text:p>106.259</text:p>
          </table:table-cell>
          <table:table-cell table:formula="of:=ROUND([.D89])" office:value-type="float" office:value="106" calcext:value-type="float">
            <text:p>106</text:p>
          </table:table-cell>
          <table:table-cell table:formula="of:=[.E89]+[.$C$5]" office:value-type="float" office:value="233" calcext:value-type="float">
            <text:p>233</text:p>
          </table:table-cell>
          <table:table-cell table:formula="of:=DEC2HEX([.F89])" office:value-type="string" office:string-value="E9" calcext:value-type="string">
            <text:p>E9</text:p>
          </table:table-cell>
          <table:table-cell table:formula="of:=CONCATENATE(&quot;x&quot;;[.G89];&quot;,&quot;)" office:value-type="string" office:string-value="xE9," calcext:value-type="string">
            <text:p>xE9,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A90]*[.$C$15]" office:value-type="float" office:value="2.18399489286991" calcext:value-type="float">
            <text:p>2.184</text:p>
          </table:table-cell>
          <table:table-cell table:formula="of:=SIN([.B90])" office:value-type="float" office:value="0.817811473712423" calcext:value-type="float">
            <text:p>0.818</text:p>
          </table:table-cell>
          <table:table-cell table:formula="of:=[.$C$5]*[.C90]" office:value-type="float" office:value="103.862057161478" calcext:value-type="float">
            <text:p>103.862</text:p>
          </table:table-cell>
          <table:table-cell table:formula="of:=ROUND([.D90])" office:value-type="float" office:value="104" calcext:value-type="float">
            <text:p>104</text:p>
          </table:table-cell>
          <table:table-cell table:formula="of:=[.E90]+[.$C$5]" office:value-type="float" office:value="231" calcext:value-type="float">
            <text:p>231</text:p>
          </table:table-cell>
          <table:table-cell table:formula="of:=DEC2HEX([.F90])" office:value-type="string" office:string-value="E7" calcext:value-type="string">
            <text:p>E7</text:p>
          </table:table-cell>
          <table:table-cell table:formula="of:=CONCATENATE(&quot;x&quot;;[.G90];&quot;,&quot;)" office:value-type="string" office:string-value="xE7," calcext:value-type="string">
            <text:p>xE7,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A91]*[.$C$15]" office:value-type="float" office:value="2.21759481429868" calcext:value-type="float">
            <text:p>2.218</text:p>
          </table:table-cell>
          <table:table-cell table:formula="of:=SIN([.B91])" office:value-type="float" office:value="0.798017227280239" calcext:value-type="float">
            <text:p>0.798</text:p>
          </table:table-cell>
          <table:table-cell table:formula="of:=[.$C$5]*[.C91]" office:value-type="float" office:value="101.34818786459" calcext:value-type="float">
            <text:p>101.348</text:p>
          </table:table-cell>
          <table:table-cell table:formula="of:=ROUND([.D91])" office:value-type="float" office:value="101" calcext:value-type="float">
            <text:p>101</text:p>
          </table:table-cell>
          <table:table-cell table:formula="of:=[.E91]+[.$C$5]" office:value-type="float" office:value="228" calcext:value-type="float">
            <text:p>228</text:p>
          </table:table-cell>
          <table:table-cell table:formula="of:=DEC2HEX([.F91])" office:value-type="string" office:string-value="E4" calcext:value-type="string">
            <text:p>E4</text:p>
          </table:table-cell>
          <table:table-cell table:formula="of:=CONCATENATE(&quot;x&quot;;[.G91];&quot;,&quot;)" office:value-type="string" office:string-value="xE4," calcext:value-type="string">
            <text:p>xE4,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A92]*[.$C$15]" office:value-type="float" office:value="2.25119473572744" calcext:value-type="float">
            <text:p>2.251</text:p>
          </table:table-cell>
          <table:table-cell table:formula="of:=SIN([.B92])" office:value-type="float" office:value="0.777322140288129" calcext:value-type="float">
            <text:p>0.777</text:p>
          </table:table-cell>
          <table:table-cell table:formula="of:=[.$C$5]*[.C92]" office:value-type="float" office:value="98.7199118165924" calcext:value-type="float">
            <text:p>98.720</text:p>
          </table:table-cell>
          <table:table-cell table:formula="of:=ROUND([.D92])" office:value-type="float" office:value="99" calcext:value-type="float">
            <text:p>99</text:p>
          </table:table-cell>
          <table:table-cell table:formula="of:=[.E92]+[.$C$5]" office:value-type="float" office:value="226" calcext:value-type="float">
            <text:p>226</text:p>
          </table:table-cell>
          <table:table-cell table:formula="of:=DEC2HEX([.F92])" office:value-type="string" office:string-value="E2" calcext:value-type="string">
            <text:p>E2</text:p>
          </table:table-cell>
          <table:table-cell table:formula="of:=CONCATENATE(&quot;x&quot;;[.G92];&quot;,&quot;)" office:value-type="string" office:string-value="xE2," calcext:value-type="string">
            <text:p>xE2,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A93]*[.$C$15]" office:value-type="float" office:value="2.28479465715621" calcext:value-type="float">
            <text:p>2.285</text:p>
          </table:table-cell>
          <table:table-cell table:formula="of:=SIN([.B93])" office:value-type="float" office:value="0.755749574354258" calcext:value-type="float">
            <text:p>0.756</text:p>
          </table:table-cell>
          <table:table-cell table:formula="of:=[.$C$5]*[.C93]" office:value-type="float" office:value="95.9801959429908" calcext:value-type="float">
            <text:p>95.980</text:p>
          </table:table-cell>
          <table:table-cell table:formula="of:=ROUND([.D93])" office:value-type="float" office:value="96" calcext:value-type="float">
            <text:p>96</text:p>
          </table:table-cell>
          <table:table-cell table:formula="of:=[.E93]+[.$C$5]" office:value-type="float" office:value="223" calcext:value-type="float">
            <text:p>223</text:p>
          </table:table-cell>
          <table:table-cell table:formula="of:=DEC2HEX([.F93])" office:value-type="string" office:string-value="DF" calcext:value-type="string">
            <text:p>DF</text:p>
          </table:table-cell>
          <table:table-cell table:formula="of:=CONCATENATE(&quot;x&quot;;[.G93];&quot;,&quot;)" office:value-type="string" office:string-value="xDF," calcext:value-type="string">
            <text:p>xDF,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A94]*[.$C$15]" office:value-type="float" office:value="2.31839457858498" calcext:value-type="float">
            <text:p>2.318</text:p>
          </table:table-cell>
          <table:table-cell table:formula="of:=SIN([.B94])" office:value-type="float" office:value="0.733323881637591" calcext:value-type="float">
            <text:p>0.733</text:p>
          </table:table-cell>
          <table:table-cell table:formula="of:=[.$C$5]*[.C94]" office:value-type="float" office:value="93.132132967974" calcext:value-type="float">
            <text:p>93.132</text:p>
          </table:table-cell>
          <table:table-cell table:formula="of:=ROUND([.D94])" office:value-type="float" office:value="93" calcext:value-type="float">
            <text:p>93</text:p>
          </table:table-cell>
          <table:table-cell table:formula="of:=[.E94]+[.$C$5]" office:value-type="float" office:value="220" calcext:value-type="float">
            <text:p>220</text:p>
          </table:table-cell>
          <table:table-cell table:formula="of:=DEC2HEX([.F94])" office:value-type="string" office:string-value="DC" calcext:value-type="string">
            <text:p>DC</text:p>
          </table:table-cell>
          <table:table-cell table:formula="of:=CONCATENATE(&quot;x&quot;;[.G94];&quot;,&quot;)" office:value-type="string" office:string-value="xDC," calcext:value-type="string">
            <text:p>xDC,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A95]*[.$C$15]" office:value-type="float" office:value="2.35199450001375" calcext:value-type="float">
            <text:p>2.352</text:p>
          </table:table-cell>
          <table:table-cell table:formula="of:=SIN([.B95])" office:value-type="float" office:value="0.71007037734799" calcext:value-type="float">
            <text:p>0.710</text:p>
          </table:table-cell>
          <table:table-cell table:formula="of:=[.$C$5]*[.C95]" office:value-type="float" office:value="90.1789379231948" calcext:value-type="float">
            <text:p>90.179</text:p>
          </table:table-cell>
          <table:table-cell table:formula="of:=ROUND([.D95])" office:value-type="float" office:value="90" calcext:value-type="float">
            <text:p>90</text:p>
          </table:table-cell>
          <table:table-cell table:formula="of:=[.E95]+[.$C$5]" office:value-type="float" office:value="217" calcext:value-type="float">
            <text:p>217</text:p>
          </table:table-cell>
          <table:table-cell table:formula="of:=DEC2HEX([.F95])" office:value-type="string" office:string-value="D9" calcext:value-type="string">
            <text:p>D9</text:p>
          </table:table-cell>
          <table:table-cell table:formula="of:=CONCATENATE(&quot;x&quot;;[.G95];&quot;,&quot;)" office:value-type="string" office:string-value="xD9," calcext:value-type="string">
            <text:p>xD9,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A96]*[.$C$15]" office:value-type="float" office:value="2.38559442144252" calcext:value-type="float">
            <text:p>2.386</text:p>
          </table:table-cell>
          <table:table-cell table:formula="of:=SIN([.B96])" office:value-type="float" office:value="0.686015311169183" calcext:value-type="float">
            <text:p>0.686</text:p>
          </table:table-cell>
          <table:table-cell table:formula="of:=[.$C$5]*[.C96]" office:value-type="float" office:value="87.1239445184862" calcext:value-type="float">
            <text:p>87.124</text:p>
          </table:table-cell>
          <table:table-cell table:formula="of:=ROUND([.D96])" office:value-type="float" office:value="87" calcext:value-type="float">
            <text:p>87</text:p>
          </table:table-cell>
          <table:table-cell table:formula="of:=[.E96]+[.$C$5]" office:value-type="float" office:value="214" calcext:value-type="float">
            <text:p>214</text:p>
          </table:table-cell>
          <table:table-cell table:formula="of:=DEC2HEX([.F96])" office:value-type="string" office:string-value="D6" calcext:value-type="string">
            <text:p>D6</text:p>
          </table:table-cell>
          <table:table-cell table:formula="of:=CONCATENATE(&quot;x&quot;;[.G96];&quot;,&quot;)" office:value-type="string" office:string-value="xD6," calcext:value-type="string">
            <text:p>xD6,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A97]*[.$C$15]" office:value-type="float" office:value="2.41919434287128" calcext:value-type="float">
            <text:p>2.419</text:p>
          </table:table-cell>
          <table:table-cell table:formula="of:=SIN([.B97])" office:value-type="float" office:value="0.661185837626843" calcext:value-type="float">
            <text:p>0.661</text:p>
          </table:table-cell>
          <table:table-cell table:formula="of:=[.$C$5]*[.C97]" office:value-type="float" office:value="83.9706013786091" calcext:value-type="float">
            <text:p>83.971</text:p>
          </table:table-cell>
          <table:table-cell table:formula="of:=ROUND([.D97])" office:value-type="float" office:value="84" calcext:value-type="float">
            <text:p>84</text:p>
          </table:table-cell>
          <table:table-cell table:formula="of:=[.E97]+[.$C$5]" office:value-type="float" office:value="211" calcext:value-type="float">
            <text:p>211</text:p>
          </table:table-cell>
          <table:table-cell table:formula="of:=DEC2HEX([.F97])" office:value-type="string" office:string-value="D3" calcext:value-type="string">
            <text:p>D3</text:p>
          </table:table-cell>
          <table:table-cell table:formula="of:=CONCATENATE(&quot;x&quot;;[.G97];&quot;,&quot;)" office:value-type="string" office:string-value="xD3," calcext:value-type="string">
            <text:p>xD3,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A98]*[.$C$15]" office:value-type="float" office:value="2.45279426430005" calcext:value-type="float">
            <text:p>2.453</text:p>
          </table:table-cell>
          <table:table-cell table:formula="of:=SIN([.B98])" office:value-type="float" office:value="0.635609985435243" calcext:value-type="float">
            <text:p>0.636</text:p>
          </table:table-cell>
          <table:table-cell table:formula="of:=[.$C$5]*[.C98]" office:value-type="float" office:value="80.7224681502759" calcext:value-type="float">
            <text:p>80.722</text:p>
          </table:table-cell>
          <table:table-cell table:formula="of:=ROUND([.D98])" office:value-type="float" office:value="81" calcext:value-type="float">
            <text:p>81</text:p>
          </table:table-cell>
          <table:table-cell table:formula="of:=[.E98]+[.$C$5]" office:value-type="float" office:value="208" calcext:value-type="float">
            <text:p>208</text:p>
          </table:table-cell>
          <table:table-cell table:formula="of:=DEC2HEX([.F98])" office:value-type="string" office:string-value="D0" calcext:value-type="string">
            <text:p>D0</text:p>
          </table:table-cell>
          <table:table-cell table:formula="of:=CONCATENATE(&quot;x&quot;;[.G98];&quot;,&quot;)" office:value-type="string" office:string-value="xD0," calcext:value-type="string">
            <text:p>xD0,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A99]*[.$C$15]" office:value-type="float" office:value="2.48639418572882" calcext:value-type="float">
            <text:p>2.486</text:p>
          </table:table-cell>
          <table:table-cell table:formula="of:=SIN([.B99])" office:value-type="float" office:value="0.609316625857085" calcext:value-type="float">
            <text:p>0.609</text:p>
          </table:table-cell>
          <table:table-cell table:formula="of:=[.$C$5]*[.C99]" office:value-type="float" office:value="77.3832114838497" calcext:value-type="float">
            <text:p>77.383</text:p>
          </table:table-cell>
          <table:table-cell table:formula="of:=ROUND([.D99])" office:value-type="float" office:value="77" calcext:value-type="float">
            <text:p>77</text:p>
          </table:table-cell>
          <table:table-cell table:formula="of:=[.E99]+[.$C$5]" office:value-type="float" office:value="204" calcext:value-type="float">
            <text:p>204</text:p>
          </table:table-cell>
          <table:table-cell table:formula="of:=DEC2HEX([.F99])" office:value-type="string" office:string-value="CC" calcext:value-type="string">
            <text:p>CC</text:p>
          </table:table-cell>
          <table:table-cell table:formula="of:=CONCATENATE(&quot;x&quot;;[.G99];&quot;,&quot;)" office:value-type="string" office:string-value="xCC," calcext:value-type="string">
            <text:p>xCC,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A100]*[.$C$15]" office:value-type="float" office:value="2.51999410715759" calcext:value-type="float">
            <text:p>2.520</text:p>
          </table:table-cell>
          <table:table-cell table:formula="of:=SIN([.B100])" office:value-type="float" office:value="0.582335440112214" calcext:value-type="float">
            <text:p>0.582</text:p>
          </table:table-cell>
          <table:table-cell table:formula="of:=[.$C$5]*[.C100]" office:value-type="float" office:value="73.9566008942512" calcext:value-type="float">
            <text:p>73.957</text:p>
          </table:table-cell>
          <table:table-cell table:formula="of:=ROUND([.D100])" office:value-type="float" office:value="74" calcext:value-type="float">
            <text:p>74</text:p>
          </table:table-cell>
          <table:table-cell table:formula="of:=[.E100]+[.$C$5]" office:value-type="float" office:value="201" calcext:value-type="float">
            <text:p>201</text:p>
          </table:table-cell>
          <table:table-cell table:formula="of:=DEC2HEX([.F100])" office:value-type="string" office:string-value="C9" calcext:value-type="string">
            <text:p>C9</text:p>
          </table:table-cell>
          <table:table-cell table:formula="of:=CONCATENATE(&quot;x&quot;;[.G100];&quot;,&quot;)" office:value-type="string" office:string-value="xC9," calcext:value-type="string">
            <text:p>xC9,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A101]*[.$C$15]" office:value-type="float" office:value="2.55359402858636" calcext:value-type="float">
            <text:p>2.554</text:p>
          </table:table-cell>
          <table:table-cell table:formula="of:=SIN([.B101])" office:value-type="float" office:value="0.554696885872024" calcext:value-type="float">
            <text:p>0.555</text:p>
          </table:table-cell>
          <table:table-cell table:formula="of:=[.$C$5]*[.C101]" office:value-type="float" office:value="70.4465045057471" calcext:value-type="float">
            <text:p>70.447</text:p>
          </table:table-cell>
          <table:table-cell table:formula="of:=ROUND([.D101])" office:value-type="float" office:value="70" calcext:value-type="float">
            <text:p>70</text:p>
          </table:table-cell>
          <table:table-cell table:formula="of:=[.E101]+[.$C$5]" office:value-type="float" office:value="197" calcext:value-type="float">
            <text:p>197</text:p>
          </table:table-cell>
          <table:table-cell table:formula="of:=DEC2HEX([.F101])" office:value-type="string" office:string-value="C5" calcext:value-type="string">
            <text:p>C5</text:p>
          </table:table-cell>
          <table:table-cell table:formula="of:=CONCATENATE(&quot;x&quot;;[.G101];&quot;,&quot;)" office:value-type="string" office:string-value="xC5," calcext:value-type="string">
            <text:p>xC5,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A102]*[.$C$15]" office:value-type="float" office:value="2.58719395001512" calcext:value-type="float">
            <text:p>2.587</text:p>
          </table:table-cell>
          <table:table-cell table:formula="of:=SIN([.B102])" office:value-type="float" office:value="0.526432162877356" calcext:value-type="float">
            <text:p>0.526</text:p>
          </table:table-cell>
          <table:table-cell table:formula="of:=[.$C$5]*[.C102]" office:value-type="float" office:value="66.8568846854242" calcext:value-type="float">
            <text:p>66.857</text:p>
          </table:table-cell>
          <table:table-cell table:formula="of:=ROUND([.D102])" office:value-type="float" office:value="67" calcext:value-type="float">
            <text:p>67</text:p>
          </table:table-cell>
          <table:table-cell table:formula="of:=[.E102]+[.$C$5]" office:value-type="float" office:value="194" calcext:value-type="float">
            <text:p>194</text:p>
          </table:table-cell>
          <table:table-cell table:formula="of:=DEC2HEX([.F102])" office:value-type="string" office:string-value="C2" calcext:value-type="string">
            <text:p>C2</text:p>
          </table:table-cell>
          <table:table-cell table:formula="of:=CONCATENATE(&quot;x&quot;;[.G102];&quot;,&quot;)" office:value-type="string" office:string-value="xC2," calcext:value-type="string">
            <text:p>xC2,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A103]*[.$C$15]" office:value-type="float" office:value="2.62079387144389" calcext:value-type="float">
            <text:p>2.621</text:p>
          </table:table-cell>
          <table:table-cell table:formula="of:=SIN([.B103])" office:value-type="float" office:value="0.497573177718716" calcext:value-type="float">
            <text:p>0.498</text:p>
          </table:table-cell>
          <table:table-cell table:formula="of:=[.$C$5]*[.C103]" office:value-type="float" office:value="63.1917935702769" calcext:value-type="float">
            <text:p>63.192</text:p>
          </table:table-cell>
          <table:table-cell table:formula="of:=ROUND([.D103])" office:value-type="float" office:value="63" calcext:value-type="float">
            <text:p>63</text:p>
          </table:table-cell>
          <table:table-cell table:formula="of:=[.E103]+[.$C$5]" office:value-type="float" office:value="190" calcext:value-type="float">
            <text:p>190</text:p>
          </table:table-cell>
          <table:table-cell table:formula="of:=DEC2HEX([.F103])" office:value-type="string" office:string-value="BE" calcext:value-type="string">
            <text:p>BE</text:p>
          </table:table-cell>
          <table:table-cell table:formula="of:=CONCATENATE(&quot;x&quot;;[.G103];&quot;,&quot;)" office:value-type="string" office:string-value="xBE," calcext:value-type="string">
            <text:p>xBE,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A104]*[.$C$15]" office:value-type="float" office:value="2.65439379287266" calcext:value-type="float">
            <text:p>2.654</text:p>
          </table:table-cell>
          <table:table-cell table:formula="of:=SIN([.B104])" office:value-type="float" office:value="0.468152507818572" calcext:value-type="float">
            <text:p>0.468</text:p>
          </table:table-cell>
          <table:table-cell table:formula="of:=[.$C$5]*[.C104]" office:value-type="float" office:value="59.4553684929586" calcext:value-type="float">
            <text:p>59.455</text:p>
          </table:table-cell>
          <table:table-cell table:formula="of:=ROUND([.D104])" office:value-type="float" office:value="59" calcext:value-type="float">
            <text:p>59</text:p>
          </table:table-cell>
          <table:table-cell table:formula="of:=[.E104]+[.$C$5]" office:value-type="float" office:value="186" calcext:value-type="float">
            <text:p>186</text:p>
          </table:table-cell>
          <table:table-cell table:formula="of:=DEC2HEX([.F104])" office:value-type="string" office:string-value="BA" calcext:value-type="string">
            <text:p>BA</text:p>
          </table:table-cell>
          <table:table-cell table:formula="of:=CONCATENATE(&quot;x&quot;;[.G104];&quot;,&quot;)" office:value-type="string" office:string-value="xBA," calcext:value-type="string">
            <text:p>xBA,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A105]*[.$C$15]" office:value-type="float" office:value="2.68799371430143" calcext:value-type="float">
            <text:p>2.688</text:p>
          </table:table-cell>
          <table:table-cell table:formula="of:=SIN([.B105])" office:value-type="float" office:value="0.438203364656375" calcext:value-type="float">
            <text:p>0.438</text:p>
          </table:table-cell>
          <table:table-cell table:formula="of:=[.$C$5]*[.C105]" office:value-type="float" office:value="55.6518273113597" calcext:value-type="float">
            <text:p>55.652</text:p>
          </table:table-cell>
          <table:table-cell table:formula="of:=ROUND([.D105])" office:value-type="float" office:value="56" calcext:value-type="float">
            <text:p>56</text:p>
          </table:table-cell>
          <table:table-cell table:formula="of:=[.E105]+[.$C$5]" office:value-type="float" office:value="183" calcext:value-type="float">
            <text:p>183</text:p>
          </table:table-cell>
          <table:table-cell table:formula="of:=DEC2HEX([.F105])" office:value-type="string" office:string-value="B7" calcext:value-type="string">
            <text:p>B7</text:p>
          </table:table-cell>
          <table:table-cell table:formula="of:=CONCATENATE(&quot;x&quot;;[.G105];&quot;,&quot;)" office:value-type="string" office:string-value="xB7," calcext:value-type="string">
            <text:p>xB7,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A106]*[.$C$15]" office:value-type="float" office:value="2.72159363573019" calcext:value-type="float">
            <text:p>2.722</text:p>
          </table:table-cell>
          <table:table-cell table:formula="of:=SIN([.B106])" office:value-type="float" office:value="0.407759556277835" calcext:value-type="float">
            <text:p>0.408</text:p>
          </table:table-cell>
          <table:table-cell table:formula="of:=[.$C$5]*[.C106]" office:value-type="float" office:value="51.785463647285" calcext:value-type="float">
            <text:p>51.785</text:p>
          </table:table-cell>
          <table:table-cell table:formula="of:=ROUND([.D106])" office:value-type="float" office:value="52" calcext:value-type="float">
            <text:p>52</text:p>
          </table:table-cell>
          <table:table-cell table:formula="of:=[.E106]+[.$C$5]" office:value-type="float" office:value="179" calcext:value-type="float">
            <text:p>179</text:p>
          </table:table-cell>
          <table:table-cell table:formula="of:=DEC2HEX([.F106])" office:value-type="string" office:string-value="B3" calcext:value-type="string">
            <text:p>B3</text:p>
          </table:table-cell>
          <table:table-cell table:formula="of:=CONCATENATE(&quot;x&quot;;[.G106];&quot;,&quot;)" office:value-type="string" office:string-value="xB3," calcext:value-type="string">
            <text:p>xB3,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A107]*[.$C$15]" office:value-type="float" office:value="2.75519355715896" calcext:value-type="float">
            <text:p>2.755</text:p>
          </table:table-cell>
          <table:table-cell table:formula="of:=SIN([.B107])" office:value-type="float" office:value="0.376855449130751" calcext:value-type="float">
            <text:p>0.377</text:p>
          </table:table-cell>
          <table:table-cell table:formula="of:=[.$C$5]*[.C107]" office:value-type="float" office:value="47.8606420396054" calcext:value-type="float">
            <text:p>47.861</text:p>
          </table:table-cell>
          <table:table-cell table:formula="of:=ROUND([.D107])" office:value-type="float" office:value="48" calcext:value-type="float">
            <text:p>48</text:p>
          </table:table-cell>
          <table:table-cell table:formula="of:=[.E107]+[.$C$5]" office:value-type="float" office:value="175" calcext:value-type="float">
            <text:p>175</text:p>
          </table:table-cell>
          <table:table-cell table:formula="of:=DEC2HEX([.F107])" office:value-type="string" office:string-value="AF" calcext:value-type="string">
            <text:p>AF</text:p>
          </table:table-cell>
          <table:table-cell table:formula="of:=CONCATENATE(&quot;x&quot;;[.G107];&quot;,&quot;)" office:value-type="string" office:string-value="xAF," calcext:value-type="string">
            <text:p>xAF,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A108]*[.$C$15]" office:value-type="float" office:value="2.78879347858773" calcext:value-type="float">
            <text:p>2.789</text:p>
          </table:table-cell>
          <table:table-cell table:formula="of:=SIN([.B108])" office:value-type="float" office:value="0.345525929270508" calcext:value-type="float">
            <text:p>0.346</text:p>
          </table:table-cell>
          <table:table-cell table:formula="of:=[.$C$5]*[.C108]" office:value-type="float" office:value="43.8817930173545" calcext:value-type="float">
            <text:p>43.882</text:p>
          </table:table-cell>
          <table:table-cell table:formula="of:=ROUND([.D108])" office:value-type="float" office:value="44" calcext:value-type="float">
            <text:p>44</text:p>
          </table:table-cell>
          <table:table-cell table:formula="of:=[.E108]+[.$C$5]" office:value-type="float" office:value="171" calcext:value-type="float">
            <text:p>171</text:p>
          </table:table-cell>
          <table:table-cell table:formula="of:=DEC2HEX([.F108])" office:value-type="string" office:string-value="AB" calcext:value-type="string">
            <text:p>AB</text:p>
          </table:table-cell>
          <table:table-cell table:formula="of:=CONCATENATE(&quot;x&quot;;[.G108];&quot;,&quot;)" office:value-type="string" office:string-value="xAB," calcext:value-type="string">
            <text:p>xAB,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A109]*[.$C$15]" office:value-type="float" office:value="2.8223934000165" calcext:value-type="float">
            <text:p>2.822</text:p>
          </table:table-cell>
          <table:table-cell table:formula="of:=SIN([.B109])" office:value-type="float" office:value="0.313806362978992" calcext:value-type="float">
            <text:p>0.314</text:p>
          </table:table-cell>
          <table:table-cell table:formula="of:=[.$C$5]*[.C109]" office:value-type="float" office:value="39.853408098332" calcext:value-type="float">
            <text:p>39.853</text:p>
          </table:table-cell>
          <table:table-cell table:formula="of:=ROUND([.D109])" office:value-type="float" office:value="40" calcext:value-type="float">
            <text:p>40</text:p>
          </table:table-cell>
          <table:table-cell table:formula="of:=[.E109]+[.$C$5]" office:value-type="float" office:value="167" calcext:value-type="float">
            <text:p>167</text:p>
          </table:table-cell>
          <table:table-cell table:formula="of:=DEC2HEX([.F109])" office:value-type="string" office:string-value="A7" calcext:value-type="string">
            <text:p>A7</text:p>
          </table:table-cell>
          <table:table-cell table:formula="of:=CONCATENATE(&quot;x&quot;;[.G109];&quot;,&quot;)" office:value-type="string" office:string-value="xA7," calcext:value-type="string">
            <text:p>xA7,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A110]*[.$C$15]" office:value-type="float" office:value="2.85599332144527" calcext:value-type="float">
            <text:p>2.856</text:p>
          </table:table-cell>
          <table:table-cell table:formula="of:=SIN([.B110])" office:value-type="float" office:value="0.28173255684143" calcext:value-type="float">
            <text:p>0.282</text:p>
          </table:table-cell>
          <table:table-cell table:formula="of:=[.$C$5]*[.C110]" office:value-type="float" office:value="35.7800347188616" calcext:value-type="float">
            <text:p>35.780</text:p>
          </table:table-cell>
          <table:table-cell table:formula="of:=ROUND([.D110])" office:value-type="float" office:value="36" calcext:value-type="float">
            <text:p>36</text:p>
          </table:table-cell>
          <table:table-cell table:formula="of:=[.E110]+[.$C$5]" office:value-type="float" office:value="163" calcext:value-type="float">
            <text:p>163</text:p>
          </table:table-cell>
          <table:table-cell table:formula="of:=DEC2HEX([.F110])" office:value-type="string" office:string-value="A3" calcext:value-type="string">
            <text:p>A3</text:p>
          </table:table-cell>
          <table:table-cell table:formula="of:=CONCATENATE(&quot;x&quot;;[.G110];&quot;,&quot;)" office:value-type="string" office:string-value="xA3," calcext:value-type="string">
            <text:p>xA3,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A111]*[.$C$15]" office:value-type="float" office:value="2.88959324287403" calcext:value-type="float">
            <text:p>2.890</text:p>
          </table:table-cell>
          <table:table-cell table:formula="of:=SIN([.B111])" office:value-type="float" office:value="0.249340717326167" calcext:value-type="float">
            <text:p>0.249</text:p>
          </table:table-cell>
          <table:table-cell table:formula="of:=[.$C$5]*[.C111]" office:value-type="float" office:value="31.6662711004233" calcext:value-type="float">
            <text:p>31.666</text:p>
          </table:table-cell>
          <table:table-cell table:formula="of:=ROUND([.D111])" office:value-type="float" office:value="32" calcext:value-type="float">
            <text:p>32</text:p>
          </table:table-cell>
          <table:table-cell table:formula="of:=[.E111]+[.$C$5]" office:value-type="float" office:value="159" calcext:value-type="float">
            <text:p>159</text:p>
          </table:table-cell>
          <table:table-cell table:formula="of:=DEC2HEX([.F111])" office:value-type="string" office:string-value="9F" calcext:value-type="string">
            <text:p>9F</text:p>
          </table:table-cell>
          <table:table-cell table:formula="of:=CONCATENATE(&quot;x&quot;;[.G111];&quot;,&quot;)" office:value-type="string" office:string-value="x9F," calcext:value-type="string">
            <text:p>x9F,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A112]*[.$C$15]" office:value-type="float" office:value="2.9231931643028" calcext:value-type="float">
            <text:p>2.923</text:p>
          </table:table-cell>
          <table:table-cell table:formula="of:=SIN([.B112])" office:value-type="float" office:value="0.216667409913058" calcext:value-type="float">
            <text:p>0.217</text:p>
          </table:table-cell>
          <table:table-cell table:formula="of:=[.$C$5]*[.C112]" office:value-type="float" office:value="27.5167610589583" calcext:value-type="float">
            <text:p>27.517</text:p>
          </table:table-cell>
          <table:table-cell table:formula="of:=ROUND([.D112])" office:value-type="float" office:value="28" calcext:value-type="float">
            <text:p>28</text:p>
          </table:table-cell>
          <table:table-cell table:formula="of:=[.E112]+[.$C$5]" office:value-type="float" office:value="155" calcext:value-type="float">
            <text:p>155</text:p>
          </table:table-cell>
          <table:table-cell table:formula="of:=DEC2HEX([.F112])" office:value-type="string" office:string-value="9B" calcext:value-type="string">
            <text:p>9B</text:p>
          </table:table-cell>
          <table:table-cell table:formula="of:=CONCATENATE(&quot;x&quot;;[.G112];&quot;,&quot;)" office:value-type="string" office:string-value="x9B," calcext:value-type="string">
            <text:p>x9B,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A113]*[.$C$15]" office:value-type="float" office:value="2.95679308573157" calcext:value-type="float">
            <text:p>2.957</text:p>
          </table:table-cell>
          <table:table-cell table:formula="of:=SIN([.B113])" office:value-type="float" office:value="0.183749517816571" calcext:value-type="float">
            <text:p>0.184</text:p>
          </table:table-cell>
          <table:table-cell table:formula="of:=[.$C$5]*[.C113]" office:value-type="float" office:value="23.3361887627045" calcext:value-type="float">
            <text:p>23.336</text:p>
          </table:table-cell>
          <table:table-cell table:formula="of:=ROUND([.D113])" office:value-type="float" office:value="23" calcext:value-type="float">
            <text:p>23</text:p>
          </table:table-cell>
          <table:table-cell table:formula="of:=[.E113]+[.$C$5]" office:value-type="float" office:value="150" calcext:value-type="float">
            <text:p>150</text:p>
          </table:table-cell>
          <table:table-cell table:formula="of:=DEC2HEX([.F113])" office:value-type="string" office:string-value="96" calcext:value-type="string">
            <text:p>96</text:p>
          </table:table-cell>
          <table:table-cell table:formula="of:=CONCATENATE(&quot;x&quot;;[.G113];&quot;,&quot;)" office:value-type="string" office:string-value="x96," calcext:value-type="string">
            <text:p>x96,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A114]*[.$C$15]" office:value-type="float" office:value="2.99039300716034" calcext:value-type="float">
            <text:p>2.990</text:p>
          </table:table-cell>
          <table:table-cell table:formula="of:=SIN([.B114])" office:value-type="float" office:value="0.150624200350232" calcext:value-type="float">
            <text:p>0.151</text:p>
          </table:table-cell>
          <table:table-cell table:formula="of:=[.$C$5]*[.C114]" office:value-type="float" office:value="19.1292734444794" calcext:value-type="float">
            <text:p>19.129</text:p>
          </table:table-cell>
          <table:table-cell table:formula="of:=ROUND([.D114])" office:value-type="float" office:value="19" calcext:value-type="float">
            <text:p>19</text:p>
          </table:table-cell>
          <table:table-cell table:formula="of:=[.E114]+[.$C$5]" office:value-type="float" office:value="146" calcext:value-type="float">
            <text:p>146</text:p>
          </table:table-cell>
          <table:table-cell table:formula="of:=DEC2HEX([.F114])" office:value-type="string" office:string-value="92" calcext:value-type="string">
            <text:p>92</text:p>
          </table:table-cell>
          <table:table-cell table:formula="of:=CONCATENATE(&quot;x&quot;;[.G114];&quot;,&quot;)" office:value-type="string" office:string-value="x92," calcext:value-type="string">
            <text:p>x92,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A115]*[.$C$15]" office:value-type="float" office:value="3.02399292858911" calcext:value-type="float">
            <text:p>3.024</text:p>
          </table:table-cell>
          <table:table-cell table:formula="of:=SIN([.B115])" office:value-type="float" office:value="0.117328850979389" calcext:value-type="float">
            <text:p>0.117</text:p>
          </table:table-cell>
          <table:table-cell table:formula="of:=[.$C$5]*[.C115]" office:value-type="float" office:value="14.9007640743824" calcext:value-type="float">
            <text:p>14.901</text:p>
          </table:table-cell>
          <table:table-cell table:formula="of:=ROUND([.D115])" office:value-type="float" office:value="15" calcext:value-type="float">
            <text:p>15</text:p>
          </table:table-cell>
          <table:table-cell table:formula="of:=[.E115]+[.$C$5]" office:value-type="float" office:value="142" calcext:value-type="float">
            <text:p>142</text:p>
          </table:table-cell>
          <table:table-cell table:formula="of:=DEC2HEX([.F115])" office:value-type="string" office:string-value="8E" calcext:value-type="string">
            <text:p>8E</text:p>
          </table:table-cell>
          <table:table-cell table:formula="of:=CONCATENATE(&quot;x&quot;;[.G115];&quot;,&quot;)" office:value-type="string" office:string-value="x8E," calcext:value-type="string">
            <text:p>x8E,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A116]*[.$C$15]" office:value-type="float" office:value="3.05759285001787" calcext:value-type="float">
            <text:p>3.058</text:p>
          </table:table-cell>
          <table:table-cell table:formula="of:=SIN([.B116])" office:value-type="float" office:value="0.0839010551096497" calcext:value-type="float">
            <text:p>0.084</text:p>
          </table:table-cell>
          <table:table-cell table:formula="of:=[.$C$5]*[.C116]" office:value-type="float" office:value="10.6554339989255" calcext:value-type="float">
            <text:p>10.655</text:p>
          </table:table-cell>
          <table:table-cell table:formula="of:=ROUND([.D116])" office:value-type="float" office:value="11" calcext:value-type="float">
            <text:p>11</text:p>
          </table:table-cell>
          <table:table-cell table:formula="of:=[.E116]+[.$C$5]" office:value-type="float" office:value="138" calcext:value-type="float">
            <text:p>138</text:p>
          </table:table-cell>
          <table:table-cell table:formula="of:=DEC2HEX([.F116])" office:value-type="string" office:string-value="8A" calcext:value-type="string">
            <text:p>8A</text:p>
          </table:table-cell>
          <table:table-cell table:formula="of:=CONCATENATE(&quot;x&quot;;[.G116];&quot;,&quot;)" office:value-type="string" office:string-value="x8A," calcext:value-type="string">
            <text:p>x8A,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A117]*[.$C$15]" office:value-type="float" office:value="3.09119277144664" calcext:value-type="float">
            <text:p>3.091</text:p>
          </table:table-cell>
          <table:table-cell table:formula="of:=SIN([.B117])" office:value-type="float" office:value="0.050378547658657" calcext:value-type="float">
            <text:p>0.050</text:p>
          </table:table-cell>
          <table:table-cell table:formula="of:=[.$C$5]*[.C117]" office:value-type="float" office:value="6.39807555264945" calcext:value-type="float">
            <text:p>6.398</text:p>
          </table:table-cell>
          <table:table-cell table:formula="of:=ROUND([.D117])" office:value-type="float" office:value="6" calcext:value-type="float">
            <text:p>6</text:p>
          </table:table-cell>
          <table:table-cell table:formula="of:=[.E117]+[.$C$5]" office:value-type="float" office:value="133" calcext:value-type="float">
            <text:p>133</text:p>
          </table:table-cell>
          <table:table-cell table:formula="of:=DEC2HEX([.F117])" office:value-type="string" office:string-value="85" calcext:value-type="string">
            <text:p>85</text:p>
          </table:table-cell>
          <table:table-cell table:formula="of:=CONCATENATE(&quot;x&quot;;[.G117];&quot;,&quot;)" office:value-type="string" office:string-value="x85," calcext:value-type="string">
            <text:p>x85,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A118]*[.$C$15]" office:value-type="float" office:value="3.12479269287541" calcext:value-type="float">
            <text:p>3.125</text:p>
          </table:table-cell>
          <table:table-cell table:formula="of:=SIN([.B118])" office:value-type="float" office:value="0.0167991704590804" calcext:value-type="float">
            <text:p>0.017</text:p>
          </table:table-cell>
          <table:table-cell table:formula="of:=[.$C$5]*[.C118]" office:value-type="float" office:value="2.13349464830321" calcext:value-type="float">
            <text:p>2.133</text:p>
          </table:table-cell>
          <table:table-cell table:formula="of:=ROUND([.D118])" office:value-type="float" office:value="2" calcext:value-type="float">
            <text:p>2</text:p>
          </table:table-cell>
          <table:table-cell table:formula="of:=[.E118]+[.$C$5]" office:value-type="float" office:value="129" calcext:value-type="float">
            <text:p>129</text:p>
          </table:table-cell>
          <table:table-cell table:formula="of:=DEC2HEX([.F118])" office:value-type="string" office:string-value="81" calcext:value-type="string">
            <text:p>81</text:p>
          </table:table-cell>
          <table:table-cell table:formula="of:=CONCATENATE(&quot;x&quot;;[.G118];&quot;,&quot;)" office:value-type="string" office:string-value="x81," calcext:value-type="string">
            <text:p>x81,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A119]*[.$C$15]" office:value-type="float" office:value="3.15839261430418" calcext:value-type="float">
            <text:p>3.158</text:p>
          </table:table-cell>
          <table:table-cell table:formula="of:=SIN([.B119])" office:value-type="float" office:value="-0.0167991704590801" calcext:value-type="float">
            <text:p>-0.017</text:p>
          </table:table-cell>
          <table:table-cell table:formula="of:=[.$C$5]*[.C119]" office:value-type="float" office:value="-2.13349464830317" calcext:value-type="float">
            <text:p>-2.133</text:p>
          </table:table-cell>
          <table:table-cell table:formula="of:=ROUND([.D119])" office:value-type="float" office:value="-2" calcext:value-type="float">
            <text:p>-2</text:p>
          </table:table-cell>
          <table:table-cell table:formula="of:=[.E119]+[.$C$5]" office:value-type="float" office:value="125" calcext:value-type="float">
            <text:p>125</text:p>
          </table:table-cell>
          <table:table-cell table:formula="of:=DEC2HEX([.F119])" office:value-type="string" office:string-value="7D" calcext:value-type="string">
            <text:p>7D</text:p>
          </table:table-cell>
          <table:table-cell table:formula="of:=CONCATENATE(&quot;x&quot;;[.G119];&quot;,&quot;)" office:value-type="string" office:string-value="x7D," calcext:value-type="string">
            <text:p>x7D,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A120]*[.$C$15]" office:value-type="float" office:value="3.19199253573294" calcext:value-type="float">
            <text:p>3.192</text:p>
          </table:table-cell>
          <table:table-cell table:formula="of:=SIN([.B120])" office:value-type="float" office:value="-0.0503785476586564" calcext:value-type="float">
            <text:p>-0.050</text:p>
          </table:table-cell>
          <table:table-cell table:formula="of:=[.$C$5]*[.C120]" office:value-type="float" office:value="-6.39807555264936" calcext:value-type="float">
            <text:p>-6.398</text:p>
          </table:table-cell>
          <table:table-cell table:formula="of:=ROUND([.D120])" office:value-type="float" office:value="-6" calcext:value-type="float">
            <text:p>-6</text:p>
          </table:table-cell>
          <table:table-cell table:formula="of:=[.E120]+[.$C$5]" office:value-type="float" office:value="121" calcext:value-type="float">
            <text:p>121</text:p>
          </table:table-cell>
          <table:table-cell table:formula="of:=DEC2HEX([.F120])" office:value-type="string" office:string-value="79" calcext:value-type="string">
            <text:p>79</text:p>
          </table:table-cell>
          <table:table-cell table:formula="of:=CONCATENATE(&quot;x&quot;;[.G120];&quot;,&quot;)" office:value-type="string" office:string-value="x79," calcext:value-type="string">
            <text:p>x79,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A121]*[.$C$15]" office:value-type="float" office:value="3.22559245716171" calcext:value-type="float">
            <text:p>3.226</text:p>
          </table:table-cell>
          <table:table-cell table:formula="of:=SIN([.B121])" office:value-type="float" office:value="-0.08390105510965" calcext:value-type="float">
            <text:p>-0.084</text:p>
          </table:table-cell>
          <table:table-cell table:formula="of:=[.$C$5]*[.C121]" office:value-type="float" office:value="-10.6554339989256" calcext:value-type="float">
            <text:p>-10.655</text:p>
          </table:table-cell>
          <table:table-cell table:formula="of:=ROUND([.D121])" office:value-type="float" office:value="-11" calcext:value-type="float">
            <text:p>-11</text:p>
          </table:table-cell>
          <table:table-cell table:formula="of:=[.E121]+[.$C$5]" office:value-type="float" office:value="116" calcext:value-type="float">
            <text:p>116</text:p>
          </table:table-cell>
          <table:table-cell table:formula="of:=DEC2HEX([.F121])" office:value-type="string" office:string-value="74" calcext:value-type="string">
            <text:p>74</text:p>
          </table:table-cell>
          <table:table-cell table:formula="of:=CONCATENATE(&quot;x&quot;;[.G121];&quot;,&quot;)" office:value-type="string" office:string-value="x74," calcext:value-type="string">
            <text:p>x74,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A122]*[.$C$15]" office:value-type="float" office:value="3.25919237859048" calcext:value-type="float">
            <text:p>3.259</text:p>
          </table:table-cell>
          <table:table-cell table:formula="of:=SIN([.B122])" office:value-type="float" office:value="-0.117328850979389" calcext:value-type="float">
            <text:p>-0.117</text:p>
          </table:table-cell>
          <table:table-cell table:formula="of:=[.$C$5]*[.C122]" office:value-type="float" office:value="-14.9007640743823" calcext:value-type="float">
            <text:p>-14.901</text:p>
          </table:table-cell>
          <table:table-cell table:formula="of:=ROUND([.D122])" office:value-type="float" office:value="-15" calcext:value-type="float">
            <text:p>-15</text:p>
          </table:table-cell>
          <table:table-cell table:formula="of:=[.E122]+[.$C$5]" office:value-type="float" office:value="112" calcext:value-type="float">
            <text:p>112</text:p>
          </table:table-cell>
          <table:table-cell table:formula="of:=DEC2HEX([.F122])" office:value-type="string" office:string-value="70" calcext:value-type="string">
            <text:p>70</text:p>
          </table:table-cell>
          <table:table-cell table:formula="of:=CONCATENATE(&quot;x&quot;;[.G122];&quot;,&quot;)" office:value-type="string" office:string-value="x70," calcext:value-type="string">
            <text:p>x70,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A123]*[.$C$15]" office:value-type="float" office:value="3.29279230001925" calcext:value-type="float">
            <text:p>3.293</text:p>
          </table:table-cell>
          <table:table-cell table:formula="of:=SIN([.B123])" office:value-type="float" office:value="-0.150624200350232" calcext:value-type="float">
            <text:p>-0.151</text:p>
          </table:table-cell>
          <table:table-cell table:formula="of:=[.$C$5]*[.C123]" office:value-type="float" office:value="-19.1292734444794" calcext:value-type="float">
            <text:p>-19.129</text:p>
          </table:table-cell>
          <table:table-cell table:formula="of:=ROUND([.D123])" office:value-type="float" office:value="-19" calcext:value-type="float">
            <text:p>-19</text:p>
          </table:table-cell>
          <table:table-cell table:formula="of:=[.E123]+[.$C$5]" office:value-type="float" office:value="108" calcext:value-type="float">
            <text:p>108</text:p>
          </table:table-cell>
          <table:table-cell table:formula="of:=DEC2HEX([.F123])" office:value-type="string" office:string-value="6C" calcext:value-type="string">
            <text:p>6C</text:p>
          </table:table-cell>
          <table:table-cell table:formula="of:=CONCATENATE(&quot;x&quot;;[.G123];&quot;,&quot;)" office:value-type="string" office:string-value="x6C," calcext:value-type="string">
            <text:p>x6C,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A124]*[.$C$15]" office:value-type="float" office:value="3.32639222144802" calcext:value-type="float">
            <text:p>3.326</text:p>
          </table:table-cell>
          <table:table-cell table:formula="of:=SIN([.B124])" office:value-type="float" office:value="-0.18374951781657" calcext:value-type="float">
            <text:p>-0.184</text:p>
          </table:table-cell>
          <table:table-cell table:formula="of:=[.$C$5]*[.C124]" office:value-type="float" office:value="-23.3361887627044" calcext:value-type="float">
            <text:p>-23.336</text:p>
          </table:table-cell>
          <table:table-cell table:formula="of:=ROUND([.D124])" office:value-type="float" office:value="-23" calcext:value-type="float">
            <text:p>-23</text:p>
          </table:table-cell>
          <table:table-cell table:formula="of:=[.E124]+[.$C$5]" office:value-type="float" office:value="104" calcext:value-type="float">
            <text:p>104</text:p>
          </table:table-cell>
          <table:table-cell table:formula="of:=DEC2HEX([.F124])" office:value-type="string" office:string-value="68" calcext:value-type="string">
            <text:p>68</text:p>
          </table:table-cell>
          <table:table-cell table:formula="of:=CONCATENATE(&quot;x&quot;;[.G124];&quot;,&quot;)" office:value-type="string" office:string-value="x68," calcext:value-type="string">
            <text:p>x68,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125]*[.$C$15]" office:value-type="float" office:value="3.35999214287678" calcext:value-type="float">
            <text:p>3.360</text:p>
          </table:table-cell>
          <table:table-cell table:formula="of:=SIN([.B125])" office:value-type="float" office:value="-0.216667409913057" calcext:value-type="float">
            <text:p>-0.217</text:p>
          </table:table-cell>
          <table:table-cell table:formula="of:=[.$C$5]*[.C125]" office:value-type="float" office:value="-27.5167610589582" calcext:value-type="float">
            <text:p>-27.517</text:p>
          </table:table-cell>
          <table:table-cell table:formula="of:=ROUND([.D125])" office:value-type="float" office:value="-28" calcext:value-type="float">
            <text:p>-28</text:p>
          </table:table-cell>
          <table:table-cell table:formula="of:=[.E125]+[.$C$5]" office:value-type="float" office:value="99" calcext:value-type="float">
            <text:p>99</text:p>
          </table:table-cell>
          <table:table-cell table:formula="of:=DEC2HEX([.F125])" office:value-type="string" office:string-value="63" calcext:value-type="string">
            <text:p>63</text:p>
          </table:table-cell>
          <table:table-cell table:formula="of:=CONCATENATE(&quot;x&quot;;[.G125];&quot;,&quot;)" office:value-type="string" office:string-value="x63," calcext:value-type="string">
            <text:p>x63,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[.A126]*[.$C$15]" office:value-type="float" office:value="3.39359206430555" calcext:value-type="float">
            <text:p>3.394</text:p>
          </table:table-cell>
          <table:table-cell table:formula="of:=SIN([.B126])" office:value-type="float" office:value="-0.249340717326167" calcext:value-type="float">
            <text:p>-0.249</text:p>
          </table:table-cell>
          <table:table-cell table:formula="of:=[.$C$5]*[.C126]" office:value-type="float" office:value="-31.6662711004232" calcext:value-type="float">
            <text:p>-31.666</text:p>
          </table:table-cell>
          <table:table-cell table:formula="of:=ROUND([.D126])" office:value-type="float" office:value="-32" calcext:value-type="float">
            <text:p>-32</text:p>
          </table:table-cell>
          <table:table-cell table:formula="of:=[.E126]+[.$C$5]" office:value-type="float" office:value="95" calcext:value-type="float">
            <text:p>95</text:p>
          </table:table-cell>
          <table:table-cell table:formula="of:=DEC2HEX([.F126])" office:value-type="string" office:string-value="5F" calcext:value-type="string">
            <text:p>5F</text:p>
          </table:table-cell>
          <table:table-cell table:formula="of:=CONCATENATE(&quot;x&quot;;[.G126];&quot;,&quot;)" office:value-type="string" office:string-value="x5F," calcext:value-type="string">
            <text:p>x5F,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[.A127]*[.$C$15]" office:value-type="float" office:value="3.42719198573432" calcext:value-type="float">
            <text:p>3.427</text:p>
          </table:table-cell>
          <table:table-cell table:formula="of:=SIN([.B127])" office:value-type="float" office:value="-0.281732556841429" calcext:value-type="float">
            <text:p>-0.282</text:p>
          </table:table-cell>
          <table:table-cell table:formula="of:=[.$C$5]*[.C127]" office:value-type="float" office:value="-35.7800347188615" calcext:value-type="float">
            <text:p>-35.780</text:p>
          </table:table-cell>
          <table:table-cell table:formula="of:=ROUND([.D127])" office:value-type="float" office:value="-36" calcext:value-type="float">
            <text:p>-36</text:p>
          </table:table-cell>
          <table:table-cell table:formula="of:=[.E127]+[.$C$5]" office:value-type="float" office:value="91" calcext:value-type="float">
            <text:p>91</text:p>
          </table:table-cell>
          <table:table-cell table:formula="of:=DEC2HEX([.F127])" office:value-type="string" office:string-value="5B" calcext:value-type="string">
            <text:p>5B</text:p>
          </table:table-cell>
          <table:table-cell table:formula="of:=CONCATENATE(&quot;x&quot;;[.G127];&quot;,&quot;)" office:value-type="string" office:string-value="x5B," calcext:value-type="string">
            <text:p>x5B,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[.A128]*[.$C$15]" office:value-type="float" office:value="3.46079190716309" calcext:value-type="float">
            <text:p>3.461</text:p>
          </table:table-cell>
          <table:table-cell table:formula="of:=SIN([.B128])" office:value-type="float" office:value="-0.313806362978992" calcext:value-type="float">
            <text:p>-0.314</text:p>
          </table:table-cell>
          <table:table-cell table:formula="of:=[.$C$5]*[.C128]" office:value-type="float" office:value="-39.853408098332" calcext:value-type="float">
            <text:p>-39.853</text:p>
          </table:table-cell>
          <table:table-cell table:formula="of:=ROUND([.D128])" office:value-type="float" office:value="-40" calcext:value-type="float">
            <text:p>-40</text:p>
          </table:table-cell>
          <table:table-cell table:formula="of:=[.E128]+[.$C$5]" office:value-type="float" office:value="87" calcext:value-type="float">
            <text:p>87</text:p>
          </table:table-cell>
          <table:table-cell table:formula="of:=DEC2HEX([.F128])" office:value-type="string" office:string-value="57" calcext:value-type="string">
            <text:p>57</text:p>
          </table:table-cell>
          <table:table-cell table:formula="of:=CONCATENATE(&quot;x&quot;;[.G128];&quot;,&quot;)" office:value-type="string" office:string-value="x57," calcext:value-type="string">
            <text:p>x57,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[.A129]*[.$C$15]" office:value-type="float" office:value="3.49439182859186" calcext:value-type="float">
            <text:p>3.494</text:p>
          </table:table-cell>
          <table:table-cell table:formula="of:=SIN([.B129])" office:value-type="float" office:value="-0.345525929270507" calcext:value-type="float">
            <text:p>-0.346</text:p>
          </table:table-cell>
          <table:table-cell table:formula="of:=[.$C$5]*[.C129]" office:value-type="float" office:value="-43.8817930173544" calcext:value-type="float">
            <text:p>-43.882</text:p>
          </table:table-cell>
          <table:table-cell table:formula="of:=ROUND([.D129])" office:value-type="float" office:value="-44" calcext:value-type="float">
            <text:p>-44</text:p>
          </table:table-cell>
          <table:table-cell table:formula="of:=[.E129]+[.$C$5]" office:value-type="float" office:value="83" calcext:value-type="float">
            <text:p>83</text:p>
          </table:table-cell>
          <table:table-cell table:formula="of:=DEC2HEX([.F129])" office:value-type="string" office:string-value="53" calcext:value-type="string">
            <text:p>53</text:p>
          </table:table-cell>
          <table:table-cell table:formula="of:=CONCATENATE(&quot;x&quot;;[.G129];&quot;,&quot;)" office:value-type="string" office:string-value="x53," calcext:value-type="string">
            <text:p>x53,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[.A130]*[.$C$15]" office:value-type="float" office:value="3.52799175002062" calcext:value-type="float">
            <text:p>3.528</text:p>
          </table:table-cell>
          <table:table-cell table:formula="of:=SIN([.B130])" office:value-type="float" office:value="-0.376855449130751" calcext:value-type="float">
            <text:p>-0.377</text:p>
          </table:table-cell>
          <table:table-cell table:formula="of:=[.$C$5]*[.C130]" office:value-type="float" office:value="-47.8606420396054" calcext:value-type="float">
            <text:p>-47.861</text:p>
          </table:table-cell>
          <table:table-cell table:formula="of:=ROUND([.D130])" office:value-type="float" office:value="-48" calcext:value-type="float">
            <text:p>-48</text:p>
          </table:table-cell>
          <table:table-cell table:formula="of:=[.E130]+[.$C$5]" office:value-type="float" office:value="79" calcext:value-type="float">
            <text:p>79</text:p>
          </table:table-cell>
          <table:table-cell table:formula="of:=DEC2HEX([.F130])" office:value-type="string" office:string-value="4F" calcext:value-type="string">
            <text:p>4F</text:p>
          </table:table-cell>
          <table:table-cell table:formula="of:=CONCATENATE(&quot;x&quot;;[.G130];&quot;,&quot;)" office:value-type="string" office:string-value="x4F," calcext:value-type="string">
            <text:p>x4F,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[.A131]*[.$C$15]" office:value-type="float" office:value="3.56159167144939" calcext:value-type="float">
            <text:p>3.562</text:p>
          </table:table-cell>
          <table:table-cell table:formula="of:=SIN([.B131])" office:value-type="float" office:value="-0.407759556277834" calcext:value-type="float">
            <text:p>-0.408</text:p>
          </table:table-cell>
          <table:table-cell table:formula="of:=[.$C$5]*[.C131]" office:value-type="float" office:value="-51.785463647285" calcext:value-type="float">
            <text:p>-51.785</text:p>
          </table:table-cell>
          <table:table-cell table:formula="of:=ROUND([.D131])" office:value-type="float" office:value="-52" calcext:value-type="float">
            <text:p>-52</text:p>
          </table:table-cell>
          <table:table-cell table:formula="of:=[.E131]+[.$C$5]" office:value-type="float" office:value="75" calcext:value-type="float">
            <text:p>75</text:p>
          </table:table-cell>
          <table:table-cell table:formula="of:=DEC2HEX([.F131])" office:value-type="string" office:string-value="4B" calcext:value-type="string">
            <text:p>4B</text:p>
          </table:table-cell>
          <table:table-cell table:formula="of:=CONCATENATE(&quot;x&quot;;[.G131];&quot;,&quot;)" office:value-type="string" office:string-value="x4B," calcext:value-type="string">
            <text:p>x4B,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[.A132]*[.$C$15]" office:value-type="float" office:value="3.59519159287816" calcext:value-type="float">
            <text:p>3.595</text:p>
          </table:table-cell>
          <table:table-cell table:formula="of:=SIN([.B132])" office:value-type="float" office:value="-0.438203364656375" calcext:value-type="float">
            <text:p>-0.438</text:p>
          </table:table-cell>
          <table:table-cell table:formula="of:=[.$C$5]*[.C132]" office:value-type="float" office:value="-55.6518273113596" calcext:value-type="float">
            <text:p>-55.652</text:p>
          </table:table-cell>
          <table:table-cell table:formula="of:=ROUND([.D132])" office:value-type="float" office:value="-56" calcext:value-type="float">
            <text:p>-56</text:p>
          </table:table-cell>
          <table:table-cell table:formula="of:=[.E132]+[.$C$5]" office:value-type="float" office:value="71" calcext:value-type="float">
            <text:p>71</text:p>
          </table:table-cell>
          <table:table-cell table:formula="of:=DEC2HEX([.F132])" office:value-type="string" office:string-value="47" calcext:value-type="string">
            <text:p>47</text:p>
          </table:table-cell>
          <table:table-cell table:formula="of:=CONCATENATE(&quot;x&quot;;[.G132];&quot;,&quot;)" office:value-type="string" office:string-value="x47," calcext:value-type="string">
            <text:p>x47,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[.A133]*[.$C$15]" office:value-type="float" office:value="3.62879151430693" calcext:value-type="float">
            <text:p>3.629</text:p>
          </table:table-cell>
          <table:table-cell table:formula="of:=SIN([.B133])" office:value-type="float" office:value="-0.468152507818571" calcext:value-type="float">
            <text:p>-0.468</text:p>
          </table:table-cell>
          <table:table-cell table:formula="of:=[.$C$5]*[.C133]" office:value-type="float" office:value="-59.4553684929586" calcext:value-type="float">
            <text:p>-59.455</text:p>
          </table:table-cell>
          <table:table-cell table:formula="of:=ROUND([.D133])" office:value-type="float" office:value="-59" calcext:value-type="float">
            <text:p>-59</text:p>
          </table:table-cell>
          <table:table-cell table:formula="of:=[.E133]+[.$C$5]" office:value-type="float" office:value="68" calcext:value-type="float">
            <text:p>68</text:p>
          </table:table-cell>
          <table:table-cell table:formula="of:=DEC2HEX([.F133])" office:value-type="string" office:string-value="44" calcext:value-type="string">
            <text:p>44</text:p>
          </table:table-cell>
          <table:table-cell table:formula="of:=CONCATENATE(&quot;x&quot;;[.G133];&quot;,&quot;)" office:value-type="string" office:string-value="x44," calcext:value-type="string">
            <text:p>x44,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[.A134]*[.$C$15]" office:value-type="float" office:value="3.66239143573569" calcext:value-type="float">
            <text:p>3.662</text:p>
          </table:table-cell>
          <table:table-cell table:formula="of:=SIN([.B134])" office:value-type="float" office:value="-0.497573177718716" calcext:value-type="float">
            <text:p>-0.498</text:p>
          </table:table-cell>
          <table:table-cell table:formula="of:=[.$C$5]*[.C134]" office:value-type="float" office:value="-63.1917935702769" calcext:value-type="float">
            <text:p>-63.192</text:p>
          </table:table-cell>
          <table:table-cell table:formula="of:=ROUND([.D134])" office:value-type="float" office:value="-63" calcext:value-type="float">
            <text:p>-63</text:p>
          </table:table-cell>
          <table:table-cell table:formula="of:=[.E134]+[.$C$5]" office:value-type="float" office:value="64" calcext:value-type="float">
            <text:p>64</text:p>
          </table:table-cell>
          <table:table-cell table:formula="of:=DEC2HEX([.F134])" office:value-type="string" office:string-value="40" calcext:value-type="string">
            <text:p>40</text:p>
          </table:table-cell>
          <table:table-cell table:formula="of:=CONCATENATE(&quot;x&quot;;[.G134];&quot;,&quot;)" office:value-type="string" office:string-value="x40," calcext:value-type="string">
            <text:p>x40,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[.A135]*[.$C$15]" office:value-type="float" office:value="3.69599135716446" calcext:value-type="float">
            <text:p>3.696</text:p>
          </table:table-cell>
          <table:table-cell table:formula="of:=SIN([.B135])" office:value-type="float" office:value="-0.526432162877356" calcext:value-type="float">
            <text:p>-0.526</text:p>
          </table:table-cell>
          <table:table-cell table:formula="of:=[.$C$5]*[.C135]" office:value-type="float" office:value="-66.8568846854242" calcext:value-type="float">
            <text:p>-66.857</text:p>
          </table:table-cell>
          <table:table-cell table:formula="of:=ROUND([.D135])" office:value-type="float" office:value="-67" calcext:value-type="float">
            <text:p>-67</text:p>
          </table:table-cell>
          <table:table-cell table:formula="of:=[.E135]+[.$C$5]" office:value-type="float" office:value="60" calcext:value-type="float">
            <text:p>60</text:p>
          </table:table-cell>
          <table:table-cell table:formula="of:=DEC2HEX([.F135])" office:value-type="string" office:string-value="3C" calcext:value-type="string">
            <text:p>3C</text:p>
          </table:table-cell>
          <table:table-cell table:formula="of:=CONCATENATE(&quot;x&quot;;[.G135];&quot;,&quot;)" office:value-type="string" office:string-value="x3C," calcext:value-type="string">
            <text:p>x3C,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[.A136]*[.$C$15]" office:value-type="float" office:value="3.72959127859323" calcext:value-type="float">
            <text:p>3.730</text:p>
          </table:table-cell>
          <table:table-cell table:formula="of:=SIN([.B136])" office:value-type="float" office:value="-0.554696885872024" calcext:value-type="float">
            <text:p>-0.555</text:p>
          </table:table-cell>
          <table:table-cell table:formula="of:=[.$C$5]*[.C136]" office:value-type="float" office:value="-70.446504505747" calcext:value-type="float">
            <text:p>-70.447</text:p>
          </table:table-cell>
          <table:table-cell table:formula="of:=ROUND([.D136])" office:value-type="float" office:value="-70" calcext:value-type="float">
            <text:p>-70</text:p>
          </table:table-cell>
          <table:table-cell table:formula="of:=[.E136]+[.$C$5]" office:value-type="float" office:value="57" calcext:value-type="float">
            <text:p>57</text:p>
          </table:table-cell>
          <table:table-cell table:formula="of:=DEC2HEX([.F136])" office:value-type="string" office:string-value="39" calcext:value-type="string">
            <text:p>39</text:p>
          </table:table-cell>
          <table:table-cell table:formula="of:=CONCATENATE(&quot;x&quot;;[.G136];&quot;,&quot;)" office:value-type="string" office:string-value="x39," calcext:value-type="string">
            <text:p>x39,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[.A137]*[.$C$15]" office:value-type="float" office:value="3.763191200022" calcext:value-type="float">
            <text:p>3.763</text:p>
          </table:table-cell>
          <table:table-cell table:formula="of:=SIN([.B137])" office:value-type="float" office:value="-0.582335440112214" calcext:value-type="float">
            <text:p>-0.582</text:p>
          </table:table-cell>
          <table:table-cell table:formula="of:=[.$C$5]*[.C137]" office:value-type="float" office:value="-73.9566008942511" calcext:value-type="float">
            <text:p>-73.957</text:p>
          </table:table-cell>
          <table:table-cell table:formula="of:=ROUND([.D137])" office:value-type="float" office:value="-74" calcext:value-type="float">
            <text:p>-74</text:p>
          </table:table-cell>
          <table:table-cell table:formula="of:=[.E137]+[.$C$5]" office:value-type="float" office:value="53" calcext:value-type="float">
            <text:p>53</text:p>
          </table:table-cell>
          <table:table-cell table:formula="of:=DEC2HEX([.F137])" office:value-type="string" office:string-value="35" calcext:value-type="string">
            <text:p>35</text:p>
          </table:table-cell>
          <table:table-cell table:formula="of:=CONCATENATE(&quot;x&quot;;[.G137];&quot;,&quot;)" office:value-type="string" office:string-value="x35," calcext:value-type="string">
            <text:p>x35,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[.A138]*[.$C$15]" office:value-type="float" office:value="3.79679112145077" calcext:value-type="float">
            <text:p>3.797</text:p>
          </table:table-cell>
          <table:table-cell table:formula="of:=SIN([.B138])" office:value-type="float" office:value="-0.609316625857084" calcext:value-type="float">
            <text:p>-0.609</text:p>
          </table:table-cell>
          <table:table-cell table:formula="of:=[.$C$5]*[.C138]" office:value-type="float" office:value="-77.3832114838497" calcext:value-type="float">
            <text:p>-77.383</text:p>
          </table:table-cell>
          <table:table-cell table:formula="of:=ROUND([.D138])" office:value-type="float" office:value="-77" calcext:value-type="float">
            <text:p>-77</text:p>
          </table:table-cell>
          <table:table-cell table:formula="of:=[.E138]+[.$C$5]" office:value-type="float" office:value="50" calcext:value-type="float">
            <text:p>50</text:p>
          </table:table-cell>
          <table:table-cell table:formula="of:=DEC2HEX([.F138])" office:value-type="string" office:string-value="32" calcext:value-type="string">
            <text:p>32</text:p>
          </table:table-cell>
          <table:table-cell table:formula="of:=CONCATENATE(&quot;x&quot;;[.G138];&quot;,&quot;)" office:value-type="string" office:string-value="x32," calcext:value-type="string">
            <text:p>x32,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[.A139]*[.$C$15]" office:value-type="float" office:value="3.83039104287953" calcext:value-type="float">
            <text:p>3.830</text:p>
          </table:table-cell>
          <table:table-cell table:formula="of:=SIN([.B139])" office:value-type="float" office:value="-0.635609985435243" calcext:value-type="float">
            <text:p>-0.636</text:p>
          </table:table-cell>
          <table:table-cell table:formula="of:=[.$C$5]*[.C139]" office:value-type="float" office:value="-80.7224681502759" calcext:value-type="float">
            <text:p>-80.722</text:p>
          </table:table-cell>
          <table:table-cell table:formula="of:=ROUND([.D139])" office:value-type="float" office:value="-81" calcext:value-type="float">
            <text:p>-81</text:p>
          </table:table-cell>
          <table:table-cell table:formula="of:=[.E139]+[.$C$5]" office:value-type="float" office:value="46" calcext:value-type="float">
            <text:p>46</text:p>
          </table:table-cell>
          <table:table-cell table:formula="of:=DEC2HEX([.F139])" office:value-type="string" office:string-value="2E" calcext:value-type="string">
            <text:p>2E</text:p>
          </table:table-cell>
          <table:table-cell table:formula="of:=CONCATENATE(&quot;x&quot;;[.G139];&quot;,&quot;)" office:value-type="string" office:string-value="x2E," calcext:value-type="string">
            <text:p>x2E,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[.A140]*[.$C$15]" office:value-type="float" office:value="3.8639909643083" calcext:value-type="float">
            <text:p>3.864</text:p>
          </table:table-cell>
          <table:table-cell table:formula="of:=SIN([.B140])" office:value-type="float" office:value="-0.661185837626843" calcext:value-type="float">
            <text:p>-0.661</text:p>
          </table:table-cell>
          <table:table-cell table:formula="of:=[.$C$5]*[.C140]" office:value-type="float" office:value="-83.9706013786091" calcext:value-type="float">
            <text:p>-83.971</text:p>
          </table:table-cell>
          <table:table-cell table:formula="of:=ROUND([.D140])" office:value-type="float" office:value="-84" calcext:value-type="float">
            <text:p>-84</text:p>
          </table:table-cell>
          <table:table-cell table:formula="of:=[.E140]+[.$C$5]" office:value-type="float" office:value="43" calcext:value-type="float">
            <text:p>43</text:p>
          </table:table-cell>
          <table:table-cell table:formula="of:=DEC2HEX([.F140])" office:value-type="string" office:string-value="2B" calcext:value-type="string">
            <text:p>2B</text:p>
          </table:table-cell>
          <table:table-cell table:formula="of:=CONCATENATE(&quot;x&quot;;[.G140];&quot;,&quot;)" office:value-type="string" office:string-value="x2B," calcext:value-type="string">
            <text:p>x2B,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[.A141]*[.$C$15]" office:value-type="float" office:value="3.89759088573707" calcext:value-type="float">
            <text:p>3.898</text:p>
          </table:table-cell>
          <table:table-cell table:formula="of:=SIN([.B141])" office:value-type="float" office:value="-0.686015311169183" calcext:value-type="float">
            <text:p>-0.686</text:p>
          </table:table-cell>
          <table:table-cell table:formula="of:=[.$C$5]*[.C141]" office:value-type="float" office:value="-87.1239445184862" calcext:value-type="float">
            <text:p>-87.124</text:p>
          </table:table-cell>
          <table:table-cell table:formula="of:=ROUND([.D141])" office:value-type="float" office:value="-87" calcext:value-type="float">
            <text:p>-87</text:p>
          </table:table-cell>
          <table:table-cell table:formula="of:=[.E141]+[.$C$5]" office:value-type="float" office:value="40" calcext:value-type="float">
            <text:p>40</text:p>
          </table:table-cell>
          <table:table-cell table:formula="of:=DEC2HEX([.F141])" office:value-type="string" office:string-value="28" calcext:value-type="string">
            <text:p>28</text:p>
          </table:table-cell>
          <table:table-cell table:formula="of:=CONCATENATE(&quot;x&quot;;[.G141];&quot;,&quot;)" office:value-type="string" office:string-value="x28," calcext:value-type="string">
            <text:p>x28,</text:p>
          </table:table-cell>
          <table:table-cell table:number-columns-repeated="4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[.A142]*[.$C$15]" office:value-type="float" office:value="3.93119080716584" calcext:value-type="float">
            <text:p>3.931</text:p>
          </table:table-cell>
          <table:table-cell table:formula="of:=SIN([.B142])" office:value-type="float" office:value="-0.71007037734799" calcext:value-type="float">
            <text:p>-0.710</text:p>
          </table:table-cell>
          <table:table-cell table:formula="of:=[.$C$5]*[.C142]" office:value-type="float" office:value="-90.1789379231947" calcext:value-type="float">
            <text:p>-90.179</text:p>
          </table:table-cell>
          <table:table-cell table:formula="of:=ROUND([.D142])" office:value-type="float" office:value="-90" calcext:value-type="float">
            <text:p>-90</text:p>
          </table:table-cell>
          <table:table-cell table:formula="of:=[.E142]+[.$C$5]" office:value-type="float" office:value="37" calcext:value-type="float">
            <text:p>37</text:p>
          </table:table-cell>
          <table:table-cell table:formula="of:=DEC2HEX([.F142])" office:value-type="string" office:string-value="25" calcext:value-type="string">
            <text:p>25</text:p>
          </table:table-cell>
          <table:table-cell table:formula="of:=CONCATENATE(&quot;x&quot;;[.G142];&quot;,&quot;)" office:value-type="string" office:string-value="x25," calcext:value-type="string">
            <text:p>x25,</text:p>
          </table:table-cell>
          <table:table-cell table:number-columns-repeated="4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[.A143]*[.$C$15]" office:value-type="float" office:value="3.9647907285946" calcext:value-type="float">
            <text:p>3.965</text:p>
          </table:table-cell>
          <table:table-cell table:formula="of:=SIN([.B143])" office:value-type="float" office:value="-0.73332388163759" calcext:value-type="float">
            <text:p>-0.733</text:p>
          </table:table-cell>
          <table:table-cell table:formula="of:=[.$C$5]*[.C143]" office:value-type="float" office:value="-93.132132967974" calcext:value-type="float">
            <text:p>-93.132</text:p>
          </table:table-cell>
          <table:table-cell table:formula="of:=ROUND([.D143])" office:value-type="float" office:value="-93" calcext:value-type="float">
            <text:p>-93</text:p>
          </table:table-cell>
          <table:table-cell table:formula="of:=[.E143]+[.$C$5]" office:value-type="float" office:value="34" calcext:value-type="float">
            <text:p>34</text:p>
          </table:table-cell>
          <table:table-cell table:formula="of:=DEC2HEX([.F143])" office:value-type="string" office:string-value="22" calcext:value-type="string">
            <text:p>22</text:p>
          </table:table-cell>
          <table:table-cell table:formula="of:=CONCATENATE(&quot;x&quot;;[.G143];&quot;,&quot;)" office:value-type="string" office:string-value="x22," calcext:value-type="string">
            <text:p>x22,</text:p>
          </table:table-cell>
          <table:table-cell table:number-columns-repeated="4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[.A144]*[.$C$15]" office:value-type="float" office:value="3.99839065002337" calcext:value-type="float">
            <text:p>3.998</text:p>
          </table:table-cell>
          <table:table-cell table:formula="of:=SIN([.B144])" office:value-type="float" office:value="-0.755749574354258" calcext:value-type="float">
            <text:p>-0.756</text:p>
          </table:table-cell>
          <table:table-cell table:formula="of:=[.$C$5]*[.C144]" office:value-type="float" office:value="-95.9801959429908" calcext:value-type="float">
            <text:p>-95.980</text:p>
          </table:table-cell>
          <table:table-cell table:formula="of:=ROUND([.D144])" office:value-type="float" office:value="-96" calcext:value-type="float">
            <text:p>-96</text:p>
          </table:table-cell>
          <table:table-cell table:formula="of:=[.E144]+[.$C$5]" office:value-type="float" office:value="31" calcext:value-type="float">
            <text:p>31</text:p>
          </table:table-cell>
          <table:table-cell table:formula="of:=DEC2HEX([.F144])" office:value-type="string" office:string-value="1F" calcext:value-type="string">
            <text:p>1F</text:p>
          </table:table-cell>
          <table:table-cell table:formula="of:=CONCATENATE(&quot;x&quot;;[.G144];&quot;,&quot;)" office:value-type="string" office:string-value="x1F," calcext:value-type="string">
            <text:p>x1F,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A145]*[.$C$15]" office:value-type="float" office:value="4.03199057145214" calcext:value-type="float">
            <text:p>4.032</text:p>
          </table:table-cell>
          <table:table-cell table:formula="of:=SIN([.B145])" office:value-type="float" office:value="-0.777322140288129" calcext:value-type="float">
            <text:p>-0.777</text:p>
          </table:table-cell>
          <table:table-cell table:formula="of:=[.$C$5]*[.C145]" office:value-type="float" office:value="-98.7199118165924" calcext:value-type="float">
            <text:p>-98.720</text:p>
          </table:table-cell>
          <table:table-cell table:formula="of:=ROUND([.D145])" office:value-type="float" office:value="-99" calcext:value-type="float">
            <text:p>-99</text:p>
          </table:table-cell>
          <table:table-cell table:formula="of:=[.E145]+[.$C$5]" office:value-type="float" office:value="28" calcext:value-type="float">
            <text:p>28</text:p>
          </table:table-cell>
          <table:table-cell table:formula="of:=DEC2HEX([.F145])" office:value-type="string" office:string-value="1C" calcext:value-type="string">
            <text:p>1C</text:p>
          </table:table-cell>
          <table:table-cell table:formula="of:=CONCATENATE(&quot;x&quot;;[.G145];&quot;,&quot;)" office:value-type="string" office:string-value="x1C," calcext:value-type="string">
            <text:p>x1C,</text:p>
          </table:table-cell>
          <table:table-cell table:number-columns-repeated="4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[.A146]*[.$C$15]" office:value-type="float" office:value="4.06559049288091" calcext:value-type="float">
            <text:p>4.066</text:p>
          </table:table-cell>
          <table:table-cell table:formula="of:=SIN([.B146])" office:value-type="float" office:value="-0.79801722728024" calcext:value-type="float">
            <text:p>-0.798</text:p>
          </table:table-cell>
          <table:table-cell table:formula="of:=[.$C$5]*[.C146]" office:value-type="float" office:value="-101.34818786459" calcext:value-type="float">
            <text:p>-101.348</text:p>
          </table:table-cell>
          <table:table-cell table:formula="of:=ROUND([.D146])" office:value-type="float" office:value="-101" calcext:value-type="float">
            <text:p>-101</text:p>
          </table:table-cell>
          <table:table-cell table:formula="of:=[.E146]+[.$C$5]" office:value-type="float" office:value="26" calcext:value-type="float">
            <text:p>26</text:p>
          </table:table-cell>
          <table:table-cell table:formula="of:=DEC2HEX([.F146])" office:value-type="string" office:string-value="1A" calcext:value-type="string">
            <text:p>1A</text:p>
          </table:table-cell>
          <table:table-cell table:formula="of:=CONCATENATE(&quot;x&quot;;[.G146];&quot;,&quot;)" office:value-type="string" office:string-value="x1A," calcext:value-type="string">
            <text:p>x1A,</text:p>
          </table:table-cell>
          <table:table-cell table:number-columns-repeated="4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[.A147]*[.$C$15]" office:value-type="float" office:value="4.09919041430968" calcext:value-type="float">
            <text:p>4.099</text:p>
          </table:table-cell>
          <table:table-cell table:formula="of:=SIN([.B147])" office:value-type="float" office:value="-0.817811473712422" calcext:value-type="float">
            <text:p>-0.818</text:p>
          </table:table-cell>
          <table:table-cell table:formula="of:=[.$C$5]*[.C147]" office:value-type="float" office:value="-103.862057161478" calcext:value-type="float">
            <text:p>-103.862</text:p>
          </table:table-cell>
          <table:table-cell table:formula="of:=ROUND([.D147])" office:value-type="float" office:value="-104" calcext:value-type="float">
            <text:p>-104</text:p>
          </table:table-cell>
          <table:table-cell table:formula="of:=[.E147]+[.$C$5]" office:value-type="float" office:value="23" calcext:value-type="float">
            <text:p>23</text:p>
          </table:table-cell>
          <table:table-cell table:formula="of:=DEC2HEX([.F147])" office:value-type="string" office:string-value="17" calcext:value-type="string">
            <text:p>17</text:p>
          </table:table-cell>
          <table:table-cell table:formula="of:=CONCATENATE(&quot;x&quot;;[.G147];&quot;,&quot;)" office:value-type="string" office:string-value="x17," calcext:value-type="string">
            <text:p>x17,</text:p>
          </table:table-cell>
          <table:table-cell table:number-columns-repeated="4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[.A148]*[.$C$15]" office:value-type="float" office:value="4.13279033573844" calcext:value-type="float">
            <text:p>4.133</text:p>
          </table:table-cell>
          <table:table-cell table:formula="of:=SIN([.B148])" office:value-type="float" office:value="-0.836682534879038" calcext:value-type="float">
            <text:p>-0.837</text:p>
          </table:table-cell>
          <table:table-cell table:formula="of:=[.$C$5]*[.C148]" office:value-type="float" office:value="-106.258681929638" calcext:value-type="float">
            <text:p>-106.259</text:p>
          </table:table-cell>
          <table:table-cell table:formula="of:=ROUND([.D148])" office:value-type="float" office:value="-106" calcext:value-type="float">
            <text:p>-106</text:p>
          </table:table-cell>
          <table:table-cell table:formula="of:=[.E148]+[.$C$5]" office:value-type="float" office:value="21" calcext:value-type="float">
            <text:p>21</text:p>
          </table:table-cell>
          <table:table-cell table:formula="of:=DEC2HEX([.F148])" office:value-type="string" office:string-value="15" calcext:value-type="string">
            <text:p>15</text:p>
          </table:table-cell>
          <table:table-cell table:formula="of:=CONCATENATE(&quot;x&quot;;[.G148];&quot;,&quot;)" office:value-type="string" office:string-value="x15," calcext:value-type="string">
            <text:p>x15,</text:p>
          </table:table-cell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[.A149]*[.$C$15]" office:value-type="float" office:value="4.16639025716721" calcext:value-type="float">
            <text:p>4.166</text:p>
          </table:table-cell>
          <table:table-cell table:formula="of:=SIN([.B149])" office:value-type="float" office:value="-0.854609108210761" calcext:value-type="float">
            <text:p>-0.855</text:p>
          </table:table-cell>
          <table:table-cell table:formula="of:=[.$C$5]*[.C149]" office:value-type="float" office:value="-108.535356742767" calcext:value-type="float">
            <text:p>-108.535</text:p>
          </table:table-cell>
          <table:table-cell table:formula="of:=ROUND([.D149])" office:value-type="float" office:value="-109" calcext:value-type="float">
            <text:p>-109</text:p>
          </table:table-cell>
          <table:table-cell table:formula="of:=[.E149]+[.$C$5]" office:value-type="float" office:value="18" calcext:value-type="float">
            <text:p>18</text:p>
          </table:table-cell>
          <table:table-cell table:formula="of:=DEC2HEX([.F149])" office:value-type="string" office:string-value="12" calcext:value-type="string">
            <text:p>12</text:p>
          </table:table-cell>
          <table:table-cell table:formula="of:=CONCATENATE(&quot;x&quot;;[.G149];&quot;,&quot;)" office:value-type="string" office:string-value="x12," calcext:value-type="string">
            <text:p>x12,</text:p>
          </table:table-cell>
          <table:table-cell table:number-columns-repeated="4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[.A150]*[.$C$15]" office:value-type="float" office:value="4.19999017859598" calcext:value-type="float">
            <text:p>4.200</text:p>
          </table:table-cell>
          <table:table-cell table:formula="of:=SIN([.B150])" office:value-type="float" office:value="-0.87157095732195" calcext:value-type="float">
            <text:p>-0.872</text:p>
          </table:table-cell>
          <table:table-cell table:formula="of:=[.$C$5]*[.C150]" office:value-type="float" office:value="-110.689511579888" calcext:value-type="float">
            <text:p>-110.690</text:p>
          </table:table-cell>
          <table:table-cell table:formula="of:=ROUND([.D150])" office:value-type="float" office:value="-111" calcext:value-type="float">
            <text:p>-111</text:p>
          </table:table-cell>
          <table:table-cell table:formula="of:=[.E150]+[.$C$5]" office:value-type="float" office:value="16" calcext:value-type="float">
            <text:p>16</text:p>
          </table:table-cell>
          <table:table-cell table:formula="of:=DEC2HEX([.F150])" office:value-type="string" office:string-value="10" calcext:value-type="string">
            <text:p>10</text:p>
          </table:table-cell>
          <table:table-cell table:formula="of:=CONCATENATE(&quot;x&quot;;[.G150];&quot;,&quot;)" office:value-type="string" office:string-value="x10," calcext:value-type="string">
            <text:p>x10,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[.A151]*[.$C$15]" office:value-type="float" office:value="4.23359010002475" calcext:value-type="float">
            <text:p>4.234</text:p>
          </table:table-cell>
          <table:table-cell table:formula="of:=SIN([.B151])" office:value-type="float" office:value="-0.887548934854471" calcext:value-type="float">
            <text:p>-0.888</text:p>
          </table:table-cell>
          <table:table-cell table:formula="of:=[.$C$5]*[.C151]" office:value-type="float" office:value="-112.718714726518" calcext:value-type="float">
            <text:p>-112.719</text:p>
          </table:table-cell>
          <table:table-cell table:formula="of:=ROUND([.D151])" office:value-type="float" office:value="-113" calcext:value-type="float">
            <text:p>-113</text:p>
          </table:table-cell>
          <table:table-cell table:formula="of:=[.E151]+[.$C$5]" office:value-type="float" office:value="14" calcext:value-type="float">
            <text:p>14</text:p>
          </table:table-cell>
          <table:table-cell table:formula="of:=DEC2HEX([.F151])" office:value-type="string" office:string-value="E" calcext:value-type="string">
            <text:p>E</text:p>
          </table:table-cell>
          <table:table-cell table:formula="of:=CONCATENATE(&quot;x&quot;;[.G151];&quot;,&quot;)" office:value-type="string" office:string-value="xE," calcext:value-type="string">
            <text:p>xE,</text:p>
          </table:table-cell>
          <table:table-cell table:number-columns-repeated="4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[.A152]*[.$C$15]" office:value-type="float" office:value="4.26719002145352" calcext:value-type="float">
            <text:p>4.267</text:p>
          </table:table-cell>
          <table:table-cell table:formula="of:=SIN([.B152])" office:value-type="float" office:value="-0.902525004092151" calcext:value-type="float">
            <text:p>-0.903</text:p>
          </table:table-cell>
          <table:table-cell table:formula="of:=[.$C$5]*[.C152]" office:value-type="float" office:value="-114.620675519703" calcext:value-type="float">
            <text:p>-114.621</text:p>
          </table:table-cell>
          <table:table-cell table:formula="of:=ROUND([.D152])" office:value-type="float" office:value="-115" calcext:value-type="float">
            <text:p>-115</text:p>
          </table:table-cell>
          <table:table-cell table:formula="of:=[.E152]+[.$C$5]" office:value-type="float" office:value="12" calcext:value-type="float">
            <text:p>12</text:p>
          </table:table-cell>
          <table:table-cell table:formula="of:=DEC2HEX([.F152])" office:value-type="string" office:string-value="C" calcext:value-type="string">
            <text:p>C</text:p>
          </table:table-cell>
          <table:table-cell table:formula="of:=CONCATENATE(&quot;x&quot;;[.G152];&quot;,&quot;)" office:value-type="string" office:string-value="xC," calcext:value-type="string">
            <text:p>xC,</text:p>
          </table:table-cell>
          <table:table-cell table:number-columns-repeated="4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[.A153]*[.$C$15]" office:value-type="float" office:value="4.30078994288228" calcext:value-type="float">
            <text:p>4.301</text:p>
          </table:table-cell>
          <table:table-cell table:formula="of:=SIN([.B153])" office:value-type="float" office:value="-0.91648225932151" calcext:value-type="float">
            <text:p>-0.916</text:p>
          </table:table-cell>
          <table:table-cell table:formula="of:=[.$C$5]*[.C153]" office:value-type="float" office:value="-116.393246933832" calcext:value-type="float">
            <text:p>-116.393</text:p>
          </table:table-cell>
          <table:table-cell table:formula="of:=ROUND([.D153])" office:value-type="float" office:value="-116" calcext:value-type="float">
            <text:p>-116</text:p>
          </table:table-cell>
          <table:table-cell table:formula="of:=[.E153]+[.$C$5]" office:value-type="float" office:value="11" calcext:value-type="float">
            <text:p>11</text:p>
          </table:table-cell>
          <table:table-cell table:formula="of:=DEC2HEX([.F153])" office:value-type="string" office:string-value="B" calcext:value-type="string">
            <text:p>B</text:p>
          </table:table-cell>
          <table:table-cell table:formula="of:=CONCATENATE(&quot;x&quot;;[.G153];&quot;,&quot;)" office:value-type="string" office:string-value="xB," calcext:value-type="string">
            <text:p>xB,</text:p>
          </table:table-cell>
          <table:table-cell table:number-columns-repeated="4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[.A154]*[.$C$15]" office:value-type="float" office:value="4.33438986431105" calcext:value-type="float">
            <text:p>4.334</text:p>
          </table:table-cell>
          <table:table-cell table:formula="of:=SIN([.B154])" office:value-type="float" office:value="-0.929404944915745" calcext:value-type="float">
            <text:p>-0.929</text:p>
          </table:table-cell>
          <table:table-cell table:formula="of:=[.$C$5]*[.C154]" office:value-type="float" office:value="-118.0344280043" calcext:value-type="float">
            <text:p>-118.034</text:p>
          </table:table-cell>
          <table:table-cell table:formula="of:=ROUND([.D154])" office:value-type="float" office:value="-118" calcext:value-type="float">
            <text:p>-118</text:p>
          </table:table-cell>
          <table:table-cell table:formula="of:=[.E154]+[.$C$5]" office:value-type="float" office:value="9" calcext:value-type="float">
            <text:p>9</text:p>
          </table:table-cell>
          <table:table-cell table:formula="of:=DEC2HEX([.F154])" office:value-type="string" office:string-value="9" calcext:value-type="string">
            <text:p>9</text:p>
          </table:table-cell>
          <table:table-cell table:formula="of:=CONCATENATE(&quot;x&quot;;[.G154];&quot;,&quot;)" office:value-type="string" office:string-value="x9," calcext:value-type="string">
            <text:p>x9,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[.A155]*[.$C$15]" office:value-type="float" office:value="4.36798978573982" calcext:value-type="float">
            <text:p>4.368</text:p>
          </table:table-cell>
          <table:table-cell table:formula="of:=SIN([.B155])" office:value-type="float" office:value="-0.941278473120445" calcext:value-type="float">
            <text:p>-0.941</text:p>
          </table:table-cell>
          <table:table-cell table:formula="of:=[.$C$5]*[.C155]" office:value-type="float" office:value="-119.542366086296" calcext:value-type="float">
            <text:p>-119.542</text:p>
          </table:table-cell>
          <table:table-cell table:formula="of:=ROUND([.D155])" office:value-type="float" office:value="-120" calcext:value-type="float">
            <text:p>-120</text:p>
          </table:table-cell>
          <table:table-cell table:formula="of:=[.E155]+[.$C$5]" office:value-type="float" office:value="7" calcext:value-type="float">
            <text:p>7</text:p>
          </table:table-cell>
          <table:table-cell table:formula="of:=DEC2HEX([.F155])" office:value-type="string" office:string-value="7" calcext:value-type="string">
            <text:p>7</text:p>
          </table:table-cell>
          <table:table-cell table:formula="of:=CONCATENATE(&quot;x&quot;;[.G155];&quot;,&quot;)" office:value-type="string" office:string-value="x7," calcext:value-type="string">
            <text:p>x7,</text:p>
          </table:table-cell>
          <table:table-cell table:number-columns-repeated="4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[.A156]*[.$C$15]" office:value-type="float" office:value="4.40158970716859" calcext:value-type="float">
            <text:p>4.402</text:p>
          </table:table-cell>
          <table:table-cell table:formula="of:=SIN([.B156])" office:value-type="float" office:value="-0.952089440520959" calcext:value-type="float">
            <text:p>-0.952</text:p>
          </table:table-cell>
          <table:table-cell table:formula="of:=[.$C$5]*[.C156]" office:value-type="float" office:value="-120.915358946162" calcext:value-type="float">
            <text:p>-120.915</text:p>
          </table:table-cell>
          <table:table-cell table:formula="of:=ROUND([.D156])" office:value-type="float" office:value="-121" calcext:value-type="float">
            <text:p>-121</text:p>
          </table:table-cell>
          <table:table-cell table:formula="of:=[.E156]+[.$C$5]" office:value-type="float" office:value="6" calcext:value-type="float">
            <text:p>6</text:p>
          </table:table-cell>
          <table:table-cell table:formula="of:=DEC2HEX([.F156])" office:value-type="string" office:string-value="6" calcext:value-type="string">
            <text:p>6</text:p>
          </table:table-cell>
          <table:table-cell table:formula="of:=CONCATENATE(&quot;x&quot;;[.G156];&quot;,&quot;)" office:value-type="string" office:string-value="x6," calcext:value-type="string">
            <text:p>x6,</text:p>
          </table:table-cell>
          <table:table-cell table:number-columns-repeated="4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[.A157]*[.$C$15]" office:value-type="float" office:value="4.43518962859736" calcext:value-type="float">
            <text:p>4.435</text:p>
          </table:table-cell>
          <table:table-cell table:formula="of:=SIN([.B157])" office:value-type="float" office:value="-0.961825643172819" calcext:value-type="float">
            <text:p>-0.962</text:p>
          </table:table-cell>
          <table:table-cell table:formula="of:=[.$C$5]*[.C157]" office:value-type="float" office:value="-122.151856682948" calcext:value-type="float">
            <text:p>-122.152</text:p>
          </table:table-cell>
          <table:table-cell table:formula="of:=ROUND([.D157])" office:value-type="float" office:value="-122" calcext:value-type="float">
            <text:p>-122</text:p>
          </table:table-cell>
          <table:table-cell table:formula="of:=[.E157]+[.$C$5]" office:value-type="float" office:value="5" calcext:value-type="float">
            <text:p>5</text:p>
          </table:table-cell>
          <table:table-cell table:formula="of:=DEC2HEX([.F157])" office:value-type="string" office:string-value="5" calcext:value-type="string">
            <text:p>5</text:p>
          </table:table-cell>
          <table:table-cell table:formula="of:=CONCATENATE(&quot;x&quot;;[.G157];&quot;,&quot;)" office:value-type="string" office:string-value="x5," calcext:value-type="string">
            <text:p>x5,</text:p>
          </table:table-cell>
          <table:table-cell table:number-columns-repeated="4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[.A158]*[.$C$15]" office:value-type="float" office:value="4.46878955002612" calcext:value-type="float">
            <text:p>4.469</text:p>
          </table:table-cell>
          <table:table-cell table:formula="of:=SIN([.B158])" office:value-type="float" office:value="-0.970476090378144" calcext:value-type="float">
            <text:p>-0.970</text:p>
          </table:table-cell>
          <table:table-cell table:formula="of:=[.$C$5]*[.C158]" office:value-type="float" office:value="-123.250463478024" calcext:value-type="float">
            <text:p>-123.250</text:p>
          </table:table-cell>
          <table:table-cell table:formula="of:=ROUND([.D158])" office:value-type="float" office:value="-123" calcext:value-type="float">
            <text:p>-123</text:p>
          </table:table-cell>
          <table:table-cell table:formula="of:=[.E158]+[.$C$5]" office:value-type="float" office:value="4" calcext:value-type="float">
            <text:p>4</text:p>
          </table:table-cell>
          <table:table-cell table:formula="of:=DEC2HEX([.F158])" office:value-type="string" office:string-value="4" calcext:value-type="string">
            <text:p>4</text:p>
          </table:table-cell>
          <table:table-cell table:formula="of:=CONCATENATE(&quot;x&quot;;[.G158];&quot;,&quot;)" office:value-type="string" office:string-value="x4," calcext:value-type="string">
            <text:p>x4,</text:p>
          </table:table-cell>
          <table:table-cell table:number-columns-repeated="4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[.A159]*[.$C$15]" office:value-type="float" office:value="4.50238947145489" calcext:value-type="float">
            <text:p>4.502</text:p>
          </table:table-cell>
          <table:table-cell table:formula="of:=SIN([.B159])" office:value-type="float" office:value="-0.978031017092475" calcext:value-type="float">
            <text:p>-0.978</text:p>
          </table:table-cell>
          <table:table-cell table:formula="of:=[.$C$5]*[.C159]" office:value-type="float" office:value="-124.209939170744" calcext:value-type="float">
            <text:p>-124.210</text:p>
          </table:table-cell>
          <table:table-cell table:formula="of:=ROUND([.D159])" office:value-type="float" office:value="-124" calcext:value-type="float">
            <text:p>-124</text:p>
          </table:table-cell>
          <table:table-cell table:formula="of:=[.E159]+[.$C$5]" office:value-type="float" office:value="3" calcext:value-type="float">
            <text:p>3</text:p>
          </table:table-cell>
          <table:table-cell table:formula="of:=DEC2HEX([.F159])" office:value-type="string" office:string-value="3" calcext:value-type="string">
            <text:p>3</text:p>
          </table:table-cell>
          <table:table-cell table:formula="of:=CONCATENATE(&quot;x&quot;;[.G159];&quot;,&quot;)" office:value-type="string" office:string-value="x3," calcext:value-type="string">
            <text:p>x3,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[.A160]*[.$C$15]" office:value-type="float" office:value="4.53598939288366" calcext:value-type="float">
            <text:p>4.536</text:p>
          </table:table-cell>
          <table:table-cell table:formula="of:=SIN([.B160])" office:value-type="float" office:value="-0.984481894948028" calcext:value-type="float">
            <text:p>-0.984</text:p>
          </table:table-cell>
          <table:table-cell table:formula="of:=[.$C$5]*[.C160]" office:value-type="float" office:value="-125.0292006584" calcext:value-type="float">
            <text:p>-125.029</text:p>
          </table:table-cell>
          <table:table-cell table:formula="of:=ROUND([.D160])" office:value-type="float" office:value="-125" calcext:value-type="float">
            <text:p>-125</text:p>
          </table:table-cell>
          <table:table-cell table:formula="of:=[.E160]+[.$C$5]" office:value-type="float" office:value="2" calcext:value-type="float">
            <text:p>2</text:p>
          </table:table-cell>
          <table:table-cell table:formula="of:=DEC2HEX([.F160])" office:value-type="string" office:string-value="2" calcext:value-type="string">
            <text:p>2</text:p>
          </table:table-cell>
          <table:table-cell table:formula="of:=CONCATENATE(&quot;x&quot;;[.G160];&quot;,&quot;)" office:value-type="string" office:string-value="x2," calcext:value-type="string">
            <text:p>x2,</text:p>
          </table:table-cell>
          <table:table-cell table:number-columns-repeated="4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[.A161]*[.$C$15]" office:value-type="float" office:value="4.56958931431243" calcext:value-type="float">
            <text:p>4.570</text:p>
          </table:table-cell>
          <table:table-cell table:formula="of:=SIN([.B161])" office:value-type="float" office:value="-0.989821441880933" calcext:value-type="float">
            <text:p>-0.990</text:p>
          </table:table-cell>
          <table:table-cell table:formula="of:=[.$C$5]*[.C161]" office:value-type="float" office:value="-125.707323118878" calcext:value-type="float">
            <text:p>-125.707</text:p>
          </table:table-cell>
          <table:table-cell table:formula="of:=ROUND([.D161])" office:value-type="float" office:value="-126" calcext:value-type="float">
            <text:p>-126</text:p>
          </table:table-cell>
          <table:table-cell table:formula="of:=[.E161]+[.$C$5]" office:value-type="float" office:value="1" calcext:value-type="float">
            <text:p>1</text:p>
          </table:table-cell>
          <table:table-cell table:formula="of:=DEC2HEX([.F161])" office:value-type="string" office:string-value="1" calcext:value-type="string">
            <text:p>1</text:p>
          </table:table-cell>
          <table:table-cell table:formula="of:=CONCATENATE(&quot;x&quot;;[.G161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[.A162]*[.$C$15]" office:value-type="float" office:value="4.60318923574119" calcext:value-type="float">
            <text:p>4.603</text:p>
          </table:table-cell>
          <table:table-cell table:formula="of:=SIN([.B162])" office:value-type="float" office:value="-0.994043630351576" calcext:value-type="float">
            <text:p>-0.994</text:p>
          </table:table-cell>
          <table:table-cell table:formula="of:=[.$C$5]*[.C162]" office:value-type="float" office:value="-126.24354105465" calcext:value-type="float">
            <text:p>-126.244</text:p>
          </table:table-cell>
          <table:table-cell table:formula="of:=ROUND([.D162])" office:value-type="float" office:value="-126" calcext:value-type="float">
            <text:p>-126</text:p>
          </table:table-cell>
          <table:table-cell table:formula="of:=[.E162]+[.$C$5]" office:value-type="float" office:value="1" calcext:value-type="float">
            <text:p>1</text:p>
          </table:table-cell>
          <table:table-cell table:formula="of:=DEC2HEX([.F162])" office:value-type="string" office:string-value="1" calcext:value-type="string">
            <text:p>1</text:p>
          </table:table-cell>
          <table:table-cell table:formula="of:=CONCATENATE(&quot;x&quot;;[.G162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[.A163]*[.$C$15]" office:value-type="float" office:value="4.63678915716996" calcext:value-type="float">
            <text:p>4.637</text:p>
          </table:table-cell>
          <table:table-cell table:formula="of:=SIN([.B163])" office:value-type="float" office:value="-0.997143694148783" calcext:value-type="float">
            <text:p>-0.997</text:p>
          </table:table-cell>
          <table:table-cell table:formula="of:=[.$C$5]*[.C163]" office:value-type="float" office:value="-126.637249156895" calcext:value-type="float">
            <text:p>-126.637</text:p>
          </table:table-cell>
          <table:table-cell table:formula="of:=ROUND([.D163])" office:value-type="float" office:value="-127" calcext:value-type="float">
            <text:p>-127</text:p>
          </table:table-cell>
          <table:table-cell table:formula="of:=[.E163]+[.$C$5]" office:value-type="float" office:value="0" calcext:value-type="float">
            <text:p>0</text:p>
          </table:table-cell>
          <table:table-cell table:formula="of:=DEC2HEX([.F163])" office:value-type="string" office:string-value="0" calcext:value-type="string">
            <text:p>0</text:p>
          </table:table-cell>
          <table:table-cell table:formula="of:=CONCATENATE(&quot;x&quot;;[.G163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[.A164]*[.$C$15]" office:value-type="float" office:value="4.67038907859873" calcext:value-type="float">
            <text:p>4.670</text:p>
          </table:table-cell>
          <table:table-cell table:formula="of:=SIN([.B164])" office:value-type="float" office:value="-0.999118133770149" calcext:value-type="float">
            <text:p>-0.999</text:p>
          </table:table-cell>
          <table:table-cell table:formula="of:=[.$C$5]*[.C164]" office:value-type="float" office:value="-126.888002988809" calcext:value-type="float">
            <text:p>-126.888</text:p>
          </table:table-cell>
          <table:table-cell table:formula="of:=ROUND([.D164])" office:value-type="float" office:value="-127" calcext:value-type="float">
            <text:p>-127</text:p>
          </table:table-cell>
          <table:table-cell table:formula="of:=[.E164]+[.$C$5]" office:value-type="float" office:value="0" calcext:value-type="float">
            <text:p>0</text:p>
          </table:table-cell>
          <table:table-cell table:formula="of:=DEC2HEX([.F164])" office:value-type="string" office:string-value="0" calcext:value-type="string">
            <text:p>0</text:p>
          </table:table-cell>
          <table:table-cell table:formula="of:=CONCATENATE(&quot;x&quot;;[.G164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[.A165]*[.$C$15]" office:value-type="float" office:value="4.7039890000275" calcext:value-type="float">
            <text:p>4.704</text:p>
          </table:table-cell>
          <table:table-cell table:formula="of:=SIN([.B165])" office:value-type="float" office:value="-0.999964720372443" calcext:value-type="float">
            <text:p>-1.000</text:p>
          </table:table-cell>
          <table:table-cell table:formula="of:=[.$C$5]*[.C165]" office:value-type="float" office:value="-126.9955194873" calcext:value-type="float">
            <text:p>-126.996</text:p>
          </table:table-cell>
          <table:table-cell table:formula="of:=ROUND([.D165])" office:value-type="float" office:value="-127" calcext:value-type="float">
            <text:p>-127</text:p>
          </table:table-cell>
          <table:table-cell table:formula="of:=[.E165]+[.$C$5]" office:value-type="float" office:value="0" calcext:value-type="float">
            <text:p>0</text:p>
          </table:table-cell>
          <table:table-cell table:formula="of:=DEC2HEX([.F165])" office:value-type="string" office:string-value="0" calcext:value-type="string">
            <text:p>0</text:p>
          </table:table-cell>
          <table:table-cell table:formula="of:=CONCATENATE(&quot;x&quot;;[.G165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[.A166]*[.$C$15]" office:value-type="float" office:value="4.73758892145627" calcext:value-type="float">
            <text:p>4.738</text:p>
          </table:table-cell>
          <table:table-cell table:formula="of:=SIN([.B166])" office:value-type="float" office:value="-0.99968249828764" calcext:value-type="float">
            <text:p>-1.000</text:p>
          </table:table-cell>
          <table:table-cell table:formula="of:=[.$C$5]*[.C166]" office:value-type="float" office:value="-126.95967728253" calcext:value-type="float">
            <text:p>-126.960</text:p>
          </table:table-cell>
          <table:table-cell table:formula="of:=ROUND([.D166])" office:value-type="float" office:value="-127" calcext:value-type="float">
            <text:p>-127</text:p>
          </table:table-cell>
          <table:table-cell table:formula="of:=[.E166]+[.$C$5]" office:value-type="float" office:value="0" calcext:value-type="float">
            <text:p>0</text:p>
          </table:table-cell>
          <table:table-cell table:formula="of:=DEC2HEX([.F166])" office:value-type="string" office:string-value="0" calcext:value-type="string">
            <text:p>0</text:p>
          </table:table-cell>
          <table:table-cell table:formula="of:=CONCATENATE(&quot;x&quot;;[.G166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[.A167]*[.$C$15]" office:value-type="float" office:value="4.77118884288503" calcext:value-type="float">
            <text:p>4.771</text:p>
          </table:table-cell>
          <table:table-cell table:formula="of:=SIN([.B167])" office:value-type="float" office:value="-0.99827178610172" calcext:value-type="float">
            <text:p>-0.998</text:p>
          </table:table-cell>
          <table:table-cell table:formula="of:=[.$C$5]*[.C167]" office:value-type="float" office:value="-126.780516834918" calcext:value-type="float">
            <text:p>-126.781</text:p>
          </table:table-cell>
          <table:table-cell table:formula="of:=ROUND([.D167])" office:value-type="float" office:value="-127" calcext:value-type="float">
            <text:p>-127</text:p>
          </table:table-cell>
          <table:table-cell table:formula="of:=[.E167]+[.$C$5]" office:value-type="float" office:value="0" calcext:value-type="float">
            <text:p>0</text:p>
          </table:table-cell>
          <table:table-cell table:formula="of:=DEC2HEX([.F167])" office:value-type="string" office:string-value="0" calcext:value-type="string">
            <text:p>0</text:p>
          </table:table-cell>
          <table:table-cell table:formula="of:=CONCATENATE(&quot;x&quot;;[.G167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[.A168]*[.$C$15]" office:value-type="float" office:value="4.8047887643138" calcext:value-type="float">
            <text:p>4.805</text:p>
          </table:table-cell>
          <table:table-cell table:formula="of:=SIN([.B168])" office:value-type="float" office:value="-0.995734176295035" calcext:value-type="float">
            <text:p>-0.996</text:p>
          </table:table-cell>
          <table:table-cell table:formula="of:=[.$C$5]*[.C168]" office:value-type="float" office:value="-126.458240389469" calcext:value-type="float">
            <text:p>-126.458</text:p>
          </table:table-cell>
          <table:table-cell table:formula="of:=ROUND([.D168])" office:value-type="float" office:value="-126" calcext:value-type="float">
            <text:p>-126</text:p>
          </table:table-cell>
          <table:table-cell table:formula="of:=[.E168]+[.$C$5]" office:value-type="float" office:value="1" calcext:value-type="float">
            <text:p>1</text:p>
          </table:table-cell>
          <table:table-cell table:formula="of:=DEC2HEX([.F168])" office:value-type="string" office:string-value="1" calcext:value-type="string">
            <text:p>1</text:p>
          </table:table-cell>
          <table:table-cell table:formula="of:=CONCATENATE(&quot;x&quot;;[.G168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[.A169]*[.$C$15]" office:value-type="float" office:value="4.83838868574257" calcext:value-type="float">
            <text:p>4.838</text:p>
          </table:table-cell>
          <table:table-cell table:formula="of:=SIN([.B169])" office:value-type="float" office:value="-0.99207253344464" calcext:value-type="float">
            <text:p>-0.992</text:p>
          </table:table-cell>
          <table:table-cell table:formula="of:=[.$C$5]*[.C169]" office:value-type="float" office:value="-125.993211747469" calcext:value-type="float">
            <text:p>-125.993</text:p>
          </table:table-cell>
          <table:table-cell table:formula="of:=ROUND([.D169])" office:value-type="float" office:value="-126" calcext:value-type="float">
            <text:p>-126</text:p>
          </table:table-cell>
          <table:table-cell table:formula="of:=[.E169]+[.$C$5]" office:value-type="float" office:value="1" calcext:value-type="float">
            <text:p>1</text:p>
          </table:table-cell>
          <table:table-cell table:formula="of:=DEC2HEX([.F169])" office:value-type="string" office:string-value="1" calcext:value-type="string">
            <text:p>1</text:p>
          </table:table-cell>
          <table:table-cell table:formula="of:=CONCATENATE(&quot;x&quot;;[.G169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[.A170]*[.$C$15]" office:value-type="float" office:value="4.87198860717134" calcext:value-type="float">
            <text:p>4.872</text:p>
          </table:table-cell>
          <table:table-cell table:formula="of:=SIN([.B170])" office:value-type="float" office:value="-0.987290990990622" calcext:value-type="float">
            <text:p>-0.987</text:p>
          </table:table-cell>
          <table:table-cell table:formula="of:=[.$C$5]*[.C170]" office:value-type="float" office:value="-125.385955855809" calcext:value-type="float">
            <text:p>-125.386</text:p>
          </table:table-cell>
          <table:table-cell table:formula="of:=ROUND([.D170])" office:value-type="float" office:value="-125" calcext:value-type="float">
            <text:p>-125</text:p>
          </table:table-cell>
          <table:table-cell table:formula="of:=[.E170]+[.$C$5]" office:value-type="float" office:value="2" calcext:value-type="float">
            <text:p>2</text:p>
          </table:table-cell>
          <table:table-cell table:formula="of:=DEC2HEX([.F170])" office:value-type="string" office:string-value="2" calcext:value-type="string">
            <text:p>2</text:p>
          </table:table-cell>
          <table:table-cell table:formula="of:=CONCATENATE(&quot;x&quot;;[.G170];&quot;,&quot;)" office:value-type="string" office:string-value="x2," calcext:value-type="string">
            <text:p>x2,</text:p>
          </table:table-cell>
          <table:table-cell table:number-columns-repeated="4"/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[.A171]*[.$C$15]" office:value-type="float" office:value="4.90558852860011" calcext:value-type="float">
            <text:p>4.906</text:p>
          </table:table-cell>
          <table:table-cell table:formula="of:=SIN([.B171])" office:value-type="float" office:value="-0.981394946570065" calcext:value-type="float">
            <text:p>-0.981</text:p>
          </table:table-cell>
          <table:table-cell table:formula="of:=[.$C$5]*[.C171]" office:value-type="float" office:value="-124.637158214398" calcext:value-type="float">
            <text:p>-124.637</text:p>
          </table:table-cell>
          <table:table-cell table:formula="of:=ROUND([.D171])" office:value-type="float" office:value="-125" calcext:value-type="float">
            <text:p>-125</text:p>
          </table:table-cell>
          <table:table-cell table:formula="of:=[.E171]+[.$C$5]" office:value-type="float" office:value="2" calcext:value-type="float">
            <text:p>2</text:p>
          </table:table-cell>
          <table:table-cell table:formula="of:=DEC2HEX([.F171])" office:value-type="string" office:string-value="2" calcext:value-type="string">
            <text:p>2</text:p>
          </table:table-cell>
          <table:table-cell table:formula="of:=CONCATENATE(&quot;x&quot;;[.G171];&quot;,&quot;)" office:value-type="string" office:string-value="x2," calcext:value-type="string">
            <text:p>x2,</text:p>
          </table:table-cell>
          <table:table-cell table:number-columns-repeated="4"/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[.A172]*[.$C$15]" office:value-type="float" office:value="4.93918845002887" calcext:value-type="float">
            <text:p>4.939</text:p>
          </table:table-cell>
          <table:table-cell table:formula="of:=SIN([.B172])" office:value-type="float" office:value="-0.974391055923944" calcext:value-type="float">
            <text:p>-0.974</text:p>
          </table:table-cell>
          <table:table-cell table:formula="of:=[.$C$5]*[.C172]" office:value-type="float" office:value="-123.747664102341" calcext:value-type="float">
            <text:p>-123.748</text:p>
          </table:table-cell>
          <table:table-cell table:formula="of:=ROUND([.D172])" office:value-type="float" office:value="-124" calcext:value-type="float">
            <text:p>-124</text:p>
          </table:table-cell>
          <table:table-cell table:formula="of:=[.E172]+[.$C$5]" office:value-type="float" office:value="3" calcext:value-type="float">
            <text:p>3</text:p>
          </table:table-cell>
          <table:table-cell table:formula="of:=DEC2HEX([.F172])" office:value-type="string" office:string-value="3" calcext:value-type="string">
            <text:p>3</text:p>
          </table:table-cell>
          <table:table-cell table:formula="of:=CONCATENATE(&quot;x&quot;;[.G172];&quot;,&quot;)" office:value-type="string" office:string-value="x3," calcext:value-type="string">
            <text:p>x3,</text:p>
          </table:table-cell>
          <table:table-cell table:number-columns-repeated="4"/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[.A173]*[.$C$15]" office:value-type="float" office:value="4.97278837145764" calcext:value-type="float">
            <text:p>4.973</text:p>
          </table:table-cell>
          <table:table-cell table:formula="of:=SIN([.B173])" office:value-type="float" office:value="-0.966287225383796" calcext:value-type="float">
            <text:p>-0.966</text:p>
          </table:table-cell>
          <table:table-cell table:formula="of:=[.$C$5]*[.C173]" office:value-type="float" office:value="-122.718477623742" calcext:value-type="float">
            <text:p>-122.718</text:p>
          </table:table-cell>
          <table:table-cell table:formula="of:=ROUND([.D173])" office:value-type="float" office:value="-123" calcext:value-type="float">
            <text:p>-123</text:p>
          </table:table-cell>
          <table:table-cell table:formula="of:=[.E173]+[.$C$5]" office:value-type="float" office:value="4" calcext:value-type="float">
            <text:p>4</text:p>
          </table:table-cell>
          <table:table-cell table:formula="of:=DEC2HEX([.F173])" office:value-type="string" office:string-value="4" calcext:value-type="string">
            <text:p>4</text:p>
          </table:table-cell>
          <table:table-cell table:formula="of:=CONCATENATE(&quot;x&quot;;[.G173];&quot;,&quot;)" office:value-type="string" office:string-value="x4," calcext:value-type="string">
            <text:p>x4,</text:p>
          </table:table-cell>
          <table:table-cell table:number-columns-repeated="4"/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[.A174]*[.$C$15]" office:value-type="float" office:value="5.00638829288641" calcext:value-type="float">
            <text:p>5.006</text:p>
          </table:table-cell>
          <table:table-cell table:formula="of:=SIN([.B174])" office:value-type="float" office:value="-0.957092602946671" calcext:value-type="float">
            <text:p>-0.957</text:p>
          </table:table-cell>
          <table:table-cell table:formula="of:=[.$C$5]*[.C174]" office:value-type="float" office:value="-121.550760574227" calcext:value-type="float">
            <text:p>-121.551</text:p>
          </table:table-cell>
          <table:table-cell table:formula="of:=ROUND([.D174])" office:value-type="float" office:value="-122" calcext:value-type="float">
            <text:p>-122</text:p>
          </table:table-cell>
          <table:table-cell table:formula="of:=[.E174]+[.$C$5]" office:value-type="float" office:value="5" calcext:value-type="float">
            <text:p>5</text:p>
          </table:table-cell>
          <table:table-cell table:formula="of:=DEC2HEX([.F174])" office:value-type="string" office:string-value="5" calcext:value-type="string">
            <text:p>5</text:p>
          </table:table-cell>
          <table:table-cell table:formula="of:=CONCATENATE(&quot;x&quot;;[.G174];&quot;,&quot;)" office:value-type="string" office:string-value="x5," calcext:value-type="string">
            <text:p>x5,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A175]*[.$C$15]" office:value-type="float" office:value="5.03998821431518" calcext:value-type="float">
            <text:p>5.040</text:p>
          </table:table-cell>
          <table:table-cell table:formula="of:=SIN([.B175])" office:value-type="float" office:value="-0.94681756794843" calcext:value-type="float">
            <text:p>-0.947</text:p>
          </table:table-cell>
          <table:table-cell table:formula="of:=[.$C$5]*[.C175]" office:value-type="float" office:value="-120.245831129451" calcext:value-type="float">
            <text:p>-120.246</text:p>
          </table:table-cell>
          <table:table-cell table:formula="of:=ROUND([.D175])" office:value-type="float" office:value="-120" calcext:value-type="float">
            <text:p>-120</text:p>
          </table:table-cell>
          <table:table-cell table:formula="of:=[.E175]+[.$C$5]" office:value-type="float" office:value="7" calcext:value-type="float">
            <text:p>7</text:p>
          </table:table-cell>
          <table:table-cell table:formula="of:=DEC2HEX([.F175])" office:value-type="string" office:string-value="7" calcext:value-type="string">
            <text:p>7</text:p>
          </table:table-cell>
          <table:table-cell table:formula="of:=CONCATENATE(&quot;x&quot;;[.G175];&quot;,&quot;)" office:value-type="string" office:string-value="x7," calcext:value-type="string">
            <text:p>x7,</text:p>
          </table:table-cell>
          <table:table-cell table:number-columns-repeated="4"/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[.A176]*[.$C$15]" office:value-type="float" office:value="5.07358813574394" calcext:value-type="float">
            <text:p>5.074</text:p>
          </table:table-cell>
          <table:table-cell table:formula="of:=SIN([.B176])" office:value-type="float" office:value="-0.935473719347046" calcext:value-type="float">
            <text:p>-0.935</text:p>
          </table:table-cell>
          <table:table-cell table:formula="of:=[.$C$5]*[.C176]" office:value-type="float" office:value="-118.805162357075" calcext:value-type="float">
            <text:p>-118.805</text:p>
          </table:table-cell>
          <table:table-cell table:formula="of:=ROUND([.D176])" office:value-type="float" office:value="-119" calcext:value-type="float">
            <text:p>-119</text:p>
          </table:table-cell>
          <table:table-cell table:formula="of:=[.E176]+[.$C$5]" office:value-type="float" office:value="8" calcext:value-type="float">
            <text:p>8</text:p>
          </table:table-cell>
          <table:table-cell table:formula="of:=DEC2HEX([.F176])" office:value-type="string" office:string-value="8" calcext:value-type="string">
            <text:p>8</text:p>
          </table:table-cell>
          <table:table-cell table:formula="of:=CONCATENATE(&quot;x&quot;;[.G176];&quot;,&quot;)" office:value-type="string" office:string-value="x8," calcext:value-type="string">
            <text:p>x8,</text:p>
          </table:table-cell>
          <table:table-cell table:number-columns-repeated="4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[.A177]*[.$C$15]" office:value-type="float" office:value="5.10718805717271" calcext:value-type="float">
            <text:p>5.107</text:p>
          </table:table-cell>
          <table:table-cell table:formula="of:=SIN([.B177])" office:value-type="float" office:value="-0.923073862629139" calcext:value-type="float">
            <text:p>-0.923</text:p>
          </table:table-cell>
          <table:table-cell table:formula="of:=[.$C$5]*[.C177]" office:value-type="float" office:value="-117.230380553901" calcext:value-type="float">
            <text:p>-117.230</text:p>
          </table:table-cell>
          <table:table-cell table:formula="of:=ROUND([.D177])" office:value-type="float" office:value="-117" calcext:value-type="float">
            <text:p>-117</text:p>
          </table:table-cell>
          <table:table-cell table:formula="of:=[.E177]+[.$C$5]" office:value-type="float" office:value="10" calcext:value-type="float">
            <text:p>10</text:p>
          </table:table-cell>
          <table:table-cell table:formula="of:=DEC2HEX([.F177])" office:value-type="string" office:string-value="A" calcext:value-type="string">
            <text:p>A</text:p>
          </table:table-cell>
          <table:table-cell table:formula="of:=CONCATENATE(&quot;x&quot;;[.G177];&quot;,&quot;)" office:value-type="string" office:string-value="xA," calcext:value-type="string">
            <text:p>xA,</text:p>
          </table:table-cell>
          <table:table-cell table:number-columns-repeated="4"/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[.A178]*[.$C$15]" office:value-type="float" office:value="5.14078797860148" calcext:value-type="float">
            <text:p>5.141</text:p>
          </table:table-cell>
          <table:table-cell table:formula="of:=SIN([.B178])" office:value-type="float" office:value="-0.909631995354519" calcext:value-type="float">
            <text:p>-0.910</text:p>
          </table:table-cell>
          <table:table-cell table:formula="of:=[.$C$5]*[.C178]" office:value-type="float" office:value="-115.523263410024" calcext:value-type="float">
            <text:p>-115.523</text:p>
          </table:table-cell>
          <table:table-cell table:formula="of:=ROUND([.D178])" office:value-type="float" office:value="-116" calcext:value-type="float">
            <text:p>-116</text:p>
          </table:table-cell>
          <table:table-cell table:formula="of:=[.E178]+[.$C$5]" office:value-type="float" office:value="11" calcext:value-type="float">
            <text:p>11</text:p>
          </table:table-cell>
          <table:table-cell table:formula="of:=DEC2HEX([.F178])" office:value-type="string" office:string-value="B" calcext:value-type="string">
            <text:p>B</text:p>
          </table:table-cell>
          <table:table-cell table:formula="of:=CONCATENATE(&quot;x&quot;;[.G178];&quot;,&quot;)" office:value-type="string" office:string-value="xB," calcext:value-type="string">
            <text:p>xB,</text:p>
          </table:table-cell>
          <table:table-cell table:number-columns-repeated="4"/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[.A179]*[.$C$15]" office:value-type="float" office:value="5.17438790003025" calcext:value-type="float">
            <text:p>5.174</text:p>
          </table:table-cell>
          <table:table-cell table:formula="of:=SIN([.B179])" office:value-type="float" office:value="-0.895163291355062" calcext:value-type="float">
            <text:p>-0.895</text:p>
          </table:table-cell>
          <table:table-cell table:formula="of:=[.$C$5]*[.C179]" office:value-type="float" office:value="-113.685738002093" calcext:value-type="float">
            <text:p>-113.686</text:p>
          </table:table-cell>
          <table:table-cell table:formula="of:=ROUND([.D179])" office:value-type="float" office:value="-114" calcext:value-type="float">
            <text:p>-114</text:p>
          </table:table-cell>
          <table:table-cell table:formula="of:=[.E179]+[.$C$5]" office:value-type="float" office:value="13" calcext:value-type="float">
            <text:p>13</text:p>
          </table:table-cell>
          <table:table-cell table:formula="of:=DEC2HEX([.F179])" office:value-type="string" office:string-value="D" calcext:value-type="string">
            <text:p>D</text:p>
          </table:table-cell>
          <table:table-cell table:formula="of:=CONCATENATE(&quot;x&quot;;[.G179];&quot;,&quot;)" office:value-type="string" office:string-value="xD," calcext:value-type="string">
            <text:p>xD,</text:p>
          </table:table-cell>
          <table:table-cell table:number-columns-repeated="4"/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[.A180]*[.$C$15]" office:value-type="float" office:value="5.20798782145902" calcext:value-type="float">
            <text:p>5.208</text:p>
          </table:table-cell>
          <table:table-cell table:formula="of:=SIN([.B180])" office:value-type="float" office:value="-0.879684083605758" calcext:value-type="float">
            <text:p>-0.880</text:p>
          </table:table-cell>
          <table:table-cell table:formula="of:=[.$C$5]*[.C180]" office:value-type="float" office:value="-111.719878617931" calcext:value-type="float">
            <text:p>-111.720</text:p>
          </table:table-cell>
          <table:table-cell table:formula="of:=ROUND([.D180])" office:value-type="float" office:value="-112" calcext:value-type="float">
            <text:p>-112</text:p>
          </table:table-cell>
          <table:table-cell table:formula="of:=[.E180]+[.$C$5]" office:value-type="float" office:value="15" calcext:value-type="float">
            <text:p>15</text:p>
          </table:table-cell>
          <table:table-cell table:formula="of:=DEC2HEX([.F180])" office:value-type="string" office:string-value="F" calcext:value-type="string">
            <text:p>F</text:p>
          </table:table-cell>
          <table:table-cell table:formula="of:=CONCATENATE(&quot;x&quot;;[.G180];&quot;,&quot;)" office:value-type="string" office:string-value="xF," calcext:value-type="string">
            <text:p>xF,</text:p>
          </table:table-cell>
          <table:table-cell table:number-columns-repeated="4"/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[.A181]*[.$C$15]" office:value-type="float" office:value="5.24158774288778" calcext:value-type="float">
            <text:p>5.242</text:p>
          </table:table-cell>
          <table:table-cell table:formula="of:=SIN([.B181])" office:value-type="float" office:value="-0.863211845787247" calcext:value-type="float">
            <text:p>-0.863</text:p>
          </table:table-cell>
          <table:table-cell table:formula="of:=[.$C$5]*[.C181]" office:value-type="float" office:value="-109.62790441498" calcext:value-type="float">
            <text:p>-109.628</text:p>
          </table:table-cell>
          <table:table-cell table:formula="of:=ROUND([.D181])" office:value-type="float" office:value="-110" calcext:value-type="float">
            <text:p>-110</text:p>
          </table:table-cell>
          <table:table-cell table:formula="of:=[.E181]+[.$C$5]" office:value-type="float" office:value="17" calcext:value-type="float">
            <text:p>17</text:p>
          </table:table-cell>
          <table:table-cell table:formula="of:=DEC2HEX([.F181])" office:value-type="string" office:string-value="11" calcext:value-type="string">
            <text:p>11</text:p>
          </table:table-cell>
          <table:table-cell table:formula="of:=CONCATENATE(&quot;x&quot;;[.G181];&quot;,&quot;)" office:value-type="string" office:string-value="x11," calcext:value-type="string">
            <text:p>x11,</text:p>
          </table:table-cell>
          <table:table-cell table:number-columns-repeated="4"/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[.A182]*[.$C$15]" office:value-type="float" office:value="5.27518766431655" calcext:value-type="float">
            <text:p>5.275</text:p>
          </table:table-cell>
          <table:table-cell table:formula="of:=SIN([.B182])" office:value-type="float" office:value="-0.845765172560686" calcext:value-type="float">
            <text:p>-0.846</text:p>
          </table:table-cell>
          <table:table-cell table:formula="of:=[.$C$5]*[.C182]" office:value-type="float" office:value="-107.412176915207" calcext:value-type="float">
            <text:p>-107.412</text:p>
          </table:table-cell>
          <table:table-cell table:formula="of:=ROUND([.D182])" office:value-type="float" office:value="-107" calcext:value-type="float">
            <text:p>-107</text:p>
          </table:table-cell>
          <table:table-cell table:formula="of:=[.E182]+[.$C$5]" office:value-type="float" office:value="20" calcext:value-type="float">
            <text:p>20</text:p>
          </table:table-cell>
          <table:table-cell table:formula="of:=DEC2HEX([.F182])" office:value-type="string" office:string-value="14" calcext:value-type="string">
            <text:p>14</text:p>
          </table:table-cell>
          <table:table-cell table:formula="of:=CONCATENATE(&quot;x&quot;;[.G182];&quot;,&quot;)" office:value-type="string" office:string-value="x14," calcext:value-type="string">
            <text:p>x14,</text:p>
          </table:table-cell>
          <table:table-cell table:number-columns-repeated="4"/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[.A183]*[.$C$15]" office:value-type="float" office:value="5.30878758574532" calcext:value-type="float">
            <text:p>5.309</text:p>
          </table:table-cell>
          <table:table-cell table:formula="of:=SIN([.B183])" office:value-type="float" office:value="-0.827363758577196" calcext:value-type="float">
            <text:p>-0.827</text:p>
          </table:table-cell>
          <table:table-cell table:formula="of:=[.$C$5]*[.C183]" office:value-type="float" office:value="-105.075197339304" calcext:value-type="float">
            <text:p>-105.075</text:p>
          </table:table-cell>
          <table:table-cell table:formula="of:=ROUND([.D183])" office:value-type="float" office:value="-105" calcext:value-type="float">
            <text:p>-105</text:p>
          </table:table-cell>
          <table:table-cell table:formula="of:=[.E183]+[.$C$5]" office:value-type="float" office:value="22" calcext:value-type="float">
            <text:p>22</text:p>
          </table:table-cell>
          <table:table-cell table:formula="of:=DEC2HEX([.F183])" office:value-type="string" office:string-value="16" calcext:value-type="string">
            <text:p>16</text:p>
          </table:table-cell>
          <table:table-cell table:formula="of:=CONCATENATE(&quot;x&quot;;[.G183];&quot;,&quot;)" office:value-type="string" office:string-value="x16," calcext:value-type="string">
            <text:p>x16,</text:p>
          </table:table-cell>
          <table:table-cell table:number-columns-repeated="4"/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[.A184]*[.$C$15]" office:value-type="float" office:value="5.34238750717409" calcext:value-type="float">
            <text:p>5.342</text:p>
          </table:table-cell>
          <table:table-cell table:formula="of:=SIN([.B184])" office:value-type="float" office:value="-0.808028376245579" calcext:value-type="float">
            <text:p>-0.808</text:p>
          </table:table-cell>
          <table:table-cell table:formula="of:=[.$C$5]*[.C184]" office:value-type="float" office:value="-102.619603783189" calcext:value-type="float">
            <text:p>-102.620</text:p>
          </table:table-cell>
          <table:table-cell table:formula="of:=ROUND([.D184])" office:value-type="float" office:value="-103" calcext:value-type="float">
            <text:p>-103</text:p>
          </table:table-cell>
          <table:table-cell table:formula="of:=[.E184]+[.$C$5]" office:value-type="float" office:value="24" calcext:value-type="float">
            <text:p>24</text:p>
          </table:table-cell>
          <table:table-cell table:formula="of:=DEC2HEX([.F184])" office:value-type="string" office:string-value="18" calcext:value-type="string">
            <text:p>18</text:p>
          </table:table-cell>
          <table:table-cell table:formula="of:=CONCATENATE(&quot;x&quot;;[.G184];&quot;,&quot;)" office:value-type="string" office:string-value="x18," calcext:value-type="string">
            <text:p>x18,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A185]*[.$C$15]" office:value-type="float" office:value="5.37598742860285" calcext:value-type="float">
            <text:p>5.376</text:p>
          </table:table-cell>
          <table:table-cell table:formula="of:=SIN([.B185])" office:value-type="float" office:value="-0.787780852283418" calcext:value-type="float">
            <text:p>-0.788</text:p>
          </table:table-cell>
          <table:table-cell table:formula="of:=[.$C$5]*[.C185]" office:value-type="float" office:value="-100.048168239994" calcext:value-type="float">
            <text:p>-100.048</text:p>
          </table:table-cell>
          <table:table-cell table:formula="of:=ROUND([.D185])" office:value-type="float" office:value="-100" calcext:value-type="float">
            <text:p>-100</text:p>
          </table:table-cell>
          <table:table-cell table:formula="of:=[.E185]+[.$C$5]" office:value-type="float" office:value="27" calcext:value-type="float">
            <text:p>27</text:p>
          </table:table-cell>
          <table:table-cell table:formula="of:=DEC2HEX([.F185])" office:value-type="string" office:string-value="1B" calcext:value-type="string">
            <text:p>1B</text:p>
          </table:table-cell>
          <table:table-cell table:formula="of:=CONCATENATE(&quot;x&quot;;[.G185];&quot;,&quot;)" office:value-type="string" office:string-value="x1B," calcext:value-type="string">
            <text:p>x1B,</text:p>
          </table:table-cell>
          <table:table-cell table:number-columns-repeated="4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[.A186]*[.$C$15]" office:value-type="float" office:value="5.40958735003162" calcext:value-type="float">
            <text:p>5.410</text:p>
          </table:table-cell>
          <table:table-cell table:formula="of:=SIN([.B186])" office:value-type="float" office:value="-0.766644043078017" calcext:value-type="float">
            <text:p>-0.767</text:p>
          </table:table-cell>
          <table:table-cell table:formula="of:=[.$C$5]*[.C186]" office:value-type="float" office:value="-97.3637934709082" calcext:value-type="float">
            <text:p>-97.364</text:p>
          </table:table-cell>
          <table:table-cell table:formula="of:=ROUND([.D186])" office:value-type="float" office:value="-97" calcext:value-type="float">
            <text:p>-97</text:p>
          </table:table-cell>
          <table:table-cell table:formula="of:=[.E186]+[.$C$5]" office:value-type="float" office:value="30" calcext:value-type="float">
            <text:p>30</text:p>
          </table:table-cell>
          <table:table-cell table:formula="of:=DEC2HEX([.F186])" office:value-type="string" office:string-value="1E" calcext:value-type="string">
            <text:p>1E</text:p>
          </table:table-cell>
          <table:table-cell table:formula="of:=CONCATENATE(&quot;x&quot;;[.G186];&quot;,&quot;)" office:value-type="string" office:string-value="x1E," calcext:value-type="string">
            <text:p>x1E,</text:p>
          </table:table-cell>
          <table:table-cell table:number-columns-repeated="4"/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[.A187]*[.$C$15]" office:value-type="float" office:value="5.44318727146039" calcext:value-type="float">
            <text:p>5.443</text:p>
          </table:table-cell>
          <table:table-cell table:formula="of:=SIN([.B187])" office:value-type="float" office:value="-0.744641808885006" calcext:value-type="float">
            <text:p>-0.745</text:p>
          </table:table-cell>
          <table:table-cell table:formula="of:=[.$C$5]*[.C187]" office:value-type="float" office:value="-94.5695097283958" calcext:value-type="float">
            <text:p>-94.570</text:p>
          </table:table-cell>
          <table:table-cell table:formula="of:=ROUND([.D187])" office:value-type="float" office:value="-95" calcext:value-type="float">
            <text:p>-95</text:p>
          </table:table-cell>
          <table:table-cell table:formula="of:=[.E187]+[.$C$5]" office:value-type="float" office:value="32" calcext:value-type="float">
            <text:p>32</text:p>
          </table:table-cell>
          <table:table-cell table:formula="of:=DEC2HEX([.F187])" office:value-type="string" office:string-value="20" calcext:value-type="string">
            <text:p>20</text:p>
          </table:table-cell>
          <table:table-cell table:formula="of:=CONCATENATE(&quot;x&quot;;[.G187];&quot;,&quot;)" office:value-type="string" office:string-value="x20," calcext:value-type="string">
            <text:p>x20,</text:p>
          </table:table-cell>
          <table:table-cell table:number-columns-repeated="4"/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[.A188]*[.$C$15]" office:value-type="float" office:value="5.47678719288916" calcext:value-type="float">
            <text:p>5.477</text:p>
          </table:table-cell>
          <table:table-cell table:formula="of:=SIN([.B188])" office:value-type="float" office:value="-0.721798986893727" calcext:value-type="float">
            <text:p>-0.722</text:p>
          </table:table-cell>
          <table:table-cell table:formula="of:=[.$C$5]*[.C188]" office:value-type="float" office:value="-91.6684713355033" calcext:value-type="float">
            <text:p>-91.668</text:p>
          </table:table-cell>
          <table:table-cell table:formula="of:=ROUND([.D188])" office:value-type="float" office:value="-92" calcext:value-type="float">
            <text:p>-92</text:p>
          </table:table-cell>
          <table:table-cell table:formula="of:=[.E188]+[.$C$5]" office:value-type="float" office:value="35" calcext:value-type="float">
            <text:p>35</text:p>
          </table:table-cell>
          <table:table-cell table:formula="of:=DEC2HEX([.F188])" office:value-type="string" office:string-value="23" calcext:value-type="string">
            <text:p>23</text:p>
          </table:table-cell>
          <table:table-cell table:formula="of:=CONCATENATE(&quot;x&quot;;[.G188];&quot;,&quot;)" office:value-type="string" office:string-value="x23," calcext:value-type="string">
            <text:p>x23,</text:p>
          </table:table-cell>
          <table:table-cell table:number-columns-repeated="4"/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[.A189]*[.$C$15]" office:value-type="float" office:value="5.51038711431793" calcext:value-type="float">
            <text:p>5.510</text:p>
          </table:table-cell>
          <table:table-cell table:formula="of:=SIN([.B189])" office:value-type="float" office:value="-0.698141363189801" calcext:value-type="float">
            <text:p>-0.698</text:p>
          </table:table-cell>
          <table:table-cell table:formula="of:=[.$C$5]*[.C189]" office:value-type="float" office:value="-88.6639531251048" calcext:value-type="float">
            <text:p>-88.664</text:p>
          </table:table-cell>
          <table:table-cell table:formula="of:=ROUND([.D189])" office:value-type="float" office:value="-89" calcext:value-type="float">
            <text:p>-89</text:p>
          </table:table-cell>
          <table:table-cell table:formula="of:=[.E189]+[.$C$5]" office:value-type="float" office:value="38" calcext:value-type="float">
            <text:p>38</text:p>
          </table:table-cell>
          <table:table-cell table:formula="of:=DEC2HEX([.F189])" office:value-type="string" office:string-value="26" calcext:value-type="string">
            <text:p>26</text:p>
          </table:table-cell>
          <table:table-cell table:formula="of:=CONCATENATE(&quot;x&quot;;[.G189];&quot;,&quot;)" office:value-type="string" office:string-value="x26," calcext:value-type="string">
            <text:p>x26,</text:p>
          </table:table-cell>
          <table:table-cell table:number-columns-repeated="4"/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[.A190]*[.$C$15]" office:value-type="float" office:value="5.54398703574669" calcext:value-type="float">
            <text:p>5.544</text:p>
          </table:table-cell>
          <table:table-cell table:formula="of:=SIN([.B190])" office:value-type="float" office:value="-0.673695643646557" calcext:value-type="float">
            <text:p>-0.674</text:p>
          </table:table-cell>
          <table:table-cell table:formula="of:=[.$C$5]*[.C190]" office:value-type="float" office:value="-85.5593467431128" calcext:value-type="float">
            <text:p>-85.559</text:p>
          </table:table-cell>
          <table:table-cell table:formula="of:=ROUND([.D190])" office:value-type="float" office:value="-86" calcext:value-type="float">
            <text:p>-86</text:p>
          </table:table-cell>
          <table:table-cell table:formula="of:=[.E190]+[.$C$5]" office:value-type="float" office:value="41" calcext:value-type="float">
            <text:p>41</text:p>
          </table:table-cell>
          <table:table-cell table:formula="of:=DEC2HEX([.F190])" office:value-type="string" office:string-value="29" calcext:value-type="string">
            <text:p>29</text:p>
          </table:table-cell>
          <table:table-cell table:formula="of:=CONCATENATE(&quot;x&quot;;[.G190];&quot;,&quot;)" office:value-type="string" office:string-value="x29," calcext:value-type="string">
            <text:p>x29,</text:p>
          </table:table-cell>
          <table:table-cell table:number-columns-repeated="4"/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[.A191]*[.$C$15]" office:value-type="float" office:value="5.57758695717546" calcext:value-type="float">
            <text:p>5.578</text:p>
          </table:table-cell>
          <table:table-cell table:formula="of:=SIN([.B191])" office:value-type="float" office:value="-0.648489423778137" calcext:value-type="float">
            <text:p>-0.648</text:p>
          </table:table-cell>
          <table:table-cell table:formula="of:=[.$C$5]*[.C191]" office:value-type="float" office:value="-82.3581568198235" calcext:value-type="float">
            <text:p>-82.358</text:p>
          </table:table-cell>
          <table:table-cell table:formula="of:=ROUND([.D191])" office:value-type="float" office:value="-82" calcext:value-type="float">
            <text:p>-82</text:p>
          </table:table-cell>
          <table:table-cell table:formula="of:=[.E191]+[.$C$5]" office:value-type="float" office:value="45" calcext:value-type="float">
            <text:p>45</text:p>
          </table:table-cell>
          <table:table-cell table:formula="of:=DEC2HEX([.F191])" office:value-type="string" office:string-value="2D" calcext:value-type="string">
            <text:p>2D</text:p>
          </table:table-cell>
          <table:table-cell table:formula="of:=CONCATENATE(&quot;x&quot;;[.G191];&quot;,&quot;)" office:value-type="string" office:string-value="x2D," calcext:value-type="string">
            <text:p>x2D,</text:p>
          </table:table-cell>
          <table:table-cell table:number-columns-repeated="4"/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[.A192]*[.$C$15]" office:value-type="float" office:value="5.61118687860423" calcext:value-type="float">
            <text:p>5.611</text:p>
          </table:table-cell>
          <table:table-cell table:formula="of:=SIN([.B192])" office:value-type="float" office:value="-0.622551157588343" calcext:value-type="float">
            <text:p>-0.623</text:p>
          </table:table-cell>
          <table:table-cell table:formula="of:=[.$C$5]*[.C192]" office:value-type="float" office:value="-79.0639970137196" calcext:value-type="float">
            <text:p>-79.064</text:p>
          </table:table-cell>
          <table:table-cell table:formula="of:=ROUND([.D192])" office:value-type="float" office:value="-79" calcext:value-type="float">
            <text:p>-79</text:p>
          </table:table-cell>
          <table:table-cell table:formula="of:=[.E192]+[.$C$5]" office:value-type="float" office:value="48" calcext:value-type="float">
            <text:p>48</text:p>
          </table:table-cell>
          <table:table-cell table:formula="of:=DEC2HEX([.F192])" office:value-type="string" office:string-value="30" calcext:value-type="string">
            <text:p>30</text:p>
          </table:table-cell>
          <table:table-cell table:formula="of:=CONCATENATE(&quot;x&quot;;[.G192];&quot;,&quot;)" office:value-type="string" office:string-value="x30," calcext:value-type="string">
            <text:p>x30,</text:p>
          </table:table-cell>
          <table:table-cell table:number-columns-repeated="4"/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[.A193]*[.$C$15]" office:value-type="float" office:value="5.644786800033" calcext:value-type="float">
            <text:p>5.645</text:p>
          </table:table-cell>
          <table:table-cell table:formula="of:=SIN([.B193])" office:value-type="float" office:value="-0.59591012545038" calcext:value-type="float">
            <text:p>-0.596</text:p>
          </table:table-cell>
          <table:table-cell table:formula="of:=[.$C$5]*[.C193]" office:value-type="float" office:value="-75.6805859321982" calcext:value-type="float">
            <text:p>-75.681</text:p>
          </table:table-cell>
          <table:table-cell table:formula="of:=ROUND([.D193])" office:value-type="float" office:value="-76" calcext:value-type="float">
            <text:p>-76</text:p>
          </table:table-cell>
          <table:table-cell table:formula="of:=[.E193]+[.$C$5]" office:value-type="float" office:value="51" calcext:value-type="float">
            <text:p>51</text:p>
          </table:table-cell>
          <table:table-cell table:formula="of:=DEC2HEX([.F193])" office:value-type="string" office:string-value="33" calcext:value-type="string">
            <text:p>33</text:p>
          </table:table-cell>
          <table:table-cell table:formula="of:=CONCATENATE(&quot;x&quot;;[.G193];&quot;,&quot;)" office:value-type="string" office:string-value="x33," calcext:value-type="string">
            <text:p>x33,</text:p>
          </table:table-cell>
          <table:table-cell table:number-columns-repeated="4"/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[.A194]*[.$C$15]" office:value-type="float" office:value="5.67838672146177" calcext:value-type="float">
            <text:p>5.678</text:p>
          </table:table-cell>
          <table:table-cell table:formula="of:=SIN([.B194])" office:value-type="float" office:value="-0.568596401053747" calcext:value-type="float">
            <text:p>-0.569</text:p>
          </table:table-cell>
          <table:table-cell table:formula="of:=[.$C$5]*[.C194]" office:value-type="float" office:value="-72.2117429338258" calcext:value-type="float">
            <text:p>-72.212</text:p>
          </table:table-cell>
          <table:table-cell table:formula="of:=ROUND([.D194])" office:value-type="float" office:value="-72" calcext:value-type="float">
            <text:p>-72</text:p>
          </table:table-cell>
          <table:table-cell table:formula="of:=[.E194]+[.$C$5]" office:value-type="float" office:value="55" calcext:value-type="float">
            <text:p>55</text:p>
          </table:table-cell>
          <table:table-cell table:formula="of:=DEC2HEX([.F194])" office:value-type="string" office:string-value="37" calcext:value-type="string">
            <text:p>37</text:p>
          </table:table-cell>
          <table:table-cell table:formula="of:=CONCATENATE(&quot;x&quot;;[.G194];&quot;,&quot;)" office:value-type="string" office:string-value="x37," calcext:value-type="string">
            <text:p>x37,</text:p>
          </table:table-cell>
          <table:table-cell table:number-columns-repeated="4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[.A195]*[.$C$15]" office:value-type="float" office:value="5.71198664289053" calcext:value-type="float">
            <text:p>5.712</text:p>
          </table:table-cell>
          <table:table-cell table:formula="of:=SIN([.B195])" office:value-type="float" office:value="-0.540640817455598" calcext:value-type="float">
            <text:p>-0.541</text:p>
          </table:table-cell>
          <table:table-cell table:formula="of:=[.$C$5]*[.C195]" office:value-type="float" office:value="-68.6613838168609" calcext:value-type="float">
            <text:p>-68.661</text:p>
          </table:table-cell>
          <table:table-cell table:formula="of:=ROUND([.D195])" office:value-type="float" office:value="-69" calcext:value-type="float">
            <text:p>-69</text:p>
          </table:table-cell>
          <table:table-cell table:formula="of:=[.E195]+[.$C$5]" office:value-type="float" office:value="58" calcext:value-type="float">
            <text:p>58</text:p>
          </table:table-cell>
          <table:table-cell table:formula="of:=DEC2HEX([.F195])" office:value-type="string" office:string-value="3A" calcext:value-type="string">
            <text:p>3A</text:p>
          </table:table-cell>
          <table:table-cell table:formula="of:=CONCATENATE(&quot;x&quot;;[.G195];&quot;,&quot;)" office:value-type="string" office:string-value="x3A," calcext:value-type="string">
            <text:p>x3A,</text:p>
          </table:table-cell>
          <table:table-cell table:number-columns-repeated="4"/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[.A196]*[.$C$15]" office:value-type="float" office:value="5.7455865643193" calcext:value-type="float">
            <text:p>5.746</text:p>
          </table:table-cell>
          <table:table-cell table:formula="of:=SIN([.B196])" office:value-type="float" office:value="-0.512074932274893" calcext:value-type="float">
            <text:p>-0.512</text:p>
          </table:table-cell>
          <table:table-cell table:formula="of:=[.$C$5]*[.C196]" office:value-type="float" office:value="-65.0335163989114" calcext:value-type="float">
            <text:p>-65.034</text:p>
          </table:table-cell>
          <table:table-cell table:formula="of:=ROUND([.D196])" office:value-type="float" office:value="-65" calcext:value-type="float">
            <text:p>-65</text:p>
          </table:table-cell>
          <table:table-cell table:formula="of:=[.E196]+[.$C$5]" office:value-type="float" office:value="62" calcext:value-type="float">
            <text:p>62</text:p>
          </table:table-cell>
          <table:table-cell table:formula="of:=DEC2HEX([.F196])" office:value-type="string" office:string-value="3E" calcext:value-type="string">
            <text:p>3E</text:p>
          </table:table-cell>
          <table:table-cell table:formula="of:=CONCATENATE(&quot;x&quot;;[.G196];&quot;,&quot;)" office:value-type="string" office:string-value="x3E," calcext:value-type="string">
            <text:p>x3E,</text:p>
          </table:table-cell>
          <table:table-cell table:number-columns-repeated="4"/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[.A197]*[.$C$15]" office:value-type="float" office:value="5.77918648574807" calcext:value-type="float">
            <text:p>5.779</text:p>
          </table:table-cell>
          <table:table-cell table:formula="of:=SIN([.B197])" office:value-type="float" office:value="-0.482930992068624" calcext:value-type="float">
            <text:p>-0.483</text:p>
          </table:table-cell>
          <table:table-cell table:formula="of:=[.$C$5]*[.C197]" office:value-type="float" office:value="-61.3322359927153" calcext:value-type="float">
            <text:p>-61.332</text:p>
          </table:table-cell>
          <table:table-cell table:formula="of:=ROUND([.D197])" office:value-type="float" office:value="-61" calcext:value-type="float">
            <text:p>-61</text:p>
          </table:table-cell>
          <table:table-cell table:formula="of:=[.E197]+[.$C$5]" office:value-type="float" office:value="66" calcext:value-type="float">
            <text:p>66</text:p>
          </table:table-cell>
          <table:table-cell table:formula="of:=DEC2HEX([.F197])" office:value-type="string" office:string-value="42" calcext:value-type="string">
            <text:p>42</text:p>
          </table:table-cell>
          <table:table-cell table:formula="of:=CONCATENATE(&quot;x&quot;;[.G197];&quot;,&quot;)" office:value-type="string" office:string-value="x42," calcext:value-type="string">
            <text:p>x42,</text:p>
          </table:table-cell>
          <table:table-cell table:number-columns-repeated="4"/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[.A198]*[.$C$15]" office:value-type="float" office:value="5.81278640717684" calcext:value-type="float">
            <text:p>5.813</text:p>
          </table:table-cell>
          <table:table-cell table:formula="of:=SIN([.B198])" office:value-type="float" office:value="-0.453241895930342" calcext:value-type="float">
            <text:p>-0.453</text:p>
          </table:table-cell>
          <table:table-cell table:formula="of:=[.$C$5]*[.C198]" office:value-type="float" office:value="-57.5617207831535" calcext:value-type="float">
            <text:p>-57.562</text:p>
          </table:table-cell>
          <table:table-cell table:formula="of:=ROUND([.D198])" office:value-type="float" office:value="-58" calcext:value-type="float">
            <text:p>-58</text:p>
          </table:table-cell>
          <table:table-cell table:formula="of:=[.E198]+[.$C$5]" office:value-type="float" office:value="69" calcext:value-type="float">
            <text:p>69</text:p>
          </table:table-cell>
          <table:table-cell table:formula="of:=DEC2HEX([.F198])" office:value-type="string" office:string-value="45" calcext:value-type="string">
            <text:p>45</text:p>
          </table:table-cell>
          <table:table-cell table:formula="of:=CONCATENATE(&quot;x&quot;;[.G198];&quot;,&quot;)" office:value-type="string" office:string-value="x45," calcext:value-type="string">
            <text:p>x45,</text:p>
          </table:table-cell>
          <table:table-cell table:number-columns-repeated="4"/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[.A199]*[.$C$15]" office:value-type="float" office:value="5.8463863286056" calcext:value-type="float">
            <text:p>5.846</text:p>
          </table:table-cell>
          <table:table-cell table:formula="of:=SIN([.B199])" office:value-type="float" office:value="-0.423041158352058" calcext:value-type="float">
            <text:p>-0.423</text:p>
          </table:table-cell>
          <table:table-cell table:formula="of:=[.$C$5]*[.C199]" office:value-type="float" office:value="-53.7262271107114" calcext:value-type="float">
            <text:p>-53.726</text:p>
          </table:table-cell>
          <table:table-cell table:formula="of:=ROUND([.D199])" office:value-type="float" office:value="-54" calcext:value-type="float">
            <text:p>-54</text:p>
          </table:table-cell>
          <table:table-cell table:formula="of:=[.E199]+[.$C$5]" office:value-type="float" office:value="73" calcext:value-type="float">
            <text:p>73</text:p>
          </table:table-cell>
          <table:table-cell table:formula="of:=DEC2HEX([.F199])" office:value-type="string" office:string-value="49" calcext:value-type="string">
            <text:p>49</text:p>
          </table:table-cell>
          <table:table-cell table:formula="of:=CONCATENATE(&quot;x&quot;;[.G199];&quot;,&quot;)" office:value-type="string" office:string-value="x49," calcext:value-type="string">
            <text:p>x49,</text:p>
          </table:table-cell>
          <table:table-cell table:number-columns-repeated="4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[.A200]*[.$C$15]" office:value-type="float" office:value="5.87998625003437" calcext:value-type="float">
            <text:p>5.880</text:p>
          </table:table-cell>
          <table:table-cell table:formula="of:=SIN([.B200])" office:value-type="float" office:value="-0.392362871391462" calcext:value-type="float">
            <text:p>-0.392</text:p>
          </table:table-cell>
          <table:table-cell table:formula="of:=[.$C$5]*[.C200]" office:value-type="float" office:value="-49.8300846667156" calcext:value-type="float">
            <text:p>-49.830</text:p>
          </table:table-cell>
          <table:table-cell table:formula="of:=ROUND([.D200])" office:value-type="float" office:value="-50" calcext:value-type="float">
            <text:p>-50</text:p>
          </table:table-cell>
          <table:table-cell table:formula="of:=[.E200]+[.$C$5]" office:value-type="float" office:value="77" calcext:value-type="float">
            <text:p>77</text:p>
          </table:table-cell>
          <table:table-cell table:formula="of:=DEC2HEX([.F200])" office:value-type="string" office:string-value="4D" calcext:value-type="string">
            <text:p>4D</text:p>
          </table:table-cell>
          <table:table-cell table:formula="of:=CONCATENATE(&quot;x&quot;;[.G200];&quot;,&quot;)" office:value-type="string" office:string-value="x4D," calcext:value-type="string">
            <text:p>x4D,</text:p>
          </table:table-cell>
          <table:table-cell table:number-columns-repeated="4"/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[.A201]*[.$C$15]" office:value-type="float" office:value="5.91358617146314" calcext:value-type="float">
            <text:p>5.914</text:p>
          </table:table-cell>
          <table:table-cell table:formula="of:=SIN([.B201])" office:value-type="float" office:value="-0.361241666187154" calcext:value-type="float">
            <text:p>-0.361</text:p>
          </table:table-cell>
          <table:table-cell table:formula="of:=[.$C$5]*[.C201]" office:value-type="float" office:value="-45.8776916057685" calcext:value-type="float">
            <text:p>-45.878</text:p>
          </table:table-cell>
          <table:table-cell table:formula="of:=ROUND([.D201])" office:value-type="float" office:value="-46" calcext:value-type="float">
            <text:p>-46</text:p>
          </table:table-cell>
          <table:table-cell table:formula="of:=[.E201]+[.$C$5]" office:value-type="float" office:value="81" calcext:value-type="float">
            <text:p>81</text:p>
          </table:table-cell>
          <table:table-cell table:formula="of:=DEC2HEX([.F201])" office:value-type="string" office:string-value="51" calcext:value-type="string">
            <text:p>51</text:p>
          </table:table-cell>
          <table:table-cell table:formula="of:=CONCATENATE(&quot;x&quot;;[.G201];&quot;,&quot;)" office:value-type="string" office:string-value="x51," calcext:value-type="string">
            <text:p>x51,</text:p>
          </table:table-cell>
          <table:table-cell table:number-columns-repeated="4"/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[.A202]*[.$C$15]" office:value-type="float" office:value="5.94718609289191" calcext:value-type="float">
            <text:p>5.947</text:p>
          </table:table-cell>
          <table:table-cell table:formula="of:=SIN([.B202])" office:value-type="float" office:value="-0.329712673865333" calcext:value-type="float">
            <text:p>-0.330</text:p>
          </table:table-cell>
          <table:table-cell table:formula="of:=[.$C$5]*[.C202]" office:value-type="float" office:value="-41.8735095808973" calcext:value-type="float">
            <text:p>-41.874</text:p>
          </table:table-cell>
          <table:table-cell table:formula="of:=ROUND([.D202])" office:value-type="float" office:value="-42" calcext:value-type="float">
            <text:p>-42</text:p>
          </table:table-cell>
          <table:table-cell table:formula="of:=[.E202]+[.$C$5]" office:value-type="float" office:value="85" calcext:value-type="float">
            <text:p>85</text:p>
          </table:table-cell>
          <table:table-cell table:formula="of:=DEC2HEX([.F202])" office:value-type="string" office:string-value="55" calcext:value-type="string">
            <text:p>55</text:p>
          </table:table-cell>
          <table:table-cell table:formula="of:=CONCATENATE(&quot;x&quot;;[.G202];&quot;,&quot;)" office:value-type="string" office:string-value="x55," calcext:value-type="string">
            <text:p>x55,</text:p>
          </table:table-cell>
          <table:table-cell table:number-columns-repeated="4"/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[.A203]*[.$C$15]" office:value-type="float" office:value="5.98078601432068" calcext:value-type="float">
            <text:p>5.981</text:p>
          </table:table-cell>
          <table:table-cell table:formula="of:=SIN([.B203])" office:value-type="float" office:value="-0.297811485882083" calcext:value-type="float">
            <text:p>-0.298</text:p>
          </table:table-cell>
          <table:table-cell table:formula="of:=[.$C$5]*[.C203]" office:value-type="float" office:value="-37.8220587070246" calcext:value-type="float">
            <text:p>-37.822</text:p>
          </table:table-cell>
          <table:table-cell table:formula="of:=ROUND([.D203])" office:value-type="float" office:value="-38" calcext:value-type="float">
            <text:p>-38</text:p>
          </table:table-cell>
          <table:table-cell table:formula="of:=[.E203]+[.$C$5]" office:value-type="float" office:value="89" calcext:value-type="float">
            <text:p>89</text:p>
          </table:table-cell>
          <table:table-cell table:formula="of:=DEC2HEX([.F203])" office:value-type="string" office:string-value="59" calcext:value-type="string">
            <text:p>59</text:p>
          </table:table-cell>
          <table:table-cell table:formula="of:=CONCATENATE(&quot;x&quot;;[.G203];&quot;,&quot;)" office:value-type="string" office:string-value="x59," calcext:value-type="string">
            <text:p>x59,</text:p>
          </table:table-cell>
          <table:table-cell table:number-columns-repeated="4"/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[.A204]*[.$C$15]" office:value-type="float" office:value="6.01438593574944" calcext:value-type="float">
            <text:p>6.014</text:p>
          </table:table-cell>
          <table:table-cell table:formula="of:=SIN([.B204])" office:value-type="float" office:value="-0.265574113846005" calcext:value-type="float">
            <text:p>-0.266</text:p>
          </table:table-cell>
          <table:table-cell table:formula="of:=[.$C$5]*[.C204]" office:value-type="float" office:value="-33.7279124584426" calcext:value-type="float">
            <text:p>-33.728</text:p>
          </table:table-cell>
          <table:table-cell table:formula="of:=ROUND([.D204])" office:value-type="float" office:value="-34" calcext:value-type="float">
            <text:p>-34</text:p>
          </table:table-cell>
          <table:table-cell table:formula="of:=[.E204]+[.$C$5]" office:value-type="float" office:value="93" calcext:value-type="float">
            <text:p>93</text:p>
          </table:table-cell>
          <table:table-cell table:formula="of:=DEC2HEX([.F204])" office:value-type="string" office:string-value="5D" calcext:value-type="string">
            <text:p>5D</text:p>
          </table:table-cell>
          <table:table-cell table:formula="of:=CONCATENATE(&quot;x&quot;;[.G204];&quot;,&quot;)" office:value-type="string" office:string-value="x5D," calcext:value-type="string">
            <text:p>x5D,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A205]*[.$C$15]" office:value-type="float" office:value="6.04798585717821" calcext:value-type="float">
            <text:p>6.048</text:p>
          </table:table-cell>
          <table:table-cell table:formula="of:=SIN([.B205])" office:value-type="float" office:value="-0.233036948866565" calcext:value-type="float">
            <text:p>-0.233</text:p>
          </table:table-cell>
          <table:table-cell table:formula="of:=[.$C$5]*[.C205]" office:value-type="float" office:value="-29.5956925060537" calcext:value-type="float">
            <text:p>-29.596</text:p>
          </table:table-cell>
          <table:table-cell table:formula="of:=ROUND([.D205])" office:value-type="float" office:value="-30" calcext:value-type="float">
            <text:p>-30</text:p>
          </table:table-cell>
          <table:table-cell table:formula="of:=[.E205]+[.$C$5]" office:value-type="float" office:value="97" calcext:value-type="float">
            <text:p>97</text:p>
          </table:table-cell>
          <table:table-cell table:formula="of:=DEC2HEX([.F205])" office:value-type="string" office:string-value="61" calcext:value-type="string">
            <text:p>61</text:p>
          </table:table-cell>
          <table:table-cell table:formula="of:=CONCATENATE(&quot;x&quot;;[.G205];&quot;,&quot;)" office:value-type="string" office:string-value="x61," calcext:value-type="string">
            <text:p>x61,</text:p>
          </table:table-cell>
          <table:table-cell table:number-columns-repeated="4"/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[.A206]*[.$C$15]" office:value-type="float" office:value="6.08158577860698" calcext:value-type="float">
            <text:p>6.082</text:p>
          </table:table-cell>
          <table:table-cell table:formula="of:=SIN([.B206])" office:value-type="float" office:value="-0.200236720474051" calcext:value-type="float">
            <text:p>-0.200</text:p>
          </table:table-cell>
          <table:table-cell table:formula="of:=[.$C$5]*[.C206]" office:value-type="float" office:value="-25.4300635002044" calcext:value-type="float">
            <text:p>-25.430</text:p>
          </table:table-cell>
          <table:table-cell table:formula="of:=ROUND([.D206])" office:value-type="float" office:value="-25" calcext:value-type="float">
            <text:p>-25</text:p>
          </table:table-cell>
          <table:table-cell table:formula="of:=[.E206]+[.$C$5]" office:value-type="float" office:value="102" calcext:value-type="float">
            <text:p>102</text:p>
          </table:table-cell>
          <table:table-cell table:formula="of:=DEC2HEX([.F206])" office:value-type="string" office:string-value="66" calcext:value-type="string">
            <text:p>66</text:p>
          </table:table-cell>
          <table:table-cell table:formula="of:=CONCATENATE(&quot;x&quot;;[.G206];&quot;,&quot;)" office:value-type="string" office:string-value="x66," calcext:value-type="string">
            <text:p>x66,</text:p>
          </table:table-cell>
          <table:table-cell table:number-columns-repeated="4"/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[.A207]*[.$C$15]" office:value-type="float" office:value="6.11518570003575" calcext:value-type="float">
            <text:p>6.115</text:p>
          </table:table-cell>
          <table:table-cell table:formula="of:=SIN([.B207])" office:value-type="float" office:value="-0.16721045515749" calcext:value-type="float">
            <text:p>-0.167</text:p>
          </table:table-cell>
          <table:table-cell table:formula="of:=[.$C$5]*[.C207]" office:value-type="float" office:value="-21.2357278050012" calcext:value-type="float">
            <text:p>-21.236</text:p>
          </table:table-cell>
          <table:table-cell table:formula="of:=ROUND([.D207])" office:value-type="float" office:value="-21" calcext:value-type="float">
            <text:p>-21</text:p>
          </table:table-cell>
          <table:table-cell table:formula="of:=[.E207]+[.$C$5]" office:value-type="float" office:value="106" calcext:value-type="float">
            <text:p>106</text:p>
          </table:table-cell>
          <table:table-cell table:formula="of:=DEC2HEX([.F207])" office:value-type="string" office:string-value="6A" calcext:value-type="string">
            <text:p>6A</text:p>
          </table:table-cell>
          <table:table-cell table:formula="of:=CONCATENATE(&quot;x&quot;;[.G207];&quot;,&quot;)" office:value-type="string" office:string-value="x6A," calcext:value-type="string">
            <text:p>x6A,</text:p>
          </table:table-cell>
          <table:table-cell table:number-columns-repeated="4"/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[.A208]*[.$C$15]" office:value-type="float" office:value="6.14878562146452" calcext:value-type="float">
            <text:p>6.149</text:p>
          </table:table-cell>
          <table:table-cell table:formula="of:=SIN([.B208])" office:value-type="float" office:value="-0.133995434567358" calcext:value-type="float">
            <text:p>-0.134</text:p>
          </table:table-cell>
          <table:table-cell table:formula="of:=[.$C$5]*[.C208]" office:value-type="float" office:value="-17.0174201900545" calcext:value-type="float">
            <text:p>-17.017</text:p>
          </table:table-cell>
          <table:table-cell table:formula="of:=ROUND([.D208])" office:value-type="float" office:value="-17" calcext:value-type="float">
            <text:p>-17</text:p>
          </table:table-cell>
          <table:table-cell table:formula="of:=[.E208]+[.$C$5]" office:value-type="float" office:value="110" calcext:value-type="float">
            <text:p>110</text:p>
          </table:table-cell>
          <table:table-cell table:formula="of:=DEC2HEX([.F208])" office:value-type="string" office:string-value="6E" calcext:value-type="string">
            <text:p>6E</text:p>
          </table:table-cell>
          <table:table-cell table:formula="of:=CONCATENATE(&quot;x&quot;;[.G208];&quot;,&quot;)" office:value-type="string" office:string-value="x6E," calcext:value-type="string">
            <text:p>x6E,</text:p>
          </table:table-cell>
          <table:table-cell table:number-columns-repeated="4"/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[.A209]*[.$C$15]" office:value-type="float" office:value="6.18238554289328" calcext:value-type="float">
            <text:p>6.182</text:p>
          </table:table-cell>
          <table:table-cell table:formula="of:=SIN([.B209])" office:value-type="float" office:value="-0.10062915343024" calcext:value-type="float">
            <text:p>-0.101</text:p>
          </table:table-cell>
          <table:table-cell table:formula="of:=[.$C$5]*[.C209]" office:value-type="float" office:value="-12.7799024856405" calcext:value-type="float">
            <text:p>-12.780</text:p>
          </table:table-cell>
          <table:table-cell table:formula="of:=ROUND([.D209])" office:value-type="float" office:value="-13" calcext:value-type="float">
            <text:p>-13</text:p>
          </table:table-cell>
          <table:table-cell table:formula="of:=[.E209]+[.$C$5]" office:value-type="float" office:value="114" calcext:value-type="float">
            <text:p>114</text:p>
          </table:table-cell>
          <table:table-cell table:formula="of:=DEC2HEX([.F209])" office:value-type="string" office:string-value="72" calcext:value-type="string">
            <text:p>72</text:p>
          </table:table-cell>
          <table:table-cell table:formula="of:=CONCATENATE(&quot;x&quot;;[.G209];&quot;,&quot;)" office:value-type="string" office:string-value="x72," calcext:value-type="string">
            <text:p>x72,</text:p>
          </table:table-cell>
          <table:table-cell table:number-columns-repeated="4"/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[.A210]*[.$C$15]" office:value-type="float" office:value="6.21598546432205" calcext:value-type="float">
            <text:p>6.216</text:p>
          </table:table-cell>
          <table:table-cell table:formula="of:=SIN([.B210])" office:value-type="float" office:value="-0.067149277222963" calcext:value-type="float">
            <text:p>-0.067</text:p>
          </table:table-cell>
          <table:table-cell table:formula="of:=[.$C$5]*[.C210]" office:value-type="float" office:value="-8.52795820731631" calcext:value-type="float">
            <text:p>-8.528</text:p>
          </table:table-cell>
          <table:table-cell table:formula="of:=ROUND([.D210])" office:value-type="float" office:value="-9" calcext:value-type="float">
            <text:p>-9</text:p>
          </table:table-cell>
          <table:table-cell table:formula="of:=[.E210]+[.$C$5]" office:value-type="float" office:value="118" calcext:value-type="float">
            <text:p>118</text:p>
          </table:table-cell>
          <table:table-cell table:formula="of:=DEC2HEX([.F210])" office:value-type="string" office:string-value="76" calcext:value-type="string">
            <text:p>76</text:p>
          </table:table-cell>
          <table:table-cell table:formula="of:=CONCATENATE(&quot;x&quot;;[.G210];&quot;,&quot;)" office:value-type="string" office:string-value="x76," calcext:value-type="string">
            <text:p>x76,</text:p>
          </table:table-cell>
          <table:table-cell table:number-columns-repeated="4"/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[.A211]*[.$C$15]" office:value-type="float" office:value="6.24958538575082" calcext:value-type="float">
            <text:p>6.250</text:p>
          </table:table-cell>
          <table:table-cell table:formula="of:=SIN([.B211])" office:value-type="float" office:value="-0.0335935996539809" calcext:value-type="float">
            <text:p>-0.034</text:p>
          </table:table-cell>
          <table:table-cell table:formula="of:=[.$C$5]*[.C211]" office:value-type="float" office:value="-4.26638715605557" calcext:value-type="float">
            <text:p>-4.266</text:p>
          </table:table-cell>
          <table:table-cell table:formula="of:=ROUND([.D211])" office:value-type="float" office:value="-4" calcext:value-type="float">
            <text:p>-4</text:p>
          </table:table-cell>
          <table:table-cell table:formula="of:=[.E211]+[.$C$5]" office:value-type="float" office:value="123" calcext:value-type="float">
            <text:p>123</text:p>
          </table:table-cell>
          <table:table-cell table:formula="of:=DEC2HEX([.F211])" office:value-type="string" office:string-value="7B" calcext:value-type="string">
            <text:p>7B</text:p>
          </table:table-cell>
          <table:table-cell table:formula="of:=CONCATENATE(&quot;x&quot;;[.G211];&quot;,&quot;)" office:value-type="string" office:string-value="x7B," calcext:value-type="string">
            <text:p>x7B,</text:p>
          </table:table-cell>
          <table:table-cell table:number-columns-repeated="4"/>
        </table:table-row>
        <table:table-row table:style-name="ro2" table:number-rows-repeated="7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amples_256" table:style-name="ta1">
        <table:table-column table:style-name="co3" table:default-cell-style-name="Default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2">
          <table:table-cell office:value-type="string" calcext:value-type="string">
            <text:p>ste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dian (2 pi)</text:p>
          </table:table-cell>
          <table:table-cell table:style-name="ce7" table:formula="of:=2*PI()" office:value-type="float" office:value="6.28318530717959" calcext:value-type="float">
            <text:p>6.283185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teps/radian</text:p>
          </table:table-cell>
          <table:table-cell table:style-name="ce7" table:formula="of:=[.B2]/[.B1]" office:value-type="float" office:value="0.0245436926061703" calcext:value-type="float">
            <text:p>0.024544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d scale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sin</text:p>
          </table:table-cell>
          <table:table-cell table:style-name="Default" office:value-type="string" calcext:value-type="string">
            <text:p>scaled</text:p>
          </table:table-cell>
          <table:table-cell table:style-name="Default" office:value-type="string" calcext:value-type="string">
            <text:p>w/ offset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Lead 0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A7]*[.$B$3])" office:value-type="float" office:value="0" calcext:value-type="float">
            <text:p>0.000</text:p>
          </table:table-cell>
          <table:table-cell table:formula="of:=[.B7]*[.$B$4]" office:value-type="float" office:value="0" calcext:value-type="float">
            <text:p>0.000</text:p>
          </table:table-cell>
          <table:table-cell table:formula="of:=[.C7]+[.$B$4]" office:value-type="float" office:value="127" calcext:value-type="float">
            <text:p>127.000</text:p>
          </table:table-cell>
          <table:table-cell table:formula="of:=ROUND([.D7])" office:value-type="float" office:value="127" calcext:value-type="float">
            <text:p>127</text:p>
          </table:table-cell>
          <table:table-cell table:formula="of:=DEC2HEX([.E7])" office:value-type="string" office:string-value="7F" calcext:value-type="string">
            <text:p>7F</text:p>
          </table:table-cell>
          <table:table-cell table:formula="of:=IF(LEN([.F7])=1;CONCATENATE(&quot;0&quot;;[.F7]);[.F7])" office:value-type="string" office:string-value="7F" calcext:value-type="string">
            <text:p>7F</text:p>
          </table:table-cell>
          <table:table-cell table:formula="of:=CONCATENATE(&quot;x&quot;&quot;&quot;;[.G7];&quot;&quot;&quot;,&quot;)" office:value-type="string" office:string-value="x&quot;7F&quot;," calcext:value-type="string">
            <text:p>x"7F",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IN([.A8]*[.$B$3])" office:value-type="float" office:value="0.0245412285229123" calcext:value-type="float">
            <text:p>0.025</text:p>
          </table:table-cell>
          <table:table-cell table:formula="of:=[.B8]*[.$B$4]" office:value-type="float" office:value="3.11673602240986" calcext:value-type="float">
            <text:p>3.117</text:p>
          </table:table-cell>
          <table:table-cell table:formula="of:=[.C8]+[.$B$4]" office:value-type="float" office:value="130.11673602241" calcext:value-type="float">
            <text:p>130.117</text:p>
          </table:table-cell>
          <table:table-cell table:formula="of:=ROUND([.D8])" office:value-type="float" office:value="130" calcext:value-type="float">
            <text:p>130</text:p>
          </table:table-cell>
          <table:table-cell table:formula="of:=DEC2HEX([.E8])" office:value-type="string" office:string-value="82" calcext:value-type="string">
            <text:p>82</text:p>
          </table:table-cell>
          <table:table-cell table:formula="of:=IF(LEN([.F8])=1;CONCATENATE(&quot;0&quot;;[.F8]);[.F8])" office:value-type="string" office:string-value="82" calcext:value-type="string">
            <text:p>82</text:p>
          </table:table-cell>
          <table:table-cell table:formula="of:=CONCATENATE(&quot;x&quot;&quot;&quot;;[.G8];&quot;&quot;&quot;,&quot;)" office:value-type="string" office:string-value="x&quot;82&quot;," calcext:value-type="string">
            <text:p>x"82"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IN([.A9]*[.$B$3])" office:value-type="float" office:value="0.049067674327418" calcext:value-type="float">
            <text:p>0.049</text:p>
          </table:table-cell>
          <table:table-cell table:formula="of:=[.B9]*[.$B$4]" office:value-type="float" office:value="6.23159463958209" calcext:value-type="float">
            <text:p>6.232</text:p>
          </table:table-cell>
          <table:table-cell table:formula="of:=[.C9]+[.$B$4]" office:value-type="float" office:value="133.231594639582" calcext:value-type="float">
            <text:p>133.232</text:p>
          </table:table-cell>
          <table:table-cell table:formula="of:=ROUND([.D9])" office:value-type="float" office:value="133" calcext:value-type="float">
            <text:p>133</text:p>
          </table:table-cell>
          <table:table-cell table:formula="of:=DEC2HEX([.E9])" office:value-type="string" office:string-value="85" calcext:value-type="string">
            <text:p>85</text:p>
          </table:table-cell>
          <table:table-cell table:formula="of:=IF(LEN([.F9])=1;CONCATENATE(&quot;0&quot;;[.F9]);[.F9])" office:value-type="string" office:string-value="85" calcext:value-type="string">
            <text:p>85</text:p>
          </table:table-cell>
          <table:table-cell table:formula="of:=CONCATENATE(&quot;x&quot;&quot;&quot;;[.G9];&quot;&quot;&quot;,&quot;)" office:value-type="string" office:string-value="x&quot;85&quot;," calcext:value-type="string">
            <text:p>x"85"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IN([.A10]*[.$B$3])" office:value-type="float" office:value="0.0735645635996674" calcext:value-type="float">
            <text:p>0.074</text:p>
          </table:table-cell>
          <table:table-cell table:formula="of:=[.B10]*[.$B$4]" office:value-type="float" office:value="9.34269957715776" calcext:value-type="float">
            <text:p>9.343</text:p>
          </table:table-cell>
          <table:table-cell table:formula="of:=[.C10]+[.$B$4]" office:value-type="float" office:value="136.342699577158" calcext:value-type="float">
            <text:p>136.343</text:p>
          </table:table-cell>
          <table:table-cell table:formula="of:=ROUND([.D10])" office:value-type="float" office:value="136" calcext:value-type="float">
            <text:p>136</text:p>
          </table:table-cell>
          <table:table-cell table:formula="of:=DEC2HEX([.E10])" office:value-type="string" office:string-value="88" calcext:value-type="string">
            <text:p>88</text:p>
          </table:table-cell>
          <table:table-cell table:formula="of:=IF(LEN([.F10])=1;CONCATENATE(&quot;0&quot;;[.F10]);[.F10])" office:value-type="string" office:string-value="88" calcext:value-type="string">
            <text:p>88</text:p>
          </table:table-cell>
          <table:table-cell table:formula="of:=CONCATENATE(&quot;x&quot;&quot;&quot;;[.G10];&quot;&quot;&quot;,&quot;)" office:value-type="string" office:string-value="x&quot;88&quot;," calcext:value-type="string">
            <text:p>x"88"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IN([.A11]*[.$B$3])" office:value-type="float" office:value="0.0980171403295606" calcext:value-type="float">
            <text:p>0.098</text:p>
          </table:table-cell>
          <table:table-cell table:formula="of:=[.B11]*[.$B$4]" office:value-type="float" office:value="12.4481768218542" calcext:value-type="float">
            <text:p>12.448</text:p>
          </table:table-cell>
          <table:table-cell table:formula="of:=[.C11]+[.$B$4]" office:value-type="float" office:value="139.448176821854" calcext:value-type="float">
            <text:p>139.448</text:p>
          </table:table-cell>
          <table:table-cell table:formula="of:=ROUND([.D11])" office:value-type="float" office:value="139" calcext:value-type="float">
            <text:p>139</text:p>
          </table:table-cell>
          <table:table-cell table:formula="of:=DEC2HEX([.E11])" office:value-type="string" office:string-value="8B" calcext:value-type="string">
            <text:p>8B</text:p>
          </table:table-cell>
          <table:table-cell table:formula="of:=IF(LEN([.F11])=1;CONCATENATE(&quot;0&quot;;[.F11]);[.F11])" office:value-type="string" office:string-value="8B" calcext:value-type="string">
            <text:p>8B</text:p>
          </table:table-cell>
          <table:table-cell table:formula="of:=CONCATENATE(&quot;x&quot;&quot;&quot;;[.G11];&quot;&quot;&quot;,&quot;)" office:value-type="string" office:string-value="x&quot;8B&quot;," calcext:value-type="string">
            <text:p>x"8B"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IN([.A12]*[.$B$3])" office:value-type="float" office:value="0.122410675199216" calcext:value-type="float">
            <text:p>0.122</text:p>
          </table:table-cell>
          <table:table-cell table:formula="of:=[.B12]*[.$B$4]" office:value-type="float" office:value="15.5461557503005" calcext:value-type="float">
            <text:p>15.546</text:p>
          </table:table-cell>
          <table:table-cell table:formula="of:=[.C12]+[.$B$4]" office:value-type="float" office:value="142.5461557503" calcext:value-type="float">
            <text:p>142.546</text:p>
          </table:table-cell>
          <table:table-cell table:formula="of:=ROUND([.D12])" office:value-type="float" office:value="143" calcext:value-type="float">
            <text:p>143</text:p>
          </table:table-cell>
          <table:table-cell table:formula="of:=DEC2HEX([.E12])" office:value-type="string" office:string-value="8F" calcext:value-type="string">
            <text:p>8F</text:p>
          </table:table-cell>
          <table:table-cell table:formula="of:=IF(LEN([.F12])=1;CONCATENATE(&quot;0&quot;;[.F12]);[.F12])" office:value-type="string" office:string-value="8F" calcext:value-type="string">
            <text:p>8F</text:p>
          </table:table-cell>
          <table:table-cell table:formula="of:=CONCATENATE(&quot;x&quot;&quot;&quot;;[.G12];&quot;&quot;&quot;,&quot;)" office:value-type="string" office:string-value="x&quot;8F&quot;," calcext:value-type="string">
            <text:p>x"8F"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IN([.A13]*[.$B$3])" office:value-type="float" office:value="0.146730474455362" calcext:value-type="float">
            <text:p>0.147</text:p>
          </table:table-cell>
          <table:table-cell table:formula="of:=[.B13]*[.$B$4]" office:value-type="float" office:value="18.6347702558309" calcext:value-type="float">
            <text:p>18.635</text:p>
          </table:table-cell>
          <table:table-cell table:formula="of:=[.C13]+[.$B$4]" office:value-type="float" office:value="145.634770255831" calcext:value-type="float">
            <text:p>145.635</text:p>
          </table:table-cell>
          <table:table-cell table:formula="of:=ROUND([.D13])" office:value-type="float" office:value="146" calcext:value-type="float">
            <text:p>146</text:p>
          </table:table-cell>
          <table:table-cell table:formula="of:=DEC2HEX([.E13])" office:value-type="string" office:string-value="92" calcext:value-type="string">
            <text:p>92</text:p>
          </table:table-cell>
          <table:table-cell table:formula="of:=IF(LEN([.F13])=1;CONCATENATE(&quot;0&quot;;[.F13]);[.F13])" office:value-type="string" office:string-value="92" calcext:value-type="string">
            <text:p>92</text:p>
          </table:table-cell>
          <table:table-cell table:formula="of:=CONCATENATE(&quot;x&quot;&quot;&quot;;[.G13];&quot;&quot;&quot;,&quot;)" office:value-type="string" office:string-value="x&quot;92&quot;," calcext:value-type="string">
            <text:p>x"92"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IN([.A14]*[.$B$3])" office:value-type="float" office:value="0.170961888760301" calcext:value-type="float">
            <text:p>0.171</text:p>
          </table:table-cell>
          <table:table-cell table:formula="of:=[.B14]*[.$B$4]" office:value-type="float" office:value="21.7121598725583" calcext:value-type="float">
            <text:p>21.712</text:p>
          </table:table-cell>
          <table:table-cell table:formula="of:=[.C14]+[.$B$4]" office:value-type="float" office:value="148.712159872558" calcext:value-type="float">
            <text:p>148.712</text:p>
          </table:table-cell>
          <table:table-cell table:formula="of:=ROUND([.D14])" office:value-type="float" office:value="149" calcext:value-type="float">
            <text:p>149</text:p>
          </table:table-cell>
          <table:table-cell table:formula="of:=DEC2HEX([.E14])" office:value-type="string" office:string-value="95" calcext:value-type="string">
            <text:p>95</text:p>
          </table:table-cell>
          <table:table-cell table:formula="of:=IF(LEN([.F14])=1;CONCATENATE(&quot;0&quot;;[.F14]);[.F14])" office:value-type="string" office:string-value="95" calcext:value-type="string">
            <text:p>95</text:p>
          </table:table-cell>
          <table:table-cell table:formula="of:=CONCATENATE(&quot;x&quot;&quot;&quot;;[.G14];&quot;&quot;&quot;,&quot;)" office:value-type="string" office:string-value="x&quot;95&quot;," calcext:value-type="string">
            <text:p>x"95"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SIN([.A15]*[.$B$3])" office:value-type="float" office:value="0.195090322016128" calcext:value-type="float">
            <text:p>0.195</text:p>
          </table:table-cell>
          <table:table-cell table:formula="of:=[.B15]*[.$B$4]" office:value-type="float" office:value="24.7764708960483" calcext:value-type="float">
            <text:p>24.776</text:p>
          </table:table-cell>
          <table:table-cell table:formula="of:=[.C15]+[.$B$4]" office:value-type="float" office:value="151.776470896048" calcext:value-type="float">
            <text:p>151.776</text:p>
          </table:table-cell>
          <table:table-cell table:formula="of:=ROUND([.D15])" office:value-type="float" office:value="152" calcext:value-type="float">
            <text:p>152</text:p>
          </table:table-cell>
          <table:table-cell table:formula="of:=DEC2HEX([.E15])" office:value-type="string" office:string-value="98" calcext:value-type="string">
            <text:p>98</text:p>
          </table:table-cell>
          <table:table-cell table:formula="of:=IF(LEN([.F15])=1;CONCATENATE(&quot;0&quot;;[.F15]);[.F15])" office:value-type="string" office:string-value="98" calcext:value-type="string">
            <text:p>98</text:p>
          </table:table-cell>
          <table:table-cell table:formula="of:=CONCATENATE(&quot;x&quot;&quot;&quot;;[.G15];&quot;&quot;&quot;,&quot;)" office:value-type="string" office:string-value="x&quot;98&quot;," calcext:value-type="string">
            <text:p>x"98"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SIN([.A16]*[.$B$3])" office:value-type="float" office:value="0.21910124015687" calcext:value-type="float">
            <text:p>0.219</text:p>
          </table:table-cell>
          <table:table-cell table:formula="of:=[.B16]*[.$B$4]" office:value-type="float" office:value="27.8258574999225" calcext:value-type="float">
            <text:p>27.826</text:p>
          </table:table-cell>
          <table:table-cell table:formula="of:=[.C16]+[.$B$4]" office:value-type="float" office:value="154.825857499922" calcext:value-type="float">
            <text:p>154.826</text:p>
          </table:table-cell>
          <table:table-cell table:formula="of:=ROUND([.D16])" office:value-type="float" office:value="155" calcext:value-type="float">
            <text:p>155</text:p>
          </table:table-cell>
          <table:table-cell table:formula="of:=DEC2HEX([.E16])" office:value-type="string" office:string-value="9B" calcext:value-type="string">
            <text:p>9B</text:p>
          </table:table-cell>
          <table:table-cell table:formula="of:=IF(LEN([.F16])=1;CONCATENATE(&quot;0&quot;;[.F16]);[.F16])" office:value-type="string" office:string-value="9B" calcext:value-type="string">
            <text:p>9B</text:p>
          </table:table-cell>
          <table:table-cell table:formula="of:=CONCATENATE(&quot;x&quot;&quot;&quot;;[.G16];&quot;&quot;&quot;,&quot;)" office:value-type="string" office:string-value="x&quot;9B&quot;," calcext:value-type="string">
            <text:p>x"9B"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SIN([.A17]*[.$B$3])" office:value-type="float" office:value="0.242980179903264" calcext:value-type="float">
            <text:p>0.243</text:p>
          </table:table-cell>
          <table:table-cell table:formula="of:=[.B17]*[.$B$4]" office:value-type="float" office:value="30.8584828477145" calcext:value-type="float">
            <text:p>30.858</text:p>
          </table:table-cell>
          <table:table-cell table:formula="of:=[.C17]+[.$B$4]" office:value-type="float" office:value="157.858482847715" calcext:value-type="float">
            <text:p>157.858</text:p>
          </table:table-cell>
          <table:table-cell table:formula="of:=ROUND([.D17])" office:value-type="float" office:value="158" calcext:value-type="float">
            <text:p>158</text:p>
          </table:table-cell>
          <table:table-cell table:formula="of:=DEC2HEX([.E17])" office:value-type="string" office:string-value="9E" calcext:value-type="string">
            <text:p>9E</text:p>
          </table:table-cell>
          <table:table-cell table:formula="of:=IF(LEN([.F17])=1;CONCATENATE(&quot;0&quot;;[.F17]);[.F17])" office:value-type="string" office:string-value="9E" calcext:value-type="string">
            <text:p>9E</text:p>
          </table:table-cell>
          <table:table-cell table:formula="of:=CONCATENATE(&quot;x&quot;&quot;&quot;;[.G17];&quot;&quot;&quot;,&quot;)" office:value-type="string" office:string-value="x&quot;9E&quot;," calcext:value-type="string">
            <text:p>x"9E"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SIN([.A18]*[.$B$3])" office:value-type="float" office:value="0.266712757474898" calcext:value-type="float">
            <text:p>0.267</text:p>
          </table:table-cell>
          <table:table-cell table:formula="of:=[.B18]*[.$B$4]" office:value-type="float" office:value="33.8725201993121" calcext:value-type="float">
            <text:p>33.873</text:p>
          </table:table-cell>
          <table:table-cell table:formula="of:=[.C18]+[.$B$4]" office:value-type="float" office:value="160.872520199312" calcext:value-type="float">
            <text:p>160.873</text:p>
          </table:table-cell>
          <table:table-cell table:formula="of:=ROUND([.D18])" office:value-type="float" office:value="161" calcext:value-type="float">
            <text:p>161</text:p>
          </table:table-cell>
          <table:table-cell table:formula="of:=DEC2HEX([.E18])" office:value-type="string" office:string-value="A1" calcext:value-type="string">
            <text:p>A1</text:p>
          </table:table-cell>
          <table:table-cell table:formula="of:=IF(LEN([.F18])=1;CONCATENATE(&quot;0&quot;;[.F18]);[.F18])" office:value-type="string" office:string-value="A1" calcext:value-type="string">
            <text:p>A1</text:p>
          </table:table-cell>
          <table:table-cell table:formula="of:=CONCATENATE(&quot;x&quot;&quot;&quot;;[.G18];&quot;&quot;&quot;,&quot;)" office:value-type="string" office:string-value="x&quot;A1&quot;," calcext:value-type="string">
            <text:p>x"A1"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SIN([.A19]*[.$B$3])" office:value-type="float" office:value="0.290284677254462" calcext:value-type="float">
            <text:p>0.290</text:p>
          </table:table-cell>
          <table:table-cell table:formula="of:=[.B19]*[.$B$4]" office:value-type="float" office:value="36.8661540113167" calcext:value-type="float">
            <text:p>36.866</text:p>
          </table:table-cell>
          <table:table-cell table:formula="of:=[.C19]+[.$B$4]" office:value-type="float" office:value="163.866154011317" calcext:value-type="float">
            <text:p>163.866</text:p>
          </table:table-cell>
          <table:table-cell table:formula="of:=ROUND([.D19])" office:value-type="float" office:value="164" calcext:value-type="float">
            <text:p>164</text:p>
          </table:table-cell>
          <table:table-cell table:formula="of:=DEC2HEX([.E19])" office:value-type="string" office:string-value="A4" calcext:value-type="string">
            <text:p>A4</text:p>
          </table:table-cell>
          <table:table-cell table:formula="of:=IF(LEN([.F19])=1;CONCATENATE(&quot;0&quot;;[.F19]);[.F19])" office:value-type="string" office:string-value="A4" calcext:value-type="string">
            <text:p>A4</text:p>
          </table:table-cell>
          <table:table-cell table:formula="of:=CONCATENATE(&quot;x&quot;&quot;&quot;;[.G19];&quot;&quot;&quot;,&quot;)" office:value-type="string" office:string-value="x&quot;A4&quot;," calcext:value-type="string">
            <text:p>x"A4"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SIN([.A20]*[.$B$3])" office:value-type="float" office:value="0.313681740398891" calcext:value-type="float">
            <text:p>0.314</text:p>
          </table:table-cell>
          <table:table-cell table:formula="of:=[.B20]*[.$B$4]" office:value-type="float" office:value="39.8375810306592" calcext:value-type="float">
            <text:p>39.838</text:p>
          </table:table-cell>
          <table:table-cell table:formula="of:=[.C20]+[.$B$4]" office:value-type="float" office:value="166.837581030659" calcext:value-type="float">
            <text:p>166.838</text:p>
          </table:table-cell>
          <table:table-cell table:formula="of:=ROUND([.D20])" office:value-type="float" office:value="167" calcext:value-type="float">
            <text:p>167</text:p>
          </table:table-cell>
          <table:table-cell table:formula="of:=DEC2HEX([.E20])" office:value-type="string" office:string-value="A7" calcext:value-type="string">
            <text:p>A7</text:p>
          </table:table-cell>
          <table:table-cell table:formula="of:=IF(LEN([.F20])=1;CONCATENATE(&quot;0&quot;;[.F20]);[.F20])" office:value-type="string" office:string-value="A7" calcext:value-type="string">
            <text:p>A7</text:p>
          </table:table-cell>
          <table:table-cell table:formula="of:=CONCATENATE(&quot;x&quot;&quot;&quot;;[.G20];&quot;&quot;&quot;,&quot;)" office:value-type="string" office:string-value="x&quot;A7&quot;," calcext:value-type="string">
            <text:p>x"A7"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SIN([.A21]*[.$B$3])" office:value-type="float" office:value="0.33688985339222" calcext:value-type="float">
            <text:p>0.337</text:p>
          </table:table-cell>
          <table:table-cell table:formula="of:=[.B21]*[.$B$4]" office:value-type="float" office:value="42.785011380812" calcext:value-type="float">
            <text:p>42.785</text:p>
          </table:table-cell>
          <table:table-cell table:formula="of:=[.C21]+[.$B$4]" office:value-type="float" office:value="169.785011380812" calcext:value-type="float">
            <text:p>169.785</text:p>
          </table:table-cell>
          <table:table-cell table:formula="of:=ROUND([.D21])" office:value-type="float" office:value="170" calcext:value-type="float">
            <text:p>170</text:p>
          </table:table-cell>
          <table:table-cell table:formula="of:=DEC2HEX([.E21])" office:value-type="string" office:string-value="AA" calcext:value-type="string">
            <text:p>AA</text:p>
          </table:table-cell>
          <table:table-cell table:formula="of:=IF(LEN([.F21])=1;CONCATENATE(&quot;0&quot;;[.F21]);[.F21])" office:value-type="string" office:string-value="AA" calcext:value-type="string">
            <text:p>AA</text:p>
          </table:table-cell>
          <table:table-cell table:formula="of:=CONCATENATE(&quot;x&quot;&quot;&quot;;[.G21];&quot;&quot;&quot;,&quot;)" office:value-type="string" office:string-value="x&quot;AA&quot;," calcext:value-type="string">
            <text:p>x"AA"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IN([.A22]*[.$B$3])" office:value-type="float" office:value="0.359895036534988" calcext:value-type="float">
            <text:p>0.360</text:p>
          </table:table-cell>
          <table:table-cell table:formula="of:=[.B22]*[.$B$4]" office:value-type="float" office:value="45.7066696399435" calcext:value-type="float">
            <text:p>45.707</text:p>
          </table:table-cell>
          <table:table-cell table:formula="of:=[.C22]+[.$B$4]" office:value-type="float" office:value="172.706669639944" calcext:value-type="float">
            <text:p>172.707</text:p>
          </table:table-cell>
          <table:table-cell table:formula="of:=ROUND([.D22])" office:value-type="float" office:value="173" calcext:value-type="float">
            <text:p>173</text:p>
          </table:table-cell>
          <table:table-cell table:formula="of:=DEC2HEX([.E22])" office:value-type="string" office:string-value="AD" calcext:value-type="string">
            <text:p>AD</text:p>
          </table:table-cell>
          <table:table-cell table:formula="of:=IF(LEN([.F22])=1;CONCATENATE(&quot;0&quot;;[.F22]);[.F22])" office:value-type="string" office:string-value="AD" calcext:value-type="string">
            <text:p>AD</text:p>
          </table:table-cell>
          <table:table-cell table:formula="of:=CONCATENATE(&quot;x&quot;&quot;&quot;;[.G22];&quot;&quot;&quot;,&quot;)" office:value-type="string" office:string-value="x&quot;AD&quot;," calcext:value-type="string">
            <text:p>x"AD"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SIN([.A23]*[.$B$3])" office:value-type="float" office:value="0.38268343236509" calcext:value-type="float">
            <text:p>0.383</text:p>
          </table:table-cell>
          <table:table-cell table:formula="of:=[.B23]*[.$B$4]" office:value-type="float" office:value="48.6007959103664" calcext:value-type="float">
            <text:p>48.601</text:p>
          </table:table-cell>
          <table:table-cell table:formula="of:=[.C23]+[.$B$4]" office:value-type="float" office:value="175.600795910366" calcext:value-type="float">
            <text:p>175.601</text:p>
          </table:table-cell>
          <table:table-cell table:formula="of:=ROUND([.D23])" office:value-type="float" office:value="176" calcext:value-type="float">
            <text:p>176</text:p>
          </table:table-cell>
          <table:table-cell table:formula="of:=DEC2HEX([.E23])" office:value-type="string" office:string-value="B0" calcext:value-type="string">
            <text:p>B0</text:p>
          </table:table-cell>
          <table:table-cell table:formula="of:=IF(LEN([.F23])=1;CONCATENATE(&quot;0&quot;;[.F23]);[.F23])" office:value-type="string" office:string-value="B0" calcext:value-type="string">
            <text:p>B0</text:p>
          </table:table-cell>
          <table:table-cell table:formula="of:=CONCATENATE(&quot;x&quot;&quot;&quot;;[.G23];&quot;&quot;&quot;,&quot;)" office:value-type="string" office:string-value="x&quot;B0&quot;," calcext:value-type="string">
            <text:p>x"B0"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SIN([.A24]*[.$B$3])" office:value-type="float" office:value="0.40524131400499" calcext:value-type="float">
            <text:p>0.405</text:p>
          </table:table-cell>
          <table:table-cell table:formula="of:=[.B24]*[.$B$4]" office:value-type="float" office:value="51.4656468786337" calcext:value-type="float">
            <text:p>51.466</text:p>
          </table:table-cell>
          <table:table-cell table:formula="of:=[.C24]+[.$B$4]" office:value-type="float" office:value="178.465646878634" calcext:value-type="float">
            <text:p>178.466</text:p>
          </table:table-cell>
          <table:table-cell table:formula="of:=ROUND([.D24])" office:value-type="float" office:value="178" calcext:value-type="float">
            <text:p>178</text:p>
          </table:table-cell>
          <table:table-cell table:formula="of:=DEC2HEX([.E24])" office:value-type="string" office:string-value="B2" calcext:value-type="string">
            <text:p>B2</text:p>
          </table:table-cell>
          <table:table-cell table:formula="of:=IF(LEN([.F24])=1;CONCATENATE(&quot;0&quot;;[.F24]);[.F24])" office:value-type="string" office:string-value="B2" calcext:value-type="string">
            <text:p>B2</text:p>
          </table:table-cell>
          <table:table-cell table:formula="of:=CONCATENATE(&quot;x&quot;&quot;&quot;;[.G24];&quot;&quot;&quot;,&quot;)" office:value-type="string" office:string-value="x&quot;B2&quot;," calcext:value-type="string">
            <text:p>x"B2"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IN([.A25]*[.$B$3])" office:value-type="float" office:value="0.427555093430282" calcext:value-type="float">
            <text:p>0.428</text:p>
          </table:table-cell>
          <table:table-cell table:formula="of:=[.B25]*[.$B$4]" office:value-type="float" office:value="54.2994968656458" calcext:value-type="float">
            <text:p>54.299</text:p>
          </table:table-cell>
          <table:table-cell table:formula="of:=[.C25]+[.$B$4]" office:value-type="float" office:value="181.299496865646" calcext:value-type="float">
            <text:p>181.299</text:p>
          </table:table-cell>
          <table:table-cell table:formula="of:=ROUND([.D25])" office:value-type="float" office:value="181" calcext:value-type="float">
            <text:p>181</text:p>
          </table:table-cell>
          <table:table-cell table:formula="of:=DEC2HEX([.E25])" office:value-type="string" office:string-value="B5" calcext:value-type="string">
            <text:p>B5</text:p>
          </table:table-cell>
          <table:table-cell table:formula="of:=IF(LEN([.F25])=1;CONCATENATE(&quot;0&quot;;[.F25]);[.F25])" office:value-type="string" office:string-value="B5" calcext:value-type="string">
            <text:p>B5</text:p>
          </table:table-cell>
          <table:table-cell table:formula="of:=CONCATENATE(&quot;x&quot;&quot;&quot;;[.G25];&quot;&quot;&quot;,&quot;)" office:value-type="string" office:string-value="x&quot;B5&quot;," calcext:value-type="string">
            <text:p>x"B5"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SIN([.A26]*[.$B$3])" office:value-type="float" office:value="0.449611329654607" calcext:value-type="float">
            <text:p>0.450</text:p>
          </table:table-cell>
          <table:table-cell table:formula="of:=[.B26]*[.$B$4]" office:value-type="float" office:value="57.100638866135" calcext:value-type="float">
            <text:p>57.101</text:p>
          </table:table-cell>
          <table:table-cell table:formula="of:=[.C26]+[.$B$4]" office:value-type="float" office:value="184.100638866135" calcext:value-type="float">
            <text:p>184.101</text:p>
          </table:table-cell>
          <table:table-cell table:formula="of:=ROUND([.D26])" office:value-type="float" office:value="184" calcext:value-type="float">
            <text:p>184</text:p>
          </table:table-cell>
          <table:table-cell table:formula="of:=DEC2HEX([.E26])" office:value-type="string" office:string-value="B8" calcext:value-type="string">
            <text:p>B8</text:p>
          </table:table-cell>
          <table:table-cell table:formula="of:=IF(LEN([.F26])=1;CONCATENATE(&quot;0&quot;;[.F26]);[.F26])" office:value-type="string" office:string-value="B8" calcext:value-type="string">
            <text:p>B8</text:p>
          </table:table-cell>
          <table:table-cell table:formula="of:=CONCATENATE(&quot;x&quot;&quot;&quot;;[.G26];&quot;&quot;&quot;,&quot;)" office:value-type="string" office:string-value="x&quot;B8&quot;," calcext:value-type="string">
            <text:p>x"B8"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SIN([.A27]*[.$B$3])" office:value-type="float" office:value="0.471396736825998" calcext:value-type="float">
            <text:p>0.471</text:p>
          </table:table-cell>
          <table:table-cell table:formula="of:=[.B27]*[.$B$4]" office:value-type="float" office:value="59.8673855769017" calcext:value-type="float">
            <text:p>59.867</text:p>
          </table:table-cell>
          <table:table-cell table:formula="of:=[.C27]+[.$B$4]" office:value-type="float" office:value="186.867385576902" calcext:value-type="float">
            <text:p>186.867</text:p>
          </table:table-cell>
          <table:table-cell table:formula="of:=ROUND([.D27])" office:value-type="float" office:value="187" calcext:value-type="float">
            <text:p>187</text:p>
          </table:table-cell>
          <table:table-cell table:formula="of:=DEC2HEX([.E27])" office:value-type="string" office:string-value="BB" calcext:value-type="string">
            <text:p>BB</text:p>
          </table:table-cell>
          <table:table-cell table:formula="of:=IF(LEN([.F27])=1;CONCATENATE(&quot;0&quot;;[.F27]);[.F27])" office:value-type="string" office:string-value="BB" calcext:value-type="string">
            <text:p>BB</text:p>
          </table:table-cell>
          <table:table-cell table:formula="of:=CONCATENATE(&quot;x&quot;&quot;&quot;;[.G27];&quot;&quot;&quot;,&quot;)" office:value-type="string" office:string-value="x&quot;BB&quot;," calcext:value-type="string">
            <text:p>x"BB"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SIN([.A28]*[.$B$3])" office:value-type="float" office:value="0.492898192229784" calcext:value-type="float">
            <text:p>0.493</text:p>
          </table:table-cell>
          <table:table-cell table:formula="of:=[.B28]*[.$B$4]" office:value-type="float" office:value="62.5980704131826" calcext:value-type="float">
            <text:p>62.598</text:p>
          </table:table-cell>
          <table:table-cell table:formula="of:=[.C28]+[.$B$4]" office:value-type="float" office:value="189.598070413183" calcext:value-type="float">
            <text:p>189.598</text:p>
          </table:table-cell>
          <table:table-cell table:formula="of:=ROUND([.D28])" office:value-type="float" office:value="190" calcext:value-type="float">
            <text:p>190</text:p>
          </table:table-cell>
          <table:table-cell table:formula="of:=DEC2HEX([.E28])" office:value-type="string" office:string-value="BE" calcext:value-type="string">
            <text:p>BE</text:p>
          </table:table-cell>
          <table:table-cell table:formula="of:=IF(LEN([.F28])=1;CONCATENATE(&quot;0&quot;;[.F28]);[.F28])" office:value-type="string" office:string-value="BE" calcext:value-type="string">
            <text:p>BE</text:p>
          </table:table-cell>
          <table:table-cell table:formula="of:=CONCATENATE(&quot;x&quot;&quot;&quot;;[.G28];&quot;&quot;&quot;,&quot;)" office:value-type="string" office:string-value="x&quot;BE&quot;," calcext:value-type="string">
            <text:p>x"BE"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SIN([.A29]*[.$B$3])" office:value-type="float" office:value="0.514102744193222" calcext:value-type="float">
            <text:p>0.514</text:p>
          </table:table-cell>
          <table:table-cell table:formula="of:=[.B29]*[.$B$4]" office:value-type="float" office:value="65.2910485125392" calcext:value-type="float">
            <text:p>65.291</text:p>
          </table:table-cell>
          <table:table-cell table:formula="of:=[.C29]+[.$B$4]" office:value-type="float" office:value="192.291048512539" calcext:value-type="float">
            <text:p>192.291</text:p>
          </table:table-cell>
          <table:table-cell table:formula="of:=ROUND([.D29])" office:value-type="float" office:value="192" calcext:value-type="float">
            <text:p>192</text:p>
          </table:table-cell>
          <table:table-cell table:formula="of:=DEC2HEX([.E29])" office:value-type="string" office:string-value="C0" calcext:value-type="string">
            <text:p>C0</text:p>
          </table:table-cell>
          <table:table-cell table:formula="of:=IF(LEN([.F29])=1;CONCATENATE(&quot;0&quot;;[.F29]);[.F29])" office:value-type="string" office:string-value="C0" calcext:value-type="string">
            <text:p>C0</text:p>
          </table:table-cell>
          <table:table-cell table:formula="of:=CONCATENATE(&quot;x&quot;&quot;&quot;;[.G29];&quot;&quot;&quot;,&quot;)" office:value-type="string" office:string-value="x&quot;C0&quot;," calcext:value-type="string">
            <text:p>x"C0"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SIN([.A30]*[.$B$3])" office:value-type="float" office:value="0.534997619887097" calcext:value-type="float">
            <text:p>0.535</text:p>
          </table:table-cell>
          <table:table-cell table:formula="of:=[.B30]*[.$B$4]" office:value-type="float" office:value="67.9446977256613" calcext:value-type="float">
            <text:p>67.945</text:p>
          </table:table-cell>
          <table:table-cell table:formula="of:=[.C30]+[.$B$4]" office:value-type="float" office:value="194.944697725661" calcext:value-type="float">
            <text:p>194.945</text:p>
          </table:table-cell>
          <table:table-cell table:formula="of:=ROUND([.D30])" office:value-type="float" office:value="195" calcext:value-type="float">
            <text:p>195</text:p>
          </table:table-cell>
          <table:table-cell table:formula="of:=DEC2HEX([.E30])" office:value-type="string" office:string-value="C3" calcext:value-type="string">
            <text:p>C3</text:p>
          </table:table-cell>
          <table:table-cell table:formula="of:=IF(LEN([.F30])=1;CONCATENATE(&quot;0&quot;;[.F30]);[.F30])" office:value-type="string" office:string-value="C3" calcext:value-type="string">
            <text:p>C3</text:p>
          </table:table-cell>
          <table:table-cell table:formula="of:=CONCATENATE(&quot;x&quot;&quot;&quot;;[.G30];&quot;&quot;&quot;,&quot;)" office:value-type="string" office:string-value="x&quot;C3&quot;," calcext:value-type="string">
            <text:p>x"C3"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SIN([.A31]*[.$B$3])" office:value-type="float" office:value="0.555570233019602" calcext:value-type="float">
            <text:p>0.556</text:p>
          </table:table-cell>
          <table:table-cell table:formula="of:=[.B31]*[.$B$4]" office:value-type="float" office:value="70.5574195934895" calcext:value-type="float">
            <text:p>70.557</text:p>
          </table:table-cell>
          <table:table-cell table:formula="of:=[.C31]+[.$B$4]" office:value-type="float" office:value="197.557419593489" calcext:value-type="float">
            <text:p>197.557</text:p>
          </table:table-cell>
          <table:table-cell table:formula="of:=ROUND([.D31])" office:value-type="float" office:value="198" calcext:value-type="float">
            <text:p>198</text:p>
          </table:table-cell>
          <table:table-cell table:formula="of:=DEC2HEX([.E31])" office:value-type="string" office:string-value="C6" calcext:value-type="string">
            <text:p>C6</text:p>
          </table:table-cell>
          <table:table-cell table:formula="of:=IF(LEN([.F31])=1;CONCATENATE(&quot;0&quot;;[.F31]);[.F31])" office:value-type="string" office:string-value="C6" calcext:value-type="string">
            <text:p>C6</text:p>
          </table:table-cell>
          <table:table-cell table:formula="of:=CONCATENATE(&quot;x&quot;&quot;&quot;;[.G31];&quot;&quot;&quot;,&quot;)" office:value-type="string" office:string-value="x&quot;C6&quot;," calcext:value-type="string">
            <text:p>x"C6"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SIN([.A32]*[.$B$3])" office:value-type="float" office:value="0.575808191417845" calcext:value-type="float">
            <text:p>0.576</text:p>
          </table:table-cell>
          <table:table-cell table:formula="of:=[.B32]*[.$B$4]" office:value-type="float" office:value="73.1276403100664" calcext:value-type="float">
            <text:p>73.128</text:p>
          </table:table-cell>
          <table:table-cell table:formula="of:=[.C32]+[.$B$4]" office:value-type="float" office:value="200.127640310066" calcext:value-type="float">
            <text:p>200.128</text:p>
          </table:table-cell>
          <table:table-cell table:formula="of:=ROUND([.D32])" office:value-type="float" office:value="200" calcext:value-type="float">
            <text:p>200</text:p>
          </table:table-cell>
          <table:table-cell table:formula="of:=DEC2HEX([.E32])" office:value-type="string" office:string-value="C8" calcext:value-type="string">
            <text:p>C8</text:p>
          </table:table-cell>
          <table:table-cell table:formula="of:=IF(LEN([.F32])=1;CONCATENATE(&quot;0&quot;;[.F32]);[.F32])" office:value-type="string" office:string-value="C8" calcext:value-type="string">
            <text:p>C8</text:p>
          </table:table-cell>
          <table:table-cell table:formula="of:=CONCATENATE(&quot;x&quot;&quot;&quot;;[.G32];&quot;&quot;&quot;,&quot;)" office:value-type="string" office:string-value="x&quot;C8&quot;," calcext:value-type="string">
            <text:p>x"C8"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SIN([.A33]*[.$B$3])" office:value-type="float" office:value="0.595699304492433" calcext:value-type="float">
            <text:p>0.596</text:p>
          </table:table-cell>
          <table:table-cell table:formula="of:=[.B33]*[.$B$4]" office:value-type="float" office:value="75.6538116705391" calcext:value-type="float">
            <text:p>75.654</text:p>
          </table:table-cell>
          <table:table-cell table:formula="of:=[.C33]+[.$B$4]" office:value-type="float" office:value="202.653811670539" calcext:value-type="float">
            <text:p>202.654</text:p>
          </table:table-cell>
          <table:table-cell table:formula="of:=ROUND([.D33])" office:value-type="float" office:value="203" calcext:value-type="float">
            <text:p>203</text:p>
          </table:table-cell>
          <table:table-cell table:formula="of:=DEC2HEX([.E33])" office:value-type="string" office:string-value="CB" calcext:value-type="string">
            <text:p>CB</text:p>
          </table:table-cell>
          <table:table-cell table:formula="of:=IF(LEN([.F33])=1;CONCATENATE(&quot;0&quot;;[.F33]);[.F33])" office:value-type="string" office:string-value="CB" calcext:value-type="string">
            <text:p>CB</text:p>
          </table:table-cell>
          <table:table-cell table:formula="of:=CONCATENATE(&quot;x&quot;&quot;&quot;;[.G33];&quot;&quot;&quot;,&quot;)" office:value-type="string" office:string-value="x&quot;CB&quot;," calcext:value-type="string">
            <text:p>x"CB"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SIN([.A34]*[.$B$3])" office:value-type="float" office:value="0.615231590580627" calcext:value-type="float">
            <text:p>0.615</text:p>
          </table:table-cell>
          <table:table-cell table:formula="of:=[.B34]*[.$B$4]" office:value-type="float" office:value="78.1344120037396" calcext:value-type="float">
            <text:p>78.134</text:p>
          </table:table-cell>
          <table:table-cell table:formula="of:=[.C34]+[.$B$4]" office:value-type="float" office:value="205.13441200374" calcext:value-type="float">
            <text:p>205.134</text:p>
          </table:table-cell>
          <table:table-cell table:formula="of:=ROUND([.D34])" office:value-type="float" office:value="205" calcext:value-type="float">
            <text:p>205</text:p>
          </table:table-cell>
          <table:table-cell table:formula="of:=DEC2HEX([.E34])" office:value-type="string" office:string-value="CD" calcext:value-type="string">
            <text:p>CD</text:p>
          </table:table-cell>
          <table:table-cell table:formula="of:=IF(LEN([.F34])=1;CONCATENATE(&quot;0&quot;;[.F34]);[.F34])" office:value-type="string" office:string-value="CD" calcext:value-type="string">
            <text:p>CD</text:p>
          </table:table-cell>
          <table:table-cell table:formula="of:=CONCATENATE(&quot;x&quot;&quot;&quot;;[.G34];&quot;&quot;&quot;,&quot;)" office:value-type="string" office:string-value="x&quot;CD&quot;," calcext:value-type="string">
            <text:p>x"CD"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SIN([.A35]*[.$B$3])" office:value-type="float" office:value="0.634393284163645" calcext:value-type="float">
            <text:p>0.634</text:p>
          </table:table-cell>
          <table:table-cell table:formula="of:=[.B35]*[.$B$4]" office:value-type="float" office:value="80.567947088783" calcext:value-type="float">
            <text:p>80.568</text:p>
          </table:table-cell>
          <table:table-cell table:formula="of:=[.C35]+[.$B$4]" office:value-type="float" office:value="207.567947088783" calcext:value-type="float">
            <text:p>207.568</text:p>
          </table:table-cell>
          <table:table-cell table:formula="of:=ROUND([.D35])" office:value-type="float" office:value="208" calcext:value-type="float">
            <text:p>208</text:p>
          </table:table-cell>
          <table:table-cell table:formula="of:=DEC2HEX([.E35])" office:value-type="string" office:string-value="D0" calcext:value-type="string">
            <text:p>D0</text:p>
          </table:table-cell>
          <table:table-cell table:formula="of:=IF(LEN([.F35])=1;CONCATENATE(&quot;0&quot;;[.F35]);[.F35])" office:value-type="string" office:string-value="D0" calcext:value-type="string">
            <text:p>D0</text:p>
          </table:table-cell>
          <table:table-cell table:formula="of:=CONCATENATE(&quot;x&quot;&quot;&quot;;[.G35];&quot;&quot;&quot;,&quot;)" office:value-type="string" office:string-value="x&quot;D0&quot;," calcext:value-type="string">
            <text:p>x"D0"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SIN([.A36]*[.$B$3])" office:value-type="float" office:value="0.653172842953777" calcext:value-type="float">
            <text:p>0.653</text:p>
          </table:table-cell>
          <table:table-cell table:formula="of:=[.B36]*[.$B$4]" office:value-type="float" office:value="82.9529510551297" calcext:value-type="float">
            <text:p>82.953</text:p>
          </table:table-cell>
          <table:table-cell table:formula="of:=[.C36]+[.$B$4]" office:value-type="float" office:value="209.95295105513" calcext:value-type="float">
            <text:p>209.953</text:p>
          </table:table-cell>
          <table:table-cell table:formula="of:=ROUND([.D36])" office:value-type="float" office:value="210" calcext:value-type="float">
            <text:p>210</text:p>
          </table:table-cell>
          <table:table-cell table:formula="of:=DEC2HEX([.E36])" office:value-type="string" office:string-value="D2" calcext:value-type="string">
            <text:p>D2</text:p>
          </table:table-cell>
          <table:table-cell table:formula="of:=IF(LEN([.F36])=1;CONCATENATE(&quot;0&quot;;[.F36]);[.F36])" office:value-type="string" office:string-value="D2" calcext:value-type="string">
            <text:p>D2</text:p>
          </table:table-cell>
          <table:table-cell table:formula="of:=CONCATENATE(&quot;x&quot;&quot;&quot;;[.G36];&quot;&quot;&quot;,&quot;)" office:value-type="string" office:string-value="x&quot;D2&quot;," calcext:value-type="string">
            <text:p>x"D2"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SIN([.A37]*[.$B$3])" office:value-type="float" office:value="0.671558954847018" calcext:value-type="float">
            <text:p>0.672</text:p>
          </table:table-cell>
          <table:table-cell table:formula="of:=[.B37]*[.$B$4]" office:value-type="float" office:value="85.2879872655713" calcext:value-type="float">
            <text:p>85.288</text:p>
          </table:table-cell>
          <table:table-cell table:formula="of:=[.C37]+[.$B$4]" office:value-type="float" office:value="212.287987265571" calcext:value-type="float">
            <text:p>212.288</text:p>
          </table:table-cell>
          <table:table-cell table:formula="of:=ROUND([.D37])" office:value-type="float" office:value="212" calcext:value-type="float">
            <text:p>212</text:p>
          </table:table-cell>
          <table:table-cell table:formula="of:=DEC2HEX([.E37])" office:value-type="string" office:string-value="D4" calcext:value-type="string">
            <text:p>D4</text:p>
          </table:table-cell>
          <table:table-cell table:formula="of:=IF(LEN([.F37])=1;CONCATENATE(&quot;0&quot;;[.F37]);[.F37])" office:value-type="string" office:string-value="D4" calcext:value-type="string">
            <text:p>D4</text:p>
          </table:table-cell>
          <table:table-cell table:formula="of:=CONCATENATE(&quot;x&quot;&quot;&quot;;[.G37];&quot;&quot;&quot;,&quot;)" office:value-type="string" office:string-value="x&quot;D4&quot;," calcext:value-type="string">
            <text:p>x"D4"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SIN([.A38]*[.$B$3])" office:value-type="float" office:value="0.689540544737067" calcext:value-type="float">
            <text:p>0.690</text:p>
          </table:table-cell>
          <table:table-cell table:formula="of:=[.B38]*[.$B$4]" office:value-type="float" office:value="87.5716491816075" calcext:value-type="float">
            <text:p>87.572</text:p>
          </table:table-cell>
          <table:table-cell table:formula="of:=[.C38]+[.$B$4]" office:value-type="float" office:value="214.571649181607" calcext:value-type="float">
            <text:p>214.572</text:p>
          </table:table-cell>
          <table:table-cell table:formula="of:=ROUND([.D38])" office:value-type="float" office:value="215" calcext:value-type="float">
            <text:p>215</text:p>
          </table:table-cell>
          <table:table-cell table:formula="of:=DEC2HEX([.E38])" office:value-type="string" office:string-value="D7" calcext:value-type="string">
            <text:p>D7</text:p>
          </table:table-cell>
          <table:table-cell table:formula="of:=IF(LEN([.F38])=1;CONCATENATE(&quot;0&quot;;[.F38]);[.F38])" office:value-type="string" office:string-value="D7" calcext:value-type="string">
            <text:p>D7</text:p>
          </table:table-cell>
          <table:table-cell table:formula="of:=CONCATENATE(&quot;x&quot;&quot;&quot;;[.G38];&quot;&quot;&quot;,&quot;)" office:value-type="string" office:string-value="x&quot;D7&quot;," calcext:value-type="string">
            <text:p>x"D7"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SIN([.A39]*[.$B$3])" office:value-type="float" office:value="0.707106781186547" calcext:value-type="float">
            <text:p>0.707</text:p>
          </table:table-cell>
          <table:table-cell table:formula="of:=[.B39]*[.$B$4]" office:value-type="float" office:value="89.8025612106915" calcext:value-type="float">
            <text:p>89.803</text:p>
          </table:table-cell>
          <table:table-cell table:formula="of:=[.C39]+[.$B$4]" office:value-type="float" office:value="216.802561210691" calcext:value-type="float">
            <text:p>216.803</text:p>
          </table:table-cell>
          <table:table-cell table:formula="of:=ROUND([.D39])" office:value-type="float" office:value="217" calcext:value-type="float">
            <text:p>217</text:p>
          </table:table-cell>
          <table:table-cell table:formula="of:=DEC2HEX([.E39])" office:value-type="string" office:string-value="D9" calcext:value-type="string">
            <text:p>D9</text:p>
          </table:table-cell>
          <table:table-cell table:formula="of:=IF(LEN([.F39])=1;CONCATENATE(&quot;0&quot;;[.F39]);[.F39])" office:value-type="string" office:string-value="D9" calcext:value-type="string">
            <text:p>D9</text:p>
          </table:table-cell>
          <table:table-cell table:formula="of:=CONCATENATE(&quot;x&quot;&quot;&quot;;[.G39];&quot;&quot;&quot;,&quot;)" office:value-type="string" office:string-value="x&quot;D9&quot;," calcext:value-type="string">
            <text:p>x"D9"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SIN([.A40]*[.$B$3])" office:value-type="float" office:value="0.724247082951467" calcext:value-type="float">
            <text:p>0.724</text:p>
          </table:table-cell>
          <table:table-cell table:formula="of:=[.B40]*[.$B$4]" office:value-type="float" office:value="91.9793795348363" calcext:value-type="float">
            <text:p>91.979</text:p>
          </table:table-cell>
          <table:table-cell table:formula="of:=[.C40]+[.$B$4]" office:value-type="float" office:value="218.979379534836" calcext:value-type="float">
            <text:p>218.979</text:p>
          </table:table-cell>
          <table:table-cell table:formula="of:=ROUND([.D40])" office:value-type="float" office:value="219" calcext:value-type="float">
            <text:p>219</text:p>
          </table:table-cell>
          <table:table-cell table:formula="of:=DEC2HEX([.E40])" office:value-type="string" office:string-value="DB" calcext:value-type="string">
            <text:p>DB</text:p>
          </table:table-cell>
          <table:table-cell table:formula="of:=IF(LEN([.F40])=1;CONCATENATE(&quot;0&quot;;[.F40]);[.F40])" office:value-type="string" office:string-value="DB" calcext:value-type="string">
            <text:p>DB</text:p>
          </table:table-cell>
          <table:table-cell table:formula="of:=CONCATENATE(&quot;x&quot;&quot;&quot;;[.G40];&quot;&quot;&quot;,&quot;)" office:value-type="string" office:string-value="x&quot;DB&quot;," calcext:value-type="string">
            <text:p>x"DB"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SIN([.A41]*[.$B$3])" office:value-type="float" office:value="0.740951125354959" calcext:value-type="float">
            <text:p>0.741</text:p>
          </table:table-cell>
          <table:table-cell table:formula="of:=[.B41]*[.$B$4]" office:value-type="float" office:value="94.1007929200798" calcext:value-type="float">
            <text:p>94.101</text:p>
          </table:table-cell>
          <table:table-cell table:formula="of:=[.C41]+[.$B$4]" office:value-type="float" office:value="221.10079292008" calcext:value-type="float">
            <text:p>221.101</text:p>
          </table:table-cell>
          <table:table-cell table:formula="of:=ROUND([.D41])" office:value-type="float" office:value="221" calcext:value-type="float">
            <text:p>221</text:p>
          </table:table-cell>
          <table:table-cell table:formula="of:=DEC2HEX([.E41])" office:value-type="string" office:string-value="DD" calcext:value-type="string">
            <text:p>DD</text:p>
          </table:table-cell>
          <table:table-cell table:formula="of:=IF(LEN([.F41])=1;CONCATENATE(&quot;0&quot;;[.F41]);[.F41])" office:value-type="string" office:string-value="DD" calcext:value-type="string">
            <text:p>DD</text:p>
          </table:table-cell>
          <table:table-cell table:formula="of:=CONCATENATE(&quot;x&quot;&quot;&quot;;[.G41];&quot;&quot;&quot;,&quot;)" office:value-type="string" office:string-value="x&quot;DD&quot;," calcext:value-type="string">
            <text:p>x"DD"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SIN([.A42]*[.$B$3])" office:value-type="float" office:value="0.757208846506485" calcext:value-type="float">
            <text:p>0.757</text:p>
          </table:table-cell>
          <table:table-cell table:formula="of:=[.B42]*[.$B$4]" office:value-type="float" office:value="96.1655235063235" calcext:value-type="float">
            <text:p>96.166</text:p>
          </table:table-cell>
          <table:table-cell table:formula="of:=[.C42]+[.$B$4]" office:value-type="float" office:value="223.165523506324" calcext:value-type="float">
            <text:p>223.166</text:p>
          </table:table-cell>
          <table:table-cell table:formula="of:=ROUND([.D42])" office:value-type="float" office:value="223" calcext:value-type="float">
            <text:p>223</text:p>
          </table:table-cell>
          <table:table-cell table:formula="of:=DEC2HEX([.E42])" office:value-type="string" office:string-value="DF" calcext:value-type="string">
            <text:p>DF</text:p>
          </table:table-cell>
          <table:table-cell table:formula="of:=IF(LEN([.F42])=1;CONCATENATE(&quot;0&quot;;[.F42]);[.F42])" office:value-type="string" office:string-value="DF" calcext:value-type="string">
            <text:p>DF</text:p>
          </table:table-cell>
          <table:table-cell table:formula="of:=CONCATENATE(&quot;x&quot;&quot;&quot;;[.G42];&quot;&quot;&quot;,&quot;)" office:value-type="string" office:string-value="x&quot;DF&quot;," calcext:value-type="string">
            <text:p>x"DF"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SIN([.A43]*[.$B$3])" office:value-type="float" office:value="0.773010453362737" calcext:value-type="float">
            <text:p>0.773</text:p>
          </table:table-cell>
          <table:table-cell table:formula="of:=[.B43]*[.$B$4]" office:value-type="float" office:value="98.1723275770676" calcext:value-type="float">
            <text:p>98.172</text:p>
          </table:table-cell>
          <table:table-cell table:formula="of:=[.C43]+[.$B$4]" office:value-type="float" office:value="225.172327577068" calcext:value-type="float">
            <text:p>225.172</text:p>
          </table:table-cell>
          <table:table-cell table:formula="of:=ROUND([.D43])" office:value-type="float" office:value="225" calcext:value-type="float">
            <text:p>225</text:p>
          </table:table-cell>
          <table:table-cell table:formula="of:=DEC2HEX([.E43])" office:value-type="string" office:string-value="E1" calcext:value-type="string">
            <text:p>E1</text:p>
          </table:table-cell>
          <table:table-cell table:formula="of:=IF(LEN([.F43])=1;CONCATENATE(&quot;0&quot;;[.F43]);[.F43])" office:value-type="string" office:string-value="E1" calcext:value-type="string">
            <text:p>E1</text:p>
          </table:table-cell>
          <table:table-cell table:formula="of:=CONCATENATE(&quot;x&quot;&quot;&quot;;[.G43];&quot;&quot;&quot;,&quot;)" office:value-type="string" office:string-value="x&quot;E1&quot;," calcext:value-type="string">
            <text:p>x"E1"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SIN([.A44]*[.$B$3])" office:value-type="float" office:value="0.788346427626606" calcext:value-type="float">
            <text:p>0.788</text:p>
          </table:table-cell>
          <table:table-cell table:formula="of:=[.B44]*[.$B$4]" office:value-type="float" office:value="100.119996308579" calcext:value-type="float">
            <text:p>100.120</text:p>
          </table:table-cell>
          <table:table-cell table:formula="of:=[.C44]+[.$B$4]" office:value-type="float" office:value="227.119996308579" calcext:value-type="float">
            <text:p>227.120</text:p>
          </table:table-cell>
          <table:table-cell table:formula="of:=ROUND([.D44])" office:value-type="float" office:value="227" calcext:value-type="float">
            <text:p>227</text:p>
          </table:table-cell>
          <table:table-cell table:formula="of:=DEC2HEX([.E44])" office:value-type="string" office:string-value="E3" calcext:value-type="string">
            <text:p>E3</text:p>
          </table:table-cell>
          <table:table-cell table:formula="of:=IF(LEN([.F44])=1;CONCATENATE(&quot;0&quot;;[.F44]);[.F44])" office:value-type="string" office:string-value="E3" calcext:value-type="string">
            <text:p>E3</text:p>
          </table:table-cell>
          <table:table-cell table:formula="of:=CONCATENATE(&quot;x&quot;&quot;&quot;;[.G44];&quot;&quot;&quot;,&quot;)" office:value-type="string" office:string-value="x&quot;E3&quot;," calcext:value-type="string">
            <text:p>x"E3"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SIN([.A45]*[.$B$3])" office:value-type="float" office:value="0.803207531480645" calcext:value-type="float">
            <text:p>0.803</text:p>
          </table:table-cell>
          <table:table-cell table:formula="of:=[.B45]*[.$B$4]" office:value-type="float" office:value="102.007356498042" calcext:value-type="float">
            <text:p>102.007</text:p>
          </table:table-cell>
          <table:table-cell table:formula="of:=[.C45]+[.$B$4]" office:value-type="float" office:value="229.007356498042" calcext:value-type="float">
            <text:p>229.007</text:p>
          </table:table-cell>
          <table:table-cell table:formula="of:=ROUND([.D45])" office:value-type="float" office:value="229" calcext:value-type="float">
            <text:p>229</text:p>
          </table:table-cell>
          <table:table-cell table:formula="of:=DEC2HEX([.E45])" office:value-type="string" office:string-value="E5" calcext:value-type="string">
            <text:p>E5</text:p>
          </table:table-cell>
          <table:table-cell table:formula="of:=IF(LEN([.F45])=1;CONCATENATE(&quot;0&quot;;[.F45]);[.F45])" office:value-type="string" office:string-value="E5" calcext:value-type="string">
            <text:p>E5</text:p>
          </table:table-cell>
          <table:table-cell table:formula="of:=CONCATENATE(&quot;x&quot;&quot;&quot;;[.G45];&quot;&quot;&quot;,&quot;)" office:value-type="string" office:string-value="x&quot;E5&quot;," calcext:value-type="string">
            <text:p>x"E5",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SIN([.A46]*[.$B$3])" office:value-type="float" office:value="0.817584813151584" calcext:value-type="float">
            <text:p>0.818</text:p>
          </table:table-cell>
          <table:table-cell table:formula="of:=[.B46]*[.$B$4]" office:value-type="float" office:value="103.833271270251" calcext:value-type="float">
            <text:p>103.833</text:p>
          </table:table-cell>
          <table:table-cell table:formula="of:=[.C46]+[.$B$4]" office:value-type="float" office:value="230.833271270251" calcext:value-type="float">
            <text:p>230.833</text:p>
          </table:table-cell>
          <table:table-cell table:formula="of:=ROUND([.D46])" office:value-type="float" office:value="231" calcext:value-type="float">
            <text:p>231</text:p>
          </table:table-cell>
          <table:table-cell table:formula="of:=DEC2HEX([.E46])" office:value-type="string" office:string-value="E7" calcext:value-type="string">
            <text:p>E7</text:p>
          </table:table-cell>
          <table:table-cell table:formula="of:=IF(LEN([.F46])=1;CONCATENATE(&quot;0&quot;;[.F46]);[.F46])" office:value-type="string" office:string-value="E7" calcext:value-type="string">
            <text:p>E7</text:p>
          </table:table-cell>
          <table:table-cell table:formula="of:=CONCATENATE(&quot;x&quot;&quot;&quot;;[.G46];&quot;&quot;&quot;,&quot;)" office:value-type="string" office:string-value="x&quot;E7&quot;," calcext:value-type="string">
            <text:p>x"E7"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SIN([.A47]*[.$B$3])" office:value-type="float" office:value="0.831469612302545" calcext:value-type="float">
            <text:p>0.831</text:p>
          </table:table-cell>
          <table:table-cell table:formula="of:=[.B47]*[.$B$4]" office:value-type="float" office:value="105.596640762423" calcext:value-type="float">
            <text:p>105.597</text:p>
          </table:table-cell>
          <table:table-cell table:formula="of:=[.C47]+[.$B$4]" office:value-type="float" office:value="232.596640762423" calcext:value-type="float">
            <text:p>232.597</text:p>
          </table:table-cell>
          <table:table-cell table:formula="of:=ROUND([.D47])" office:value-type="float" office:value="233" calcext:value-type="float">
            <text:p>233</text:p>
          </table:table-cell>
          <table:table-cell table:formula="of:=DEC2HEX([.E47])" office:value-type="string" office:string-value="E9" calcext:value-type="string">
            <text:p>E9</text:p>
          </table:table-cell>
          <table:table-cell table:formula="of:=IF(LEN([.F47])=1;CONCATENATE(&quot;0&quot;;[.F47]);[.F47])" office:value-type="string" office:string-value="E9" calcext:value-type="string">
            <text:p>E9</text:p>
          </table:table-cell>
          <table:table-cell table:formula="of:=CONCATENATE(&quot;x&quot;&quot;&quot;;[.G47];&quot;&quot;&quot;,&quot;)" office:value-type="string" office:string-value="x&quot;E9&quot;," calcext:value-type="string">
            <text:p>x"E9"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SIN([.A48]*[.$B$3])" office:value-type="float" office:value="0.844853565249707" calcext:value-type="float">
            <text:p>0.845</text:p>
          </table:table-cell>
          <table:table-cell table:formula="of:=[.B48]*[.$B$4]" office:value-type="float" office:value="107.296402786713" calcext:value-type="float">
            <text:p>107.296</text:p>
          </table:table-cell>
          <table:table-cell table:formula="of:=[.C48]+[.$B$4]" office:value-type="float" office:value="234.296402786713" calcext:value-type="float">
            <text:p>234.296</text:p>
          </table:table-cell>
          <table:table-cell table:formula="of:=ROUND([.D48])" office:value-type="float" office:value="234" calcext:value-type="float">
            <text:p>234</text:p>
          </table:table-cell>
          <table:table-cell table:formula="of:=DEC2HEX([.E48])" office:value-type="string" office:string-value="EA" calcext:value-type="string">
            <text:p>EA</text:p>
          </table:table-cell>
          <table:table-cell table:formula="of:=IF(LEN([.F48])=1;CONCATENATE(&quot;0&quot;;[.F48]);[.F48])" office:value-type="string" office:string-value="EA" calcext:value-type="string">
            <text:p>EA</text:p>
          </table:table-cell>
          <table:table-cell table:formula="of:=CONCATENATE(&quot;x&quot;&quot;&quot;;[.G48];&quot;&quot;&quot;,&quot;)" office:value-type="string" office:string-value="x&quot;EA&quot;," calcext:value-type="string">
            <text:p>x"EA"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SIN([.A49]*[.$B$3])" office:value-type="float" office:value="0.857728610000272" calcext:value-type="float">
            <text:p>0.858</text:p>
          </table:table-cell>
          <table:table-cell table:formula="of:=[.B49]*[.$B$4]" office:value-type="float" office:value="108.931533470035" calcext:value-type="float">
            <text:p>108.932</text:p>
          </table:table-cell>
          <table:table-cell table:formula="of:=[.C49]+[.$B$4]" office:value-type="float" office:value="235.931533470035" calcext:value-type="float">
            <text:p>235.932</text:p>
          </table:table-cell>
          <table:table-cell table:formula="of:=ROUND([.D49])" office:value-type="float" office:value="236" calcext:value-type="float">
            <text:p>236</text:p>
          </table:table-cell>
          <table:table-cell table:formula="of:=DEC2HEX([.E49])" office:value-type="string" office:string-value="EC" calcext:value-type="string">
            <text:p>EC</text:p>
          </table:table-cell>
          <table:table-cell table:formula="of:=IF(LEN([.F49])=1;CONCATENATE(&quot;0&quot;;[.F49]);[.F49])" office:value-type="string" office:string-value="EC" calcext:value-type="string">
            <text:p>EC</text:p>
          </table:table-cell>
          <table:table-cell table:formula="of:=CONCATENATE(&quot;x&quot;&quot;&quot;;[.G49];&quot;&quot;&quot;,&quot;)" office:value-type="string" office:string-value="x&quot;EC&quot;," calcext:value-type="string">
            <text:p>x"EC"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SIN([.A50]*[.$B$3])" office:value-type="float" office:value="0.870086991108711" calcext:value-type="float">
            <text:p>0.870</text:p>
          </table:table-cell>
          <table:table-cell table:formula="of:=[.B50]*[.$B$4]" office:value-type="float" office:value="110.501047870806" calcext:value-type="float">
            <text:p>110.501</text:p>
          </table:table-cell>
          <table:table-cell table:formula="of:=[.C50]+[.$B$4]" office:value-type="float" office:value="237.501047870806" calcext:value-type="float">
            <text:p>237.501</text:p>
          </table:table-cell>
          <table:table-cell table:formula="of:=ROUND([.D50])" office:value-type="float" office:value="238" calcext:value-type="float">
            <text:p>238</text:p>
          </table:table-cell>
          <table:table-cell table:formula="of:=DEC2HEX([.E50])" office:value-type="string" office:string-value="EE" calcext:value-type="string">
            <text:p>EE</text:p>
          </table:table-cell>
          <table:table-cell table:formula="of:=IF(LEN([.F50])=1;CONCATENATE(&quot;0&quot;;[.F50]);[.F50])" office:value-type="string" office:string-value="EE" calcext:value-type="string">
            <text:p>EE</text:p>
          </table:table-cell>
          <table:table-cell table:formula="of:=CONCATENATE(&quot;x&quot;&quot;&quot;;[.G50];&quot;&quot;&quot;,&quot;)" office:value-type="string" office:string-value="x&quot;EE&quot;," calcext:value-type="string">
            <text:p>x"EE"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SIN([.A51]*[.$B$3])" office:value-type="float" office:value="0.881921264348355" calcext:value-type="float">
            <text:p>0.882</text:p>
          </table:table-cell>
          <table:table-cell table:formula="of:=[.B51]*[.$B$4]" office:value-type="float" office:value="112.004000572241" calcext:value-type="float">
            <text:p>112.004</text:p>
          </table:table-cell>
          <table:table-cell table:formula="of:=[.C51]+[.$B$4]" office:value-type="float" office:value="239.004000572241" calcext:value-type="float">
            <text:p>239.004</text:p>
          </table:table-cell>
          <table:table-cell table:formula="of:=ROUND([.D51])" office:value-type="float" office:value="239" calcext:value-type="float">
            <text:p>239</text:p>
          </table:table-cell>
          <table:table-cell table:formula="of:=DEC2HEX([.E51])" office:value-type="string" office:string-value="EF" calcext:value-type="string">
            <text:p>EF</text:p>
          </table:table-cell>
          <table:table-cell table:formula="of:=IF(LEN([.F51])=1;CONCATENATE(&quot;0&quot;;[.F51]);[.F51])" office:value-type="string" office:string-value="EF" calcext:value-type="string">
            <text:p>EF</text:p>
          </table:table-cell>
          <table:table-cell table:formula="of:=CONCATENATE(&quot;x&quot;&quot;&quot;;[.G51];&quot;&quot;&quot;,&quot;)" office:value-type="string" office:string-value="x&quot;EF&quot;," calcext:value-type="string">
            <text:p>x"EF"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SIN([.A52]*[.$B$3])" office:value-type="float" office:value="0.893224301195515" calcext:value-type="float">
            <text:p>0.893</text:p>
          </table:table-cell>
          <table:table-cell table:formula="of:=[.B52]*[.$B$4]" office:value-type="float" office:value="113.43948625183" calcext:value-type="float">
            <text:p>113.439</text:p>
          </table:table-cell>
          <table:table-cell table:formula="of:=[.C52]+[.$B$4]" office:value-type="float" office:value="240.43948625183" calcext:value-type="float">
            <text:p>240.439</text:p>
          </table:table-cell>
          <table:table-cell table:formula="of:=ROUND([.D52])" office:value-type="float" office:value="240" calcext:value-type="float">
            <text:p>240</text:p>
          </table:table-cell>
          <table:table-cell table:formula="of:=DEC2HEX([.E52])" office:value-type="string" office:string-value="F0" calcext:value-type="string">
            <text:p>F0</text:p>
          </table:table-cell>
          <table:table-cell table:formula="of:=IF(LEN([.F52])=1;CONCATENATE(&quot;0&quot;;[.F52]);[.F52])" office:value-type="string" office:string-value="F0" calcext:value-type="string">
            <text:p>F0</text:p>
          </table:table-cell>
          <table:table-cell table:formula="of:=CONCATENATE(&quot;x&quot;&quot;&quot;;[.G52];&quot;&quot;&quot;,&quot;)" office:value-type="string" office:string-value="x&quot;F0&quot;," calcext:value-type="string">
            <text:p>x"F0"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SIN([.A53]*[.$B$3])" office:value-type="float" office:value="0.903989293123443" calcext:value-type="float">
            <text:p>0.904</text:p>
          </table:table-cell>
          <table:table-cell table:formula="of:=[.B53]*[.$B$4]" office:value-type="float" office:value="114.806640226677" calcext:value-type="float">
            <text:p>114.807</text:p>
          </table:table-cell>
          <table:table-cell table:formula="of:=[.C53]+[.$B$4]" office:value-type="float" office:value="241.806640226677" calcext:value-type="float">
            <text:p>241.807</text:p>
          </table:table-cell>
          <table:table-cell table:formula="of:=ROUND([.D53])" office:value-type="float" office:value="242" calcext:value-type="float">
            <text:p>242</text:p>
          </table:table-cell>
          <table:table-cell table:formula="of:=DEC2HEX([.E53])" office:value-type="string" office:string-value="F2" calcext:value-type="string">
            <text:p>F2</text:p>
          </table:table-cell>
          <table:table-cell table:formula="of:=IF(LEN([.F53])=1;CONCATENATE(&quot;0&quot;;[.F53]);[.F53])" office:value-type="string" office:string-value="F2" calcext:value-type="string">
            <text:p>F2</text:p>
          </table:table-cell>
          <table:table-cell table:formula="of:=CONCATENATE(&quot;x&quot;&quot;&quot;;[.G53];&quot;&quot;&quot;,&quot;)" office:value-type="string" office:string-value="x&quot;F2&quot;," calcext:value-type="string">
            <text:p>x"F2"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SIN([.A54]*[.$B$3])" office:value-type="float" office:value="0.914209755703531" calcext:value-type="float">
            <text:p>0.914</text:p>
          </table:table-cell>
          <table:table-cell table:formula="of:=[.B54]*[.$B$4]" office:value-type="float" office:value="116.104638974348" calcext:value-type="float">
            <text:p>116.105</text:p>
          </table:table-cell>
          <table:table-cell table:formula="of:=[.C54]+[.$B$4]" office:value-type="float" office:value="243.104638974348" calcext:value-type="float">
            <text:p>243.105</text:p>
          </table:table-cell>
          <table:table-cell table:formula="of:=ROUND([.D54])" office:value-type="float" office:value="243" calcext:value-type="float">
            <text:p>243</text:p>
          </table:table-cell>
          <table:table-cell table:formula="of:=DEC2HEX([.E54])" office:value-type="string" office:string-value="F3" calcext:value-type="string">
            <text:p>F3</text:p>
          </table:table-cell>
          <table:table-cell table:formula="of:=IF(LEN([.F54])=1;CONCATENATE(&quot;0&quot;;[.F54]);[.F54])" office:value-type="string" office:string-value="F3" calcext:value-type="string">
            <text:p>F3</text:p>
          </table:table-cell>
          <table:table-cell table:formula="of:=CONCATENATE(&quot;x&quot;&quot;&quot;;[.G54];&quot;&quot;&quot;,&quot;)" office:value-type="string" office:string-value="x&quot;F3&quot;," calcext:value-type="string">
            <text:p>x"F3"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SIN([.A55]*[.$B$3])" office:value-type="float" office:value="0.923879532511287" calcext:value-type="float">
            <text:p>0.924</text:p>
          </table:table-cell>
          <table:table-cell table:formula="of:=[.B55]*[.$B$4]" office:value-type="float" office:value="117.332700628933" calcext:value-type="float">
            <text:p>117.333</text:p>
          </table:table-cell>
          <table:table-cell table:formula="of:=[.C55]+[.$B$4]" office:value-type="float" office:value="244.332700628933" calcext:value-type="float">
            <text:p>244.333</text:p>
          </table:table-cell>
          <table:table-cell table:formula="of:=ROUND([.D55])" office:value-type="float" office:value="244" calcext:value-type="float">
            <text:p>244</text:p>
          </table:table-cell>
          <table:table-cell table:formula="of:=DEC2HEX([.E55])" office:value-type="string" office:string-value="F4" calcext:value-type="string">
            <text:p>F4</text:p>
          </table:table-cell>
          <table:table-cell table:formula="of:=IF(LEN([.F55])=1;CONCATENATE(&quot;0&quot;;[.F55]);[.F55])" office:value-type="string" office:string-value="F4" calcext:value-type="string">
            <text:p>F4</text:p>
          </table:table-cell>
          <table:table-cell table:formula="of:=CONCATENATE(&quot;x&quot;&quot;&quot;;[.G55];&quot;&quot;&quot;,&quot;)" office:value-type="string" office:string-value="x&quot;F4&quot;," calcext:value-type="string">
            <text:p>x"F4"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SIN([.A56]*[.$B$3])" office:value-type="float" office:value="0.932992798834739" calcext:value-type="float">
            <text:p>0.933</text:p>
          </table:table-cell>
          <table:table-cell table:formula="of:=[.B56]*[.$B$4]" office:value-type="float" office:value="118.490085452012" calcext:value-type="float">
            <text:p>118.490</text:p>
          </table:table-cell>
          <table:table-cell table:formula="of:=[.C56]+[.$B$4]" office:value-type="float" office:value="245.490085452012" calcext:value-type="float">
            <text:p>245.490</text:p>
          </table:table-cell>
          <table:table-cell table:formula="of:=ROUND([.D56])" office:value-type="float" office:value="245" calcext:value-type="float">
            <text:p>245</text:p>
          </table:table-cell>
          <table:table-cell table:formula="of:=DEC2HEX([.E56])" office:value-type="string" office:string-value="F5" calcext:value-type="string">
            <text:p>F5</text:p>
          </table:table-cell>
          <table:table-cell table:formula="of:=IF(LEN([.F56])=1;CONCATENATE(&quot;0&quot;;[.F56]);[.F56])" office:value-type="string" office:string-value="F5" calcext:value-type="string">
            <text:p>F5</text:p>
          </table:table-cell>
          <table:table-cell table:formula="of:=CONCATENATE(&quot;x&quot;&quot;&quot;;[.G56];&quot;&quot;&quot;,&quot;)" office:value-type="string" office:string-value="x&quot;F5&quot;," calcext:value-type="string">
            <text:p>x"F5"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SIN([.A57]*[.$B$3])" office:value-type="float" office:value="0.941544065183021" calcext:value-type="float">
            <text:p>0.942</text:p>
          </table:table-cell>
          <table:table-cell table:formula="of:=[.B57]*[.$B$4]" office:value-type="float" office:value="119.576096278244" calcext:value-type="float">
            <text:p>119.576</text:p>
          </table:table-cell>
          <table:table-cell table:formula="of:=[.C57]+[.$B$4]" office:value-type="float" office:value="246.576096278244" calcext:value-type="float">
            <text:p>246.576</text:p>
          </table:table-cell>
          <table:table-cell table:formula="of:=ROUND([.D57])" office:value-type="float" office:value="247" calcext:value-type="float">
            <text:p>247</text:p>
          </table:table-cell>
          <table:table-cell table:formula="of:=DEC2HEX([.E57])" office:value-type="string" office:string-value="F7" calcext:value-type="string">
            <text:p>F7</text:p>
          </table:table-cell>
          <table:table-cell table:formula="of:=IF(LEN([.F57])=1;CONCATENATE(&quot;0&quot;;[.F57]);[.F57])" office:value-type="string" office:string-value="F7" calcext:value-type="string">
            <text:p>F7</text:p>
          </table:table-cell>
          <table:table-cell table:formula="of:=CONCATENATE(&quot;x&quot;&quot;&quot;;[.G57];&quot;&quot;&quot;,&quot;)" office:value-type="string" office:string-value="x&quot;F7&quot;," calcext:value-type="string">
            <text:p>x"F7"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SIN([.A58]*[.$B$3])" office:value-type="float" office:value="0.949528180593037" calcext:value-type="float">
            <text:p>0.950</text:p>
          </table:table-cell>
          <table:table-cell table:formula="of:=[.B58]*[.$B$4]" office:value-type="float" office:value="120.590078935316" calcext:value-type="float">
            <text:p>120.590</text:p>
          </table:table-cell>
          <table:table-cell table:formula="of:=[.C58]+[.$B$4]" office:value-type="float" office:value="247.590078935316" calcext:value-type="float">
            <text:p>247.590</text:p>
          </table:table-cell>
          <table:table-cell table:formula="of:=ROUND([.D58])" office:value-type="float" office:value="248" calcext:value-type="float">
            <text:p>248</text:p>
          </table:table-cell>
          <table:table-cell table:formula="of:=DEC2HEX([.E58])" office:value-type="string" office:string-value="F8" calcext:value-type="string">
            <text:p>F8</text:p>
          </table:table-cell>
          <table:table-cell table:formula="of:=IF(LEN([.F58])=1;CONCATENATE(&quot;0&quot;;[.F58]);[.F58])" office:value-type="string" office:string-value="F8" calcext:value-type="string">
            <text:p>F8</text:p>
          </table:table-cell>
          <table:table-cell table:formula="of:=CONCATENATE(&quot;x&quot;&quot;&quot;;[.G58];&quot;&quot;&quot;,&quot;)" office:value-type="string" office:string-value="x&quot;F8&quot;," calcext:value-type="string">
            <text:p>x"F8"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SIN([.A59]*[.$B$3])" office:value-type="float" office:value="0.956940335732209" calcext:value-type="float">
            <text:p>0.957</text:p>
          </table:table-cell>
          <table:table-cell table:formula="of:=[.B59]*[.$B$4]" office:value-type="float" office:value="121.531422637991" calcext:value-type="float">
            <text:p>121.531</text:p>
          </table:table-cell>
          <table:table-cell table:formula="of:=[.C59]+[.$B$4]" office:value-type="float" office:value="248.531422637991" calcext:value-type="float">
            <text:p>248.531</text:p>
          </table:table-cell>
          <table:table-cell table:formula="of:=ROUND([.D59])" office:value-type="float" office:value="249" calcext:value-type="float">
            <text:p>249</text:p>
          </table:table-cell>
          <table:table-cell table:formula="of:=DEC2HEX([.E59])" office:value-type="string" office:string-value="F9" calcext:value-type="string">
            <text:p>F9</text:p>
          </table:table-cell>
          <table:table-cell table:formula="of:=IF(LEN([.F59])=1;CONCATENATE(&quot;0&quot;;[.F59]);[.F59])" office:value-type="string" office:string-value="F9" calcext:value-type="string">
            <text:p>F9</text:p>
          </table:table-cell>
          <table:table-cell table:formula="of:=CONCATENATE(&quot;x&quot;&quot;&quot;;[.G59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SIN([.A60]*[.$B$3])" office:value-type="float" office:value="0.96377606579544" calcext:value-type="float">
            <text:p>0.964</text:p>
          </table:table-cell>
          <table:table-cell table:formula="of:=[.B60]*[.$B$4]" office:value-type="float" office:value="122.399560356021" calcext:value-type="float">
            <text:p>122.400</text:p>
          </table:table-cell>
          <table:table-cell table:formula="of:=[.C60]+[.$B$4]" office:value-type="float" office:value="249.399560356021" calcext:value-type="float">
            <text:p>249.400</text:p>
          </table:table-cell>
          <table:table-cell table:formula="of:=ROUND([.D60])" office:value-type="float" office:value="249" calcext:value-type="float">
            <text:p>249</text:p>
          </table:table-cell>
          <table:table-cell table:formula="of:=DEC2HEX([.E60])" office:value-type="string" office:string-value="F9" calcext:value-type="string">
            <text:p>F9</text:p>
          </table:table-cell>
          <table:table-cell table:formula="of:=IF(LEN([.F60])=1;CONCATENATE(&quot;0&quot;;[.F60]);[.F60])" office:value-type="string" office:string-value="F9" calcext:value-type="string">
            <text:p>F9</text:p>
          </table:table-cell>
          <table:table-cell table:formula="of:=CONCATENATE(&quot;x&quot;&quot;&quot;;[.G60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SIN([.A61]*[.$B$3])" office:value-type="float" office:value="0.970031253194544" calcext:value-type="float">
            <text:p>0.970</text:p>
          </table:table-cell>
          <table:table-cell table:formula="of:=[.B61]*[.$B$4]" office:value-type="float" office:value="123.193969155707" calcext:value-type="float">
            <text:p>123.194</text:p>
          </table:table-cell>
          <table:table-cell table:formula="of:=[.C61]+[.$B$4]" office:value-type="float" office:value="250.193969155707" calcext:value-type="float">
            <text:p>250.194</text:p>
          </table:table-cell>
          <table:table-cell table:formula="of:=ROUND([.D61])" office:value-type="float" office:value="250" calcext:value-type="float">
            <text:p>250</text:p>
          </table:table-cell>
          <table:table-cell table:formula="of:=DEC2HEX([.E61])" office:value-type="string" office:string-value="FA" calcext:value-type="string">
            <text:p>FA</text:p>
          </table:table-cell>
          <table:table-cell table:formula="of:=IF(LEN([.F61])=1;CONCATENATE(&quot;0&quot;;[.F61]);[.F61])" office:value-type="string" office:string-value="FA" calcext:value-type="string">
            <text:p>FA</text:p>
          </table:table-cell>
          <table:table-cell table:formula="of:=CONCATENATE(&quot;x&quot;&quot;&quot;;[.G61];&quot;&quot;&quot;,&quot;)" office:value-type="string" office:string-value="x&quot;FA&quot;," calcext:value-type="string">
            <text:p>x"FA"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SIN([.A62]*[.$B$3])" office:value-type="float" office:value="0.975702130038528" calcext:value-type="float">
            <text:p>0.976</text:p>
          </table:table-cell>
          <table:table-cell table:formula="of:=[.B62]*[.$B$4]" office:value-type="float" office:value="123.914170514893" calcext:value-type="float">
            <text:p>123.914</text:p>
          </table:table-cell>
          <table:table-cell table:formula="of:=[.C62]+[.$B$4]" office:value-type="float" office:value="250.914170514893" calcext:value-type="float">
            <text:p>250.914</text:p>
          </table:table-cell>
          <table:table-cell table:formula="of:=ROUND([.D62])" office:value-type="float" office:value="251" calcext:value-type="float">
            <text:p>251</text:p>
          </table:table-cell>
          <table:table-cell table:formula="of:=DEC2HEX([.E62])" office:value-type="string" office:string-value="FB" calcext:value-type="string">
            <text:p>FB</text:p>
          </table:table-cell>
          <table:table-cell table:formula="of:=IF(LEN([.F62])=1;CONCATENATE(&quot;0&quot;;[.F62]);[.F62])" office:value-type="string" office:string-value="FB" calcext:value-type="string">
            <text:p>FB</text:p>
          </table:table-cell>
          <table:table-cell table:formula="of:=CONCATENATE(&quot;x&quot;&quot;&quot;;[.G62];&quot;&quot;&quot;,&quot;)" office:value-type="string" office:string-value="x&quot;FB&quot;," calcext:value-type="string">
            <text:p>x"FB"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SIN([.A63]*[.$B$3])" office:value-type="float" office:value="0.98078528040323" calcext:value-type="float">
            <text:p>0.981</text:p>
          </table:table-cell>
          <table:table-cell table:formula="of:=[.B63]*[.$B$4]" office:value-type="float" office:value="124.55973061121" calcext:value-type="float">
            <text:p>124.560</text:p>
          </table:table-cell>
          <table:table-cell table:formula="of:=[.C63]+[.$B$4]" office:value-type="float" office:value="251.55973061121" calcext:value-type="float">
            <text:p>251.560</text:p>
          </table:table-cell>
          <table:table-cell table:formula="of:=ROUND([.D63])" office:value-type="float" office:value="252" calcext:value-type="float">
            <text:p>252</text:p>
          </table:table-cell>
          <table:table-cell table:formula="of:=DEC2HEX([.E63])" office:value-type="string" office:string-value="FC" calcext:value-type="string">
            <text:p>FC</text:p>
          </table:table-cell>
          <table:table-cell table:formula="of:=IF(LEN([.F63])=1;CONCATENATE(&quot;0&quot;;[.F63]);[.F63])" office:value-type="string" office:string-value="FC" calcext:value-type="string">
            <text:p>FC</text:p>
          </table:table-cell>
          <table:table-cell table:formula="of:=CONCATENATE(&quot;x&quot;&quot;&quot;;[.G63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SIN([.A64]*[.$B$3])" office:value-type="float" office:value="0.985277642388941" calcext:value-type="float">
            <text:p>0.985</text:p>
          </table:table-cell>
          <table:table-cell table:formula="of:=[.B64]*[.$B$4]" office:value-type="float" office:value="125.130260583396" calcext:value-type="float">
            <text:p>125.130</text:p>
          </table:table-cell>
          <table:table-cell table:formula="of:=[.C64]+[.$B$4]" office:value-type="float" office:value="252.130260583396" calcext:value-type="float">
            <text:p>252.130</text:p>
          </table:table-cell>
          <table:table-cell table:formula="of:=ROUND([.D64])" office:value-type="float" office:value="252" calcext:value-type="float">
            <text:p>252</text:p>
          </table:table-cell>
          <table:table-cell table:formula="of:=DEC2HEX([.E64])" office:value-type="string" office:string-value="FC" calcext:value-type="string">
            <text:p>FC</text:p>
          </table:table-cell>
          <table:table-cell table:formula="of:=IF(LEN([.F64])=1;CONCATENATE(&quot;0&quot;;[.F64]);[.F64])" office:value-type="string" office:string-value="FC" calcext:value-type="string">
            <text:p>FC</text:p>
          </table:table-cell>
          <table:table-cell table:formula="of:=CONCATENATE(&quot;x&quot;&quot;&quot;;[.G64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SIN([.A65]*[.$B$3])" office:value-type="float" office:value="0.989176509964781" calcext:value-type="float">
            <text:p>0.989</text:p>
          </table:table-cell>
          <table:table-cell table:formula="of:=[.B65]*[.$B$4]" office:value-type="float" office:value="125.625416765527" calcext:value-type="float">
            <text:p>125.625</text:p>
          </table:table-cell>
          <table:table-cell table:formula="of:=[.C65]+[.$B$4]" office:value-type="float" office:value="252.625416765527" calcext:value-type="float">
            <text:p>252.625</text:p>
          </table:table-cell>
          <table:table-cell table:formula="of:=ROUND([.D65])" office:value-type="float" office:value="253" calcext:value-type="float">
            <text:p>253</text:p>
          </table:table-cell>
          <table:table-cell table:formula="of:=DEC2HEX([.E65])" office:value-type="string" office:string-value="FD" calcext:value-type="string">
            <text:p>FD</text:p>
          </table:table-cell>
          <table:table-cell table:formula="of:=IF(LEN([.F65])=1;CONCATENATE(&quot;0&quot;;[.F65]);[.F65])" office:value-type="string" office:string-value="FD" calcext:value-type="string">
            <text:p>FD</text:p>
          </table:table-cell>
          <table:table-cell table:formula="of:=CONCATENATE(&quot;x&quot;&quot;&quot;;[.G65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SIN([.A66]*[.$B$3])" office:value-type="float" office:value="0.99247953459871" calcext:value-type="float">
            <text:p>0.992</text:p>
          </table:table-cell>
          <table:table-cell table:formula="of:=[.B66]*[.$B$4]" office:value-type="float" office:value="126.044900894036" calcext:value-type="float">
            <text:p>126.045</text:p>
          </table:table-cell>
          <table:table-cell table:formula="of:=[.C66]+[.$B$4]" office:value-type="float" office:value="253.044900894036" calcext:value-type="float">
            <text:p>253.045</text:p>
          </table:table-cell>
          <table:table-cell table:formula="of:=ROUND([.D66])" office:value-type="float" office:value="253" calcext:value-type="float">
            <text:p>253</text:p>
          </table:table-cell>
          <table:table-cell table:formula="of:=DEC2HEX([.E66])" office:value-type="string" office:string-value="FD" calcext:value-type="string">
            <text:p>FD</text:p>
          </table:table-cell>
          <table:table-cell table:formula="of:=IF(LEN([.F66])=1;CONCATENATE(&quot;0&quot;;[.F66]);[.F66])" office:value-type="string" office:string-value="FD" calcext:value-type="string">
            <text:p>FD</text:p>
          </table:table-cell>
          <table:table-cell table:formula="of:=CONCATENATE(&quot;x&quot;&quot;&quot;;[.G66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SIN([.A67]*[.$B$3])" office:value-type="float" office:value="0.995184726672197" calcext:value-type="float">
            <text:p>0.995</text:p>
          </table:table-cell>
          <table:table-cell table:formula="of:=[.B67]*[.$B$4]" office:value-type="float" office:value="126.388460287369" calcext:value-type="float">
            <text:p>126.388</text:p>
          </table:table-cell>
          <table:table-cell table:formula="of:=[.C67]+[.$B$4]" office:value-type="float" office:value="253.388460287369" calcext:value-type="float">
            <text:p>253.388</text:p>
          </table:table-cell>
          <table:table-cell table:formula="of:=ROUND([.D67])" office:value-type="float" office:value="253" calcext:value-type="float">
            <text:p>253</text:p>
          </table:table-cell>
          <table:table-cell table:formula="of:=DEC2HEX([.E67])" office:value-type="string" office:string-value="FD" calcext:value-type="string">
            <text:p>FD</text:p>
          </table:table-cell>
          <table:table-cell table:formula="of:=IF(LEN([.F67])=1;CONCATENATE(&quot;0&quot;;[.F67]);[.F67])" office:value-type="string" office:string-value="FD" calcext:value-type="string">
            <text:p>FD</text:p>
          </table:table-cell>
          <table:table-cell table:formula="of:=CONCATENATE(&quot;x&quot;&quot;&quot;;[.G67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SIN([.A68]*[.$B$3])" office:value-type="float" office:value="0.99729045667869" calcext:value-type="float">
            <text:p>0.997</text:p>
          </table:table-cell>
          <table:table-cell table:formula="of:=[.B68]*[.$B$4]" office:value-type="float" office:value="126.655887998194" calcext:value-type="float">
            <text:p>126.656</text:p>
          </table:table-cell>
          <table:table-cell table:formula="of:=[.C68]+[.$B$4]" office:value-type="float" office:value="253.655887998194" calcext:value-type="float">
            <text:p>253.656</text:p>
          </table:table-cell>
          <table:table-cell table:formula="of:=ROUND([.D68])" office:value-type="float" office:value="254" calcext:value-type="float">
            <text:p>254</text:p>
          </table:table-cell>
          <table:table-cell table:formula="of:=DEC2HEX([.E68])" office:value-type="string" office:string-value="FE" calcext:value-type="string">
            <text:p>FE</text:p>
          </table:table-cell>
          <table:table-cell table:formula="of:=IF(LEN([.F68])=1;CONCATENATE(&quot;0&quot;;[.F68]);[.F68])" office:value-type="string" office:string-value="FE" calcext:value-type="string">
            <text:p>FE</text:p>
          </table:table-cell>
          <table:table-cell table:formula="of:=CONCATENATE(&quot;x&quot;&quot;&quot;;[.G68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SIN([.A69]*[.$B$3])" office:value-type="float" office:value="0.998795456205172" calcext:value-type="float">
            <text:p>0.999</text:p>
          </table:table-cell>
          <table:table-cell table:formula="of:=[.B69]*[.$B$4]" office:value-type="float" office:value="126.847022938057" calcext:value-type="float">
            <text:p>126.847</text:p>
          </table:table-cell>
          <table:table-cell table:formula="of:=[.C69]+[.$B$4]" office:value-type="float" office:value="253.847022938057" calcext:value-type="float">
            <text:p>253.847</text:p>
          </table:table-cell>
          <table:table-cell table:formula="of:=ROUND([.D69])" office:value-type="float" office:value="254" calcext:value-type="float">
            <text:p>254</text:p>
          </table:table-cell>
          <table:table-cell table:formula="of:=DEC2HEX([.E69])" office:value-type="string" office:string-value="FE" calcext:value-type="string">
            <text:p>FE</text:p>
          </table:table-cell>
          <table:table-cell table:formula="of:=IF(LEN([.F69])=1;CONCATENATE(&quot;0&quot;;[.F69]);[.F69])" office:value-type="string" office:string-value="FE" calcext:value-type="string">
            <text:p>FE</text:p>
          </table:table-cell>
          <table:table-cell table:formula="of:=CONCATENATE(&quot;x&quot;&quot;&quot;;[.G69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SIN([.A70]*[.$B$3])" office:value-type="float" office:value="0.999698818696204" calcext:value-type="float">
            <text:p>1.000</text:p>
          </table:table-cell>
          <table:table-cell table:formula="of:=[.B70]*[.$B$4]" office:value-type="float" office:value="126.961749974418" calcext:value-type="float">
            <text:p>126.962</text:p>
          </table:table-cell>
          <table:table-cell table:formula="of:=[.C70]+[.$B$4]" office:value-type="float" office:value="253.961749974418" calcext:value-type="float">
            <text:p>253.962</text:p>
          </table:table-cell>
          <table:table-cell table:formula="of:=ROUND([.D70])" office:value-type="float" office:value="254" calcext:value-type="float">
            <text:p>254</text:p>
          </table:table-cell>
          <table:table-cell table:formula="of:=DEC2HEX([.E70])" office:value-type="string" office:string-value="FE" calcext:value-type="string">
            <text:p>FE</text:p>
          </table:table-cell>
          <table:table-cell table:formula="of:=IF(LEN([.F70])=1;CONCATENATE(&quot;0&quot;;[.F70]);[.F70])" office:value-type="string" office:string-value="FE" calcext:value-type="string">
            <text:p>FE</text:p>
          </table:table-cell>
          <table:table-cell table:formula="of:=CONCATENATE(&quot;x&quot;&quot;&quot;;[.G70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SIN([.A71]*[.$B$3])" office:value-type="float" office:value="1" calcext:value-type="float">
            <text:p>1.000</text:p>
          </table:table-cell>
          <table:table-cell table:formula="of:=[.B71]*[.$B$4]" office:value-type="float" office:value="127" calcext:value-type="float">
            <text:p>127.000</text:p>
          </table:table-cell>
          <table:table-cell table:formula="of:=[.C71]+[.$B$4]" office:value-type="float" office:value="254" calcext:value-type="float">
            <text:p>254.000</text:p>
          </table:table-cell>
          <table:table-cell table:formula="of:=ROUND([.D71])" office:value-type="float" office:value="254" calcext:value-type="float">
            <text:p>254</text:p>
          </table:table-cell>
          <table:table-cell table:formula="of:=DEC2HEX([.E71])" office:value-type="string" office:string-value="FE" calcext:value-type="string">
            <text:p>FE</text:p>
          </table:table-cell>
          <table:table-cell table:formula="of:=IF(LEN([.F71])=1;CONCATENATE(&quot;0&quot;;[.F71]);[.F71])" office:value-type="string" office:string-value="FE" calcext:value-type="string">
            <text:p>FE</text:p>
          </table:table-cell>
          <table:table-cell table:formula="of:=CONCATENATE(&quot;x&quot;&quot;&quot;;[.G71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SIN([.A72]*[.$B$3])" office:value-type="float" office:value="0.999698818696204" calcext:value-type="float">
            <text:p>1.000</text:p>
          </table:table-cell>
          <table:table-cell table:formula="of:=[.B72]*[.$B$4]" office:value-type="float" office:value="126.961749974418" calcext:value-type="float">
            <text:p>126.962</text:p>
          </table:table-cell>
          <table:table-cell table:formula="of:=[.C72]+[.$B$4]" office:value-type="float" office:value="253.961749974418" calcext:value-type="float">
            <text:p>253.962</text:p>
          </table:table-cell>
          <table:table-cell table:formula="of:=ROUND([.D72])" office:value-type="float" office:value="254" calcext:value-type="float">
            <text:p>254</text:p>
          </table:table-cell>
          <table:table-cell table:formula="of:=DEC2HEX([.E72])" office:value-type="string" office:string-value="FE" calcext:value-type="string">
            <text:p>FE</text:p>
          </table:table-cell>
          <table:table-cell table:formula="of:=IF(LEN([.F72])=1;CONCATENATE(&quot;0&quot;;[.F72]);[.F72])" office:value-type="string" office:string-value="FE" calcext:value-type="string">
            <text:p>FE</text:p>
          </table:table-cell>
          <table:table-cell table:formula="of:=CONCATENATE(&quot;x&quot;&quot;&quot;;[.G72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SIN([.A73]*[.$B$3])" office:value-type="float" office:value="0.998795456205172" calcext:value-type="float">
            <text:p>0.999</text:p>
          </table:table-cell>
          <table:table-cell table:formula="of:=[.B73]*[.$B$4]" office:value-type="float" office:value="126.847022938057" calcext:value-type="float">
            <text:p>126.847</text:p>
          </table:table-cell>
          <table:table-cell table:formula="of:=[.C73]+[.$B$4]" office:value-type="float" office:value="253.847022938057" calcext:value-type="float">
            <text:p>253.847</text:p>
          </table:table-cell>
          <table:table-cell table:formula="of:=ROUND([.D73])" office:value-type="float" office:value="254" calcext:value-type="float">
            <text:p>254</text:p>
          </table:table-cell>
          <table:table-cell table:formula="of:=DEC2HEX([.E73])" office:value-type="string" office:string-value="FE" calcext:value-type="string">
            <text:p>FE</text:p>
          </table:table-cell>
          <table:table-cell table:formula="of:=IF(LEN([.F73])=1;CONCATENATE(&quot;0&quot;;[.F73]);[.F73])" office:value-type="string" office:string-value="FE" calcext:value-type="string">
            <text:p>FE</text:p>
          </table:table-cell>
          <table:table-cell table:formula="of:=CONCATENATE(&quot;x&quot;&quot;&quot;;[.G73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SIN([.A74]*[.$B$3])" office:value-type="float" office:value="0.99729045667869" calcext:value-type="float">
            <text:p>0.997</text:p>
          </table:table-cell>
          <table:table-cell table:formula="of:=[.B74]*[.$B$4]" office:value-type="float" office:value="126.655887998194" calcext:value-type="float">
            <text:p>126.656</text:p>
          </table:table-cell>
          <table:table-cell table:formula="of:=[.C74]+[.$B$4]" office:value-type="float" office:value="253.655887998194" calcext:value-type="float">
            <text:p>253.656</text:p>
          </table:table-cell>
          <table:table-cell table:formula="of:=ROUND([.D74])" office:value-type="float" office:value="254" calcext:value-type="float">
            <text:p>254</text:p>
          </table:table-cell>
          <table:table-cell table:formula="of:=DEC2HEX([.E74])" office:value-type="string" office:string-value="FE" calcext:value-type="string">
            <text:p>FE</text:p>
          </table:table-cell>
          <table:table-cell table:formula="of:=IF(LEN([.F74])=1;CONCATENATE(&quot;0&quot;;[.F74]);[.F74])" office:value-type="string" office:string-value="FE" calcext:value-type="string">
            <text:p>FE</text:p>
          </table:table-cell>
          <table:table-cell table:formula="of:=CONCATENATE(&quot;x&quot;&quot;&quot;;[.G74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SIN([.A75]*[.$B$3])" office:value-type="float" office:value="0.995184726672197" calcext:value-type="float">
            <text:p>0.995</text:p>
          </table:table-cell>
          <table:table-cell table:formula="of:=[.B75]*[.$B$4]" office:value-type="float" office:value="126.388460287369" calcext:value-type="float">
            <text:p>126.388</text:p>
          </table:table-cell>
          <table:table-cell table:formula="of:=[.C75]+[.$B$4]" office:value-type="float" office:value="253.388460287369" calcext:value-type="float">
            <text:p>253.388</text:p>
          </table:table-cell>
          <table:table-cell table:formula="of:=ROUND([.D75])" office:value-type="float" office:value="253" calcext:value-type="float">
            <text:p>253</text:p>
          </table:table-cell>
          <table:table-cell table:formula="of:=DEC2HEX([.E75])" office:value-type="string" office:string-value="FD" calcext:value-type="string">
            <text:p>FD</text:p>
          </table:table-cell>
          <table:table-cell table:formula="of:=IF(LEN([.F75])=1;CONCATENATE(&quot;0&quot;;[.F75]);[.F75])" office:value-type="string" office:string-value="FD" calcext:value-type="string">
            <text:p>FD</text:p>
          </table:table-cell>
          <table:table-cell table:formula="of:=CONCATENATE(&quot;x&quot;&quot;&quot;;[.G75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SIN([.A76]*[.$B$3])" office:value-type="float" office:value="0.99247953459871" calcext:value-type="float">
            <text:p>0.992</text:p>
          </table:table-cell>
          <table:table-cell table:formula="of:=[.B76]*[.$B$4]" office:value-type="float" office:value="126.044900894036" calcext:value-type="float">
            <text:p>126.045</text:p>
          </table:table-cell>
          <table:table-cell table:formula="of:=[.C76]+[.$B$4]" office:value-type="float" office:value="253.044900894036" calcext:value-type="float">
            <text:p>253.045</text:p>
          </table:table-cell>
          <table:table-cell table:formula="of:=ROUND([.D76])" office:value-type="float" office:value="253" calcext:value-type="float">
            <text:p>253</text:p>
          </table:table-cell>
          <table:table-cell table:formula="of:=DEC2HEX([.E76])" office:value-type="string" office:string-value="FD" calcext:value-type="string">
            <text:p>FD</text:p>
          </table:table-cell>
          <table:table-cell table:formula="of:=IF(LEN([.F76])=1;CONCATENATE(&quot;0&quot;;[.F76]);[.F76])" office:value-type="string" office:string-value="FD" calcext:value-type="string">
            <text:p>FD</text:p>
          </table:table-cell>
          <table:table-cell table:formula="of:=CONCATENATE(&quot;x&quot;&quot;&quot;;[.G76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SIN([.A77]*[.$B$3])" office:value-type="float" office:value="0.989176509964781" calcext:value-type="float">
            <text:p>0.989</text:p>
          </table:table-cell>
          <table:table-cell table:formula="of:=[.B77]*[.$B$4]" office:value-type="float" office:value="125.625416765527" calcext:value-type="float">
            <text:p>125.625</text:p>
          </table:table-cell>
          <table:table-cell table:formula="of:=[.C77]+[.$B$4]" office:value-type="float" office:value="252.625416765527" calcext:value-type="float">
            <text:p>252.625</text:p>
          </table:table-cell>
          <table:table-cell table:formula="of:=ROUND([.D77])" office:value-type="float" office:value="253" calcext:value-type="float">
            <text:p>253</text:p>
          </table:table-cell>
          <table:table-cell table:formula="of:=DEC2HEX([.E77])" office:value-type="string" office:string-value="FD" calcext:value-type="string">
            <text:p>FD</text:p>
          </table:table-cell>
          <table:table-cell table:formula="of:=IF(LEN([.F77])=1;CONCATENATE(&quot;0&quot;;[.F77]);[.F77])" office:value-type="string" office:string-value="FD" calcext:value-type="string">
            <text:p>FD</text:p>
          </table:table-cell>
          <table:table-cell table:formula="of:=CONCATENATE(&quot;x&quot;&quot;&quot;;[.G77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SIN([.A78]*[.$B$3])" office:value-type="float" office:value="0.985277642388941" calcext:value-type="float">
            <text:p>0.985</text:p>
          </table:table-cell>
          <table:table-cell table:formula="of:=[.B78]*[.$B$4]" office:value-type="float" office:value="125.130260583396" calcext:value-type="float">
            <text:p>125.130</text:p>
          </table:table-cell>
          <table:table-cell table:formula="of:=[.C78]+[.$B$4]" office:value-type="float" office:value="252.130260583396" calcext:value-type="float">
            <text:p>252.130</text:p>
          </table:table-cell>
          <table:table-cell table:formula="of:=ROUND([.D78])" office:value-type="float" office:value="252" calcext:value-type="float">
            <text:p>252</text:p>
          </table:table-cell>
          <table:table-cell table:formula="of:=DEC2HEX([.E78])" office:value-type="string" office:string-value="FC" calcext:value-type="string">
            <text:p>FC</text:p>
          </table:table-cell>
          <table:table-cell table:formula="of:=IF(LEN([.F78])=1;CONCATENATE(&quot;0&quot;;[.F78]);[.F78])" office:value-type="string" office:string-value="FC" calcext:value-type="string">
            <text:p>FC</text:p>
          </table:table-cell>
          <table:table-cell table:formula="of:=CONCATENATE(&quot;x&quot;&quot;&quot;;[.G78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SIN([.A79]*[.$B$3])" office:value-type="float" office:value="0.98078528040323" calcext:value-type="float">
            <text:p>0.981</text:p>
          </table:table-cell>
          <table:table-cell table:formula="of:=[.B79]*[.$B$4]" office:value-type="float" office:value="124.55973061121" calcext:value-type="float">
            <text:p>124.560</text:p>
          </table:table-cell>
          <table:table-cell table:formula="of:=[.C79]+[.$B$4]" office:value-type="float" office:value="251.55973061121" calcext:value-type="float">
            <text:p>251.560</text:p>
          </table:table-cell>
          <table:table-cell table:formula="of:=ROUND([.D79])" office:value-type="float" office:value="252" calcext:value-type="float">
            <text:p>252</text:p>
          </table:table-cell>
          <table:table-cell table:formula="of:=DEC2HEX([.E79])" office:value-type="string" office:string-value="FC" calcext:value-type="string">
            <text:p>FC</text:p>
          </table:table-cell>
          <table:table-cell table:formula="of:=IF(LEN([.F79])=1;CONCATENATE(&quot;0&quot;;[.F79]);[.F79])" office:value-type="string" office:string-value="FC" calcext:value-type="string">
            <text:p>FC</text:p>
          </table:table-cell>
          <table:table-cell table:formula="of:=CONCATENATE(&quot;x&quot;&quot;&quot;;[.G79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SIN([.A80]*[.$B$3])" office:value-type="float" office:value="0.975702130038528" calcext:value-type="float">
            <text:p>0.976</text:p>
          </table:table-cell>
          <table:table-cell table:formula="of:=[.B80]*[.$B$4]" office:value-type="float" office:value="123.914170514893" calcext:value-type="float">
            <text:p>123.914</text:p>
          </table:table-cell>
          <table:table-cell table:formula="of:=[.C80]+[.$B$4]" office:value-type="float" office:value="250.914170514893" calcext:value-type="float">
            <text:p>250.914</text:p>
          </table:table-cell>
          <table:table-cell table:formula="of:=ROUND([.D80])" office:value-type="float" office:value="251" calcext:value-type="float">
            <text:p>251</text:p>
          </table:table-cell>
          <table:table-cell table:formula="of:=DEC2HEX([.E80])" office:value-type="string" office:string-value="FB" calcext:value-type="string">
            <text:p>FB</text:p>
          </table:table-cell>
          <table:table-cell table:formula="of:=IF(LEN([.F80])=1;CONCATENATE(&quot;0&quot;;[.F80]);[.F80])" office:value-type="string" office:string-value="FB" calcext:value-type="string">
            <text:p>FB</text:p>
          </table:table-cell>
          <table:table-cell table:formula="of:=CONCATENATE(&quot;x&quot;&quot;&quot;;[.G80];&quot;&quot;&quot;,&quot;)" office:value-type="string" office:string-value="x&quot;FB&quot;," calcext:value-type="string">
            <text:p>x"FB",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SIN([.A81]*[.$B$3])" office:value-type="float" office:value="0.970031253194544" calcext:value-type="float">
            <text:p>0.970</text:p>
          </table:table-cell>
          <table:table-cell table:formula="of:=[.B81]*[.$B$4]" office:value-type="float" office:value="123.193969155707" calcext:value-type="float">
            <text:p>123.194</text:p>
          </table:table-cell>
          <table:table-cell table:formula="of:=[.C81]+[.$B$4]" office:value-type="float" office:value="250.193969155707" calcext:value-type="float">
            <text:p>250.194</text:p>
          </table:table-cell>
          <table:table-cell table:formula="of:=ROUND([.D81])" office:value-type="float" office:value="250" calcext:value-type="float">
            <text:p>250</text:p>
          </table:table-cell>
          <table:table-cell table:formula="of:=DEC2HEX([.E81])" office:value-type="string" office:string-value="FA" calcext:value-type="string">
            <text:p>FA</text:p>
          </table:table-cell>
          <table:table-cell table:formula="of:=IF(LEN([.F81])=1;CONCATENATE(&quot;0&quot;;[.F81]);[.F81])" office:value-type="string" office:string-value="FA" calcext:value-type="string">
            <text:p>FA</text:p>
          </table:table-cell>
          <table:table-cell table:formula="of:=CONCATENATE(&quot;x&quot;&quot;&quot;;[.G81];&quot;&quot;&quot;,&quot;)" office:value-type="string" office:string-value="x&quot;FA&quot;," calcext:value-type="string">
            <text:p>x"FA",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SIN([.A82]*[.$B$3])" office:value-type="float" office:value="0.96377606579544" calcext:value-type="float">
            <text:p>0.964</text:p>
          </table:table-cell>
          <table:table-cell table:formula="of:=[.B82]*[.$B$4]" office:value-type="float" office:value="122.399560356021" calcext:value-type="float">
            <text:p>122.400</text:p>
          </table:table-cell>
          <table:table-cell table:formula="of:=[.C82]+[.$B$4]" office:value-type="float" office:value="249.399560356021" calcext:value-type="float">
            <text:p>249.400</text:p>
          </table:table-cell>
          <table:table-cell table:formula="of:=ROUND([.D82])" office:value-type="float" office:value="249" calcext:value-type="float">
            <text:p>249</text:p>
          </table:table-cell>
          <table:table-cell table:formula="of:=DEC2HEX([.E82])" office:value-type="string" office:string-value="F9" calcext:value-type="string">
            <text:p>F9</text:p>
          </table:table-cell>
          <table:table-cell table:formula="of:=IF(LEN([.F82])=1;CONCATENATE(&quot;0&quot;;[.F82]);[.F82])" office:value-type="string" office:string-value="F9" calcext:value-type="string">
            <text:p>F9</text:p>
          </table:table-cell>
          <table:table-cell table:formula="of:=CONCATENATE(&quot;x&quot;&quot;&quot;;[.G82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SIN([.A83]*[.$B$3])" office:value-type="float" office:value="0.956940335732209" calcext:value-type="float">
            <text:p>0.957</text:p>
          </table:table-cell>
          <table:table-cell table:formula="of:=[.B83]*[.$B$4]" office:value-type="float" office:value="121.531422637991" calcext:value-type="float">
            <text:p>121.531</text:p>
          </table:table-cell>
          <table:table-cell table:formula="of:=[.C83]+[.$B$4]" office:value-type="float" office:value="248.531422637991" calcext:value-type="float">
            <text:p>248.531</text:p>
          </table:table-cell>
          <table:table-cell table:formula="of:=ROUND([.D83])" office:value-type="float" office:value="249" calcext:value-type="float">
            <text:p>249</text:p>
          </table:table-cell>
          <table:table-cell table:formula="of:=DEC2HEX([.E83])" office:value-type="string" office:string-value="F9" calcext:value-type="string">
            <text:p>F9</text:p>
          </table:table-cell>
          <table:table-cell table:formula="of:=IF(LEN([.F83])=1;CONCATENATE(&quot;0&quot;;[.F83]);[.F83])" office:value-type="string" office:string-value="F9" calcext:value-type="string">
            <text:p>F9</text:p>
          </table:table-cell>
          <table:table-cell table:formula="of:=CONCATENATE(&quot;x&quot;&quot;&quot;;[.G83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SIN([.A84]*[.$B$3])" office:value-type="float" office:value="0.949528180593037" calcext:value-type="float">
            <text:p>0.950</text:p>
          </table:table-cell>
          <table:table-cell table:formula="of:=[.B84]*[.$B$4]" office:value-type="float" office:value="120.590078935316" calcext:value-type="float">
            <text:p>120.590</text:p>
          </table:table-cell>
          <table:table-cell table:formula="of:=[.C84]+[.$B$4]" office:value-type="float" office:value="247.590078935316" calcext:value-type="float">
            <text:p>247.590</text:p>
          </table:table-cell>
          <table:table-cell table:formula="of:=ROUND([.D84])" office:value-type="float" office:value="248" calcext:value-type="float">
            <text:p>248</text:p>
          </table:table-cell>
          <table:table-cell table:formula="of:=DEC2HEX([.E84])" office:value-type="string" office:string-value="F8" calcext:value-type="string">
            <text:p>F8</text:p>
          </table:table-cell>
          <table:table-cell table:formula="of:=IF(LEN([.F84])=1;CONCATENATE(&quot;0&quot;;[.F84]);[.F84])" office:value-type="string" office:string-value="F8" calcext:value-type="string">
            <text:p>F8</text:p>
          </table:table-cell>
          <table:table-cell table:formula="of:=CONCATENATE(&quot;x&quot;&quot;&quot;;[.G84];&quot;&quot;&quot;,&quot;)" office:value-type="string" office:string-value="x&quot;F8&quot;," calcext:value-type="string">
            <text:p>x"F8",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SIN([.A85]*[.$B$3])" office:value-type="float" office:value="0.941544065183021" calcext:value-type="float">
            <text:p>0.942</text:p>
          </table:table-cell>
          <table:table-cell table:formula="of:=[.B85]*[.$B$4]" office:value-type="float" office:value="119.576096278244" calcext:value-type="float">
            <text:p>119.576</text:p>
          </table:table-cell>
          <table:table-cell table:formula="of:=[.C85]+[.$B$4]" office:value-type="float" office:value="246.576096278244" calcext:value-type="float">
            <text:p>246.576</text:p>
          </table:table-cell>
          <table:table-cell table:formula="of:=ROUND([.D85])" office:value-type="float" office:value="247" calcext:value-type="float">
            <text:p>247</text:p>
          </table:table-cell>
          <table:table-cell table:formula="of:=DEC2HEX([.E85])" office:value-type="string" office:string-value="F7" calcext:value-type="string">
            <text:p>F7</text:p>
          </table:table-cell>
          <table:table-cell table:formula="of:=IF(LEN([.F85])=1;CONCATENATE(&quot;0&quot;;[.F85]);[.F85])" office:value-type="string" office:string-value="F7" calcext:value-type="string">
            <text:p>F7</text:p>
          </table:table-cell>
          <table:table-cell table:formula="of:=CONCATENATE(&quot;x&quot;&quot;&quot;;[.G85];&quot;&quot;&quot;,&quot;)" office:value-type="string" office:string-value="x&quot;F7&quot;," calcext:value-type="string">
            <text:p>x"F7",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SIN([.A86]*[.$B$3])" office:value-type="float" office:value="0.932992798834739" calcext:value-type="float">
            <text:p>0.933</text:p>
          </table:table-cell>
          <table:table-cell table:formula="of:=[.B86]*[.$B$4]" office:value-type="float" office:value="118.490085452012" calcext:value-type="float">
            <text:p>118.490</text:p>
          </table:table-cell>
          <table:table-cell table:formula="of:=[.C86]+[.$B$4]" office:value-type="float" office:value="245.490085452012" calcext:value-type="float">
            <text:p>245.490</text:p>
          </table:table-cell>
          <table:table-cell table:formula="of:=ROUND([.D86])" office:value-type="float" office:value="245" calcext:value-type="float">
            <text:p>245</text:p>
          </table:table-cell>
          <table:table-cell table:formula="of:=DEC2HEX([.E86])" office:value-type="string" office:string-value="F5" calcext:value-type="string">
            <text:p>F5</text:p>
          </table:table-cell>
          <table:table-cell table:formula="of:=IF(LEN([.F86])=1;CONCATENATE(&quot;0&quot;;[.F86]);[.F86])" office:value-type="string" office:string-value="F5" calcext:value-type="string">
            <text:p>F5</text:p>
          </table:table-cell>
          <table:table-cell table:formula="of:=CONCATENATE(&quot;x&quot;&quot;&quot;;[.G86];&quot;&quot;&quot;,&quot;)" office:value-type="string" office:string-value="x&quot;F5&quot;," calcext:value-type="string">
            <text:p>x"F5",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SIN([.A87]*[.$B$3])" office:value-type="float" office:value="0.923879532511287" calcext:value-type="float">
            <text:p>0.924</text:p>
          </table:table-cell>
          <table:table-cell table:formula="of:=[.B87]*[.$B$4]" office:value-type="float" office:value="117.332700628933" calcext:value-type="float">
            <text:p>117.333</text:p>
          </table:table-cell>
          <table:table-cell table:formula="of:=[.C87]+[.$B$4]" office:value-type="float" office:value="244.332700628933" calcext:value-type="float">
            <text:p>244.333</text:p>
          </table:table-cell>
          <table:table-cell table:formula="of:=ROUND([.D87])" office:value-type="float" office:value="244" calcext:value-type="float">
            <text:p>244</text:p>
          </table:table-cell>
          <table:table-cell table:formula="of:=DEC2HEX([.E87])" office:value-type="string" office:string-value="F4" calcext:value-type="string">
            <text:p>F4</text:p>
          </table:table-cell>
          <table:table-cell table:formula="of:=IF(LEN([.F87])=1;CONCATENATE(&quot;0&quot;;[.F87]);[.F87])" office:value-type="string" office:string-value="F4" calcext:value-type="string">
            <text:p>F4</text:p>
          </table:table-cell>
          <table:table-cell table:formula="of:=CONCATENATE(&quot;x&quot;&quot;&quot;;[.G87];&quot;&quot;&quot;,&quot;)" office:value-type="string" office:string-value="x&quot;F4&quot;," calcext:value-type="string">
            <text:p>x"F4",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SIN([.A88]*[.$B$3])" office:value-type="float" office:value="0.914209755703531" calcext:value-type="float">
            <text:p>0.914</text:p>
          </table:table-cell>
          <table:table-cell table:formula="of:=[.B88]*[.$B$4]" office:value-type="float" office:value="116.104638974348" calcext:value-type="float">
            <text:p>116.105</text:p>
          </table:table-cell>
          <table:table-cell table:formula="of:=[.C88]+[.$B$4]" office:value-type="float" office:value="243.104638974348" calcext:value-type="float">
            <text:p>243.105</text:p>
          </table:table-cell>
          <table:table-cell table:formula="of:=ROUND([.D88])" office:value-type="float" office:value="243" calcext:value-type="float">
            <text:p>243</text:p>
          </table:table-cell>
          <table:table-cell table:formula="of:=DEC2HEX([.E88])" office:value-type="string" office:string-value="F3" calcext:value-type="string">
            <text:p>F3</text:p>
          </table:table-cell>
          <table:table-cell table:formula="of:=IF(LEN([.F88])=1;CONCATENATE(&quot;0&quot;;[.F88]);[.F88])" office:value-type="string" office:string-value="F3" calcext:value-type="string">
            <text:p>F3</text:p>
          </table:table-cell>
          <table:table-cell table:formula="of:=CONCATENATE(&quot;x&quot;&quot;&quot;;[.G88];&quot;&quot;&quot;,&quot;)" office:value-type="string" office:string-value="x&quot;F3&quot;," calcext:value-type="string">
            <text:p>x"F3",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SIN([.A89]*[.$B$3])" office:value-type="float" office:value="0.903989293123443" calcext:value-type="float">
            <text:p>0.904</text:p>
          </table:table-cell>
          <table:table-cell table:formula="of:=[.B89]*[.$B$4]" office:value-type="float" office:value="114.806640226677" calcext:value-type="float">
            <text:p>114.807</text:p>
          </table:table-cell>
          <table:table-cell table:formula="of:=[.C89]+[.$B$4]" office:value-type="float" office:value="241.806640226677" calcext:value-type="float">
            <text:p>241.807</text:p>
          </table:table-cell>
          <table:table-cell table:formula="of:=ROUND([.D89])" office:value-type="float" office:value="242" calcext:value-type="float">
            <text:p>242</text:p>
          </table:table-cell>
          <table:table-cell table:formula="of:=DEC2HEX([.E89])" office:value-type="string" office:string-value="F2" calcext:value-type="string">
            <text:p>F2</text:p>
          </table:table-cell>
          <table:table-cell table:formula="of:=IF(LEN([.F89])=1;CONCATENATE(&quot;0&quot;;[.F89]);[.F89])" office:value-type="string" office:string-value="F2" calcext:value-type="string">
            <text:p>F2</text:p>
          </table:table-cell>
          <table:table-cell table:formula="of:=CONCATENATE(&quot;x&quot;&quot;&quot;;[.G89];&quot;&quot;&quot;,&quot;)" office:value-type="string" office:string-value="x&quot;F2&quot;," calcext:value-type="string">
            <text:p>x"F2",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SIN([.A90]*[.$B$3])" office:value-type="float" office:value="0.893224301195515" calcext:value-type="float">
            <text:p>0.893</text:p>
          </table:table-cell>
          <table:table-cell table:formula="of:=[.B90]*[.$B$4]" office:value-type="float" office:value="113.43948625183" calcext:value-type="float">
            <text:p>113.439</text:p>
          </table:table-cell>
          <table:table-cell table:formula="of:=[.C90]+[.$B$4]" office:value-type="float" office:value="240.43948625183" calcext:value-type="float">
            <text:p>240.439</text:p>
          </table:table-cell>
          <table:table-cell table:formula="of:=ROUND([.D90])" office:value-type="float" office:value="240" calcext:value-type="float">
            <text:p>240</text:p>
          </table:table-cell>
          <table:table-cell table:formula="of:=DEC2HEX([.E90])" office:value-type="string" office:string-value="F0" calcext:value-type="string">
            <text:p>F0</text:p>
          </table:table-cell>
          <table:table-cell table:formula="of:=IF(LEN([.F90])=1;CONCATENATE(&quot;0&quot;;[.F90]);[.F90])" office:value-type="string" office:string-value="F0" calcext:value-type="string">
            <text:p>F0</text:p>
          </table:table-cell>
          <table:table-cell table:formula="of:=CONCATENATE(&quot;x&quot;&quot;&quot;;[.G90];&quot;&quot;&quot;,&quot;)" office:value-type="string" office:string-value="x&quot;F0&quot;," calcext:value-type="string">
            <text:p>x"F0",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SIN([.A91]*[.$B$3])" office:value-type="float" office:value="0.881921264348355" calcext:value-type="float">
            <text:p>0.882</text:p>
          </table:table-cell>
          <table:table-cell table:formula="of:=[.B91]*[.$B$4]" office:value-type="float" office:value="112.004000572241" calcext:value-type="float">
            <text:p>112.004</text:p>
          </table:table-cell>
          <table:table-cell table:formula="of:=[.C91]+[.$B$4]" office:value-type="float" office:value="239.004000572241" calcext:value-type="float">
            <text:p>239.004</text:p>
          </table:table-cell>
          <table:table-cell table:formula="of:=ROUND([.D91])" office:value-type="float" office:value="239" calcext:value-type="float">
            <text:p>239</text:p>
          </table:table-cell>
          <table:table-cell table:formula="of:=DEC2HEX([.E91])" office:value-type="string" office:string-value="EF" calcext:value-type="string">
            <text:p>EF</text:p>
          </table:table-cell>
          <table:table-cell table:formula="of:=IF(LEN([.F91])=1;CONCATENATE(&quot;0&quot;;[.F91]);[.F91])" office:value-type="string" office:string-value="EF" calcext:value-type="string">
            <text:p>EF</text:p>
          </table:table-cell>
          <table:table-cell table:formula="of:=CONCATENATE(&quot;x&quot;&quot;&quot;;[.G91];&quot;&quot;&quot;,&quot;)" office:value-type="string" office:string-value="x&quot;EF&quot;," calcext:value-type="string">
            <text:p>x"EF",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SIN([.A92]*[.$B$3])" office:value-type="float" office:value="0.870086991108711" calcext:value-type="float">
            <text:p>0.870</text:p>
          </table:table-cell>
          <table:table-cell table:formula="of:=[.B92]*[.$B$4]" office:value-type="float" office:value="110.501047870806" calcext:value-type="float">
            <text:p>110.501</text:p>
          </table:table-cell>
          <table:table-cell table:formula="of:=[.C92]+[.$B$4]" office:value-type="float" office:value="237.501047870806" calcext:value-type="float">
            <text:p>237.501</text:p>
          </table:table-cell>
          <table:table-cell table:formula="of:=ROUND([.D92])" office:value-type="float" office:value="238" calcext:value-type="float">
            <text:p>238</text:p>
          </table:table-cell>
          <table:table-cell table:formula="of:=DEC2HEX([.E92])" office:value-type="string" office:string-value="EE" calcext:value-type="string">
            <text:p>EE</text:p>
          </table:table-cell>
          <table:table-cell table:formula="of:=IF(LEN([.F92])=1;CONCATENATE(&quot;0&quot;;[.F92]);[.F92])" office:value-type="string" office:string-value="EE" calcext:value-type="string">
            <text:p>EE</text:p>
          </table:table-cell>
          <table:table-cell table:formula="of:=CONCATENATE(&quot;x&quot;&quot;&quot;;[.G92];&quot;&quot;&quot;,&quot;)" office:value-type="string" office:string-value="x&quot;EE&quot;," calcext:value-type="string">
            <text:p>x"EE",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SIN([.A93]*[.$B$3])" office:value-type="float" office:value="0.857728610000272" calcext:value-type="float">
            <text:p>0.858</text:p>
          </table:table-cell>
          <table:table-cell table:formula="of:=[.B93]*[.$B$4]" office:value-type="float" office:value="108.931533470035" calcext:value-type="float">
            <text:p>108.932</text:p>
          </table:table-cell>
          <table:table-cell table:formula="of:=[.C93]+[.$B$4]" office:value-type="float" office:value="235.931533470035" calcext:value-type="float">
            <text:p>235.932</text:p>
          </table:table-cell>
          <table:table-cell table:formula="of:=ROUND([.D93])" office:value-type="float" office:value="236" calcext:value-type="float">
            <text:p>236</text:p>
          </table:table-cell>
          <table:table-cell table:formula="of:=DEC2HEX([.E93])" office:value-type="string" office:string-value="EC" calcext:value-type="string">
            <text:p>EC</text:p>
          </table:table-cell>
          <table:table-cell table:formula="of:=IF(LEN([.F93])=1;CONCATENATE(&quot;0&quot;;[.F93]);[.F93])" office:value-type="string" office:string-value="EC" calcext:value-type="string">
            <text:p>EC</text:p>
          </table:table-cell>
          <table:table-cell table:formula="of:=CONCATENATE(&quot;x&quot;&quot;&quot;;[.G93];&quot;&quot;&quot;,&quot;)" office:value-type="string" office:string-value="x&quot;EC&quot;," calcext:value-type="string">
            <text:p>x"EC",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SIN([.A94]*[.$B$3])" office:value-type="float" office:value="0.844853565249707" calcext:value-type="float">
            <text:p>0.845</text:p>
          </table:table-cell>
          <table:table-cell table:formula="of:=[.B94]*[.$B$4]" office:value-type="float" office:value="107.296402786713" calcext:value-type="float">
            <text:p>107.296</text:p>
          </table:table-cell>
          <table:table-cell table:formula="of:=[.C94]+[.$B$4]" office:value-type="float" office:value="234.296402786713" calcext:value-type="float">
            <text:p>234.296</text:p>
          </table:table-cell>
          <table:table-cell table:formula="of:=ROUND([.D94])" office:value-type="float" office:value="234" calcext:value-type="float">
            <text:p>234</text:p>
          </table:table-cell>
          <table:table-cell table:formula="of:=DEC2HEX([.E94])" office:value-type="string" office:string-value="EA" calcext:value-type="string">
            <text:p>EA</text:p>
          </table:table-cell>
          <table:table-cell table:formula="of:=IF(LEN([.F94])=1;CONCATENATE(&quot;0&quot;;[.F94]);[.F94])" office:value-type="string" office:string-value="EA" calcext:value-type="string">
            <text:p>EA</text:p>
          </table:table-cell>
          <table:table-cell table:formula="of:=CONCATENATE(&quot;x&quot;&quot;&quot;;[.G94];&quot;&quot;&quot;,&quot;)" office:value-type="string" office:string-value="x&quot;EA&quot;," calcext:value-type="string">
            <text:p>x"EA",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SIN([.A95]*[.$B$3])" office:value-type="float" office:value="0.831469612302545" calcext:value-type="float">
            <text:p>0.831</text:p>
          </table:table-cell>
          <table:table-cell table:formula="of:=[.B95]*[.$B$4]" office:value-type="float" office:value="105.596640762423" calcext:value-type="float">
            <text:p>105.597</text:p>
          </table:table-cell>
          <table:table-cell table:formula="of:=[.C95]+[.$B$4]" office:value-type="float" office:value="232.596640762423" calcext:value-type="float">
            <text:p>232.597</text:p>
          </table:table-cell>
          <table:table-cell table:formula="of:=ROUND([.D95])" office:value-type="float" office:value="233" calcext:value-type="float">
            <text:p>233</text:p>
          </table:table-cell>
          <table:table-cell table:formula="of:=DEC2HEX([.E95])" office:value-type="string" office:string-value="E9" calcext:value-type="string">
            <text:p>E9</text:p>
          </table:table-cell>
          <table:table-cell table:formula="of:=IF(LEN([.F95])=1;CONCATENATE(&quot;0&quot;;[.F95]);[.F95])" office:value-type="string" office:string-value="E9" calcext:value-type="string">
            <text:p>E9</text:p>
          </table:table-cell>
          <table:table-cell table:formula="of:=CONCATENATE(&quot;x&quot;&quot;&quot;;[.G95];&quot;&quot;&quot;,&quot;)" office:value-type="string" office:string-value="x&quot;E9&quot;," calcext:value-type="string">
            <text:p>x"E9",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SIN([.A96]*[.$B$3])" office:value-type="float" office:value="0.817584813151584" calcext:value-type="float">
            <text:p>0.818</text:p>
          </table:table-cell>
          <table:table-cell table:formula="of:=[.B96]*[.$B$4]" office:value-type="float" office:value="103.833271270251" calcext:value-type="float">
            <text:p>103.833</text:p>
          </table:table-cell>
          <table:table-cell table:formula="of:=[.C96]+[.$B$4]" office:value-type="float" office:value="230.833271270251" calcext:value-type="float">
            <text:p>230.833</text:p>
          </table:table-cell>
          <table:table-cell table:formula="of:=ROUND([.D96])" office:value-type="float" office:value="231" calcext:value-type="float">
            <text:p>231</text:p>
          </table:table-cell>
          <table:table-cell table:formula="of:=DEC2HEX([.E96])" office:value-type="string" office:string-value="E7" calcext:value-type="string">
            <text:p>E7</text:p>
          </table:table-cell>
          <table:table-cell table:formula="of:=IF(LEN([.F96])=1;CONCATENATE(&quot;0&quot;;[.F96]);[.F96])" office:value-type="string" office:string-value="E7" calcext:value-type="string">
            <text:p>E7</text:p>
          </table:table-cell>
          <table:table-cell table:formula="of:=CONCATENATE(&quot;x&quot;&quot;&quot;;[.G96];&quot;&quot;&quot;,&quot;)" office:value-type="string" office:string-value="x&quot;E7&quot;," calcext:value-type="string">
            <text:p>x"E7",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SIN([.A97]*[.$B$3])" office:value-type="float" office:value="0.803207531480645" calcext:value-type="float">
            <text:p>0.803</text:p>
          </table:table-cell>
          <table:table-cell table:formula="of:=[.B97]*[.$B$4]" office:value-type="float" office:value="102.007356498042" calcext:value-type="float">
            <text:p>102.007</text:p>
          </table:table-cell>
          <table:table-cell table:formula="of:=[.C97]+[.$B$4]" office:value-type="float" office:value="229.007356498042" calcext:value-type="float">
            <text:p>229.007</text:p>
          </table:table-cell>
          <table:table-cell table:formula="of:=ROUND([.D97])" office:value-type="float" office:value="229" calcext:value-type="float">
            <text:p>229</text:p>
          </table:table-cell>
          <table:table-cell table:formula="of:=DEC2HEX([.E97])" office:value-type="string" office:string-value="E5" calcext:value-type="string">
            <text:p>E5</text:p>
          </table:table-cell>
          <table:table-cell table:formula="of:=IF(LEN([.F97])=1;CONCATENATE(&quot;0&quot;;[.F97]);[.F97])" office:value-type="string" office:string-value="E5" calcext:value-type="string">
            <text:p>E5</text:p>
          </table:table-cell>
          <table:table-cell table:formula="of:=CONCATENATE(&quot;x&quot;&quot;&quot;;[.G97];&quot;&quot;&quot;,&quot;)" office:value-type="string" office:string-value="x&quot;E5&quot;," calcext:value-type="string">
            <text:p>x"E5",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SIN([.A98]*[.$B$3])" office:value-type="float" office:value="0.788346427626606" calcext:value-type="float">
            <text:p>0.788</text:p>
          </table:table-cell>
          <table:table-cell table:formula="of:=[.B98]*[.$B$4]" office:value-type="float" office:value="100.119996308579" calcext:value-type="float">
            <text:p>100.120</text:p>
          </table:table-cell>
          <table:table-cell table:formula="of:=[.C98]+[.$B$4]" office:value-type="float" office:value="227.119996308579" calcext:value-type="float">
            <text:p>227.120</text:p>
          </table:table-cell>
          <table:table-cell table:formula="of:=ROUND([.D98])" office:value-type="float" office:value="227" calcext:value-type="float">
            <text:p>227</text:p>
          </table:table-cell>
          <table:table-cell table:formula="of:=DEC2HEX([.E98])" office:value-type="string" office:string-value="E3" calcext:value-type="string">
            <text:p>E3</text:p>
          </table:table-cell>
          <table:table-cell table:formula="of:=IF(LEN([.F98])=1;CONCATENATE(&quot;0&quot;;[.F98]);[.F98])" office:value-type="string" office:string-value="E3" calcext:value-type="string">
            <text:p>E3</text:p>
          </table:table-cell>
          <table:table-cell table:formula="of:=CONCATENATE(&quot;x&quot;&quot;&quot;;[.G98];&quot;&quot;&quot;,&quot;)" office:value-type="string" office:string-value="x&quot;E3&quot;," calcext:value-type="string">
            <text:p>x"E3",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SIN([.A99]*[.$B$3])" office:value-type="float" office:value="0.773010453362737" calcext:value-type="float">
            <text:p>0.773</text:p>
          </table:table-cell>
          <table:table-cell table:formula="of:=[.B99]*[.$B$4]" office:value-type="float" office:value="98.1723275770676" calcext:value-type="float">
            <text:p>98.172</text:p>
          </table:table-cell>
          <table:table-cell table:formula="of:=[.C99]+[.$B$4]" office:value-type="float" office:value="225.172327577068" calcext:value-type="float">
            <text:p>225.172</text:p>
          </table:table-cell>
          <table:table-cell table:formula="of:=ROUND([.D99])" office:value-type="float" office:value="225" calcext:value-type="float">
            <text:p>225</text:p>
          </table:table-cell>
          <table:table-cell table:formula="of:=DEC2HEX([.E99])" office:value-type="string" office:string-value="E1" calcext:value-type="string">
            <text:p>E1</text:p>
          </table:table-cell>
          <table:table-cell table:formula="of:=IF(LEN([.F99])=1;CONCATENATE(&quot;0&quot;;[.F99]);[.F99])" office:value-type="string" office:string-value="E1" calcext:value-type="string">
            <text:p>E1</text:p>
          </table:table-cell>
          <table:table-cell table:formula="of:=CONCATENATE(&quot;x&quot;&quot;&quot;;[.G99];&quot;&quot;&quot;,&quot;)" office:value-type="string" office:string-value="x&quot;E1&quot;," calcext:value-type="string">
            <text:p>x"E1",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SIN([.A100]*[.$B$3])" office:value-type="float" office:value="0.757208846506485" calcext:value-type="float">
            <text:p>0.757</text:p>
          </table:table-cell>
          <table:table-cell table:formula="of:=[.B100]*[.$B$4]" office:value-type="float" office:value="96.1655235063235" calcext:value-type="float">
            <text:p>96.166</text:p>
          </table:table-cell>
          <table:table-cell table:formula="of:=[.C100]+[.$B$4]" office:value-type="float" office:value="223.165523506324" calcext:value-type="float">
            <text:p>223.166</text:p>
          </table:table-cell>
          <table:table-cell table:formula="of:=ROUND([.D100])" office:value-type="float" office:value="223" calcext:value-type="float">
            <text:p>223</text:p>
          </table:table-cell>
          <table:table-cell table:formula="of:=DEC2HEX([.E100])" office:value-type="string" office:string-value="DF" calcext:value-type="string">
            <text:p>DF</text:p>
          </table:table-cell>
          <table:table-cell table:formula="of:=IF(LEN([.F100])=1;CONCATENATE(&quot;0&quot;;[.F100]);[.F100])" office:value-type="string" office:string-value="DF" calcext:value-type="string">
            <text:p>DF</text:p>
          </table:table-cell>
          <table:table-cell table:formula="of:=CONCATENATE(&quot;x&quot;&quot;&quot;;[.G100];&quot;&quot;&quot;,&quot;)" office:value-type="string" office:string-value="x&quot;DF&quot;," calcext:value-type="string">
            <text:p>x"DF",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SIN([.A101]*[.$B$3])" office:value-type="float" office:value="0.740951125354959" calcext:value-type="float">
            <text:p>0.741</text:p>
          </table:table-cell>
          <table:table-cell table:formula="of:=[.B101]*[.$B$4]" office:value-type="float" office:value="94.1007929200798" calcext:value-type="float">
            <text:p>94.101</text:p>
          </table:table-cell>
          <table:table-cell table:formula="of:=[.C101]+[.$B$4]" office:value-type="float" office:value="221.10079292008" calcext:value-type="float">
            <text:p>221.101</text:p>
          </table:table-cell>
          <table:table-cell table:formula="of:=ROUND([.D101])" office:value-type="float" office:value="221" calcext:value-type="float">
            <text:p>221</text:p>
          </table:table-cell>
          <table:table-cell table:formula="of:=DEC2HEX([.E101])" office:value-type="string" office:string-value="DD" calcext:value-type="string">
            <text:p>DD</text:p>
          </table:table-cell>
          <table:table-cell table:formula="of:=IF(LEN([.F101])=1;CONCATENATE(&quot;0&quot;;[.F101]);[.F101])" office:value-type="string" office:string-value="DD" calcext:value-type="string">
            <text:p>DD</text:p>
          </table:table-cell>
          <table:table-cell table:formula="of:=CONCATENATE(&quot;x&quot;&quot;&quot;;[.G101];&quot;&quot;&quot;,&quot;)" office:value-type="string" office:string-value="x&quot;DD&quot;," calcext:value-type="string">
            <text:p>x"DD",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SIN([.A102]*[.$B$3])" office:value-type="float" office:value="0.724247082951467" calcext:value-type="float">
            <text:p>0.724</text:p>
          </table:table-cell>
          <table:table-cell table:formula="of:=[.B102]*[.$B$4]" office:value-type="float" office:value="91.9793795348363" calcext:value-type="float">
            <text:p>91.979</text:p>
          </table:table-cell>
          <table:table-cell table:formula="of:=[.C102]+[.$B$4]" office:value-type="float" office:value="218.979379534836" calcext:value-type="float">
            <text:p>218.979</text:p>
          </table:table-cell>
          <table:table-cell table:formula="of:=ROUND([.D102])" office:value-type="float" office:value="219" calcext:value-type="float">
            <text:p>219</text:p>
          </table:table-cell>
          <table:table-cell table:formula="of:=DEC2HEX([.E102])" office:value-type="string" office:string-value="DB" calcext:value-type="string">
            <text:p>DB</text:p>
          </table:table-cell>
          <table:table-cell table:formula="of:=IF(LEN([.F102])=1;CONCATENATE(&quot;0&quot;;[.F102]);[.F102])" office:value-type="string" office:string-value="DB" calcext:value-type="string">
            <text:p>DB</text:p>
          </table:table-cell>
          <table:table-cell table:formula="of:=CONCATENATE(&quot;x&quot;&quot;&quot;;[.G102];&quot;&quot;&quot;,&quot;)" office:value-type="string" office:string-value="x&quot;DB&quot;," calcext:value-type="string">
            <text:p>x"DB",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SIN([.A103]*[.$B$3])" office:value-type="float" office:value="0.707106781186547" calcext:value-type="float">
            <text:p>0.707</text:p>
          </table:table-cell>
          <table:table-cell table:formula="of:=[.B103]*[.$B$4]" office:value-type="float" office:value="89.8025612106915" calcext:value-type="float">
            <text:p>89.803</text:p>
          </table:table-cell>
          <table:table-cell table:formula="of:=[.C103]+[.$B$4]" office:value-type="float" office:value="216.802561210691" calcext:value-type="float">
            <text:p>216.803</text:p>
          </table:table-cell>
          <table:table-cell table:formula="of:=ROUND([.D103])" office:value-type="float" office:value="217" calcext:value-type="float">
            <text:p>217</text:p>
          </table:table-cell>
          <table:table-cell table:formula="of:=DEC2HEX([.E103])" office:value-type="string" office:string-value="D9" calcext:value-type="string">
            <text:p>D9</text:p>
          </table:table-cell>
          <table:table-cell table:formula="of:=IF(LEN([.F103])=1;CONCATENATE(&quot;0&quot;;[.F103]);[.F103])" office:value-type="string" office:string-value="D9" calcext:value-type="string">
            <text:p>D9</text:p>
          </table:table-cell>
          <table:table-cell table:formula="of:=CONCATENATE(&quot;x&quot;&quot;&quot;;[.G103];&quot;&quot;&quot;,&quot;)" office:value-type="string" office:string-value="x&quot;D9&quot;," calcext:value-type="string">
            <text:p>x"D9",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SIN([.A104]*[.$B$3])" office:value-type="float" office:value="0.689540544737067" calcext:value-type="float">
            <text:p>0.690</text:p>
          </table:table-cell>
          <table:table-cell table:formula="of:=[.B104]*[.$B$4]" office:value-type="float" office:value="87.5716491816075" calcext:value-type="float">
            <text:p>87.572</text:p>
          </table:table-cell>
          <table:table-cell table:formula="of:=[.C104]+[.$B$4]" office:value-type="float" office:value="214.571649181607" calcext:value-type="float">
            <text:p>214.572</text:p>
          </table:table-cell>
          <table:table-cell table:formula="of:=ROUND([.D104])" office:value-type="float" office:value="215" calcext:value-type="float">
            <text:p>215</text:p>
          </table:table-cell>
          <table:table-cell table:formula="of:=DEC2HEX([.E104])" office:value-type="string" office:string-value="D7" calcext:value-type="string">
            <text:p>D7</text:p>
          </table:table-cell>
          <table:table-cell table:formula="of:=IF(LEN([.F104])=1;CONCATENATE(&quot;0&quot;;[.F104]);[.F104])" office:value-type="string" office:string-value="D7" calcext:value-type="string">
            <text:p>D7</text:p>
          </table:table-cell>
          <table:table-cell table:formula="of:=CONCATENATE(&quot;x&quot;&quot;&quot;;[.G104];&quot;&quot;&quot;,&quot;)" office:value-type="string" office:string-value="x&quot;D7&quot;," calcext:value-type="string">
            <text:p>x"D7",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SIN([.A105]*[.$B$3])" office:value-type="float" office:value="0.671558954847018" calcext:value-type="float">
            <text:p>0.672</text:p>
          </table:table-cell>
          <table:table-cell table:formula="of:=[.B105]*[.$B$4]" office:value-type="float" office:value="85.2879872655713" calcext:value-type="float">
            <text:p>85.288</text:p>
          </table:table-cell>
          <table:table-cell table:formula="of:=[.C105]+[.$B$4]" office:value-type="float" office:value="212.287987265571" calcext:value-type="float">
            <text:p>212.288</text:p>
          </table:table-cell>
          <table:table-cell table:formula="of:=ROUND([.D105])" office:value-type="float" office:value="212" calcext:value-type="float">
            <text:p>212</text:p>
          </table:table-cell>
          <table:table-cell table:formula="of:=DEC2HEX([.E105])" office:value-type="string" office:string-value="D4" calcext:value-type="string">
            <text:p>D4</text:p>
          </table:table-cell>
          <table:table-cell table:formula="of:=IF(LEN([.F105])=1;CONCATENATE(&quot;0&quot;;[.F105]);[.F105])" office:value-type="string" office:string-value="D4" calcext:value-type="string">
            <text:p>D4</text:p>
          </table:table-cell>
          <table:table-cell table:formula="of:=CONCATENATE(&quot;x&quot;&quot;&quot;;[.G105];&quot;&quot;&quot;,&quot;)" office:value-type="string" office:string-value="x&quot;D4&quot;," calcext:value-type="string">
            <text:p>x"D4",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SIN([.A106]*[.$B$3])" office:value-type="float" office:value="0.653172842953776" calcext:value-type="float">
            <text:p>0.653</text:p>
          </table:table-cell>
          <table:table-cell table:formula="of:=[.B106]*[.$B$4]" office:value-type="float" office:value="82.9529510551296" calcext:value-type="float">
            <text:p>82.953</text:p>
          </table:table-cell>
          <table:table-cell table:formula="of:=[.C106]+[.$B$4]" office:value-type="float" office:value="209.95295105513" calcext:value-type="float">
            <text:p>209.953</text:p>
          </table:table-cell>
          <table:table-cell table:formula="of:=ROUND([.D106])" office:value-type="float" office:value="210" calcext:value-type="float">
            <text:p>210</text:p>
          </table:table-cell>
          <table:table-cell table:formula="of:=DEC2HEX([.E106])" office:value-type="string" office:string-value="D2" calcext:value-type="string">
            <text:p>D2</text:p>
          </table:table-cell>
          <table:table-cell table:formula="of:=IF(LEN([.F106])=1;CONCATENATE(&quot;0&quot;;[.F106]);[.F106])" office:value-type="string" office:string-value="D2" calcext:value-type="string">
            <text:p>D2</text:p>
          </table:table-cell>
          <table:table-cell table:formula="of:=CONCATENATE(&quot;x&quot;&quot;&quot;;[.G106];&quot;&quot;&quot;,&quot;)" office:value-type="string" office:string-value="x&quot;D2&quot;," calcext:value-type="string">
            <text:p>x"D2",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SIN([.A107]*[.$B$3])" office:value-type="float" office:value="0.634393284163645" calcext:value-type="float">
            <text:p>0.634</text:p>
          </table:table-cell>
          <table:table-cell table:formula="of:=[.B107]*[.$B$4]" office:value-type="float" office:value="80.567947088783" calcext:value-type="float">
            <text:p>80.568</text:p>
          </table:table-cell>
          <table:table-cell table:formula="of:=[.C107]+[.$B$4]" office:value-type="float" office:value="207.567947088783" calcext:value-type="float">
            <text:p>207.568</text:p>
          </table:table-cell>
          <table:table-cell table:formula="of:=ROUND([.D107])" office:value-type="float" office:value="208" calcext:value-type="float">
            <text:p>208</text:p>
          </table:table-cell>
          <table:table-cell table:formula="of:=DEC2HEX([.E107])" office:value-type="string" office:string-value="D0" calcext:value-type="string">
            <text:p>D0</text:p>
          </table:table-cell>
          <table:table-cell table:formula="of:=IF(LEN([.F107])=1;CONCATENATE(&quot;0&quot;;[.F107]);[.F107])" office:value-type="string" office:string-value="D0" calcext:value-type="string">
            <text:p>D0</text:p>
          </table:table-cell>
          <table:table-cell table:formula="of:=CONCATENATE(&quot;x&quot;&quot;&quot;;[.G107];&quot;&quot;&quot;,&quot;)" office:value-type="string" office:string-value="x&quot;D0&quot;," calcext:value-type="string">
            <text:p>x"D0",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SIN([.A108]*[.$B$3])" office:value-type="float" office:value="0.615231590580627" calcext:value-type="float">
            <text:p>0.615</text:p>
          </table:table-cell>
          <table:table-cell table:formula="of:=[.B108]*[.$B$4]" office:value-type="float" office:value="78.1344120037396" calcext:value-type="float">
            <text:p>78.134</text:p>
          </table:table-cell>
          <table:table-cell table:formula="of:=[.C108]+[.$B$4]" office:value-type="float" office:value="205.13441200374" calcext:value-type="float">
            <text:p>205.134</text:p>
          </table:table-cell>
          <table:table-cell table:formula="of:=ROUND([.D108])" office:value-type="float" office:value="205" calcext:value-type="float">
            <text:p>205</text:p>
          </table:table-cell>
          <table:table-cell table:formula="of:=DEC2HEX([.E108])" office:value-type="string" office:string-value="CD" calcext:value-type="string">
            <text:p>CD</text:p>
          </table:table-cell>
          <table:table-cell table:formula="of:=IF(LEN([.F108])=1;CONCATENATE(&quot;0&quot;;[.F108]);[.F108])" office:value-type="string" office:string-value="CD" calcext:value-type="string">
            <text:p>CD</text:p>
          </table:table-cell>
          <table:table-cell table:formula="of:=CONCATENATE(&quot;x&quot;&quot;&quot;;[.G108];&quot;&quot;&quot;,&quot;)" office:value-type="string" office:string-value="x&quot;CD&quot;," calcext:value-type="string">
            <text:p>x"CD",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SIN([.A109]*[.$B$3])" office:value-type="float" office:value="0.595699304492433" calcext:value-type="float">
            <text:p>0.596</text:p>
          </table:table-cell>
          <table:table-cell table:formula="of:=[.B109]*[.$B$4]" office:value-type="float" office:value="75.653811670539" calcext:value-type="float">
            <text:p>75.654</text:p>
          </table:table-cell>
          <table:table-cell table:formula="of:=[.C109]+[.$B$4]" office:value-type="float" office:value="202.653811670539" calcext:value-type="float">
            <text:p>202.654</text:p>
          </table:table-cell>
          <table:table-cell table:formula="of:=ROUND([.D109])" office:value-type="float" office:value="203" calcext:value-type="float">
            <text:p>203</text:p>
          </table:table-cell>
          <table:table-cell table:formula="of:=DEC2HEX([.E109])" office:value-type="string" office:string-value="CB" calcext:value-type="string">
            <text:p>CB</text:p>
          </table:table-cell>
          <table:table-cell table:formula="of:=IF(LEN([.F109])=1;CONCATENATE(&quot;0&quot;;[.F109]);[.F109])" office:value-type="string" office:string-value="CB" calcext:value-type="string">
            <text:p>CB</text:p>
          </table:table-cell>
          <table:table-cell table:formula="of:=CONCATENATE(&quot;x&quot;&quot;&quot;;[.G109];&quot;&quot;&quot;,&quot;)" office:value-type="string" office:string-value="x&quot;CB&quot;," calcext:value-type="string">
            <text:p>x"CB",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SIN([.A110]*[.$B$3])" office:value-type="float" office:value="0.575808191417845" calcext:value-type="float">
            <text:p>0.576</text:p>
          </table:table-cell>
          <table:table-cell table:formula="of:=[.B110]*[.$B$4]" office:value-type="float" office:value="73.1276403100664" calcext:value-type="float">
            <text:p>73.128</text:p>
          </table:table-cell>
          <table:table-cell table:formula="of:=[.C110]+[.$B$4]" office:value-type="float" office:value="200.127640310066" calcext:value-type="float">
            <text:p>200.128</text:p>
          </table:table-cell>
          <table:table-cell table:formula="of:=ROUND([.D110])" office:value-type="float" office:value="200" calcext:value-type="float">
            <text:p>200</text:p>
          </table:table-cell>
          <table:table-cell table:formula="of:=DEC2HEX([.E110])" office:value-type="string" office:string-value="C8" calcext:value-type="string">
            <text:p>C8</text:p>
          </table:table-cell>
          <table:table-cell table:formula="of:=IF(LEN([.F110])=1;CONCATENATE(&quot;0&quot;;[.F110]);[.F110])" office:value-type="string" office:string-value="C8" calcext:value-type="string">
            <text:p>C8</text:p>
          </table:table-cell>
          <table:table-cell table:formula="of:=CONCATENATE(&quot;x&quot;&quot;&quot;;[.G110];&quot;&quot;&quot;,&quot;)" office:value-type="string" office:string-value="x&quot;C8&quot;," calcext:value-type="string">
            <text:p>x"C8",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SIN([.A111]*[.$B$3])" office:value-type="float" office:value="0.555570233019602" calcext:value-type="float">
            <text:p>0.556</text:p>
          </table:table-cell>
          <table:table-cell table:formula="of:=[.B111]*[.$B$4]" office:value-type="float" office:value="70.5574195934894" calcext:value-type="float">
            <text:p>70.557</text:p>
          </table:table-cell>
          <table:table-cell table:formula="of:=[.C111]+[.$B$4]" office:value-type="float" office:value="197.557419593489" calcext:value-type="float">
            <text:p>197.557</text:p>
          </table:table-cell>
          <table:table-cell table:formula="of:=ROUND([.D111])" office:value-type="float" office:value="198" calcext:value-type="float">
            <text:p>198</text:p>
          </table:table-cell>
          <table:table-cell table:formula="of:=DEC2HEX([.E111])" office:value-type="string" office:string-value="C6" calcext:value-type="string">
            <text:p>C6</text:p>
          </table:table-cell>
          <table:table-cell table:formula="of:=IF(LEN([.F111])=1;CONCATENATE(&quot;0&quot;;[.F111]);[.F111])" office:value-type="string" office:string-value="C6" calcext:value-type="string">
            <text:p>C6</text:p>
          </table:table-cell>
          <table:table-cell table:formula="of:=CONCATENATE(&quot;x&quot;&quot;&quot;;[.G111];&quot;&quot;&quot;,&quot;)" office:value-type="string" office:string-value="x&quot;C6&quot;," calcext:value-type="string">
            <text:p>x"C6",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SIN([.A112]*[.$B$3])" office:value-type="float" office:value="0.534997619887097" calcext:value-type="float">
            <text:p>0.535</text:p>
          </table:table-cell>
          <table:table-cell table:formula="of:=[.B112]*[.$B$4]" office:value-type="float" office:value="67.9446977256613" calcext:value-type="float">
            <text:p>67.945</text:p>
          </table:table-cell>
          <table:table-cell table:formula="of:=[.C112]+[.$B$4]" office:value-type="float" office:value="194.944697725661" calcext:value-type="float">
            <text:p>194.945</text:p>
          </table:table-cell>
          <table:table-cell table:formula="of:=ROUND([.D112])" office:value-type="float" office:value="195" calcext:value-type="float">
            <text:p>195</text:p>
          </table:table-cell>
          <table:table-cell table:formula="of:=DEC2HEX([.E112])" office:value-type="string" office:string-value="C3" calcext:value-type="string">
            <text:p>C3</text:p>
          </table:table-cell>
          <table:table-cell table:formula="of:=IF(LEN([.F112])=1;CONCATENATE(&quot;0&quot;;[.F112]);[.F112])" office:value-type="string" office:string-value="C3" calcext:value-type="string">
            <text:p>C3</text:p>
          </table:table-cell>
          <table:table-cell table:formula="of:=CONCATENATE(&quot;x&quot;&quot;&quot;;[.G112];&quot;&quot;&quot;,&quot;)" office:value-type="string" office:string-value="x&quot;C3&quot;," calcext:value-type="string">
            <text:p>x"C3",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SIN([.A113]*[.$B$3])" office:value-type="float" office:value="0.514102744193222" calcext:value-type="float">
            <text:p>0.514</text:p>
          </table:table-cell>
          <table:table-cell table:formula="of:=[.B113]*[.$B$4]" office:value-type="float" office:value="65.2910485125392" calcext:value-type="float">
            <text:p>65.291</text:p>
          </table:table-cell>
          <table:table-cell table:formula="of:=[.C113]+[.$B$4]" office:value-type="float" office:value="192.291048512539" calcext:value-type="float">
            <text:p>192.291</text:p>
          </table:table-cell>
          <table:table-cell table:formula="of:=ROUND([.D113])" office:value-type="float" office:value="192" calcext:value-type="float">
            <text:p>192</text:p>
          </table:table-cell>
          <table:table-cell table:formula="of:=DEC2HEX([.E113])" office:value-type="string" office:string-value="C0" calcext:value-type="string">
            <text:p>C0</text:p>
          </table:table-cell>
          <table:table-cell table:formula="of:=IF(LEN([.F113])=1;CONCATENATE(&quot;0&quot;;[.F113]);[.F113])" office:value-type="string" office:string-value="C0" calcext:value-type="string">
            <text:p>C0</text:p>
          </table:table-cell>
          <table:table-cell table:formula="of:=CONCATENATE(&quot;x&quot;&quot;&quot;;[.G113];&quot;&quot;&quot;,&quot;)" office:value-type="string" office:string-value="x&quot;C0&quot;," calcext:value-type="string">
            <text:p>x"C0",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SIN([.A114]*[.$B$3])" office:value-type="float" office:value="0.492898192229784" calcext:value-type="float">
            <text:p>0.493</text:p>
          </table:table-cell>
          <table:table-cell table:formula="of:=[.B114]*[.$B$4]" office:value-type="float" office:value="62.5980704131826" calcext:value-type="float">
            <text:p>62.598</text:p>
          </table:table-cell>
          <table:table-cell table:formula="of:=[.C114]+[.$B$4]" office:value-type="float" office:value="189.598070413183" calcext:value-type="float">
            <text:p>189.598</text:p>
          </table:table-cell>
          <table:table-cell table:formula="of:=ROUND([.D114])" office:value-type="float" office:value="190" calcext:value-type="float">
            <text:p>190</text:p>
          </table:table-cell>
          <table:table-cell table:formula="of:=DEC2HEX([.E114])" office:value-type="string" office:string-value="BE" calcext:value-type="string">
            <text:p>BE</text:p>
          </table:table-cell>
          <table:table-cell table:formula="of:=IF(LEN([.F114])=1;CONCATENATE(&quot;0&quot;;[.F114]);[.F114])" office:value-type="string" office:string-value="BE" calcext:value-type="string">
            <text:p>BE</text:p>
          </table:table-cell>
          <table:table-cell table:formula="of:=CONCATENATE(&quot;x&quot;&quot;&quot;;[.G114];&quot;&quot;&quot;,&quot;)" office:value-type="string" office:string-value="x&quot;BE&quot;," calcext:value-type="string">
            <text:p>x"BE",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SIN([.A115]*[.$B$3])" office:value-type="float" office:value="0.471396736825998" calcext:value-type="float">
            <text:p>0.471</text:p>
          </table:table-cell>
          <table:table-cell table:formula="of:=[.B115]*[.$B$4]" office:value-type="float" office:value="59.8673855769017" calcext:value-type="float">
            <text:p>59.867</text:p>
          </table:table-cell>
          <table:table-cell table:formula="of:=[.C115]+[.$B$4]" office:value-type="float" office:value="186.867385576902" calcext:value-type="float">
            <text:p>186.867</text:p>
          </table:table-cell>
          <table:table-cell table:formula="of:=ROUND([.D115])" office:value-type="float" office:value="187" calcext:value-type="float">
            <text:p>187</text:p>
          </table:table-cell>
          <table:table-cell table:formula="of:=DEC2HEX([.E115])" office:value-type="string" office:string-value="BB" calcext:value-type="string">
            <text:p>BB</text:p>
          </table:table-cell>
          <table:table-cell table:formula="of:=IF(LEN([.F115])=1;CONCATENATE(&quot;0&quot;;[.F115]);[.F115])" office:value-type="string" office:string-value="BB" calcext:value-type="string">
            <text:p>BB</text:p>
          </table:table-cell>
          <table:table-cell table:formula="of:=CONCATENATE(&quot;x&quot;&quot;&quot;;[.G115];&quot;&quot;&quot;,&quot;)" office:value-type="string" office:string-value="x&quot;BB&quot;," calcext:value-type="string">
            <text:p>x"BB",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SIN([.A116]*[.$B$3])" office:value-type="float" office:value="0.449611329654607" calcext:value-type="float">
            <text:p>0.450</text:p>
          </table:table-cell>
          <table:table-cell table:formula="of:=[.B116]*[.$B$4]" office:value-type="float" office:value="57.100638866135" calcext:value-type="float">
            <text:p>57.101</text:p>
          </table:table-cell>
          <table:table-cell table:formula="of:=[.C116]+[.$B$4]" office:value-type="float" office:value="184.100638866135" calcext:value-type="float">
            <text:p>184.101</text:p>
          </table:table-cell>
          <table:table-cell table:formula="of:=ROUND([.D116])" office:value-type="float" office:value="184" calcext:value-type="float">
            <text:p>184</text:p>
          </table:table-cell>
          <table:table-cell table:formula="of:=DEC2HEX([.E116])" office:value-type="string" office:string-value="B8" calcext:value-type="string">
            <text:p>B8</text:p>
          </table:table-cell>
          <table:table-cell table:formula="of:=IF(LEN([.F116])=1;CONCATENATE(&quot;0&quot;;[.F116]);[.F116])" office:value-type="string" office:string-value="B8" calcext:value-type="string">
            <text:p>B8</text:p>
          </table:table-cell>
          <table:table-cell table:formula="of:=CONCATENATE(&quot;x&quot;&quot;&quot;;[.G116];&quot;&quot;&quot;,&quot;)" office:value-type="string" office:string-value="x&quot;B8&quot;," calcext:value-type="string">
            <text:p>x"B8",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SIN([.A117]*[.$B$3])" office:value-type="float" office:value="0.427555093430282" calcext:value-type="float">
            <text:p>0.428</text:p>
          </table:table-cell>
          <table:table-cell table:formula="of:=[.B117]*[.$B$4]" office:value-type="float" office:value="54.2994968656458" calcext:value-type="float">
            <text:p>54.299</text:p>
          </table:table-cell>
          <table:table-cell table:formula="of:=[.C117]+[.$B$4]" office:value-type="float" office:value="181.299496865646" calcext:value-type="float">
            <text:p>181.299</text:p>
          </table:table-cell>
          <table:table-cell table:formula="of:=ROUND([.D117])" office:value-type="float" office:value="181" calcext:value-type="float">
            <text:p>181</text:p>
          </table:table-cell>
          <table:table-cell table:formula="of:=DEC2HEX([.E117])" office:value-type="string" office:string-value="B5" calcext:value-type="string">
            <text:p>B5</text:p>
          </table:table-cell>
          <table:table-cell table:formula="of:=IF(LEN([.F117])=1;CONCATENATE(&quot;0&quot;;[.F117]);[.F117])" office:value-type="string" office:string-value="B5" calcext:value-type="string">
            <text:p>B5</text:p>
          </table:table-cell>
          <table:table-cell table:formula="of:=CONCATENATE(&quot;x&quot;&quot;&quot;;[.G117];&quot;&quot;&quot;,&quot;)" office:value-type="string" office:string-value="x&quot;B5&quot;," calcext:value-type="string">
            <text:p>x"B5",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SIN([.A118]*[.$B$3])" office:value-type="float" office:value="0.40524131400499" calcext:value-type="float">
            <text:p>0.405</text:p>
          </table:table-cell>
          <table:table-cell table:formula="of:=[.B118]*[.$B$4]" office:value-type="float" office:value="51.4656468786337" calcext:value-type="float">
            <text:p>51.466</text:p>
          </table:table-cell>
          <table:table-cell table:formula="of:=[.C118]+[.$B$4]" office:value-type="float" office:value="178.465646878634" calcext:value-type="float">
            <text:p>178.466</text:p>
          </table:table-cell>
          <table:table-cell table:formula="of:=ROUND([.D118])" office:value-type="float" office:value="178" calcext:value-type="float">
            <text:p>178</text:p>
          </table:table-cell>
          <table:table-cell table:formula="of:=DEC2HEX([.E118])" office:value-type="string" office:string-value="B2" calcext:value-type="string">
            <text:p>B2</text:p>
          </table:table-cell>
          <table:table-cell table:formula="of:=IF(LEN([.F118])=1;CONCATENATE(&quot;0&quot;;[.F118]);[.F118])" office:value-type="string" office:string-value="B2" calcext:value-type="string">
            <text:p>B2</text:p>
          </table:table-cell>
          <table:table-cell table:formula="of:=CONCATENATE(&quot;x&quot;&quot;&quot;;[.G118];&quot;&quot;&quot;,&quot;)" office:value-type="string" office:string-value="x&quot;B2&quot;," calcext:value-type="string">
            <text:p>x"B2",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SIN([.A119]*[.$B$3])" office:value-type="float" office:value="0.38268343236509" calcext:value-type="float">
            <text:p>0.383</text:p>
          </table:table-cell>
          <table:table-cell table:formula="of:=[.B119]*[.$B$4]" office:value-type="float" office:value="48.6007959103664" calcext:value-type="float">
            <text:p>48.601</text:p>
          </table:table-cell>
          <table:table-cell table:formula="of:=[.C119]+[.$B$4]" office:value-type="float" office:value="175.600795910366" calcext:value-type="float">
            <text:p>175.601</text:p>
          </table:table-cell>
          <table:table-cell table:formula="of:=ROUND([.D119])" office:value-type="float" office:value="176" calcext:value-type="float">
            <text:p>176</text:p>
          </table:table-cell>
          <table:table-cell table:formula="of:=DEC2HEX([.E119])" office:value-type="string" office:string-value="B0" calcext:value-type="string">
            <text:p>B0</text:p>
          </table:table-cell>
          <table:table-cell table:formula="of:=IF(LEN([.F119])=1;CONCATENATE(&quot;0&quot;;[.F119]);[.F119])" office:value-type="string" office:string-value="B0" calcext:value-type="string">
            <text:p>B0</text:p>
          </table:table-cell>
          <table:table-cell table:formula="of:=CONCATENATE(&quot;x&quot;&quot;&quot;;[.G119];&quot;&quot;&quot;,&quot;)" office:value-type="string" office:string-value="x&quot;B0&quot;," calcext:value-type="string">
            <text:p>x"B0",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SIN([.A120]*[.$B$3])" office:value-type="float" office:value="0.359895036534988" calcext:value-type="float">
            <text:p>0.360</text:p>
          </table:table-cell>
          <table:table-cell table:formula="of:=[.B120]*[.$B$4]" office:value-type="float" office:value="45.7066696399435" calcext:value-type="float">
            <text:p>45.707</text:p>
          </table:table-cell>
          <table:table-cell table:formula="of:=[.C120]+[.$B$4]" office:value-type="float" office:value="172.706669639944" calcext:value-type="float">
            <text:p>172.707</text:p>
          </table:table-cell>
          <table:table-cell table:formula="of:=ROUND([.D120])" office:value-type="float" office:value="173" calcext:value-type="float">
            <text:p>173</text:p>
          </table:table-cell>
          <table:table-cell table:formula="of:=DEC2HEX([.E120])" office:value-type="string" office:string-value="AD" calcext:value-type="string">
            <text:p>AD</text:p>
          </table:table-cell>
          <table:table-cell table:formula="of:=IF(LEN([.F120])=1;CONCATENATE(&quot;0&quot;;[.F120]);[.F120])" office:value-type="string" office:string-value="AD" calcext:value-type="string">
            <text:p>AD</text:p>
          </table:table-cell>
          <table:table-cell table:formula="of:=CONCATENATE(&quot;x&quot;&quot;&quot;;[.G120];&quot;&quot;&quot;,&quot;)" office:value-type="string" office:string-value="x&quot;AD&quot;," calcext:value-type="string">
            <text:p>x"AD",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SIN([.A121]*[.$B$3])" office:value-type="float" office:value="0.33688985339222" calcext:value-type="float">
            <text:p>0.337</text:p>
          </table:table-cell>
          <table:table-cell table:formula="of:=[.B121]*[.$B$4]" office:value-type="float" office:value="42.785011380812" calcext:value-type="float">
            <text:p>42.785</text:p>
          </table:table-cell>
          <table:table-cell table:formula="of:=[.C121]+[.$B$4]" office:value-type="float" office:value="169.785011380812" calcext:value-type="float">
            <text:p>169.785</text:p>
          </table:table-cell>
          <table:table-cell table:formula="of:=ROUND([.D121])" office:value-type="float" office:value="170" calcext:value-type="float">
            <text:p>170</text:p>
          </table:table-cell>
          <table:table-cell table:formula="of:=DEC2HEX([.E121])" office:value-type="string" office:string-value="AA" calcext:value-type="string">
            <text:p>AA</text:p>
          </table:table-cell>
          <table:table-cell table:formula="of:=IF(LEN([.F121])=1;CONCATENATE(&quot;0&quot;;[.F121]);[.F121])" office:value-type="string" office:string-value="AA" calcext:value-type="string">
            <text:p>AA</text:p>
          </table:table-cell>
          <table:table-cell table:formula="of:=CONCATENATE(&quot;x&quot;&quot;&quot;;[.G121];&quot;&quot;&quot;,&quot;)" office:value-type="string" office:string-value="x&quot;AA&quot;," calcext:value-type="string">
            <text:p>x"AA",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SIN([.A122]*[.$B$3])" office:value-type="float" office:value="0.313681740398891" calcext:value-type="float">
            <text:p>0.314</text:p>
          </table:table-cell>
          <table:table-cell table:formula="of:=[.B122]*[.$B$4]" office:value-type="float" office:value="39.8375810306592" calcext:value-type="float">
            <text:p>39.838</text:p>
          </table:table-cell>
          <table:table-cell table:formula="of:=[.C122]+[.$B$4]" office:value-type="float" office:value="166.837581030659" calcext:value-type="float">
            <text:p>166.838</text:p>
          </table:table-cell>
          <table:table-cell table:formula="of:=ROUND([.D122])" office:value-type="float" office:value="167" calcext:value-type="float">
            <text:p>167</text:p>
          </table:table-cell>
          <table:table-cell table:formula="of:=DEC2HEX([.E122])" office:value-type="string" office:string-value="A7" calcext:value-type="string">
            <text:p>A7</text:p>
          </table:table-cell>
          <table:table-cell table:formula="of:=IF(LEN([.F122])=1;CONCATENATE(&quot;0&quot;;[.F122]);[.F122])" office:value-type="string" office:string-value="A7" calcext:value-type="string">
            <text:p>A7</text:p>
          </table:table-cell>
          <table:table-cell table:formula="of:=CONCATENATE(&quot;x&quot;&quot;&quot;;[.G122];&quot;&quot;&quot;,&quot;)" office:value-type="string" office:string-value="x&quot;A7&quot;," calcext:value-type="string">
            <text:p>x"A7",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SIN([.A123]*[.$B$3])" office:value-type="float" office:value="0.290284677254462" calcext:value-type="float">
            <text:p>0.290</text:p>
          </table:table-cell>
          <table:table-cell table:formula="of:=[.B123]*[.$B$4]" office:value-type="float" office:value="36.8661540113167" calcext:value-type="float">
            <text:p>36.866</text:p>
          </table:table-cell>
          <table:table-cell table:formula="of:=[.C123]+[.$B$4]" office:value-type="float" office:value="163.866154011317" calcext:value-type="float">
            <text:p>163.866</text:p>
          </table:table-cell>
          <table:table-cell table:formula="of:=ROUND([.D123])" office:value-type="float" office:value="164" calcext:value-type="float">
            <text:p>164</text:p>
          </table:table-cell>
          <table:table-cell table:formula="of:=DEC2HEX([.E123])" office:value-type="string" office:string-value="A4" calcext:value-type="string">
            <text:p>A4</text:p>
          </table:table-cell>
          <table:table-cell table:formula="of:=IF(LEN([.F123])=1;CONCATENATE(&quot;0&quot;;[.F123]);[.F123])" office:value-type="string" office:string-value="A4" calcext:value-type="string">
            <text:p>A4</text:p>
          </table:table-cell>
          <table:table-cell table:formula="of:=CONCATENATE(&quot;x&quot;&quot;&quot;;[.G123];&quot;&quot;&quot;,&quot;)" office:value-type="string" office:string-value="x&quot;A4&quot;," calcext:value-type="string">
            <text:p>x"A4",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SIN([.A124]*[.$B$3])" office:value-type="float" office:value="0.266712757474898" calcext:value-type="float">
            <text:p>0.267</text:p>
          </table:table-cell>
          <table:table-cell table:formula="of:=[.B124]*[.$B$4]" office:value-type="float" office:value="33.8725201993121" calcext:value-type="float">
            <text:p>33.873</text:p>
          </table:table-cell>
          <table:table-cell table:formula="of:=[.C124]+[.$B$4]" office:value-type="float" office:value="160.872520199312" calcext:value-type="float">
            <text:p>160.873</text:p>
          </table:table-cell>
          <table:table-cell table:formula="of:=ROUND([.D124])" office:value-type="float" office:value="161" calcext:value-type="float">
            <text:p>161</text:p>
          </table:table-cell>
          <table:table-cell table:formula="of:=DEC2HEX([.E124])" office:value-type="string" office:string-value="A1" calcext:value-type="string">
            <text:p>A1</text:p>
          </table:table-cell>
          <table:table-cell table:formula="of:=IF(LEN([.F124])=1;CONCATENATE(&quot;0&quot;;[.F124]);[.F124])" office:value-type="string" office:string-value="A1" calcext:value-type="string">
            <text:p>A1</text:p>
          </table:table-cell>
          <table:table-cell table:formula="of:=CONCATENATE(&quot;x&quot;&quot;&quot;;[.G124];&quot;&quot;&quot;,&quot;)" office:value-type="string" office:string-value="x&quot;A1&quot;," calcext:value-type="string">
            <text:p>x"A1",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SIN([.A125]*[.$B$3])" office:value-type="float" office:value="0.242980179903264" calcext:value-type="float">
            <text:p>0.243</text:p>
          </table:table-cell>
          <table:table-cell table:formula="of:=[.B125]*[.$B$4]" office:value-type="float" office:value="30.8584828477145" calcext:value-type="float">
            <text:p>30.858</text:p>
          </table:table-cell>
          <table:table-cell table:formula="of:=[.C125]+[.$B$4]" office:value-type="float" office:value="157.858482847715" calcext:value-type="float">
            <text:p>157.858</text:p>
          </table:table-cell>
          <table:table-cell table:formula="of:=ROUND([.D125])" office:value-type="float" office:value="158" calcext:value-type="float">
            <text:p>158</text:p>
          </table:table-cell>
          <table:table-cell table:formula="of:=DEC2HEX([.E125])" office:value-type="string" office:string-value="9E" calcext:value-type="string">
            <text:p>9E</text:p>
          </table:table-cell>
          <table:table-cell table:formula="of:=IF(LEN([.F125])=1;CONCATENATE(&quot;0&quot;;[.F125]);[.F125])" office:value-type="string" office:string-value="9E" calcext:value-type="string">
            <text:p>9E</text:p>
          </table:table-cell>
          <table:table-cell table:formula="of:=CONCATENATE(&quot;x&quot;&quot;&quot;;[.G125];&quot;&quot;&quot;,&quot;)" office:value-type="string" office:string-value="x&quot;9E&quot;," calcext:value-type="string">
            <text:p>x"9E",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SIN([.A126]*[.$B$3])" office:value-type="float" office:value="0.21910124015687" calcext:value-type="float">
            <text:p>0.219</text:p>
          </table:table-cell>
          <table:table-cell table:formula="of:=[.B126]*[.$B$4]" office:value-type="float" office:value="27.8258574999225" calcext:value-type="float">
            <text:p>27.826</text:p>
          </table:table-cell>
          <table:table-cell table:formula="of:=[.C126]+[.$B$4]" office:value-type="float" office:value="154.825857499922" calcext:value-type="float">
            <text:p>154.826</text:p>
          </table:table-cell>
          <table:table-cell table:formula="of:=ROUND([.D126])" office:value-type="float" office:value="155" calcext:value-type="float">
            <text:p>155</text:p>
          </table:table-cell>
          <table:table-cell table:formula="of:=DEC2HEX([.E126])" office:value-type="string" office:string-value="9B" calcext:value-type="string">
            <text:p>9B</text:p>
          </table:table-cell>
          <table:table-cell table:formula="of:=IF(LEN([.F126])=1;CONCATENATE(&quot;0&quot;;[.F126]);[.F126])" office:value-type="string" office:string-value="9B" calcext:value-type="string">
            <text:p>9B</text:p>
          </table:table-cell>
          <table:table-cell table:formula="of:=CONCATENATE(&quot;x&quot;&quot;&quot;;[.G126];&quot;&quot;&quot;,&quot;)" office:value-type="string" office:string-value="x&quot;9B&quot;," calcext:value-type="string">
            <text:p>x"9B",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SIN([.A127]*[.$B$3])" office:value-type="float" office:value="0.195090322016128" calcext:value-type="float">
            <text:p>0.195</text:p>
          </table:table-cell>
          <table:table-cell table:formula="of:=[.B127]*[.$B$4]" office:value-type="float" office:value="24.7764708960483" calcext:value-type="float">
            <text:p>24.776</text:p>
          </table:table-cell>
          <table:table-cell table:formula="of:=[.C127]+[.$B$4]" office:value-type="float" office:value="151.776470896048" calcext:value-type="float">
            <text:p>151.776</text:p>
          </table:table-cell>
          <table:table-cell table:formula="of:=ROUND([.D127])" office:value-type="float" office:value="152" calcext:value-type="float">
            <text:p>152</text:p>
          </table:table-cell>
          <table:table-cell table:formula="of:=DEC2HEX([.E127])" office:value-type="string" office:string-value="98" calcext:value-type="string">
            <text:p>98</text:p>
          </table:table-cell>
          <table:table-cell table:formula="of:=IF(LEN([.F127])=1;CONCATENATE(&quot;0&quot;;[.F127]);[.F127])" office:value-type="string" office:string-value="98" calcext:value-type="string">
            <text:p>98</text:p>
          </table:table-cell>
          <table:table-cell table:formula="of:=CONCATENATE(&quot;x&quot;&quot;&quot;;[.G127];&quot;&quot;&quot;,&quot;)" office:value-type="string" office:string-value="x&quot;98&quot;," calcext:value-type="string">
            <text:p>x"98",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SIN([.A128]*[.$B$3])" office:value-type="float" office:value="0.170961888760301" calcext:value-type="float">
            <text:p>0.171</text:p>
          </table:table-cell>
          <table:table-cell table:formula="of:=[.B128]*[.$B$4]" office:value-type="float" office:value="21.7121598725582" calcext:value-type="float">
            <text:p>21.712</text:p>
          </table:table-cell>
          <table:table-cell table:formula="of:=[.C128]+[.$B$4]" office:value-type="float" office:value="148.712159872558" calcext:value-type="float">
            <text:p>148.712</text:p>
          </table:table-cell>
          <table:table-cell table:formula="of:=ROUND([.D128])" office:value-type="float" office:value="149" calcext:value-type="float">
            <text:p>149</text:p>
          </table:table-cell>
          <table:table-cell table:formula="of:=DEC2HEX([.E128])" office:value-type="string" office:string-value="95" calcext:value-type="string">
            <text:p>95</text:p>
          </table:table-cell>
          <table:table-cell table:formula="of:=IF(LEN([.F128])=1;CONCATENATE(&quot;0&quot;;[.F128]);[.F128])" office:value-type="string" office:string-value="95" calcext:value-type="string">
            <text:p>95</text:p>
          </table:table-cell>
          <table:table-cell table:formula="of:=CONCATENATE(&quot;x&quot;&quot;&quot;;[.G128];&quot;&quot;&quot;,&quot;)" office:value-type="string" office:string-value="x&quot;95&quot;," calcext:value-type="string">
            <text:p>x"95",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SIN([.A129]*[.$B$3])" office:value-type="float" office:value="0.146730474455362" calcext:value-type="float">
            <text:p>0.147</text:p>
          </table:table-cell>
          <table:table-cell table:formula="of:=[.B129]*[.$B$4]" office:value-type="float" office:value="18.6347702558309" calcext:value-type="float">
            <text:p>18.635</text:p>
          </table:table-cell>
          <table:table-cell table:formula="of:=[.C129]+[.$B$4]" office:value-type="float" office:value="145.634770255831" calcext:value-type="float">
            <text:p>145.635</text:p>
          </table:table-cell>
          <table:table-cell table:formula="of:=ROUND([.D129])" office:value-type="float" office:value="146" calcext:value-type="float">
            <text:p>146</text:p>
          </table:table-cell>
          <table:table-cell table:formula="of:=DEC2HEX([.E129])" office:value-type="string" office:string-value="92" calcext:value-type="string">
            <text:p>92</text:p>
          </table:table-cell>
          <table:table-cell table:formula="of:=IF(LEN([.F129])=1;CONCATENATE(&quot;0&quot;;[.F129]);[.F129])" office:value-type="string" office:string-value="92" calcext:value-type="string">
            <text:p>92</text:p>
          </table:table-cell>
          <table:table-cell table:formula="of:=CONCATENATE(&quot;x&quot;&quot;&quot;;[.G129];&quot;&quot;&quot;,&quot;)" office:value-type="string" office:string-value="x&quot;92&quot;," calcext:value-type="string">
            <text:p>x"92",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SIN([.A130]*[.$B$3])" office:value-type="float" office:value="0.122410675199216" calcext:value-type="float">
            <text:p>0.122</text:p>
          </table:table-cell>
          <table:table-cell table:formula="of:=[.B130]*[.$B$4]" office:value-type="float" office:value="15.5461557503005" calcext:value-type="float">
            <text:p>15.546</text:p>
          </table:table-cell>
          <table:table-cell table:formula="of:=[.C130]+[.$B$4]" office:value-type="float" office:value="142.5461557503" calcext:value-type="float">
            <text:p>142.546</text:p>
          </table:table-cell>
          <table:table-cell table:formula="of:=ROUND([.D130])" office:value-type="float" office:value="143" calcext:value-type="float">
            <text:p>143</text:p>
          </table:table-cell>
          <table:table-cell table:formula="of:=DEC2HEX([.E130])" office:value-type="string" office:string-value="8F" calcext:value-type="string">
            <text:p>8F</text:p>
          </table:table-cell>
          <table:table-cell table:formula="of:=IF(LEN([.F130])=1;CONCATENATE(&quot;0&quot;;[.F130]);[.F130])" office:value-type="string" office:string-value="8F" calcext:value-type="string">
            <text:p>8F</text:p>
          </table:table-cell>
          <table:table-cell table:formula="of:=CONCATENATE(&quot;x&quot;&quot;&quot;;[.G130];&quot;&quot;&quot;,&quot;)" office:value-type="string" office:string-value="x&quot;8F&quot;," calcext:value-type="string">
            <text:p>x"8F",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SIN([.A131]*[.$B$3])" office:value-type="float" office:value="0.0980171403295606" calcext:value-type="float">
            <text:p>0.098</text:p>
          </table:table-cell>
          <table:table-cell table:formula="of:=[.B131]*[.$B$4]" office:value-type="float" office:value="12.4481768218542" calcext:value-type="float">
            <text:p>12.448</text:p>
          </table:table-cell>
          <table:table-cell table:formula="of:=[.C131]+[.$B$4]" office:value-type="float" office:value="139.448176821854" calcext:value-type="float">
            <text:p>139.448</text:p>
          </table:table-cell>
          <table:table-cell table:formula="of:=ROUND([.D131])" office:value-type="float" office:value="139" calcext:value-type="float">
            <text:p>139</text:p>
          </table:table-cell>
          <table:table-cell table:formula="of:=DEC2HEX([.E131])" office:value-type="string" office:string-value="8B" calcext:value-type="string">
            <text:p>8B</text:p>
          </table:table-cell>
          <table:table-cell table:formula="of:=IF(LEN([.F131])=1;CONCATENATE(&quot;0&quot;;[.F131]);[.F131])" office:value-type="string" office:string-value="8B" calcext:value-type="string">
            <text:p>8B</text:p>
          </table:table-cell>
          <table:table-cell table:formula="of:=CONCATENATE(&quot;x&quot;&quot;&quot;;[.G131];&quot;&quot;&quot;,&quot;)" office:value-type="string" office:string-value="x&quot;8B&quot;," calcext:value-type="string">
            <text:p>x"8B",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SIN([.A132]*[.$B$3])" office:value-type="float" office:value="0.0735645635996674" calcext:value-type="float">
            <text:p>0.074</text:p>
          </table:table-cell>
          <table:table-cell table:formula="of:=[.B132]*[.$B$4]" office:value-type="float" office:value="9.34269957715776" calcext:value-type="float">
            <text:p>9.343</text:p>
          </table:table-cell>
          <table:table-cell table:formula="of:=[.C132]+[.$B$4]" office:value-type="float" office:value="136.342699577158" calcext:value-type="float">
            <text:p>136.343</text:p>
          </table:table-cell>
          <table:table-cell table:formula="of:=ROUND([.D132])" office:value-type="float" office:value="136" calcext:value-type="float">
            <text:p>136</text:p>
          </table:table-cell>
          <table:table-cell table:formula="of:=DEC2HEX([.E132])" office:value-type="string" office:string-value="88" calcext:value-type="string">
            <text:p>88</text:p>
          </table:table-cell>
          <table:table-cell table:formula="of:=IF(LEN([.F132])=1;CONCATENATE(&quot;0&quot;;[.F132]);[.F132])" office:value-type="string" office:string-value="88" calcext:value-type="string">
            <text:p>88</text:p>
          </table:table-cell>
          <table:table-cell table:formula="of:=CONCATENATE(&quot;x&quot;&quot;&quot;;[.G132];&quot;&quot;&quot;,&quot;)" office:value-type="string" office:string-value="x&quot;88&quot;," calcext:value-type="string">
            <text:p>x"88",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SIN([.A133]*[.$B$3])" office:value-type="float" office:value="0.0490676743274177" calcext:value-type="float">
            <text:p>0.049</text:p>
          </table:table-cell>
          <table:table-cell table:formula="of:=[.B133]*[.$B$4]" office:value-type="float" office:value="6.23159463958204" calcext:value-type="float">
            <text:p>6.232</text:p>
          </table:table-cell>
          <table:table-cell table:formula="of:=[.C133]+[.$B$4]" office:value-type="float" office:value="133.231594639582" calcext:value-type="float">
            <text:p>133.232</text:p>
          </table:table-cell>
          <table:table-cell table:formula="of:=ROUND([.D133])" office:value-type="float" office:value="133" calcext:value-type="float">
            <text:p>133</text:p>
          </table:table-cell>
          <table:table-cell table:formula="of:=DEC2HEX([.E133])" office:value-type="string" office:string-value="85" calcext:value-type="string">
            <text:p>85</text:p>
          </table:table-cell>
          <table:table-cell table:formula="of:=IF(LEN([.F133])=1;CONCATENATE(&quot;0&quot;;[.F133]);[.F133])" office:value-type="string" office:string-value="85" calcext:value-type="string">
            <text:p>85</text:p>
          </table:table-cell>
          <table:table-cell table:formula="of:=CONCATENATE(&quot;x&quot;&quot;&quot;;[.G133];&quot;&quot;&quot;,&quot;)" office:value-type="string" office:string-value="x&quot;85&quot;," calcext:value-type="string">
            <text:p>x"85",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SIN([.A134]*[.$B$3])" office:value-type="float" office:value="0.0245412285229123" calcext:value-type="float">
            <text:p>0.025</text:p>
          </table:table-cell>
          <table:table-cell table:formula="of:=[.B134]*[.$B$4]" office:value-type="float" office:value="3.11673602240986" calcext:value-type="float">
            <text:p>3.117</text:p>
          </table:table-cell>
          <table:table-cell table:formula="of:=[.C134]+[.$B$4]" office:value-type="float" office:value="130.11673602241" calcext:value-type="float">
            <text:p>130.117</text:p>
          </table:table-cell>
          <table:table-cell table:formula="of:=ROUND([.D134])" office:value-type="float" office:value="130" calcext:value-type="float">
            <text:p>130</text:p>
          </table:table-cell>
          <table:table-cell table:formula="of:=DEC2HEX([.E134])" office:value-type="string" office:string-value="82" calcext:value-type="string">
            <text:p>82</text:p>
          </table:table-cell>
          <table:table-cell table:formula="of:=IF(LEN([.F134])=1;CONCATENATE(&quot;0&quot;;[.F134]);[.F134])" office:value-type="string" office:string-value="82" calcext:value-type="string">
            <text:p>82</text:p>
          </table:table-cell>
          <table:table-cell table:formula="of:=CONCATENATE(&quot;x&quot;&quot;&quot;;[.G134];&quot;&quot;&quot;,&quot;)" office:value-type="string" office:string-value="x&quot;82&quot;," calcext:value-type="string">
            <text:p>x"82",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SIN([.A135]*[.$B$3])" office:value-type="float" office:value="0" calcext:value-type="float">
            <text:p>0.000</text:p>
          </table:table-cell>
          <table:table-cell table:formula="of:=[.B135]*[.$B$4]" office:value-type="float" office:value="0" calcext:value-type="float">
            <text:p>0.000</text:p>
          </table:table-cell>
          <table:table-cell table:formula="of:=[.C135]+[.$B$4]" office:value-type="float" office:value="127" calcext:value-type="float">
            <text:p>127.000</text:p>
          </table:table-cell>
          <table:table-cell table:formula="of:=ROUND([.D135])" office:value-type="float" office:value="127" calcext:value-type="float">
            <text:p>127</text:p>
          </table:table-cell>
          <table:table-cell table:formula="of:=DEC2HEX([.E135])" office:value-type="string" office:string-value="7F" calcext:value-type="string">
            <text:p>7F</text:p>
          </table:table-cell>
          <table:table-cell table:formula="of:=IF(LEN([.F135])=1;CONCATENATE(&quot;0&quot;;[.F135]);[.F135])" office:value-type="string" office:string-value="7F" calcext:value-type="string">
            <text:p>7F</text:p>
          </table:table-cell>
          <table:table-cell table:formula="of:=CONCATENATE(&quot;x&quot;&quot;&quot;;[.G135];&quot;&quot;&quot;,&quot;)" office:value-type="string" office:string-value="x&quot;7F&quot;," calcext:value-type="string">
            <text:p>x"7F",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SIN([.A136]*[.$B$3])" office:value-type="float" office:value="-0.0245412285229123" calcext:value-type="float">
            <text:p>-0.025</text:p>
          </table:table-cell>
          <table:table-cell table:formula="of:=[.B136]*[.$B$4]" office:value-type="float" office:value="-3.11673602240986" calcext:value-type="float">
            <text:p>-3.117</text:p>
          </table:table-cell>
          <table:table-cell table:formula="of:=[.C136]+[.$B$4]" office:value-type="float" office:value="123.88326397759" calcext:value-type="float">
            <text:p>123.883</text:p>
          </table:table-cell>
          <table:table-cell table:formula="of:=ROUND([.D136])" office:value-type="float" office:value="124" calcext:value-type="float">
            <text:p>124</text:p>
          </table:table-cell>
          <table:table-cell table:formula="of:=DEC2HEX([.E136])" office:value-type="string" office:string-value="7C" calcext:value-type="string">
            <text:p>7C</text:p>
          </table:table-cell>
          <table:table-cell table:formula="of:=IF(LEN([.F136])=1;CONCATENATE(&quot;0&quot;;[.F136]);[.F136])" office:value-type="string" office:string-value="7C" calcext:value-type="string">
            <text:p>7C</text:p>
          </table:table-cell>
          <table:table-cell table:formula="of:=CONCATENATE(&quot;x&quot;&quot;&quot;;[.G136];&quot;&quot;&quot;,&quot;)" office:value-type="string" office:string-value="x&quot;7C&quot;," calcext:value-type="string">
            <text:p>x"7C",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SIN([.A137]*[.$B$3])" office:value-type="float" office:value="-0.049067674327418" calcext:value-type="float">
            <text:p>-0.049</text:p>
          </table:table-cell>
          <table:table-cell table:formula="of:=[.B137]*[.$B$4]" office:value-type="float" office:value="-6.23159463958209" calcext:value-type="float">
            <text:p>-6.232</text:p>
          </table:table-cell>
          <table:table-cell table:formula="of:=[.C137]+[.$B$4]" office:value-type="float" office:value="120.768405360418" calcext:value-type="float">
            <text:p>120.768</text:p>
          </table:table-cell>
          <table:table-cell table:formula="of:=ROUND([.D137])" office:value-type="float" office:value="121" calcext:value-type="float">
            <text:p>121</text:p>
          </table:table-cell>
          <table:table-cell table:formula="of:=DEC2HEX([.E137])" office:value-type="string" office:string-value="79" calcext:value-type="string">
            <text:p>79</text:p>
          </table:table-cell>
          <table:table-cell table:formula="of:=IF(LEN([.F137])=1;CONCATENATE(&quot;0&quot;;[.F137]);[.F137])" office:value-type="string" office:string-value="79" calcext:value-type="string">
            <text:p>79</text:p>
          </table:table-cell>
          <table:table-cell table:formula="of:=CONCATENATE(&quot;x&quot;&quot;&quot;;[.G137];&quot;&quot;&quot;,&quot;)" office:value-type="string" office:string-value="x&quot;79&quot;," calcext:value-type="string">
            <text:p>x"79",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SIN([.A138]*[.$B$3])" office:value-type="float" office:value="-0.0735645635996674" calcext:value-type="float">
            <text:p>-0.074</text:p>
          </table:table-cell>
          <table:table-cell table:formula="of:=[.B138]*[.$B$4]" office:value-type="float" office:value="-9.34269957715776" calcext:value-type="float">
            <text:p>-9.343</text:p>
          </table:table-cell>
          <table:table-cell table:formula="of:=[.C138]+[.$B$4]" office:value-type="float" office:value="117.657300422842" calcext:value-type="float">
            <text:p>117.657</text:p>
          </table:table-cell>
          <table:table-cell table:formula="of:=ROUND([.D138])" office:value-type="float" office:value="118" calcext:value-type="float">
            <text:p>118</text:p>
          </table:table-cell>
          <table:table-cell table:formula="of:=DEC2HEX([.E138])" office:value-type="string" office:string-value="76" calcext:value-type="string">
            <text:p>76</text:p>
          </table:table-cell>
          <table:table-cell table:formula="of:=IF(LEN([.F138])=1;CONCATENATE(&quot;0&quot;;[.F138]);[.F138])" office:value-type="string" office:string-value="76" calcext:value-type="string">
            <text:p>76</text:p>
          </table:table-cell>
          <table:table-cell table:formula="of:=CONCATENATE(&quot;x&quot;&quot;&quot;;[.G138];&quot;&quot;&quot;,&quot;)" office:value-type="string" office:string-value="x&quot;76&quot;," calcext:value-type="string">
            <text:p>x"76",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SIN([.A139]*[.$B$3])" office:value-type="float" office:value="-0.0980171403295606" calcext:value-type="float">
            <text:p>-0.098</text:p>
          </table:table-cell>
          <table:table-cell table:formula="of:=[.B139]*[.$B$4]" office:value-type="float" office:value="-12.4481768218542" calcext:value-type="float">
            <text:p>-12.448</text:p>
          </table:table-cell>
          <table:table-cell table:formula="of:=[.C139]+[.$B$4]" office:value-type="float" office:value="114.551823178146" calcext:value-type="float">
            <text:p>114.552</text:p>
          </table:table-cell>
          <table:table-cell table:formula="of:=ROUND([.D139])" office:value-type="float" office:value="115" calcext:value-type="float">
            <text:p>115</text:p>
          </table:table-cell>
          <table:table-cell table:formula="of:=DEC2HEX([.E139])" office:value-type="string" office:string-value="73" calcext:value-type="string">
            <text:p>73</text:p>
          </table:table-cell>
          <table:table-cell table:formula="of:=IF(LEN([.F139])=1;CONCATENATE(&quot;0&quot;;[.F139]);[.F139])" office:value-type="string" office:string-value="73" calcext:value-type="string">
            <text:p>73</text:p>
          </table:table-cell>
          <table:table-cell table:formula="of:=CONCATENATE(&quot;x&quot;&quot;&quot;;[.G139];&quot;&quot;&quot;,&quot;)" office:value-type="string" office:string-value="x&quot;73&quot;," calcext:value-type="string">
            <text:p>x"73",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SIN([.A140]*[.$B$3])" office:value-type="float" office:value="-0.122410675199216" calcext:value-type="float">
            <text:p>-0.122</text:p>
          </table:table-cell>
          <table:table-cell table:formula="of:=[.B140]*[.$B$4]" office:value-type="float" office:value="-15.5461557503005" calcext:value-type="float">
            <text:p>-15.546</text:p>
          </table:table-cell>
          <table:table-cell table:formula="of:=[.C140]+[.$B$4]" office:value-type="float" office:value="111.4538442497" calcext:value-type="float">
            <text:p>111.454</text:p>
          </table:table-cell>
          <table:table-cell table:formula="of:=ROUND([.D140])" office:value-type="float" office:value="111" calcext:value-type="float">
            <text:p>111</text:p>
          </table:table-cell>
          <table:table-cell table:formula="of:=DEC2HEX([.E140])" office:value-type="string" office:string-value="6F" calcext:value-type="string">
            <text:p>6F</text:p>
          </table:table-cell>
          <table:table-cell table:formula="of:=IF(LEN([.F140])=1;CONCATENATE(&quot;0&quot;;[.F140]);[.F140])" office:value-type="string" office:string-value="6F" calcext:value-type="string">
            <text:p>6F</text:p>
          </table:table-cell>
          <table:table-cell table:formula="of:=CONCATENATE(&quot;x&quot;&quot;&quot;;[.G140];&quot;&quot;&quot;,&quot;)" office:value-type="string" office:string-value="x&quot;6F&quot;," calcext:value-type="string">
            <text:p>x"6F",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SIN([.A141]*[.$B$3])" office:value-type="float" office:value="-0.146730474455362" calcext:value-type="float">
            <text:p>-0.147</text:p>
          </table:table-cell>
          <table:table-cell table:formula="of:=[.B141]*[.$B$4]" office:value-type="float" office:value="-18.6347702558309" calcext:value-type="float">
            <text:p>-18.635</text:p>
          </table:table-cell>
          <table:table-cell table:formula="of:=[.C141]+[.$B$4]" office:value-type="float" office:value="108.365229744169" calcext:value-type="float">
            <text:p>108.365</text:p>
          </table:table-cell>
          <table:table-cell table:formula="of:=ROUND([.D141])" office:value-type="float" office:value="108" calcext:value-type="float">
            <text:p>108</text:p>
          </table:table-cell>
          <table:table-cell table:formula="of:=DEC2HEX([.E141])" office:value-type="string" office:string-value="6C" calcext:value-type="string">
            <text:p>6C</text:p>
          </table:table-cell>
          <table:table-cell table:formula="of:=IF(LEN([.F141])=1;CONCATENATE(&quot;0&quot;;[.F141]);[.F141])" office:value-type="string" office:string-value="6C" calcext:value-type="string">
            <text:p>6C</text:p>
          </table:table-cell>
          <table:table-cell table:formula="of:=CONCATENATE(&quot;x&quot;&quot;&quot;;[.G141];&quot;&quot;&quot;,&quot;)" office:value-type="string" office:string-value="x&quot;6C&quot;," calcext:value-type="string">
            <text:p>x"6C",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SIN([.A142]*[.$B$3])" office:value-type="float" office:value="-0.170961888760301" calcext:value-type="float">
            <text:p>-0.171</text:p>
          </table:table-cell>
          <table:table-cell table:formula="of:=[.B142]*[.$B$4]" office:value-type="float" office:value="-21.7121598725583" calcext:value-type="float">
            <text:p>-21.712</text:p>
          </table:table-cell>
          <table:table-cell table:formula="of:=[.C142]+[.$B$4]" office:value-type="float" office:value="105.287840127442" calcext:value-type="float">
            <text:p>105.288</text:p>
          </table:table-cell>
          <table:table-cell table:formula="of:=ROUND([.D142])" office:value-type="float" office:value="105" calcext:value-type="float">
            <text:p>105</text:p>
          </table:table-cell>
          <table:table-cell table:formula="of:=DEC2HEX([.E142])" office:value-type="string" office:string-value="69" calcext:value-type="string">
            <text:p>69</text:p>
          </table:table-cell>
          <table:table-cell table:formula="of:=IF(LEN([.F142])=1;CONCATENATE(&quot;0&quot;;[.F142]);[.F142])" office:value-type="string" office:string-value="69" calcext:value-type="string">
            <text:p>69</text:p>
          </table:table-cell>
          <table:table-cell table:formula="of:=CONCATENATE(&quot;x&quot;&quot;&quot;;[.G142];&quot;&quot;&quot;,&quot;)" office:value-type="string" office:string-value="x&quot;69&quot;," calcext:value-type="string">
            <text:p>x"69",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SIN([.A143]*[.$B$3])" office:value-type="float" office:value="-0.195090322016128" calcext:value-type="float">
            <text:p>-0.195</text:p>
          </table:table-cell>
          <table:table-cell table:formula="of:=[.B143]*[.$B$4]" office:value-type="float" office:value="-24.7764708960483" calcext:value-type="float">
            <text:p>-24.776</text:p>
          </table:table-cell>
          <table:table-cell table:formula="of:=[.C143]+[.$B$4]" office:value-type="float" office:value="102.223529103952" calcext:value-type="float">
            <text:p>102.224</text:p>
          </table:table-cell>
          <table:table-cell table:formula="of:=ROUND([.D143])" office:value-type="float" office:value="102" calcext:value-type="float">
            <text:p>102</text:p>
          </table:table-cell>
          <table:table-cell table:formula="of:=DEC2HEX([.E143])" office:value-type="string" office:string-value="66" calcext:value-type="string">
            <text:p>66</text:p>
          </table:table-cell>
          <table:table-cell table:formula="of:=IF(LEN([.F143])=1;CONCATENATE(&quot;0&quot;;[.F143]);[.F143])" office:value-type="string" office:string-value="66" calcext:value-type="string">
            <text:p>66</text:p>
          </table:table-cell>
          <table:table-cell table:formula="of:=CONCATENATE(&quot;x&quot;&quot;&quot;;[.G143];&quot;&quot;&quot;,&quot;)" office:value-type="string" office:string-value="x&quot;66&quot;," calcext:value-type="string">
            <text:p>x"66",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SIN([.A144]*[.$B$3])" office:value-type="float" office:value="-0.21910124015687" calcext:value-type="float">
            <text:p>-0.219</text:p>
          </table:table-cell>
          <table:table-cell table:formula="of:=[.B144]*[.$B$4]" office:value-type="float" office:value="-27.8258574999225" calcext:value-type="float">
            <text:p>-27.826</text:p>
          </table:table-cell>
          <table:table-cell table:formula="of:=[.C144]+[.$B$4]" office:value-type="float" office:value="99.1741425000775" calcext:value-type="float">
            <text:p>99.174</text:p>
          </table:table-cell>
          <table:table-cell table:formula="of:=ROUND([.D144])" office:value-type="float" office:value="99" calcext:value-type="float">
            <text:p>99</text:p>
          </table:table-cell>
          <table:table-cell table:formula="of:=DEC2HEX([.E144])" office:value-type="string" office:string-value="63" calcext:value-type="string">
            <text:p>63</text:p>
          </table:table-cell>
          <table:table-cell table:formula="of:=IF(LEN([.F144])=1;CONCATENATE(&quot;0&quot;;[.F144]);[.F144])" office:value-type="string" office:string-value="63" calcext:value-type="string">
            <text:p>63</text:p>
          </table:table-cell>
          <table:table-cell table:formula="of:=CONCATENATE(&quot;x&quot;&quot;&quot;;[.G144];&quot;&quot;&quot;,&quot;)" office:value-type="string" office:string-value="x&quot;63&quot;," calcext:value-type="string">
            <text:p>x"63",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SIN([.A145]*[.$B$3])" office:value-type="float" office:value="-0.242980179903264" calcext:value-type="float">
            <text:p>-0.243</text:p>
          </table:table-cell>
          <table:table-cell table:formula="of:=[.B145]*[.$B$4]" office:value-type="float" office:value="-30.8584828477145" calcext:value-type="float">
            <text:p>-30.858</text:p>
          </table:table-cell>
          <table:table-cell table:formula="of:=[.C145]+[.$B$4]" office:value-type="float" office:value="96.1415171522855" calcext:value-type="float">
            <text:p>96.142</text:p>
          </table:table-cell>
          <table:table-cell table:formula="of:=ROUND([.D145])" office:value-type="float" office:value="96" calcext:value-type="float">
            <text:p>96</text:p>
          </table:table-cell>
          <table:table-cell table:formula="of:=DEC2HEX([.E145])" office:value-type="string" office:string-value="60" calcext:value-type="string">
            <text:p>60</text:p>
          </table:table-cell>
          <table:table-cell table:formula="of:=IF(LEN([.F145])=1;CONCATENATE(&quot;0&quot;;[.F145]);[.F145])" office:value-type="string" office:string-value="60" calcext:value-type="string">
            <text:p>60</text:p>
          </table:table-cell>
          <table:table-cell table:formula="of:=CONCATENATE(&quot;x&quot;&quot;&quot;;[.G145];&quot;&quot;&quot;,&quot;)" office:value-type="string" office:string-value="x&quot;60&quot;," calcext:value-type="string">
            <text:p>x"60",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SIN([.A146]*[.$B$3])" office:value-type="float" office:value="-0.266712757474898" calcext:value-type="float">
            <text:p>-0.267</text:p>
          </table:table-cell>
          <table:table-cell table:formula="of:=[.B146]*[.$B$4]" office:value-type="float" office:value="-33.8725201993121" calcext:value-type="float">
            <text:p>-33.873</text:p>
          </table:table-cell>
          <table:table-cell table:formula="of:=[.C146]+[.$B$4]" office:value-type="float" office:value="93.1274798006879" calcext:value-type="float">
            <text:p>93.127</text:p>
          </table:table-cell>
          <table:table-cell table:formula="of:=ROUND([.D146])" office:value-type="float" office:value="93" calcext:value-type="float">
            <text:p>93</text:p>
          </table:table-cell>
          <table:table-cell table:formula="of:=DEC2HEX([.E146])" office:value-type="string" office:string-value="5D" calcext:value-type="string">
            <text:p>5D</text:p>
          </table:table-cell>
          <table:table-cell table:formula="of:=IF(LEN([.F146])=1;CONCATENATE(&quot;0&quot;;[.F146]);[.F146])" office:value-type="string" office:string-value="5D" calcext:value-type="string">
            <text:p>5D</text:p>
          </table:table-cell>
          <table:table-cell table:formula="of:=CONCATENATE(&quot;x&quot;&quot;&quot;;[.G146];&quot;&quot;&quot;,&quot;)" office:value-type="string" office:string-value="x&quot;5D&quot;," calcext:value-type="string">
            <text:p>x"5D",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SIN([.A147]*[.$B$3])" office:value-type="float" office:value="-0.290284677254462" calcext:value-type="float">
            <text:p>-0.290</text:p>
          </table:table-cell>
          <table:table-cell table:formula="of:=[.B147]*[.$B$4]" office:value-type="float" office:value="-36.8661540113167" calcext:value-type="float">
            <text:p>-36.866</text:p>
          </table:table-cell>
          <table:table-cell table:formula="of:=[.C147]+[.$B$4]" office:value-type="float" office:value="90.1338459886833" calcext:value-type="float">
            <text:p>90.134</text:p>
          </table:table-cell>
          <table:table-cell table:formula="of:=ROUND([.D147])" office:value-type="float" office:value="90" calcext:value-type="float">
            <text:p>90</text:p>
          </table:table-cell>
          <table:table-cell table:formula="of:=DEC2HEX([.E147])" office:value-type="string" office:string-value="5A" calcext:value-type="string">
            <text:p>5A</text:p>
          </table:table-cell>
          <table:table-cell table:formula="of:=IF(LEN([.F147])=1;CONCATENATE(&quot;0&quot;;[.F147]);[.F147])" office:value-type="string" office:string-value="5A" calcext:value-type="string">
            <text:p>5A</text:p>
          </table:table-cell>
          <table:table-cell table:formula="of:=CONCATENATE(&quot;x&quot;&quot;&quot;;[.G147];&quot;&quot;&quot;,&quot;)" office:value-type="string" office:string-value="x&quot;5A&quot;," calcext:value-type="string">
            <text:p>x"5A",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SIN([.A148]*[.$B$3])" office:value-type="float" office:value="-0.313681740398891" calcext:value-type="float">
            <text:p>-0.314</text:p>
          </table:table-cell>
          <table:table-cell table:formula="of:=[.B148]*[.$B$4]" office:value-type="float" office:value="-39.8375810306592" calcext:value-type="float">
            <text:p>-39.838</text:p>
          </table:table-cell>
          <table:table-cell table:formula="of:=[.C148]+[.$B$4]" office:value-type="float" office:value="87.1624189693408" calcext:value-type="float">
            <text:p>87.162</text:p>
          </table:table-cell>
          <table:table-cell table:formula="of:=ROUND([.D148])" office:value-type="float" office:value="87" calcext:value-type="float">
            <text:p>87</text:p>
          </table:table-cell>
          <table:table-cell table:formula="of:=DEC2HEX([.E148])" office:value-type="string" office:string-value="57" calcext:value-type="string">
            <text:p>57</text:p>
          </table:table-cell>
          <table:table-cell table:formula="of:=IF(LEN([.F148])=1;CONCATENATE(&quot;0&quot;;[.F148]);[.F148])" office:value-type="string" office:string-value="57" calcext:value-type="string">
            <text:p>57</text:p>
          </table:table-cell>
          <table:table-cell table:formula="of:=CONCATENATE(&quot;x&quot;&quot;&quot;;[.G148];&quot;&quot;&quot;,&quot;)" office:value-type="string" office:string-value="x&quot;57&quot;," calcext:value-type="string">
            <text:p>x"57",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SIN([.A149]*[.$B$3])" office:value-type="float" office:value="-0.33688985339222" calcext:value-type="float">
            <text:p>-0.337</text:p>
          </table:table-cell>
          <table:table-cell table:formula="of:=[.B149]*[.$B$4]" office:value-type="float" office:value="-42.785011380812" calcext:value-type="float">
            <text:p>-42.785</text:p>
          </table:table-cell>
          <table:table-cell table:formula="of:=[.C149]+[.$B$4]" office:value-type="float" office:value="84.2149886191881" calcext:value-type="float">
            <text:p>84.215</text:p>
          </table:table-cell>
          <table:table-cell table:formula="of:=ROUND([.D149])" office:value-type="float" office:value="84" calcext:value-type="float">
            <text:p>84</text:p>
          </table:table-cell>
          <table:table-cell table:formula="of:=DEC2HEX([.E149])" office:value-type="string" office:string-value="54" calcext:value-type="string">
            <text:p>54</text:p>
          </table:table-cell>
          <table:table-cell table:formula="of:=IF(LEN([.F149])=1;CONCATENATE(&quot;0&quot;;[.F149]);[.F149])" office:value-type="string" office:string-value="54" calcext:value-type="string">
            <text:p>54</text:p>
          </table:table-cell>
          <table:table-cell table:formula="of:=CONCATENATE(&quot;x&quot;&quot;&quot;;[.G149];&quot;&quot;&quot;,&quot;)" office:value-type="string" office:string-value="x&quot;54&quot;," calcext:value-type="string">
            <text:p>x"54",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SIN([.A150]*[.$B$3])" office:value-type="float" office:value="-0.359895036534988" calcext:value-type="float">
            <text:p>-0.360</text:p>
          </table:table-cell>
          <table:table-cell table:formula="of:=[.B150]*[.$B$4]" office:value-type="float" office:value="-45.7066696399435" calcext:value-type="float">
            <text:p>-45.707</text:p>
          </table:table-cell>
          <table:table-cell table:formula="of:=[.C150]+[.$B$4]" office:value-type="float" office:value="81.2933303600565" calcext:value-type="float">
            <text:p>81.293</text:p>
          </table:table-cell>
          <table:table-cell table:formula="of:=ROUND([.D150])" office:value-type="float" office:value="81" calcext:value-type="float">
            <text:p>81</text:p>
          </table:table-cell>
          <table:table-cell table:formula="of:=DEC2HEX([.E150])" office:value-type="string" office:string-value="51" calcext:value-type="string">
            <text:p>51</text:p>
          </table:table-cell>
          <table:table-cell table:formula="of:=IF(LEN([.F150])=1;CONCATENATE(&quot;0&quot;;[.F150]);[.F150])" office:value-type="string" office:string-value="51" calcext:value-type="string">
            <text:p>51</text:p>
          </table:table-cell>
          <table:table-cell table:formula="of:=CONCATENATE(&quot;x&quot;&quot;&quot;;[.G150];&quot;&quot;&quot;,&quot;)" office:value-type="string" office:string-value="x&quot;51&quot;," calcext:value-type="string">
            <text:p>x"51",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SIN([.A151]*[.$B$3])" office:value-type="float" office:value="-0.38268343236509" calcext:value-type="float">
            <text:p>-0.383</text:p>
          </table:table-cell>
          <table:table-cell table:formula="of:=[.B151]*[.$B$4]" office:value-type="float" office:value="-48.6007959103664" calcext:value-type="float">
            <text:p>-48.601</text:p>
          </table:table-cell>
          <table:table-cell table:formula="of:=[.C151]+[.$B$4]" office:value-type="float" office:value="78.3992040896336" calcext:value-type="float">
            <text:p>78.399</text:p>
          </table:table-cell>
          <table:table-cell table:formula="of:=ROUND([.D151])" office:value-type="float" office:value="78" calcext:value-type="float">
            <text:p>78</text:p>
          </table:table-cell>
          <table:table-cell table:formula="of:=DEC2HEX([.E151])" office:value-type="string" office:string-value="4E" calcext:value-type="string">
            <text:p>4E</text:p>
          </table:table-cell>
          <table:table-cell table:formula="of:=IF(LEN([.F151])=1;CONCATENATE(&quot;0&quot;;[.F151]);[.F151])" office:value-type="string" office:string-value="4E" calcext:value-type="string">
            <text:p>4E</text:p>
          </table:table-cell>
          <table:table-cell table:formula="of:=CONCATENATE(&quot;x&quot;&quot;&quot;;[.G151];&quot;&quot;&quot;,&quot;)" office:value-type="string" office:string-value="x&quot;4E&quot;," calcext:value-type="string">
            <text:p>x"4E",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SIN([.A152]*[.$B$3])" office:value-type="float" office:value="-0.40524131400499" calcext:value-type="float">
            <text:p>-0.405</text:p>
          </table:table-cell>
          <table:table-cell table:formula="of:=[.B152]*[.$B$4]" office:value-type="float" office:value="-51.4656468786337" calcext:value-type="float">
            <text:p>-51.466</text:p>
          </table:table-cell>
          <table:table-cell table:formula="of:=[.C152]+[.$B$4]" office:value-type="float" office:value="75.5343531213663" calcext:value-type="float">
            <text:p>75.534</text:p>
          </table:table-cell>
          <table:table-cell table:formula="of:=ROUND([.D152])" office:value-type="float" office:value="76" calcext:value-type="float">
            <text:p>76</text:p>
          </table:table-cell>
          <table:table-cell table:formula="of:=DEC2HEX([.E152])" office:value-type="string" office:string-value="4C" calcext:value-type="string">
            <text:p>4C</text:p>
          </table:table-cell>
          <table:table-cell table:formula="of:=IF(LEN([.F152])=1;CONCATENATE(&quot;0&quot;;[.F152]);[.F152])" office:value-type="string" office:string-value="4C" calcext:value-type="string">
            <text:p>4C</text:p>
          </table:table-cell>
          <table:table-cell table:formula="of:=CONCATENATE(&quot;x&quot;&quot;&quot;;[.G152];&quot;&quot;&quot;,&quot;)" office:value-type="string" office:string-value="x&quot;4C&quot;," calcext:value-type="string">
            <text:p>x"4C",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SIN([.A153]*[.$B$3])" office:value-type="float" office:value="-0.427555093430282" calcext:value-type="float">
            <text:p>-0.428</text:p>
          </table:table-cell>
          <table:table-cell table:formula="of:=[.B153]*[.$B$4]" office:value-type="float" office:value="-54.2994968656458" calcext:value-type="float">
            <text:p>-54.299</text:p>
          </table:table-cell>
          <table:table-cell table:formula="of:=[.C153]+[.$B$4]" office:value-type="float" office:value="72.7005031343542" calcext:value-type="float">
            <text:p>72.701</text:p>
          </table:table-cell>
          <table:table-cell table:formula="of:=ROUND([.D153])" office:value-type="float" office:value="73" calcext:value-type="float">
            <text:p>73</text:p>
          </table:table-cell>
          <table:table-cell table:formula="of:=DEC2HEX([.E153])" office:value-type="string" office:string-value="49" calcext:value-type="string">
            <text:p>49</text:p>
          </table:table-cell>
          <table:table-cell table:formula="of:=IF(LEN([.F153])=1;CONCATENATE(&quot;0&quot;;[.F153]);[.F153])" office:value-type="string" office:string-value="49" calcext:value-type="string">
            <text:p>49</text:p>
          </table:table-cell>
          <table:table-cell table:formula="of:=CONCATENATE(&quot;x&quot;&quot;&quot;;[.G153];&quot;&quot;&quot;,&quot;)" office:value-type="string" office:string-value="x&quot;49&quot;," calcext:value-type="string">
            <text:p>x"49",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SIN([.A154]*[.$B$3])" office:value-type="float" office:value="-0.449611329654607" calcext:value-type="float">
            <text:p>-0.450</text:p>
          </table:table-cell>
          <table:table-cell table:formula="of:=[.B154]*[.$B$4]" office:value-type="float" office:value="-57.100638866135" calcext:value-type="float">
            <text:p>-57.101</text:p>
          </table:table-cell>
          <table:table-cell table:formula="of:=[.C154]+[.$B$4]" office:value-type="float" office:value="69.899361133865" calcext:value-type="float">
            <text:p>69.899</text:p>
          </table:table-cell>
          <table:table-cell table:formula="of:=ROUND([.D154])" office:value-type="float" office:value="70" calcext:value-type="float">
            <text:p>70</text:p>
          </table:table-cell>
          <table:table-cell table:formula="of:=DEC2HEX([.E154])" office:value-type="string" office:string-value="46" calcext:value-type="string">
            <text:p>46</text:p>
          </table:table-cell>
          <table:table-cell table:formula="of:=IF(LEN([.F154])=1;CONCATENATE(&quot;0&quot;;[.F154]);[.F154])" office:value-type="string" office:string-value="46" calcext:value-type="string">
            <text:p>46</text:p>
          </table:table-cell>
          <table:table-cell table:formula="of:=CONCATENATE(&quot;x&quot;&quot;&quot;;[.G154];&quot;&quot;&quot;,&quot;)" office:value-type="string" office:string-value="x&quot;46&quot;," calcext:value-type="string">
            <text:p>x"46",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SIN([.A155]*[.$B$3])" office:value-type="float" office:value="-0.471396736825998" calcext:value-type="float">
            <text:p>-0.471</text:p>
          </table:table-cell>
          <table:table-cell table:formula="of:=[.B155]*[.$B$4]" office:value-type="float" office:value="-59.8673855769017" calcext:value-type="float">
            <text:p>-59.867</text:p>
          </table:table-cell>
          <table:table-cell table:formula="of:=[.C155]+[.$B$4]" office:value-type="float" office:value="67.1326144230983" calcext:value-type="float">
            <text:p>67.133</text:p>
          </table:table-cell>
          <table:table-cell table:formula="of:=ROUND([.D155])" office:value-type="float" office:value="67" calcext:value-type="float">
            <text:p>67</text:p>
          </table:table-cell>
          <table:table-cell table:formula="of:=DEC2HEX([.E155])" office:value-type="string" office:string-value="43" calcext:value-type="string">
            <text:p>43</text:p>
          </table:table-cell>
          <table:table-cell table:formula="of:=IF(LEN([.F155])=1;CONCATENATE(&quot;0&quot;;[.F155]);[.F155])" office:value-type="string" office:string-value="43" calcext:value-type="string">
            <text:p>43</text:p>
          </table:table-cell>
          <table:table-cell table:formula="of:=CONCATENATE(&quot;x&quot;&quot;&quot;;[.G155];&quot;&quot;&quot;,&quot;)" office:value-type="string" office:string-value="x&quot;43&quot;," calcext:value-type="string">
            <text:p>x"43",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SIN([.A156]*[.$B$3])" office:value-type="float" office:value="-0.492898192229784" calcext:value-type="float">
            <text:p>-0.493</text:p>
          </table:table-cell>
          <table:table-cell table:formula="of:=[.B156]*[.$B$4]" office:value-type="float" office:value="-62.5980704131826" calcext:value-type="float">
            <text:p>-62.598</text:p>
          </table:table-cell>
          <table:table-cell table:formula="of:=[.C156]+[.$B$4]" office:value-type="float" office:value="64.4019295868174" calcext:value-type="float">
            <text:p>64.402</text:p>
          </table:table-cell>
          <table:table-cell table:formula="of:=ROUND([.D156])" office:value-type="float" office:value="64" calcext:value-type="float">
            <text:p>64</text:p>
          </table:table-cell>
          <table:table-cell table:formula="of:=DEC2HEX([.E156])" office:value-type="string" office:string-value="40" calcext:value-type="string">
            <text:p>40</text:p>
          </table:table-cell>
          <table:table-cell table:formula="of:=IF(LEN([.F156])=1;CONCATENATE(&quot;0&quot;;[.F156]);[.F156])" office:value-type="string" office:string-value="40" calcext:value-type="string">
            <text:p>40</text:p>
          </table:table-cell>
          <table:table-cell table:formula="of:=CONCATENATE(&quot;x&quot;&quot;&quot;;[.G156];&quot;&quot;&quot;,&quot;)" office:value-type="string" office:string-value="x&quot;40&quot;," calcext:value-type="string">
            <text:p>x"40",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SIN([.A157]*[.$B$3])" office:value-type="float" office:value="-0.514102744193222" calcext:value-type="float">
            <text:p>-0.514</text:p>
          </table:table-cell>
          <table:table-cell table:formula="of:=[.B157]*[.$B$4]" office:value-type="float" office:value="-65.2910485125392" calcext:value-type="float">
            <text:p>-65.291</text:p>
          </table:table-cell>
          <table:table-cell table:formula="of:=[.C157]+[.$B$4]" office:value-type="float" office:value="61.7089514874608" calcext:value-type="float">
            <text:p>61.709</text:p>
          </table:table-cell>
          <table:table-cell table:formula="of:=ROUND([.D157])" office:value-type="float" office:value="62" calcext:value-type="float">
            <text:p>62</text:p>
          </table:table-cell>
          <table:table-cell table:formula="of:=DEC2HEX([.E157])" office:value-type="string" office:string-value="3E" calcext:value-type="string">
            <text:p>3E</text:p>
          </table:table-cell>
          <table:table-cell table:formula="of:=IF(LEN([.F157])=1;CONCATENATE(&quot;0&quot;;[.F157]);[.F157])" office:value-type="string" office:string-value="3E" calcext:value-type="string">
            <text:p>3E</text:p>
          </table:table-cell>
          <table:table-cell table:formula="of:=CONCATENATE(&quot;x&quot;&quot;&quot;;[.G157];&quot;&quot;&quot;,&quot;)" office:value-type="string" office:string-value="x&quot;3E&quot;," calcext:value-type="string">
            <text:p>x"3E",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SIN([.A158]*[.$B$3])" office:value-type="float" office:value="-0.534997619887097" calcext:value-type="float">
            <text:p>-0.535</text:p>
          </table:table-cell>
          <table:table-cell table:formula="of:=[.B158]*[.$B$4]" office:value-type="float" office:value="-67.9446977256613" calcext:value-type="float">
            <text:p>-67.945</text:p>
          </table:table-cell>
          <table:table-cell table:formula="of:=[.C158]+[.$B$4]" office:value-type="float" office:value="59.0553022743387" calcext:value-type="float">
            <text:p>59.055</text:p>
          </table:table-cell>
          <table:table-cell table:formula="of:=ROUND([.D158])" office:value-type="float" office:value="59" calcext:value-type="float">
            <text:p>59</text:p>
          </table:table-cell>
          <table:table-cell table:formula="of:=DEC2HEX([.E158])" office:value-type="string" office:string-value="3B" calcext:value-type="string">
            <text:p>3B</text:p>
          </table:table-cell>
          <table:table-cell table:formula="of:=IF(LEN([.F158])=1;CONCATENATE(&quot;0&quot;;[.F158]);[.F158])" office:value-type="string" office:string-value="3B" calcext:value-type="string">
            <text:p>3B</text:p>
          </table:table-cell>
          <table:table-cell table:formula="of:=CONCATENATE(&quot;x&quot;&quot;&quot;;[.G158];&quot;&quot;&quot;,&quot;)" office:value-type="string" office:string-value="x&quot;3B&quot;," calcext:value-type="string">
            <text:p>x"3B",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SIN([.A159]*[.$B$3])" office:value-type="float" office:value="-0.555570233019602" calcext:value-type="float">
            <text:p>-0.556</text:p>
          </table:table-cell>
          <table:table-cell table:formula="of:=[.B159]*[.$B$4]" office:value-type="float" office:value="-70.5574195934895" calcext:value-type="float">
            <text:p>-70.557</text:p>
          </table:table-cell>
          <table:table-cell table:formula="of:=[.C159]+[.$B$4]" office:value-type="float" office:value="56.4425804065105" calcext:value-type="float">
            <text:p>56.443</text:p>
          </table:table-cell>
          <table:table-cell table:formula="of:=ROUND([.D159])" office:value-type="float" office:value="56" calcext:value-type="float">
            <text:p>56</text:p>
          </table:table-cell>
          <table:table-cell table:formula="of:=DEC2HEX([.E159])" office:value-type="string" office:string-value="38" calcext:value-type="string">
            <text:p>38</text:p>
          </table:table-cell>
          <table:table-cell table:formula="of:=IF(LEN([.F159])=1;CONCATENATE(&quot;0&quot;;[.F159]);[.F159])" office:value-type="string" office:string-value="38" calcext:value-type="string">
            <text:p>38</text:p>
          </table:table-cell>
          <table:table-cell table:formula="of:=CONCATENATE(&quot;x&quot;&quot;&quot;;[.G159];&quot;&quot;&quot;,&quot;)" office:value-type="string" office:string-value="x&quot;38&quot;," calcext:value-type="string">
            <text:p>x"38",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SIN([.A160]*[.$B$3])" office:value-type="float" office:value="-0.575808191417845" calcext:value-type="float">
            <text:p>-0.576</text:p>
          </table:table-cell>
          <table:table-cell table:formula="of:=[.B160]*[.$B$4]" office:value-type="float" office:value="-73.1276403100664" calcext:value-type="float">
            <text:p>-73.128</text:p>
          </table:table-cell>
          <table:table-cell table:formula="of:=[.C160]+[.$B$4]" office:value-type="float" office:value="53.8723596899336" calcext:value-type="float">
            <text:p>53.872</text:p>
          </table:table-cell>
          <table:table-cell table:formula="of:=ROUND([.D160])" office:value-type="float" office:value="54" calcext:value-type="float">
            <text:p>54</text:p>
          </table:table-cell>
          <table:table-cell table:formula="of:=DEC2HEX([.E160])" office:value-type="string" office:string-value="36" calcext:value-type="string">
            <text:p>36</text:p>
          </table:table-cell>
          <table:table-cell table:formula="of:=IF(LEN([.F160])=1;CONCATENATE(&quot;0&quot;;[.F160]);[.F160])" office:value-type="string" office:string-value="36" calcext:value-type="string">
            <text:p>36</text:p>
          </table:table-cell>
          <table:table-cell table:formula="of:=CONCATENATE(&quot;x&quot;&quot;&quot;;[.G160];&quot;&quot;&quot;,&quot;)" office:value-type="string" office:string-value="x&quot;36&quot;," calcext:value-type="string">
            <text:p>x"36",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SIN([.A161]*[.$B$3])" office:value-type="float" office:value="-0.595699304492433" calcext:value-type="float">
            <text:p>-0.596</text:p>
          </table:table-cell>
          <table:table-cell table:formula="of:=[.B161]*[.$B$4]" office:value-type="float" office:value="-75.653811670539" calcext:value-type="float">
            <text:p>-75.654</text:p>
          </table:table-cell>
          <table:table-cell table:formula="of:=[.C161]+[.$B$4]" office:value-type="float" office:value="51.346188329461" calcext:value-type="float">
            <text:p>51.346</text:p>
          </table:table-cell>
          <table:table-cell table:formula="of:=ROUND([.D161])" office:value-type="float" office:value="51" calcext:value-type="float">
            <text:p>51</text:p>
          </table:table-cell>
          <table:table-cell table:formula="of:=DEC2HEX([.E161])" office:value-type="string" office:string-value="33" calcext:value-type="string">
            <text:p>33</text:p>
          </table:table-cell>
          <table:table-cell table:formula="of:=IF(LEN([.F161])=1;CONCATENATE(&quot;0&quot;;[.F161]);[.F161])" office:value-type="string" office:string-value="33" calcext:value-type="string">
            <text:p>33</text:p>
          </table:table-cell>
          <table:table-cell table:formula="of:=CONCATENATE(&quot;x&quot;&quot;&quot;;[.G161];&quot;&quot;&quot;,&quot;)" office:value-type="string" office:string-value="x&quot;33&quot;," calcext:value-type="string">
            <text:p>x"33",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SIN([.A162]*[.$B$3])" office:value-type="float" office:value="-0.615231590580627" calcext:value-type="float">
            <text:p>-0.615</text:p>
          </table:table-cell>
          <table:table-cell table:formula="of:=[.B162]*[.$B$4]" office:value-type="float" office:value="-78.1344120037396" calcext:value-type="float">
            <text:p>-78.134</text:p>
          </table:table-cell>
          <table:table-cell table:formula="of:=[.C162]+[.$B$4]" office:value-type="float" office:value="48.8655879962604" calcext:value-type="float">
            <text:p>48.866</text:p>
          </table:table-cell>
          <table:table-cell table:formula="of:=ROUND([.D162])" office:value-type="float" office:value="49" calcext:value-type="float">
            <text:p>49</text:p>
          </table:table-cell>
          <table:table-cell table:formula="of:=DEC2HEX([.E162])" office:value-type="string" office:string-value="31" calcext:value-type="string">
            <text:p>31</text:p>
          </table:table-cell>
          <table:table-cell table:formula="of:=IF(LEN([.F162])=1;CONCATENATE(&quot;0&quot;;[.F162]);[.F162])" office:value-type="string" office:string-value="31" calcext:value-type="string">
            <text:p>31</text:p>
          </table:table-cell>
          <table:table-cell table:formula="of:=CONCATENATE(&quot;x&quot;&quot;&quot;;[.G162];&quot;&quot;&quot;,&quot;)" office:value-type="string" office:string-value="x&quot;31&quot;," calcext:value-type="string">
            <text:p>x"31",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SIN([.A163]*[.$B$3])" office:value-type="float" office:value="-0.634393284163645" calcext:value-type="float">
            <text:p>-0.634</text:p>
          </table:table-cell>
          <table:table-cell table:formula="of:=[.B163]*[.$B$4]" office:value-type="float" office:value="-80.567947088783" calcext:value-type="float">
            <text:p>-80.568</text:p>
          </table:table-cell>
          <table:table-cell table:formula="of:=[.C163]+[.$B$4]" office:value-type="float" office:value="46.432052911217" calcext:value-type="float">
            <text:p>46.432</text:p>
          </table:table-cell>
          <table:table-cell table:formula="of:=ROUND([.D163])" office:value-type="float" office:value="46" calcext:value-type="float">
            <text:p>46</text:p>
          </table:table-cell>
          <table:table-cell table:formula="of:=DEC2HEX([.E163])" office:value-type="string" office:string-value="2E" calcext:value-type="string">
            <text:p>2E</text:p>
          </table:table-cell>
          <table:table-cell table:formula="of:=IF(LEN([.F163])=1;CONCATENATE(&quot;0&quot;;[.F163]);[.F163])" office:value-type="string" office:string-value="2E" calcext:value-type="string">
            <text:p>2E</text:p>
          </table:table-cell>
          <table:table-cell table:formula="of:=CONCATENATE(&quot;x&quot;&quot;&quot;;[.G163];&quot;&quot;&quot;,&quot;)" office:value-type="string" office:string-value="x&quot;2E&quot;," calcext:value-type="string">
            <text:p>x"2E",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SIN([.A164]*[.$B$3])" office:value-type="float" office:value="-0.653172842953777" calcext:value-type="float">
            <text:p>-0.653</text:p>
          </table:table-cell>
          <table:table-cell table:formula="of:=[.B164]*[.$B$4]" office:value-type="float" office:value="-82.9529510551297" calcext:value-type="float">
            <text:p>-82.953</text:p>
          </table:table-cell>
          <table:table-cell table:formula="of:=[.C164]+[.$B$4]" office:value-type="float" office:value="44.0470489448704" calcext:value-type="float">
            <text:p>44.047</text:p>
          </table:table-cell>
          <table:table-cell table:formula="of:=ROUND([.D164])" office:value-type="float" office:value="44" calcext:value-type="float">
            <text:p>44</text:p>
          </table:table-cell>
          <table:table-cell table:formula="of:=DEC2HEX([.E164])" office:value-type="string" office:string-value="2C" calcext:value-type="string">
            <text:p>2C</text:p>
          </table:table-cell>
          <table:table-cell table:formula="of:=IF(LEN([.F164])=1;CONCATENATE(&quot;0&quot;;[.F164]);[.F164])" office:value-type="string" office:string-value="2C" calcext:value-type="string">
            <text:p>2C</text:p>
          </table:table-cell>
          <table:table-cell table:formula="of:=CONCATENATE(&quot;x&quot;&quot;&quot;;[.G164];&quot;&quot;&quot;,&quot;)" office:value-type="string" office:string-value="x&quot;2C&quot;," calcext:value-type="string">
            <text:p>x"2C",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SIN([.A165]*[.$B$3])" office:value-type="float" office:value="-0.671558954847018" calcext:value-type="float">
            <text:p>-0.672</text:p>
          </table:table-cell>
          <table:table-cell table:formula="of:=[.B165]*[.$B$4]" office:value-type="float" office:value="-85.2879872655713" calcext:value-type="float">
            <text:p>-85.288</text:p>
          </table:table-cell>
          <table:table-cell table:formula="of:=[.C165]+[.$B$4]" office:value-type="float" office:value="41.7120127344287" calcext:value-type="float">
            <text:p>41.712</text:p>
          </table:table-cell>
          <table:table-cell table:formula="of:=ROUND([.D165])" office:value-type="float" office:value="42" calcext:value-type="float">
            <text:p>42</text:p>
          </table:table-cell>
          <table:table-cell table:formula="of:=DEC2HEX([.E165])" office:value-type="string" office:string-value="2A" calcext:value-type="string">
            <text:p>2A</text:p>
          </table:table-cell>
          <table:table-cell table:formula="of:=IF(LEN([.F165])=1;CONCATENATE(&quot;0&quot;;[.F165]);[.F165])" office:value-type="string" office:string-value="2A" calcext:value-type="string">
            <text:p>2A</text:p>
          </table:table-cell>
          <table:table-cell table:formula="of:=CONCATENATE(&quot;x&quot;&quot;&quot;;[.G165];&quot;&quot;&quot;,&quot;)" office:value-type="string" office:string-value="x&quot;2A&quot;," calcext:value-type="string">
            <text:p>x"2A",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SIN([.A166]*[.$B$3])" office:value-type="float" office:value="-0.689540544737067" calcext:value-type="float">
            <text:p>-0.690</text:p>
          </table:table-cell>
          <table:table-cell table:formula="of:=[.B166]*[.$B$4]" office:value-type="float" office:value="-87.5716491816075" calcext:value-type="float">
            <text:p>-87.572</text:p>
          </table:table-cell>
          <table:table-cell table:formula="of:=[.C166]+[.$B$4]" office:value-type="float" office:value="39.4283508183925" calcext:value-type="float">
            <text:p>39.428</text:p>
          </table:table-cell>
          <table:table-cell table:formula="of:=ROUND([.D166])" office:value-type="float" office:value="39" calcext:value-type="float">
            <text:p>39</text:p>
          </table:table-cell>
          <table:table-cell table:formula="of:=DEC2HEX([.E166])" office:value-type="string" office:string-value="27" calcext:value-type="string">
            <text:p>27</text:p>
          </table:table-cell>
          <table:table-cell table:formula="of:=IF(LEN([.F166])=1;CONCATENATE(&quot;0&quot;;[.F166]);[.F166])" office:value-type="string" office:string-value="27" calcext:value-type="string">
            <text:p>27</text:p>
          </table:table-cell>
          <table:table-cell table:formula="of:=CONCATENATE(&quot;x&quot;&quot;&quot;;[.G166];&quot;&quot;&quot;,&quot;)" office:value-type="string" office:string-value="x&quot;27&quot;," calcext:value-type="string">
            <text:p>x"27",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SIN([.A167]*[.$B$3])" office:value-type="float" office:value="-0.707106781186547" calcext:value-type="float">
            <text:p>-0.707</text:p>
          </table:table-cell>
          <table:table-cell table:formula="of:=[.B167]*[.$B$4]" office:value-type="float" office:value="-89.8025612106915" calcext:value-type="float">
            <text:p>-89.803</text:p>
          </table:table-cell>
          <table:table-cell table:formula="of:=[.C167]+[.$B$4]" office:value-type="float" office:value="37.1974387893085" calcext:value-type="float">
            <text:p>37.197</text:p>
          </table:table-cell>
          <table:table-cell table:formula="of:=ROUND([.D167])" office:value-type="float" office:value="37" calcext:value-type="float">
            <text:p>37</text:p>
          </table:table-cell>
          <table:table-cell table:formula="of:=DEC2HEX([.E167])" office:value-type="string" office:string-value="25" calcext:value-type="string">
            <text:p>25</text:p>
          </table:table-cell>
          <table:table-cell table:formula="of:=IF(LEN([.F167])=1;CONCATENATE(&quot;0&quot;;[.F167]);[.F167])" office:value-type="string" office:string-value="25" calcext:value-type="string">
            <text:p>25</text:p>
          </table:table-cell>
          <table:table-cell table:formula="of:=CONCATENATE(&quot;x&quot;&quot;&quot;;[.G167];&quot;&quot;&quot;,&quot;)" office:value-type="string" office:string-value="x&quot;25&quot;," calcext:value-type="string">
            <text:p>x"25",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SIN([.A168]*[.$B$3])" office:value-type="float" office:value="-0.724247082951467" calcext:value-type="float">
            <text:p>-0.724</text:p>
          </table:table-cell>
          <table:table-cell table:formula="of:=[.B168]*[.$B$4]" office:value-type="float" office:value="-91.9793795348363" calcext:value-type="float">
            <text:p>-91.979</text:p>
          </table:table-cell>
          <table:table-cell table:formula="of:=[.C168]+[.$B$4]" office:value-type="float" office:value="35.0206204651637" calcext:value-type="float">
            <text:p>35.021</text:p>
          </table:table-cell>
          <table:table-cell table:formula="of:=ROUND([.D168])" office:value-type="float" office:value="35" calcext:value-type="float">
            <text:p>35</text:p>
          </table:table-cell>
          <table:table-cell table:formula="of:=DEC2HEX([.E168])" office:value-type="string" office:string-value="23" calcext:value-type="string">
            <text:p>23</text:p>
          </table:table-cell>
          <table:table-cell table:formula="of:=IF(LEN([.F168])=1;CONCATENATE(&quot;0&quot;;[.F168]);[.F168])" office:value-type="string" office:string-value="23" calcext:value-type="string">
            <text:p>23</text:p>
          </table:table-cell>
          <table:table-cell table:formula="of:=CONCATENATE(&quot;x&quot;&quot;&quot;;[.G168];&quot;&quot;&quot;,&quot;)" office:value-type="string" office:string-value="x&quot;23&quot;," calcext:value-type="string">
            <text:p>x"23",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SIN([.A169]*[.$B$3])" office:value-type="float" office:value="-0.740951125354959" calcext:value-type="float">
            <text:p>-0.741</text:p>
          </table:table-cell>
          <table:table-cell table:formula="of:=[.B169]*[.$B$4]" office:value-type="float" office:value="-94.1007929200798" calcext:value-type="float">
            <text:p>-94.101</text:p>
          </table:table-cell>
          <table:table-cell table:formula="of:=[.C169]+[.$B$4]" office:value-type="float" office:value="32.8992070799202" calcext:value-type="float">
            <text:p>32.899</text:p>
          </table:table-cell>
          <table:table-cell table:formula="of:=ROUND([.D169])" office:value-type="float" office:value="33" calcext:value-type="float">
            <text:p>33</text:p>
          </table:table-cell>
          <table:table-cell table:formula="of:=DEC2HEX([.E169])" office:value-type="string" office:string-value="21" calcext:value-type="string">
            <text:p>21</text:p>
          </table:table-cell>
          <table:table-cell table:formula="of:=IF(LEN([.F169])=1;CONCATENATE(&quot;0&quot;;[.F169]);[.F169])" office:value-type="string" office:string-value="21" calcext:value-type="string">
            <text:p>21</text:p>
          </table:table-cell>
          <table:table-cell table:formula="of:=CONCATENATE(&quot;x&quot;&quot;&quot;;[.G169];&quot;&quot;&quot;,&quot;)" office:value-type="string" office:string-value="x&quot;21&quot;," calcext:value-type="string">
            <text:p>x"21",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SIN([.A170]*[.$B$3])" office:value-type="float" office:value="-0.757208846506485" calcext:value-type="float">
            <text:p>-0.757</text:p>
          </table:table-cell>
          <table:table-cell table:formula="of:=[.B170]*[.$B$4]" office:value-type="float" office:value="-96.1655235063235" calcext:value-type="float">
            <text:p>-96.166</text:p>
          </table:table-cell>
          <table:table-cell table:formula="of:=[.C170]+[.$B$4]" office:value-type="float" office:value="30.8344764936765" calcext:value-type="float">
            <text:p>30.834</text:p>
          </table:table-cell>
          <table:table-cell table:formula="of:=ROUND([.D170])" office:value-type="float" office:value="31" calcext:value-type="float">
            <text:p>31</text:p>
          </table:table-cell>
          <table:table-cell table:formula="of:=DEC2HEX([.E170])" office:value-type="string" office:string-value="1F" calcext:value-type="string">
            <text:p>1F</text:p>
          </table:table-cell>
          <table:table-cell table:formula="of:=IF(LEN([.F170])=1;CONCATENATE(&quot;0&quot;;[.F170]);[.F170])" office:value-type="string" office:string-value="1F" calcext:value-type="string">
            <text:p>1F</text:p>
          </table:table-cell>
          <table:table-cell table:formula="of:=CONCATENATE(&quot;x&quot;&quot;&quot;;[.G170];&quot;&quot;&quot;,&quot;)" office:value-type="string" office:string-value="x&quot;1F&quot;," calcext:value-type="string">
            <text:p>x"1F",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SIN([.A171]*[.$B$3])" office:value-type="float" office:value="-0.773010453362737" calcext:value-type="float">
            <text:p>-0.773</text:p>
          </table:table-cell>
          <table:table-cell table:formula="of:=[.B171]*[.$B$4]" office:value-type="float" office:value="-98.1723275770676" calcext:value-type="float">
            <text:p>-98.172</text:p>
          </table:table-cell>
          <table:table-cell table:formula="of:=[.C171]+[.$B$4]" office:value-type="float" office:value="28.8276724229324" calcext:value-type="float">
            <text:p>28.828</text:p>
          </table:table-cell>
          <table:table-cell table:formula="of:=ROUND([.D171])" office:value-type="float" office:value="29" calcext:value-type="float">
            <text:p>29</text:p>
          </table:table-cell>
          <table:table-cell table:formula="of:=DEC2HEX([.E171])" office:value-type="string" office:string-value="1D" calcext:value-type="string">
            <text:p>1D</text:p>
          </table:table-cell>
          <table:table-cell table:formula="of:=IF(LEN([.F171])=1;CONCATENATE(&quot;0&quot;;[.F171]);[.F171])" office:value-type="string" office:string-value="1D" calcext:value-type="string">
            <text:p>1D</text:p>
          </table:table-cell>
          <table:table-cell table:formula="of:=CONCATENATE(&quot;x&quot;&quot;&quot;;[.G171];&quot;&quot;&quot;,&quot;)" office:value-type="string" office:string-value="x&quot;1D&quot;," calcext:value-type="string">
            <text:p>x"1D",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SIN([.A172]*[.$B$3])" office:value-type="float" office:value="-0.788346427626606" calcext:value-type="float">
            <text:p>-0.788</text:p>
          </table:table-cell>
          <table:table-cell table:formula="of:=[.B172]*[.$B$4]" office:value-type="float" office:value="-100.119996308579" calcext:value-type="float">
            <text:p>-100.120</text:p>
          </table:table-cell>
          <table:table-cell table:formula="of:=[.C172]+[.$B$4]" office:value-type="float" office:value="26.880003691421" calcext:value-type="float">
            <text:p>26.880</text:p>
          </table:table-cell>
          <table:table-cell table:formula="of:=ROUND([.D172])" office:value-type="float" office:value="27" calcext:value-type="float">
            <text:p>27</text:p>
          </table:table-cell>
          <table:table-cell table:formula="of:=DEC2HEX([.E172])" office:value-type="string" office:string-value="1B" calcext:value-type="string">
            <text:p>1B</text:p>
          </table:table-cell>
          <table:table-cell table:formula="of:=IF(LEN([.F172])=1;CONCATENATE(&quot;0&quot;;[.F172]);[.F172])" office:value-type="string" office:string-value="1B" calcext:value-type="string">
            <text:p>1B</text:p>
          </table:table-cell>
          <table:table-cell table:formula="of:=CONCATENATE(&quot;x&quot;&quot;&quot;;[.G172];&quot;&quot;&quot;,&quot;)" office:value-type="string" office:string-value="x&quot;1B&quot;," calcext:value-type="string">
            <text:p>x"1B",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SIN([.A173]*[.$B$3])" office:value-type="float" office:value="-0.803207531480645" calcext:value-type="float">
            <text:p>-0.803</text:p>
          </table:table-cell>
          <table:table-cell table:formula="of:=[.B173]*[.$B$4]" office:value-type="float" office:value="-102.007356498042" calcext:value-type="float">
            <text:p>-102.007</text:p>
          </table:table-cell>
          <table:table-cell table:formula="of:=[.C173]+[.$B$4]" office:value-type="float" office:value="24.992643501958" calcext:value-type="float">
            <text:p>24.993</text:p>
          </table:table-cell>
          <table:table-cell table:formula="of:=ROUND([.D173])" office:value-type="float" office:value="25" calcext:value-type="float">
            <text:p>25</text:p>
          </table:table-cell>
          <table:table-cell table:formula="of:=DEC2HEX([.E173])" office:value-type="string" office:string-value="19" calcext:value-type="string">
            <text:p>19</text:p>
          </table:table-cell>
          <table:table-cell table:formula="of:=IF(LEN([.F173])=1;CONCATENATE(&quot;0&quot;;[.F173]);[.F173])" office:value-type="string" office:string-value="19" calcext:value-type="string">
            <text:p>19</text:p>
          </table:table-cell>
          <table:table-cell table:formula="of:=CONCATENATE(&quot;x&quot;&quot;&quot;;[.G173];&quot;&quot;&quot;,&quot;)" office:value-type="string" office:string-value="x&quot;19&quot;," calcext:value-type="string">
            <text:p>x"19",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SIN([.A174]*[.$B$3])" office:value-type="float" office:value="-0.817584813151584" calcext:value-type="float">
            <text:p>-0.818</text:p>
          </table:table-cell>
          <table:table-cell table:formula="of:=[.B174]*[.$B$4]" office:value-type="float" office:value="-103.833271270251" calcext:value-type="float">
            <text:p>-103.833</text:p>
          </table:table-cell>
          <table:table-cell table:formula="of:=[.C174]+[.$B$4]" office:value-type="float" office:value="23.1667287297488" calcext:value-type="float">
            <text:p>23.167</text:p>
          </table:table-cell>
          <table:table-cell table:formula="of:=ROUND([.D174])" office:value-type="float" office:value="23" calcext:value-type="float">
            <text:p>23</text:p>
          </table:table-cell>
          <table:table-cell table:formula="of:=DEC2HEX([.E174])" office:value-type="string" office:string-value="17" calcext:value-type="string">
            <text:p>17</text:p>
          </table:table-cell>
          <table:table-cell table:formula="of:=IF(LEN([.F174])=1;CONCATENATE(&quot;0&quot;;[.F174]);[.F174])" office:value-type="string" office:string-value="17" calcext:value-type="string">
            <text:p>17</text:p>
          </table:table-cell>
          <table:table-cell table:formula="of:=CONCATENATE(&quot;x&quot;&quot;&quot;;[.G174];&quot;&quot;&quot;,&quot;)" office:value-type="string" office:string-value="x&quot;17&quot;," calcext:value-type="string">
            <text:p>x"17",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SIN([.A175]*[.$B$3])" office:value-type="float" office:value="-0.831469612302545" calcext:value-type="float">
            <text:p>-0.831</text:p>
          </table:table-cell>
          <table:table-cell table:formula="of:=[.B175]*[.$B$4]" office:value-type="float" office:value="-105.596640762423" calcext:value-type="float">
            <text:p>-105.597</text:p>
          </table:table-cell>
          <table:table-cell table:formula="of:=[.C175]+[.$B$4]" office:value-type="float" office:value="21.4033592375768" calcext:value-type="float">
            <text:p>21.403</text:p>
          </table:table-cell>
          <table:table-cell table:formula="of:=ROUND([.D175])" office:value-type="float" office:value="21" calcext:value-type="float">
            <text:p>21</text:p>
          </table:table-cell>
          <table:table-cell table:formula="of:=DEC2HEX([.E175])" office:value-type="string" office:string-value="15" calcext:value-type="string">
            <text:p>15</text:p>
          </table:table-cell>
          <table:table-cell table:formula="of:=IF(LEN([.F175])=1;CONCATENATE(&quot;0&quot;;[.F175]);[.F175])" office:value-type="string" office:string-value="15" calcext:value-type="string">
            <text:p>15</text:p>
          </table:table-cell>
          <table:table-cell table:formula="of:=CONCATENATE(&quot;x&quot;&quot;&quot;;[.G175];&quot;&quot;&quot;,&quot;)" office:value-type="string" office:string-value="x&quot;15&quot;," calcext:value-type="string">
            <text:p>x"15",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SIN([.A176]*[.$B$3])" office:value-type="float" office:value="-0.844853565249707" calcext:value-type="float">
            <text:p>-0.845</text:p>
          </table:table-cell>
          <table:table-cell table:formula="of:=[.B176]*[.$B$4]" office:value-type="float" office:value="-107.296402786713" calcext:value-type="float">
            <text:p>-107.296</text:p>
          </table:table-cell>
          <table:table-cell table:formula="of:=[.C176]+[.$B$4]" office:value-type="float" office:value="19.7035972132872" calcext:value-type="float">
            <text:p>19.704</text:p>
          </table:table-cell>
          <table:table-cell table:formula="of:=ROUND([.D176])" office:value-type="float" office:value="20" calcext:value-type="float">
            <text:p>20</text:p>
          </table:table-cell>
          <table:table-cell table:formula="of:=DEC2HEX([.E176])" office:value-type="string" office:string-value="14" calcext:value-type="string">
            <text:p>14</text:p>
          </table:table-cell>
          <table:table-cell table:formula="of:=IF(LEN([.F176])=1;CONCATENATE(&quot;0&quot;;[.F176]);[.F176])" office:value-type="string" office:string-value="14" calcext:value-type="string">
            <text:p>14</text:p>
          </table:table-cell>
          <table:table-cell table:formula="of:=CONCATENATE(&quot;x&quot;&quot;&quot;;[.G176];&quot;&quot;&quot;,&quot;)" office:value-type="string" office:string-value="x&quot;14&quot;," calcext:value-type="string">
            <text:p>x"14",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SIN([.A177]*[.$B$3])" office:value-type="float" office:value="-0.857728610000272" calcext:value-type="float">
            <text:p>-0.858</text:p>
          </table:table-cell>
          <table:table-cell table:formula="of:=[.B177]*[.$B$4]" office:value-type="float" office:value="-108.931533470035" calcext:value-type="float">
            <text:p>-108.932</text:p>
          </table:table-cell>
          <table:table-cell table:formula="of:=[.C177]+[.$B$4]" office:value-type="float" office:value="18.0684665299654" calcext:value-type="float">
            <text:p>18.068</text:p>
          </table:table-cell>
          <table:table-cell table:formula="of:=ROUND([.D177])" office:value-type="float" office:value="18" calcext:value-type="float">
            <text:p>18</text:p>
          </table:table-cell>
          <table:table-cell table:formula="of:=DEC2HEX([.E177])" office:value-type="string" office:string-value="12" calcext:value-type="string">
            <text:p>12</text:p>
          </table:table-cell>
          <table:table-cell table:formula="of:=IF(LEN([.F177])=1;CONCATENATE(&quot;0&quot;;[.F177]);[.F177])" office:value-type="string" office:string-value="12" calcext:value-type="string">
            <text:p>12</text:p>
          </table:table-cell>
          <table:table-cell table:formula="of:=CONCATENATE(&quot;x&quot;&quot;&quot;;[.G177];&quot;&quot;&quot;,&quot;)" office:value-type="string" office:string-value="x&quot;12&quot;," calcext:value-type="string">
            <text:p>x"12",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SIN([.A178]*[.$B$3])" office:value-type="float" office:value="-0.870086991108711" calcext:value-type="float">
            <text:p>-0.870</text:p>
          </table:table-cell>
          <table:table-cell table:formula="of:=[.B178]*[.$B$4]" office:value-type="float" office:value="-110.501047870806" calcext:value-type="float">
            <text:p>-110.501</text:p>
          </table:table-cell>
          <table:table-cell table:formula="of:=[.C178]+[.$B$4]" office:value-type="float" office:value="16.4989521291936" calcext:value-type="float">
            <text:p>16.499</text:p>
          </table:table-cell>
          <table:table-cell table:formula="of:=ROUND([.D178])" office:value-type="float" office:value="16" calcext:value-type="float">
            <text:p>16</text:p>
          </table:table-cell>
          <table:table-cell table:formula="of:=DEC2HEX([.E178])" office:value-type="string" office:string-value="10" calcext:value-type="string">
            <text:p>10</text:p>
          </table:table-cell>
          <table:table-cell table:formula="of:=IF(LEN([.F178])=1;CONCATENATE(&quot;0&quot;;[.F178]);[.F178])" office:value-type="string" office:string-value="10" calcext:value-type="string">
            <text:p>10</text:p>
          </table:table-cell>
          <table:table-cell table:formula="of:=CONCATENATE(&quot;x&quot;&quot;&quot;;[.G178];&quot;&quot;&quot;,&quot;)" office:value-type="string" office:string-value="x&quot;10&quot;," calcext:value-type="string">
            <text:p>x"10",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SIN([.A179]*[.$B$3])" office:value-type="float" office:value="-0.881921264348355" calcext:value-type="float">
            <text:p>-0.882</text:p>
          </table:table-cell>
          <table:table-cell table:formula="of:=[.B179]*[.$B$4]" office:value-type="float" office:value="-112.004000572241" calcext:value-type="float">
            <text:p>-112.004</text:p>
          </table:table-cell>
          <table:table-cell table:formula="of:=[.C179]+[.$B$4]" office:value-type="float" office:value="14.9959994277589" calcext:value-type="float">
            <text:p>14.996</text:p>
          </table:table-cell>
          <table:table-cell table:formula="of:=ROUND([.D179])" office:value-type="float" office:value="15" calcext:value-type="float">
            <text:p>15</text:p>
          </table:table-cell>
          <table:table-cell table:formula="of:=DEC2HEX([.E179])" office:value-type="string" office:string-value="F" calcext:value-type="string">
            <text:p>F</text:p>
          </table:table-cell>
          <table:table-cell table:formula="of:=IF(LEN([.F179])=1;CONCATENATE(&quot;0&quot;;[.F179]);[.F179])" office:value-type="string" office:string-value="0F" calcext:value-type="string">
            <text:p>0F</text:p>
          </table:table-cell>
          <table:table-cell table:formula="of:=CONCATENATE(&quot;x&quot;&quot;&quot;;[.G179];&quot;&quot;&quot;,&quot;)" office:value-type="string" office:string-value="x&quot;0F&quot;," calcext:value-type="string">
            <text:p>x"0F",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SIN([.A180]*[.$B$3])" office:value-type="float" office:value="-0.893224301195515" calcext:value-type="float">
            <text:p>-0.893</text:p>
          </table:table-cell>
          <table:table-cell table:formula="of:=[.B180]*[.$B$4]" office:value-type="float" office:value="-113.43948625183" calcext:value-type="float">
            <text:p>-113.439</text:p>
          </table:table-cell>
          <table:table-cell table:formula="of:=[.C180]+[.$B$4]" office:value-type="float" office:value="13.5605137481696" calcext:value-type="float">
            <text:p>13.561</text:p>
          </table:table-cell>
          <table:table-cell table:formula="of:=ROUND([.D180])" office:value-type="float" office:value="14" calcext:value-type="float">
            <text:p>14</text:p>
          </table:table-cell>
          <table:table-cell table:formula="of:=DEC2HEX([.E180])" office:value-type="string" office:string-value="E" calcext:value-type="string">
            <text:p>E</text:p>
          </table:table-cell>
          <table:table-cell table:formula="of:=IF(LEN([.F180])=1;CONCATENATE(&quot;0&quot;;[.F180]);[.F180])" office:value-type="string" office:string-value="0E" calcext:value-type="string">
            <text:p>0E</text:p>
          </table:table-cell>
          <table:table-cell table:formula="of:=CONCATENATE(&quot;x&quot;&quot;&quot;;[.G180];&quot;&quot;&quot;,&quot;)" office:value-type="string" office:string-value="x&quot;0E&quot;," calcext:value-type="string">
            <text:p>x"0E",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SIN([.A181]*[.$B$3])" office:value-type="float" office:value="-0.903989293123443" calcext:value-type="float">
            <text:p>-0.904</text:p>
          </table:table-cell>
          <table:table-cell table:formula="of:=[.B181]*[.$B$4]" office:value-type="float" office:value="-114.806640226677" calcext:value-type="float">
            <text:p>-114.807</text:p>
          </table:table-cell>
          <table:table-cell table:formula="of:=[.C181]+[.$B$4]" office:value-type="float" office:value="12.1933597733227" calcext:value-type="float">
            <text:p>12.193</text:p>
          </table:table-cell>
          <table:table-cell table:formula="of:=ROUND([.D181])" office:value-type="float" office:value="12" calcext:value-type="float">
            <text:p>12</text:p>
          </table:table-cell>
          <table:table-cell table:formula="of:=DEC2HEX([.E181])" office:value-type="string" office:string-value="C" calcext:value-type="string">
            <text:p>C</text:p>
          </table:table-cell>
          <table:table-cell table:formula="of:=IF(LEN([.F181])=1;CONCATENATE(&quot;0&quot;;[.F181]);[.F181])" office:value-type="string" office:string-value="0C" calcext:value-type="string">
            <text:p>0C</text:p>
          </table:table-cell>
          <table:table-cell table:formula="of:=CONCATENATE(&quot;x&quot;&quot;&quot;;[.G181];&quot;&quot;&quot;,&quot;)" office:value-type="string" office:string-value="x&quot;0C&quot;," calcext:value-type="string">
            <text:p>x"0C",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SIN([.A182]*[.$B$3])" office:value-type="float" office:value="-0.914209755703531" calcext:value-type="float">
            <text:p>-0.914</text:p>
          </table:table-cell>
          <table:table-cell table:formula="of:=[.B182]*[.$B$4]" office:value-type="float" office:value="-116.104638974348" calcext:value-type="float">
            <text:p>-116.105</text:p>
          </table:table-cell>
          <table:table-cell table:formula="of:=[.C182]+[.$B$4]" office:value-type="float" office:value="10.8953610256516" calcext:value-type="float">
            <text:p>10.895</text:p>
          </table:table-cell>
          <table:table-cell table:formula="of:=ROUND([.D182])" office:value-type="float" office:value="11" calcext:value-type="float">
            <text:p>11</text:p>
          </table:table-cell>
          <table:table-cell table:formula="of:=DEC2HEX([.E182])" office:value-type="string" office:string-value="B" calcext:value-type="string">
            <text:p>B</text:p>
          </table:table-cell>
          <table:table-cell table:formula="of:=IF(LEN([.F182])=1;CONCATENATE(&quot;0&quot;;[.F182]);[.F182])" office:value-type="string" office:string-value="0B" calcext:value-type="string">
            <text:p>0B</text:p>
          </table:table-cell>
          <table:table-cell table:formula="of:=CONCATENATE(&quot;x&quot;&quot;&quot;;[.G182];&quot;&quot;&quot;,&quot;)" office:value-type="string" office:string-value="x&quot;0B&quot;," calcext:value-type="string">
            <text:p>x"0B",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SIN([.A183]*[.$B$3])" office:value-type="float" office:value="-0.923879532511287" calcext:value-type="float">
            <text:p>-0.924</text:p>
          </table:table-cell>
          <table:table-cell table:formula="of:=[.B183]*[.$B$4]" office:value-type="float" office:value="-117.332700628933" calcext:value-type="float">
            <text:p>-117.333</text:p>
          </table:table-cell>
          <table:table-cell table:formula="of:=[.C183]+[.$B$4]" office:value-type="float" office:value="9.66729937106659" calcext:value-type="float">
            <text:p>9.667</text:p>
          </table:table-cell>
          <table:table-cell table:formula="of:=ROUND([.D183])" office:value-type="float" office:value="10" calcext:value-type="float">
            <text:p>10</text:p>
          </table:table-cell>
          <table:table-cell table:formula="of:=DEC2HEX([.E183])" office:value-type="string" office:string-value="A" calcext:value-type="string">
            <text:p>A</text:p>
          </table:table-cell>
          <table:table-cell table:formula="of:=IF(LEN([.F183])=1;CONCATENATE(&quot;0&quot;;[.F183]);[.F183])" office:value-type="string" office:string-value="0A" calcext:value-type="string">
            <text:p>0A</text:p>
          </table:table-cell>
          <table:table-cell table:formula="of:=CONCATENATE(&quot;x&quot;&quot;&quot;;[.G183];&quot;&quot;&quot;,&quot;)" office:value-type="string" office:string-value="x&quot;0A&quot;," calcext:value-type="string">
            <text:p>x"0A",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SIN([.A184]*[.$B$3])" office:value-type="float" office:value="-0.932992798834739" calcext:value-type="float">
            <text:p>-0.933</text:p>
          </table:table-cell>
          <table:table-cell table:formula="of:=[.B184]*[.$B$4]" office:value-type="float" office:value="-118.490085452012" calcext:value-type="float">
            <text:p>-118.490</text:p>
          </table:table-cell>
          <table:table-cell table:formula="of:=[.C184]+[.$B$4]" office:value-type="float" office:value="8.50991454798812" calcext:value-type="float">
            <text:p>8.510</text:p>
          </table:table-cell>
          <table:table-cell table:formula="of:=ROUND([.D184])" office:value-type="float" office:value="9" calcext:value-type="float">
            <text:p>9</text:p>
          </table:table-cell>
          <table:table-cell table:formula="of:=DEC2HEX([.E184])" office:value-type="string" office:string-value="9" calcext:value-type="string">
            <text:p>9</text:p>
          </table:table-cell>
          <table:table-cell table:formula="of:=IF(LEN([.F184])=1;CONCATENATE(&quot;0&quot;;[.F184]);[.F184])" office:value-type="string" office:string-value="09" calcext:value-type="string">
            <text:p>09</text:p>
          </table:table-cell>
          <table:table-cell table:formula="of:=CONCATENATE(&quot;x&quot;&quot;&quot;;[.G184];&quot;&quot;&quot;,&quot;)" office:value-type="string" office:string-value="x&quot;09&quot;," calcext:value-type="string">
            <text:p>x"09",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SIN([.A185]*[.$B$3])" office:value-type="float" office:value="-0.941544065183021" calcext:value-type="float">
            <text:p>-0.942</text:p>
          </table:table-cell>
          <table:table-cell table:formula="of:=[.B185]*[.$B$4]" office:value-type="float" office:value="-119.576096278244" calcext:value-type="float">
            <text:p>-119.576</text:p>
          </table:table-cell>
          <table:table-cell table:formula="of:=[.C185]+[.$B$4]" office:value-type="float" office:value="7.42390372175633" calcext:value-type="float">
            <text:p>7.424</text:p>
          </table:table-cell>
          <table:table-cell table:formula="of:=ROUND([.D185])" office:value-type="float" office:value="7" calcext:value-type="float">
            <text:p>7</text:p>
          </table:table-cell>
          <table:table-cell table:formula="of:=DEC2HEX([.E185])" office:value-type="string" office:string-value="7" calcext:value-type="string">
            <text:p>7</text:p>
          </table:table-cell>
          <table:table-cell table:formula="of:=IF(LEN([.F185])=1;CONCATENATE(&quot;0&quot;;[.F185]);[.F185])" office:value-type="string" office:string-value="07" calcext:value-type="string">
            <text:p>07</text:p>
          </table:table-cell>
          <table:table-cell table:formula="of:=CONCATENATE(&quot;x&quot;&quot;&quot;;[.G185];&quot;&quot;&quot;,&quot;)" office:value-type="string" office:string-value="x&quot;07&quot;," calcext:value-type="string">
            <text:p>x"07",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SIN([.A186]*[.$B$3])" office:value-type="float" office:value="-0.949528180593037" calcext:value-type="float">
            <text:p>-0.950</text:p>
          </table:table-cell>
          <table:table-cell table:formula="of:=[.B186]*[.$B$4]" office:value-type="float" office:value="-120.590078935316" calcext:value-type="float">
            <text:p>-120.590</text:p>
          </table:table-cell>
          <table:table-cell table:formula="of:=[.C186]+[.$B$4]" office:value-type="float" office:value="6.40992106468434" calcext:value-type="float">
            <text:p>6.410</text:p>
          </table:table-cell>
          <table:table-cell table:formula="of:=ROUND([.D186])" office:value-type="float" office:value="6" calcext:value-type="float">
            <text:p>6</text:p>
          </table:table-cell>
          <table:table-cell table:formula="of:=DEC2HEX([.E186])" office:value-type="string" office:string-value="6" calcext:value-type="string">
            <text:p>6</text:p>
          </table:table-cell>
          <table:table-cell table:formula="of:=IF(LEN([.F186])=1;CONCATENATE(&quot;0&quot;;[.F186]);[.F186])" office:value-type="string" office:string-value="06" calcext:value-type="string">
            <text:p>06</text:p>
          </table:table-cell>
          <table:table-cell table:formula="of:=CONCATENATE(&quot;x&quot;&quot;&quot;;[.G186];&quot;&quot;&quot;,&quot;)" office:value-type="string" office:string-value="x&quot;06&quot;," calcext:value-type="string">
            <text:p>x"06",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SIN([.A187]*[.$B$3])" office:value-type="float" office:value="-0.956940335732209" calcext:value-type="float">
            <text:p>-0.957</text:p>
          </table:table-cell>
          <table:table-cell table:formula="of:=[.B187]*[.$B$4]" office:value-type="float" office:value="-121.531422637991" calcext:value-type="float">
            <text:p>-121.531</text:p>
          </table:table-cell>
          <table:table-cell table:formula="of:=[.C187]+[.$B$4]" office:value-type="float" office:value="5.46857736200948" calcext:value-type="float">
            <text:p>5.469</text:p>
          </table:table-cell>
          <table:table-cell table:formula="of:=ROUND([.D187])" office:value-type="float" office:value="5" calcext:value-type="float">
            <text:p>5</text:p>
          </table:table-cell>
          <table:table-cell table:formula="of:=DEC2HEX([.E187])" office:value-type="string" office:string-value="5" calcext:value-type="string">
            <text:p>5</text:p>
          </table:table-cell>
          <table:table-cell table:formula="of:=IF(LEN([.F187])=1;CONCATENATE(&quot;0&quot;;[.F187]);[.F187])" office:value-type="string" office:string-value="05" calcext:value-type="string">
            <text:p>05</text:p>
          </table:table-cell>
          <table:table-cell table:formula="of:=CONCATENATE(&quot;x&quot;&quot;&quot;;[.G187];&quot;&quot;&quot;,&quot;)" office:value-type="string" office:string-value="x&quot;05&quot;," calcext:value-type="string">
            <text:p>x"05",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SIN([.A188]*[.$B$3])" office:value-type="float" office:value="-0.96377606579544" calcext:value-type="float">
            <text:p>-0.964</text:p>
          </table:table-cell>
          <table:table-cell table:formula="of:=[.B188]*[.$B$4]" office:value-type="float" office:value="-122.399560356021" calcext:value-type="float">
            <text:p>-122.400</text:p>
          </table:table-cell>
          <table:table-cell table:formula="of:=[.C188]+[.$B$4]" office:value-type="float" office:value="4.60043964397914" calcext:value-type="float">
            <text:p>4.600</text:p>
          </table:table-cell>
          <table:table-cell table:formula="of:=ROUND([.D188])" office:value-type="float" office:value="5" calcext:value-type="float">
            <text:p>5</text:p>
          </table:table-cell>
          <table:table-cell table:formula="of:=DEC2HEX([.E188])" office:value-type="string" office:string-value="5" calcext:value-type="string">
            <text:p>5</text:p>
          </table:table-cell>
          <table:table-cell table:formula="of:=IF(LEN([.F188])=1;CONCATENATE(&quot;0&quot;;[.F188]);[.F188])" office:value-type="string" office:string-value="05" calcext:value-type="string">
            <text:p>05</text:p>
          </table:table-cell>
          <table:table-cell table:formula="of:=CONCATENATE(&quot;x&quot;&quot;&quot;;[.G188];&quot;&quot;&quot;,&quot;)" office:value-type="string" office:string-value="x&quot;05&quot;," calcext:value-type="string">
            <text:p>x"05",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SIN([.A189]*[.$B$3])" office:value-type="float" office:value="-0.970031253194544" calcext:value-type="float">
            <text:p>-0.970</text:p>
          </table:table-cell>
          <table:table-cell table:formula="of:=[.B189]*[.$B$4]" office:value-type="float" office:value="-123.193969155707" calcext:value-type="float">
            <text:p>-123.194</text:p>
          </table:table-cell>
          <table:table-cell table:formula="of:=[.C189]+[.$B$4]" office:value-type="float" office:value="3.80603084429292" calcext:value-type="float">
            <text:p>3.806</text:p>
          </table:table-cell>
          <table:table-cell table:formula="of:=ROUND([.D189])" office:value-type="float" office:value="4" calcext:value-type="float">
            <text:p>4</text:p>
          </table:table-cell>
          <table:table-cell table:formula="of:=DEC2HEX([.E189])" office:value-type="string" office:string-value="4" calcext:value-type="string">
            <text:p>4</text:p>
          </table:table-cell>
          <table:table-cell table:formula="of:=IF(LEN([.F189])=1;CONCATENATE(&quot;0&quot;;[.F189]);[.F189])" office:value-type="string" office:string-value="04" calcext:value-type="string">
            <text:p>04</text:p>
          </table:table-cell>
          <table:table-cell table:formula="of:=CONCATENATE(&quot;x&quot;&quot;&quot;;[.G189];&quot;&quot;&quot;,&quot;)" office:value-type="string" office:string-value="x&quot;04&quot;," calcext:value-type="string">
            <text:p>x"04",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SIN([.A190]*[.$B$3])" office:value-type="float" office:value="-0.975702130038528" calcext:value-type="float">
            <text:p>-0.976</text:p>
          </table:table-cell>
          <table:table-cell table:formula="of:=[.B190]*[.$B$4]" office:value-type="float" office:value="-123.914170514893" calcext:value-type="float">
            <text:p>-123.914</text:p>
          </table:table-cell>
          <table:table-cell table:formula="of:=[.C190]+[.$B$4]" office:value-type="float" office:value="3.08582948510687" calcext:value-type="float">
            <text:p>3.086</text:p>
          </table:table-cell>
          <table:table-cell table:formula="of:=ROUND([.D190])" office:value-type="float" office:value="3" calcext:value-type="float">
            <text:p>3</text:p>
          </table:table-cell>
          <table:table-cell table:formula="of:=DEC2HEX([.E190])" office:value-type="string" office:string-value="3" calcext:value-type="string">
            <text:p>3</text:p>
          </table:table-cell>
          <table:table-cell table:formula="of:=IF(LEN([.F190])=1;CONCATENATE(&quot;0&quot;;[.F190]);[.F190])" office:value-type="string" office:string-value="03" calcext:value-type="string">
            <text:p>03</text:p>
          </table:table-cell>
          <table:table-cell table:formula="of:=CONCATENATE(&quot;x&quot;&quot;&quot;;[.G190];&quot;&quot;&quot;,&quot;)" office:value-type="string" office:string-value="x&quot;03&quot;," calcext:value-type="string">
            <text:p>x"03",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SIN([.A191]*[.$B$3])" office:value-type="float" office:value="-0.98078528040323" calcext:value-type="float">
            <text:p>-0.981</text:p>
          </table:table-cell>
          <table:table-cell table:formula="of:=[.B191]*[.$B$4]" office:value-type="float" office:value="-124.55973061121" calcext:value-type="float">
            <text:p>-124.560</text:p>
          </table:table-cell>
          <table:table-cell table:formula="of:=[.C191]+[.$B$4]" office:value-type="float" office:value="2.44026938878973" calcext:value-type="float">
            <text:p>2.440</text:p>
          </table:table-cell>
          <table:table-cell table:formula="of:=ROUND([.D191])" office:value-type="float" office:value="2" calcext:value-type="float">
            <text:p>2</text:p>
          </table:table-cell>
          <table:table-cell table:formula="of:=DEC2HEX([.E191])" office:value-type="string" office:string-value="2" calcext:value-type="string">
            <text:p>2</text:p>
          </table:table-cell>
          <table:table-cell table:formula="of:=IF(LEN([.F191])=1;CONCATENATE(&quot;0&quot;;[.F191]);[.F191])" office:value-type="string" office:string-value="02" calcext:value-type="string">
            <text:p>02</text:p>
          </table:table-cell>
          <table:table-cell table:formula="of:=CONCATENATE(&quot;x&quot;&quot;&quot;;[.G191];&quot;&quot;&quot;,&quot;)" office:value-type="string" office:string-value="x&quot;02&quot;," calcext:value-type="string">
            <text:p>x"02",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SIN([.A192]*[.$B$3])" office:value-type="float" office:value="-0.985277642388941" calcext:value-type="float">
            <text:p>-0.985</text:p>
          </table:table-cell>
          <table:table-cell table:formula="of:=[.B192]*[.$B$4]" office:value-type="float" office:value="-125.130260583396" calcext:value-type="float">
            <text:p>-125.130</text:p>
          </table:table-cell>
          <table:table-cell table:formula="of:=[.C192]+[.$B$4]" office:value-type="float" office:value="1.86973941660446" calcext:value-type="float">
            <text:p>1.870</text:p>
          </table:table-cell>
          <table:table-cell table:formula="of:=ROUND([.D192])" office:value-type="float" office:value="2" calcext:value-type="float">
            <text:p>2</text:p>
          </table:table-cell>
          <table:table-cell table:formula="of:=DEC2HEX([.E192])" office:value-type="string" office:string-value="2" calcext:value-type="string">
            <text:p>2</text:p>
          </table:table-cell>
          <table:table-cell table:formula="of:=IF(LEN([.F192])=1;CONCATENATE(&quot;0&quot;;[.F192]);[.F192])" office:value-type="string" office:string-value="02" calcext:value-type="string">
            <text:p>02</text:p>
          </table:table-cell>
          <table:table-cell table:formula="of:=CONCATENATE(&quot;x&quot;&quot;&quot;;[.G192];&quot;&quot;&quot;,&quot;)" office:value-type="string" office:string-value="x&quot;02&quot;," calcext:value-type="string">
            <text:p>x"02",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SIN([.A193]*[.$B$3])" office:value-type="float" office:value="-0.989176509964781" calcext:value-type="float">
            <text:p>-0.989</text:p>
          </table:table-cell>
          <table:table-cell table:formula="of:=[.B193]*[.$B$4]" office:value-type="float" office:value="-125.625416765527" calcext:value-type="float">
            <text:p>-125.625</text:p>
          </table:table-cell>
          <table:table-cell table:formula="of:=[.C193]+[.$B$4]" office:value-type="float" office:value="1.37458323447281" calcext:value-type="float">
            <text:p>1.375</text:p>
          </table:table-cell>
          <table:table-cell table:formula="of:=ROUND([.D193])" office:value-type="float" office:value="1" calcext:value-type="float">
            <text:p>1</text:p>
          </table:table-cell>
          <table:table-cell table:formula="of:=DEC2HEX([.E193])" office:value-type="string" office:string-value="1" calcext:value-type="string">
            <text:p>1</text:p>
          </table:table-cell>
          <table:table-cell table:formula="of:=IF(LEN([.F193])=1;CONCATENATE(&quot;0&quot;;[.F193]);[.F193])" office:value-type="string" office:string-value="01" calcext:value-type="string">
            <text:p>01</text:p>
          </table:table-cell>
          <table:table-cell table:formula="of:=CONCATENATE(&quot;x&quot;&quot;&quot;;[.G193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SIN([.A194]*[.$B$3])" office:value-type="float" office:value="-0.99247953459871" calcext:value-type="float">
            <text:p>-0.992</text:p>
          </table:table-cell>
          <table:table-cell table:formula="of:=[.B194]*[.$B$4]" office:value-type="float" office:value="-126.044900894036" calcext:value-type="float">
            <text:p>-126.045</text:p>
          </table:table-cell>
          <table:table-cell table:formula="of:=[.C194]+[.$B$4]" office:value-type="float" office:value="0.955099105963825" calcext:value-type="float">
            <text:p>0.955</text:p>
          </table:table-cell>
          <table:table-cell table:formula="of:=ROUND([.D194])" office:value-type="float" office:value="1" calcext:value-type="float">
            <text:p>1</text:p>
          </table:table-cell>
          <table:table-cell table:formula="of:=DEC2HEX([.E194])" office:value-type="string" office:string-value="1" calcext:value-type="string">
            <text:p>1</text:p>
          </table:table-cell>
          <table:table-cell table:formula="of:=IF(LEN([.F194])=1;CONCATENATE(&quot;0&quot;;[.F194]);[.F194])" office:value-type="string" office:string-value="01" calcext:value-type="string">
            <text:p>01</text:p>
          </table:table-cell>
          <table:table-cell table:formula="of:=CONCATENATE(&quot;x&quot;&quot;&quot;;[.G194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SIN([.A195]*[.$B$3])" office:value-type="float" office:value="-0.995184726672197" calcext:value-type="float">
            <text:p>-0.995</text:p>
          </table:table-cell>
          <table:table-cell table:formula="of:=[.B195]*[.$B$4]" office:value-type="float" office:value="-126.388460287369" calcext:value-type="float">
            <text:p>-126.388</text:p>
          </table:table-cell>
          <table:table-cell table:formula="of:=[.C195]+[.$B$4]" office:value-type="float" office:value="0.611539712630986" calcext:value-type="float">
            <text:p>0.612</text:p>
          </table:table-cell>
          <table:table-cell table:formula="of:=ROUND([.D195])" office:value-type="float" office:value="1" calcext:value-type="float">
            <text:p>1</text:p>
          </table:table-cell>
          <table:table-cell table:formula="of:=DEC2HEX([.E195])" office:value-type="string" office:string-value="1" calcext:value-type="string">
            <text:p>1</text:p>
          </table:table-cell>
          <table:table-cell table:formula="of:=IF(LEN([.F195])=1;CONCATENATE(&quot;0&quot;;[.F195]);[.F195])" office:value-type="string" office:string-value="01" calcext:value-type="string">
            <text:p>01</text:p>
          </table:table-cell>
          <table:table-cell table:formula="of:=CONCATENATE(&quot;x&quot;&quot;&quot;;[.G195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SIN([.A196]*[.$B$3])" office:value-type="float" office:value="-0.99729045667869" calcext:value-type="float">
            <text:p>-0.997</text:p>
          </table:table-cell>
          <table:table-cell table:formula="of:=[.B196]*[.$B$4]" office:value-type="float" office:value="-126.655887998194" calcext:value-type="float">
            <text:p>-126.656</text:p>
          </table:table-cell>
          <table:table-cell table:formula="of:=[.C196]+[.$B$4]" office:value-type="float" office:value="0.344112001806323" calcext:value-type="float">
            <text:p>0.344</text:p>
          </table:table-cell>
          <table:table-cell table:formula="of:=ROUND([.D196])" office:value-type="float" office:value="0" calcext:value-type="float">
            <text:p>0</text:p>
          </table:table-cell>
          <table:table-cell table:formula="of:=DEC2HEX([.E196])" office:value-type="string" office:string-value="0" calcext:value-type="string">
            <text:p>0</text:p>
          </table:table-cell>
          <table:table-cell table:formula="of:=IF(LEN([.F196])=1;CONCATENATE(&quot;0&quot;;[.F196]);[.F196])" office:value-type="string" office:string-value="00" calcext:value-type="string">
            <text:p>00</text:p>
          </table:table-cell>
          <table:table-cell table:formula="of:=CONCATENATE(&quot;x&quot;&quot;&quot;;[.G196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SIN([.A197]*[.$B$3])" office:value-type="float" office:value="-0.998795456205172" calcext:value-type="float">
            <text:p>-0.999</text:p>
          </table:table-cell>
          <table:table-cell table:formula="of:=[.B197]*[.$B$4]" office:value-type="float" office:value="-126.847022938057" calcext:value-type="float">
            <text:p>-126.847</text:p>
          </table:table-cell>
          <table:table-cell table:formula="of:=[.C197]+[.$B$4]" office:value-type="float" office:value="0.152977061943105" calcext:value-type="float">
            <text:p>0.153</text:p>
          </table:table-cell>
          <table:table-cell table:formula="of:=ROUND([.D197])" office:value-type="float" office:value="0" calcext:value-type="float">
            <text:p>0</text:p>
          </table:table-cell>
          <table:table-cell table:formula="of:=DEC2HEX([.E197])" office:value-type="string" office:string-value="0" calcext:value-type="string">
            <text:p>0</text:p>
          </table:table-cell>
          <table:table-cell table:formula="of:=IF(LEN([.F197])=1;CONCATENATE(&quot;0&quot;;[.F197]);[.F197])" office:value-type="string" office:string-value="00" calcext:value-type="string">
            <text:p>00</text:p>
          </table:table-cell>
          <table:table-cell table:formula="of:=CONCATENATE(&quot;x&quot;&quot;&quot;;[.G197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SIN([.A198]*[.$B$3])" office:value-type="float" office:value="-0.999698818696204" calcext:value-type="float">
            <text:p>-1.000</text:p>
          </table:table-cell>
          <table:table-cell table:formula="of:=[.B198]*[.$B$4]" office:value-type="float" office:value="-126.961749974418" calcext:value-type="float">
            <text:p>-126.962</text:p>
          </table:table-cell>
          <table:table-cell table:formula="of:=[.C198]+[.$B$4]" office:value-type="float" office:value="0.0382500255820588" calcext:value-type="float">
            <text:p>0.038</text:p>
          </table:table-cell>
          <table:table-cell table:formula="of:=ROUND([.D198])" office:value-type="float" office:value="0" calcext:value-type="float">
            <text:p>0</text:p>
          </table:table-cell>
          <table:table-cell table:formula="of:=DEC2HEX([.E198])" office:value-type="string" office:string-value="0" calcext:value-type="string">
            <text:p>0</text:p>
          </table:table-cell>
          <table:table-cell table:formula="of:=IF(LEN([.F198])=1;CONCATENATE(&quot;0&quot;;[.F198]);[.F198])" office:value-type="string" office:string-value="00" calcext:value-type="string">
            <text:p>00</text:p>
          </table:table-cell>
          <table:table-cell table:formula="of:=CONCATENATE(&quot;x&quot;&quot;&quot;;[.G198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SIN([.A199]*[.$B$3])" office:value-type="float" office:value="-1" calcext:value-type="float">
            <text:p>-1.000</text:p>
          </table:table-cell>
          <table:table-cell table:formula="of:=[.B199]*[.$B$4]" office:value-type="float" office:value="-127" calcext:value-type="float">
            <text:p>-127.000</text:p>
          </table:table-cell>
          <table:table-cell table:formula="of:=[.C199]+[.$B$4]" office:value-type="float" office:value="0" calcext:value-type="float">
            <text:p>0.000</text:p>
          </table:table-cell>
          <table:table-cell table:formula="of:=ROUND([.D199])" office:value-type="float" office:value="0" calcext:value-type="float">
            <text:p>0</text:p>
          </table:table-cell>
          <table:table-cell table:formula="of:=DEC2HEX([.E199])" office:value-type="string" office:string-value="0" calcext:value-type="string">
            <text:p>0</text:p>
          </table:table-cell>
          <table:table-cell table:formula="of:=IF(LEN([.F199])=1;CONCATENATE(&quot;0&quot;;[.F199]);[.F199])" office:value-type="string" office:string-value="00" calcext:value-type="string">
            <text:p>00</text:p>
          </table:table-cell>
          <table:table-cell table:formula="of:=CONCATENATE(&quot;x&quot;&quot;&quot;;[.G199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formula="of:=SIN([.A200]*[.$B$3])" office:value-type="float" office:value="-0.999698818696204" calcext:value-type="float">
            <text:p>-1.000</text:p>
          </table:table-cell>
          <table:table-cell table:formula="of:=[.B200]*[.$B$4]" office:value-type="float" office:value="-126.961749974418" calcext:value-type="float">
            <text:p>-126.962</text:p>
          </table:table-cell>
          <table:table-cell table:formula="of:=[.C200]+[.$B$4]" office:value-type="float" office:value="0.0382500255820588" calcext:value-type="float">
            <text:p>0.038</text:p>
          </table:table-cell>
          <table:table-cell table:formula="of:=ROUND([.D200])" office:value-type="float" office:value="0" calcext:value-type="float">
            <text:p>0</text:p>
          </table:table-cell>
          <table:table-cell table:formula="of:=DEC2HEX([.E200])" office:value-type="string" office:string-value="0" calcext:value-type="string">
            <text:p>0</text:p>
          </table:table-cell>
          <table:table-cell table:formula="of:=IF(LEN([.F200])=1;CONCATENATE(&quot;0&quot;;[.F200]);[.F200])" office:value-type="string" office:string-value="00" calcext:value-type="string">
            <text:p>00</text:p>
          </table:table-cell>
          <table:table-cell table:formula="of:=CONCATENATE(&quot;x&quot;&quot;&quot;;[.G200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SIN([.A201]*[.$B$3])" office:value-type="float" office:value="-0.998795456205172" calcext:value-type="float">
            <text:p>-0.999</text:p>
          </table:table-cell>
          <table:table-cell table:formula="of:=[.B201]*[.$B$4]" office:value-type="float" office:value="-126.847022938057" calcext:value-type="float">
            <text:p>-126.847</text:p>
          </table:table-cell>
          <table:table-cell table:formula="of:=[.C201]+[.$B$4]" office:value-type="float" office:value="0.152977061943105" calcext:value-type="float">
            <text:p>0.153</text:p>
          </table:table-cell>
          <table:table-cell table:formula="of:=ROUND([.D201])" office:value-type="float" office:value="0" calcext:value-type="float">
            <text:p>0</text:p>
          </table:table-cell>
          <table:table-cell table:formula="of:=DEC2HEX([.E201])" office:value-type="string" office:string-value="0" calcext:value-type="string">
            <text:p>0</text:p>
          </table:table-cell>
          <table:table-cell table:formula="of:=IF(LEN([.F201])=1;CONCATENATE(&quot;0&quot;;[.F201]);[.F201])" office:value-type="string" office:string-value="00" calcext:value-type="string">
            <text:p>00</text:p>
          </table:table-cell>
          <table:table-cell table:formula="of:=CONCATENATE(&quot;x&quot;&quot;&quot;;[.G201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SIN([.A202]*[.$B$3])" office:value-type="float" office:value="-0.99729045667869" calcext:value-type="float">
            <text:p>-0.997</text:p>
          </table:table-cell>
          <table:table-cell table:formula="of:=[.B202]*[.$B$4]" office:value-type="float" office:value="-126.655887998194" calcext:value-type="float">
            <text:p>-126.656</text:p>
          </table:table-cell>
          <table:table-cell table:formula="of:=[.C202]+[.$B$4]" office:value-type="float" office:value="0.344112001806337" calcext:value-type="float">
            <text:p>0.344</text:p>
          </table:table-cell>
          <table:table-cell table:formula="of:=ROUND([.D202])" office:value-type="float" office:value="0" calcext:value-type="float">
            <text:p>0</text:p>
          </table:table-cell>
          <table:table-cell table:formula="of:=DEC2HEX([.E202])" office:value-type="string" office:string-value="0" calcext:value-type="string">
            <text:p>0</text:p>
          </table:table-cell>
          <table:table-cell table:formula="of:=IF(LEN([.F202])=1;CONCATENATE(&quot;0&quot;;[.F202]);[.F202])" office:value-type="string" office:string-value="00" calcext:value-type="string">
            <text:p>00</text:p>
          </table:table-cell>
          <table:table-cell table:formula="of:=CONCATENATE(&quot;x&quot;&quot;&quot;;[.G202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SIN([.A203]*[.$B$3])" office:value-type="float" office:value="-0.995184726672197" calcext:value-type="float">
            <text:p>-0.995</text:p>
          </table:table-cell>
          <table:table-cell table:formula="of:=[.B203]*[.$B$4]" office:value-type="float" office:value="-126.388460287369" calcext:value-type="float">
            <text:p>-126.388</text:p>
          </table:table-cell>
          <table:table-cell table:formula="of:=[.C203]+[.$B$4]" office:value-type="float" office:value="0.611539712630986" calcext:value-type="float">
            <text:p>0.612</text:p>
          </table:table-cell>
          <table:table-cell table:formula="of:=ROUND([.D203])" office:value-type="float" office:value="1" calcext:value-type="float">
            <text:p>1</text:p>
          </table:table-cell>
          <table:table-cell table:formula="of:=DEC2HEX([.E203])" office:value-type="string" office:string-value="1" calcext:value-type="string">
            <text:p>1</text:p>
          </table:table-cell>
          <table:table-cell table:formula="of:=IF(LEN([.F203])=1;CONCATENATE(&quot;0&quot;;[.F203]);[.F203])" office:value-type="string" office:string-value="01" calcext:value-type="string">
            <text:p>01</text:p>
          </table:table-cell>
          <table:table-cell table:formula="of:=CONCATENATE(&quot;x&quot;&quot;&quot;;[.G203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SIN([.A204]*[.$B$3])" office:value-type="float" office:value="-0.99247953459871" calcext:value-type="float">
            <text:p>-0.992</text:p>
          </table:table-cell>
          <table:table-cell table:formula="of:=[.B204]*[.$B$4]" office:value-type="float" office:value="-126.044900894036" calcext:value-type="float">
            <text:p>-126.045</text:p>
          </table:table-cell>
          <table:table-cell table:formula="of:=[.C204]+[.$B$4]" office:value-type="float" office:value="0.955099105963839" calcext:value-type="float">
            <text:p>0.955</text:p>
          </table:table-cell>
          <table:table-cell table:formula="of:=ROUND([.D204])" office:value-type="float" office:value="1" calcext:value-type="float">
            <text:p>1</text:p>
          </table:table-cell>
          <table:table-cell table:formula="of:=DEC2HEX([.E204])" office:value-type="string" office:string-value="1" calcext:value-type="string">
            <text:p>1</text:p>
          </table:table-cell>
          <table:table-cell table:formula="of:=IF(LEN([.F204])=1;CONCATENATE(&quot;0&quot;;[.F204]);[.F204])" office:value-type="string" office:string-value="01" calcext:value-type="string">
            <text:p>01</text:p>
          </table:table-cell>
          <table:table-cell table:formula="of:=CONCATENATE(&quot;x&quot;&quot;&quot;;[.G204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SIN([.A205]*[.$B$3])" office:value-type="float" office:value="-0.989176509964781" calcext:value-type="float">
            <text:p>-0.989</text:p>
          </table:table-cell>
          <table:table-cell table:formula="of:=[.B205]*[.$B$4]" office:value-type="float" office:value="-125.625416765527" calcext:value-type="float">
            <text:p>-125.625</text:p>
          </table:table-cell>
          <table:table-cell table:formula="of:=[.C205]+[.$B$4]" office:value-type="float" office:value="1.37458323447282" calcext:value-type="float">
            <text:p>1.375</text:p>
          </table:table-cell>
          <table:table-cell table:formula="of:=ROUND([.D205])" office:value-type="float" office:value="1" calcext:value-type="float">
            <text:p>1</text:p>
          </table:table-cell>
          <table:table-cell table:formula="of:=DEC2HEX([.E205])" office:value-type="string" office:string-value="1" calcext:value-type="string">
            <text:p>1</text:p>
          </table:table-cell>
          <table:table-cell table:formula="of:=IF(LEN([.F205])=1;CONCATENATE(&quot;0&quot;;[.F205]);[.F205])" office:value-type="string" office:string-value="01" calcext:value-type="string">
            <text:p>01</text:p>
          </table:table-cell>
          <table:table-cell table:formula="of:=CONCATENATE(&quot;x&quot;&quot;&quot;;[.G205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SIN([.A206]*[.$B$3])" office:value-type="float" office:value="-0.985277642388941" calcext:value-type="float">
            <text:p>-0.985</text:p>
          </table:table-cell>
          <table:table-cell table:formula="of:=[.B206]*[.$B$4]" office:value-type="float" office:value="-125.130260583396" calcext:value-type="float">
            <text:p>-125.130</text:p>
          </table:table-cell>
          <table:table-cell table:formula="of:=[.C206]+[.$B$4]" office:value-type="float" office:value="1.86973941660447" calcext:value-type="float">
            <text:p>1.870</text:p>
          </table:table-cell>
          <table:table-cell table:formula="of:=ROUND([.D206])" office:value-type="float" office:value="2" calcext:value-type="float">
            <text:p>2</text:p>
          </table:table-cell>
          <table:table-cell table:formula="of:=DEC2HEX([.E206])" office:value-type="string" office:string-value="2" calcext:value-type="string">
            <text:p>2</text:p>
          </table:table-cell>
          <table:table-cell table:formula="of:=IF(LEN([.F206])=1;CONCATENATE(&quot;0&quot;;[.F206]);[.F206])" office:value-type="string" office:string-value="02" calcext:value-type="string">
            <text:p>02</text:p>
          </table:table-cell>
          <table:table-cell table:formula="of:=CONCATENATE(&quot;x&quot;&quot;&quot;;[.G206];&quot;&quot;&quot;,&quot;)" office:value-type="string" office:string-value="x&quot;02&quot;," calcext:value-type="string">
            <text:p>x"02",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SIN([.A207]*[.$B$3])" office:value-type="float" office:value="-0.98078528040323" calcext:value-type="float">
            <text:p>-0.981</text:p>
          </table:table-cell>
          <table:table-cell table:formula="of:=[.B207]*[.$B$4]" office:value-type="float" office:value="-124.55973061121" calcext:value-type="float">
            <text:p>-124.560</text:p>
          </table:table-cell>
          <table:table-cell table:formula="of:=[.C207]+[.$B$4]" office:value-type="float" office:value="2.44026938878973" calcext:value-type="float">
            <text:p>2.440</text:p>
          </table:table-cell>
          <table:table-cell table:formula="of:=ROUND([.D207])" office:value-type="float" office:value="2" calcext:value-type="float">
            <text:p>2</text:p>
          </table:table-cell>
          <table:table-cell table:formula="of:=DEC2HEX([.E207])" office:value-type="string" office:string-value="2" calcext:value-type="string">
            <text:p>2</text:p>
          </table:table-cell>
          <table:table-cell table:formula="of:=IF(LEN([.F207])=1;CONCATENATE(&quot;0&quot;;[.F207]);[.F207])" office:value-type="string" office:string-value="02" calcext:value-type="string">
            <text:p>02</text:p>
          </table:table-cell>
          <table:table-cell table:formula="of:=CONCATENATE(&quot;x&quot;&quot;&quot;;[.G207];&quot;&quot;&quot;,&quot;)" office:value-type="string" office:string-value="x&quot;02&quot;," calcext:value-type="string">
            <text:p>x"02",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SIN([.A208]*[.$B$3])" office:value-type="float" office:value="-0.975702130038528" calcext:value-type="float">
            <text:p>-0.976</text:p>
          </table:table-cell>
          <table:table-cell table:formula="of:=[.B208]*[.$B$4]" office:value-type="float" office:value="-123.914170514893" calcext:value-type="float">
            <text:p>-123.914</text:p>
          </table:table-cell>
          <table:table-cell table:formula="of:=[.C208]+[.$B$4]" office:value-type="float" office:value="3.08582948510687" calcext:value-type="float">
            <text:p>3.086</text:p>
          </table:table-cell>
          <table:table-cell table:formula="of:=ROUND([.D208])" office:value-type="float" office:value="3" calcext:value-type="float">
            <text:p>3</text:p>
          </table:table-cell>
          <table:table-cell table:formula="of:=DEC2HEX([.E208])" office:value-type="string" office:string-value="3" calcext:value-type="string">
            <text:p>3</text:p>
          </table:table-cell>
          <table:table-cell table:formula="of:=IF(LEN([.F208])=1;CONCATENATE(&quot;0&quot;;[.F208]);[.F208])" office:value-type="string" office:string-value="03" calcext:value-type="string">
            <text:p>03</text:p>
          </table:table-cell>
          <table:table-cell table:formula="of:=CONCATENATE(&quot;x&quot;&quot;&quot;;[.G208];&quot;&quot;&quot;,&quot;)" office:value-type="string" office:string-value="x&quot;03&quot;," calcext:value-type="string">
            <text:p>x"03",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SIN([.A209]*[.$B$3])" office:value-type="float" office:value="-0.970031253194544" calcext:value-type="float">
            <text:p>-0.970</text:p>
          </table:table-cell>
          <table:table-cell table:formula="of:=[.B209]*[.$B$4]" office:value-type="float" office:value="-123.193969155707" calcext:value-type="float">
            <text:p>-123.194</text:p>
          </table:table-cell>
          <table:table-cell table:formula="of:=[.C209]+[.$B$4]" office:value-type="float" office:value="3.80603084429292" calcext:value-type="float">
            <text:p>3.806</text:p>
          </table:table-cell>
          <table:table-cell table:formula="of:=ROUND([.D209])" office:value-type="float" office:value="4" calcext:value-type="float">
            <text:p>4</text:p>
          </table:table-cell>
          <table:table-cell table:formula="of:=DEC2HEX([.E209])" office:value-type="string" office:string-value="4" calcext:value-type="string">
            <text:p>4</text:p>
          </table:table-cell>
          <table:table-cell table:formula="of:=IF(LEN([.F209])=1;CONCATENATE(&quot;0&quot;;[.F209]);[.F209])" office:value-type="string" office:string-value="04" calcext:value-type="string">
            <text:p>04</text:p>
          </table:table-cell>
          <table:table-cell table:formula="of:=CONCATENATE(&quot;x&quot;&quot;&quot;;[.G209];&quot;&quot;&quot;,&quot;)" office:value-type="string" office:string-value="x&quot;04&quot;," calcext:value-type="string">
            <text:p>x"04",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SIN([.A210]*[.$B$3])" office:value-type="float" office:value="-0.96377606579544" calcext:value-type="float">
            <text:p>-0.964</text:p>
          </table:table-cell>
          <table:table-cell table:formula="of:=[.B210]*[.$B$4]" office:value-type="float" office:value="-122.399560356021" calcext:value-type="float">
            <text:p>-122.400</text:p>
          </table:table-cell>
          <table:table-cell table:formula="of:=[.C210]+[.$B$4]" office:value-type="float" office:value="4.60043964397914" calcext:value-type="float">
            <text:p>4.600</text:p>
          </table:table-cell>
          <table:table-cell table:formula="of:=ROUND([.D210])" office:value-type="float" office:value="5" calcext:value-type="float">
            <text:p>5</text:p>
          </table:table-cell>
          <table:table-cell table:formula="of:=DEC2HEX([.E210])" office:value-type="string" office:string-value="5" calcext:value-type="string">
            <text:p>5</text:p>
          </table:table-cell>
          <table:table-cell table:formula="of:=IF(LEN([.F210])=1;CONCATENATE(&quot;0&quot;;[.F210]);[.F210])" office:value-type="string" office:string-value="05" calcext:value-type="string">
            <text:p>05</text:p>
          </table:table-cell>
          <table:table-cell table:formula="of:=CONCATENATE(&quot;x&quot;&quot;&quot;;[.G210];&quot;&quot;&quot;,&quot;)" office:value-type="string" office:string-value="x&quot;05&quot;," calcext:value-type="string">
            <text:p>x"05",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SIN([.A211]*[.$B$3])" office:value-type="float" office:value="-0.956940335732209" calcext:value-type="float">
            <text:p>-0.957</text:p>
          </table:table-cell>
          <table:table-cell table:formula="of:=[.B211]*[.$B$4]" office:value-type="float" office:value="-121.531422637991" calcext:value-type="float">
            <text:p>-121.531</text:p>
          </table:table-cell>
          <table:table-cell table:formula="of:=[.C211]+[.$B$4]" office:value-type="float" office:value="5.46857736200948" calcext:value-type="float">
            <text:p>5.469</text:p>
          </table:table-cell>
          <table:table-cell table:formula="of:=ROUND([.D211])" office:value-type="float" office:value="5" calcext:value-type="float">
            <text:p>5</text:p>
          </table:table-cell>
          <table:table-cell table:formula="of:=DEC2HEX([.E211])" office:value-type="string" office:string-value="5" calcext:value-type="string">
            <text:p>5</text:p>
          </table:table-cell>
          <table:table-cell table:formula="of:=IF(LEN([.F211])=1;CONCATENATE(&quot;0&quot;;[.F211]);[.F211])" office:value-type="string" office:string-value="05" calcext:value-type="string">
            <text:p>05</text:p>
          </table:table-cell>
          <table:table-cell table:formula="of:=CONCATENATE(&quot;x&quot;&quot;&quot;;[.G211];&quot;&quot;&quot;,&quot;)" office:value-type="string" office:string-value="x&quot;05&quot;," calcext:value-type="string">
            <text:p>x"05",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SIN([.A212]*[.$B$3])" office:value-type="float" office:value="-0.949528180593037" calcext:value-type="float">
            <text:p>-0.950</text:p>
          </table:table-cell>
          <table:table-cell table:formula="of:=[.B212]*[.$B$4]" office:value-type="float" office:value="-120.590078935316" calcext:value-type="float">
            <text:p>-120.590</text:p>
          </table:table-cell>
          <table:table-cell table:formula="of:=[.C212]+[.$B$4]" office:value-type="float" office:value="6.40992106468434" calcext:value-type="float">
            <text:p>6.410</text:p>
          </table:table-cell>
          <table:table-cell table:formula="of:=ROUND([.D212])" office:value-type="float" office:value="6" calcext:value-type="float">
            <text:p>6</text:p>
          </table:table-cell>
          <table:table-cell table:formula="of:=DEC2HEX([.E212])" office:value-type="string" office:string-value="6" calcext:value-type="string">
            <text:p>6</text:p>
          </table:table-cell>
          <table:table-cell table:formula="of:=IF(LEN([.F212])=1;CONCATENATE(&quot;0&quot;;[.F212]);[.F212])" office:value-type="string" office:string-value="06" calcext:value-type="string">
            <text:p>06</text:p>
          </table:table-cell>
          <table:table-cell table:formula="of:=CONCATENATE(&quot;x&quot;&quot;&quot;;[.G212];&quot;&quot;&quot;,&quot;)" office:value-type="string" office:string-value="x&quot;06&quot;," calcext:value-type="string">
            <text:p>x"06",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SIN([.A213]*[.$B$3])" office:value-type="float" office:value="-0.941544065183021" calcext:value-type="float">
            <text:p>-0.942</text:p>
          </table:table-cell>
          <table:table-cell table:formula="of:=[.B213]*[.$B$4]" office:value-type="float" office:value="-119.576096278244" calcext:value-type="float">
            <text:p>-119.576</text:p>
          </table:table-cell>
          <table:table-cell table:formula="of:=[.C213]+[.$B$4]" office:value-type="float" office:value="7.42390372175636" calcext:value-type="float">
            <text:p>7.424</text:p>
          </table:table-cell>
          <table:table-cell table:formula="of:=ROUND([.D213])" office:value-type="float" office:value="7" calcext:value-type="float">
            <text:p>7</text:p>
          </table:table-cell>
          <table:table-cell table:formula="of:=DEC2HEX([.E213])" office:value-type="string" office:string-value="7" calcext:value-type="string">
            <text:p>7</text:p>
          </table:table-cell>
          <table:table-cell table:formula="of:=IF(LEN([.F213])=1;CONCATENATE(&quot;0&quot;;[.F213]);[.F213])" office:value-type="string" office:string-value="07" calcext:value-type="string">
            <text:p>07</text:p>
          </table:table-cell>
          <table:table-cell table:formula="of:=CONCATENATE(&quot;x&quot;&quot;&quot;;[.G213];&quot;&quot;&quot;,&quot;)" office:value-type="string" office:string-value="x&quot;07&quot;," calcext:value-type="string">
            <text:p>x"07",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SIN([.A214]*[.$B$3])" office:value-type="float" office:value="-0.932992798834739" calcext:value-type="float">
            <text:p>-0.933</text:p>
          </table:table-cell>
          <table:table-cell table:formula="of:=[.B214]*[.$B$4]" office:value-type="float" office:value="-118.490085452012" calcext:value-type="float">
            <text:p>-118.490</text:p>
          </table:table-cell>
          <table:table-cell table:formula="of:=[.C214]+[.$B$4]" office:value-type="float" office:value="8.50991454798816" calcext:value-type="float">
            <text:p>8.510</text:p>
          </table:table-cell>
          <table:table-cell table:formula="of:=ROUND([.D214])" office:value-type="float" office:value="9" calcext:value-type="float">
            <text:p>9</text:p>
          </table:table-cell>
          <table:table-cell table:formula="of:=DEC2HEX([.E214])" office:value-type="string" office:string-value="9" calcext:value-type="string">
            <text:p>9</text:p>
          </table:table-cell>
          <table:table-cell table:formula="of:=IF(LEN([.F214])=1;CONCATENATE(&quot;0&quot;;[.F214]);[.F214])" office:value-type="string" office:string-value="09" calcext:value-type="string">
            <text:p>09</text:p>
          </table:table-cell>
          <table:table-cell table:formula="of:=CONCATENATE(&quot;x&quot;&quot;&quot;;[.G214];&quot;&quot;&quot;,&quot;)" office:value-type="string" office:string-value="x&quot;09&quot;," calcext:value-type="string">
            <text:p>x"09",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SIN([.A215]*[.$B$3])" office:value-type="float" office:value="-0.923879532511286" calcext:value-type="float">
            <text:p>-0.924</text:p>
          </table:table-cell>
          <table:table-cell table:formula="of:=[.B215]*[.$B$4]" office:value-type="float" office:value="-117.332700628933" calcext:value-type="float">
            <text:p>-117.333</text:p>
          </table:table-cell>
          <table:table-cell table:formula="of:=[.C215]+[.$B$4]" office:value-type="float" office:value="9.66729937106662" calcext:value-type="float">
            <text:p>9.667</text:p>
          </table:table-cell>
          <table:table-cell table:formula="of:=ROUND([.D215])" office:value-type="float" office:value="10" calcext:value-type="float">
            <text:p>10</text:p>
          </table:table-cell>
          <table:table-cell table:formula="of:=DEC2HEX([.E215])" office:value-type="string" office:string-value="A" calcext:value-type="string">
            <text:p>A</text:p>
          </table:table-cell>
          <table:table-cell table:formula="of:=IF(LEN([.F215])=1;CONCATENATE(&quot;0&quot;;[.F215]);[.F215])" office:value-type="string" office:string-value="0A" calcext:value-type="string">
            <text:p>0A</text:p>
          </table:table-cell>
          <table:table-cell table:formula="of:=CONCATENATE(&quot;x&quot;&quot;&quot;;[.G215];&quot;&quot;&quot;,&quot;)" office:value-type="string" office:string-value="x&quot;0A&quot;," calcext:value-type="string">
            <text:p>x"0A",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SIN([.A216]*[.$B$3])" office:value-type="float" office:value="-0.91420975570353" calcext:value-type="float">
            <text:p>-0.914</text:p>
          </table:table-cell>
          <table:table-cell table:formula="of:=[.B216]*[.$B$4]" office:value-type="float" office:value="-116.104638974348" calcext:value-type="float">
            <text:p>-116.105</text:p>
          </table:table-cell>
          <table:table-cell table:formula="of:=[.C216]+[.$B$4]" office:value-type="float" office:value="10.8953610256516" calcext:value-type="float">
            <text:p>10.895</text:p>
          </table:table-cell>
          <table:table-cell table:formula="of:=ROUND([.D216])" office:value-type="float" office:value="11" calcext:value-type="float">
            <text:p>11</text:p>
          </table:table-cell>
          <table:table-cell table:formula="of:=DEC2HEX([.E216])" office:value-type="string" office:string-value="B" calcext:value-type="string">
            <text:p>B</text:p>
          </table:table-cell>
          <table:table-cell table:formula="of:=IF(LEN([.F216])=1;CONCATENATE(&quot;0&quot;;[.F216]);[.F216])" office:value-type="string" office:string-value="0B" calcext:value-type="string">
            <text:p>0B</text:p>
          </table:table-cell>
          <table:table-cell table:formula="of:=CONCATENATE(&quot;x&quot;&quot;&quot;;[.G216];&quot;&quot;&quot;,&quot;)" office:value-type="string" office:string-value="x&quot;0B&quot;," calcext:value-type="string">
            <text:p>x"0B",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SIN([.A217]*[.$B$3])" office:value-type="float" office:value="-0.903989293123443" calcext:value-type="float">
            <text:p>-0.904</text:p>
          </table:table-cell>
          <table:table-cell table:formula="of:=[.B217]*[.$B$4]" office:value-type="float" office:value="-114.806640226677" calcext:value-type="float">
            <text:p>-114.807</text:p>
          </table:table-cell>
          <table:table-cell table:formula="of:=[.C217]+[.$B$4]" office:value-type="float" office:value="12.1933597733227" calcext:value-type="float">
            <text:p>12.193</text:p>
          </table:table-cell>
          <table:table-cell table:formula="of:=ROUND([.D217])" office:value-type="float" office:value="12" calcext:value-type="float">
            <text:p>12</text:p>
          </table:table-cell>
          <table:table-cell table:formula="of:=DEC2HEX([.E217])" office:value-type="string" office:string-value="C" calcext:value-type="string">
            <text:p>C</text:p>
          </table:table-cell>
          <table:table-cell table:formula="of:=IF(LEN([.F217])=1;CONCATENATE(&quot;0&quot;;[.F217]);[.F217])" office:value-type="string" office:string-value="0C" calcext:value-type="string">
            <text:p>0C</text:p>
          </table:table-cell>
          <table:table-cell table:formula="of:=CONCATENATE(&quot;x&quot;&quot;&quot;;[.G217];&quot;&quot;&quot;,&quot;)" office:value-type="string" office:string-value="x&quot;0C&quot;," calcext:value-type="string">
            <text:p>x"0C",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SIN([.A218]*[.$B$3])" office:value-type="float" office:value="-0.893224301195515" calcext:value-type="float">
            <text:p>-0.893</text:p>
          </table:table-cell>
          <table:table-cell table:formula="of:=[.B218]*[.$B$4]" office:value-type="float" office:value="-113.43948625183" calcext:value-type="float">
            <text:p>-113.439</text:p>
          </table:table-cell>
          <table:table-cell table:formula="of:=[.C218]+[.$B$4]" office:value-type="float" office:value="13.5605137481696" calcext:value-type="float">
            <text:p>13.561</text:p>
          </table:table-cell>
          <table:table-cell table:formula="of:=ROUND([.D218])" office:value-type="float" office:value="14" calcext:value-type="float">
            <text:p>14</text:p>
          </table:table-cell>
          <table:table-cell table:formula="of:=DEC2HEX([.E218])" office:value-type="string" office:string-value="E" calcext:value-type="string">
            <text:p>E</text:p>
          </table:table-cell>
          <table:table-cell table:formula="of:=IF(LEN([.F218])=1;CONCATENATE(&quot;0&quot;;[.F218]);[.F218])" office:value-type="string" office:string-value="0E" calcext:value-type="string">
            <text:p>0E</text:p>
          </table:table-cell>
          <table:table-cell table:formula="of:=CONCATENATE(&quot;x&quot;&quot;&quot;;[.G218];&quot;&quot;&quot;,&quot;)" office:value-type="string" office:string-value="x&quot;0E&quot;," calcext:value-type="string">
            <text:p>x"0E",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SIN([.A219]*[.$B$3])" office:value-type="float" office:value="-0.881921264348355" calcext:value-type="float">
            <text:p>-0.882</text:p>
          </table:table-cell>
          <table:table-cell table:formula="of:=[.B219]*[.$B$4]" office:value-type="float" office:value="-112.004000572241" calcext:value-type="float">
            <text:p>-112.004</text:p>
          </table:table-cell>
          <table:table-cell table:formula="of:=[.C219]+[.$B$4]" office:value-type="float" office:value="14.9959994277589" calcext:value-type="float">
            <text:p>14.996</text:p>
          </table:table-cell>
          <table:table-cell table:formula="of:=ROUND([.D219])" office:value-type="float" office:value="15" calcext:value-type="float">
            <text:p>15</text:p>
          </table:table-cell>
          <table:table-cell table:formula="of:=DEC2HEX([.E219])" office:value-type="string" office:string-value="F" calcext:value-type="string">
            <text:p>F</text:p>
          </table:table-cell>
          <table:table-cell table:formula="of:=IF(LEN([.F219])=1;CONCATENATE(&quot;0&quot;;[.F219]);[.F219])" office:value-type="string" office:string-value="0F" calcext:value-type="string">
            <text:p>0F</text:p>
          </table:table-cell>
          <table:table-cell table:formula="of:=CONCATENATE(&quot;x&quot;&quot;&quot;;[.G219];&quot;&quot;&quot;,&quot;)" office:value-type="string" office:string-value="x&quot;0F&quot;," calcext:value-type="string">
            <text:p>x"0F",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SIN([.A220]*[.$B$3])" office:value-type="float" office:value="-0.870086991108711" calcext:value-type="float">
            <text:p>-0.870</text:p>
          </table:table-cell>
          <table:table-cell table:formula="of:=[.B220]*[.$B$4]" office:value-type="float" office:value="-110.501047870806" calcext:value-type="float">
            <text:p>-110.501</text:p>
          </table:table-cell>
          <table:table-cell table:formula="of:=[.C220]+[.$B$4]" office:value-type="float" office:value="16.4989521291936" calcext:value-type="float">
            <text:p>16.499</text:p>
          </table:table-cell>
          <table:table-cell table:formula="of:=ROUND([.D220])" office:value-type="float" office:value="16" calcext:value-type="float">
            <text:p>16</text:p>
          </table:table-cell>
          <table:table-cell table:formula="of:=DEC2HEX([.E220])" office:value-type="string" office:string-value="10" calcext:value-type="string">
            <text:p>10</text:p>
          </table:table-cell>
          <table:table-cell table:formula="of:=IF(LEN([.F220])=1;CONCATENATE(&quot;0&quot;;[.F220]);[.F220])" office:value-type="string" office:string-value="10" calcext:value-type="string">
            <text:p>10</text:p>
          </table:table-cell>
          <table:table-cell table:formula="of:=CONCATENATE(&quot;x&quot;&quot;&quot;;[.G220];&quot;&quot;&quot;,&quot;)" office:value-type="string" office:string-value="x&quot;10&quot;," calcext:value-type="string">
            <text:p>x"10",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SIN([.A221]*[.$B$3])" office:value-type="float" office:value="-0.857728610000272" calcext:value-type="float">
            <text:p>-0.858</text:p>
          </table:table-cell>
          <table:table-cell table:formula="of:=[.B221]*[.$B$4]" office:value-type="float" office:value="-108.931533470035" calcext:value-type="float">
            <text:p>-108.932</text:p>
          </table:table-cell>
          <table:table-cell table:formula="of:=[.C221]+[.$B$4]" office:value-type="float" office:value="18.0684665299654" calcext:value-type="float">
            <text:p>18.068</text:p>
          </table:table-cell>
          <table:table-cell table:formula="of:=ROUND([.D221])" office:value-type="float" office:value="18" calcext:value-type="float">
            <text:p>18</text:p>
          </table:table-cell>
          <table:table-cell table:formula="of:=DEC2HEX([.E221])" office:value-type="string" office:string-value="12" calcext:value-type="string">
            <text:p>12</text:p>
          </table:table-cell>
          <table:table-cell table:formula="of:=IF(LEN([.F221])=1;CONCATENATE(&quot;0&quot;;[.F221]);[.F221])" office:value-type="string" office:string-value="12" calcext:value-type="string">
            <text:p>12</text:p>
          </table:table-cell>
          <table:table-cell table:formula="of:=CONCATENATE(&quot;x&quot;&quot;&quot;;[.G221];&quot;&quot;&quot;,&quot;)" office:value-type="string" office:string-value="x&quot;12&quot;," calcext:value-type="string">
            <text:p>x"12",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SIN([.A222]*[.$B$3])" office:value-type="float" office:value="-0.844853565249707" calcext:value-type="float">
            <text:p>-0.845</text:p>
          </table:table-cell>
          <table:table-cell table:formula="of:=[.B222]*[.$B$4]" office:value-type="float" office:value="-107.296402786713" calcext:value-type="float">
            <text:p>-107.296</text:p>
          </table:table-cell>
          <table:table-cell table:formula="of:=[.C222]+[.$B$4]" office:value-type="float" office:value="19.7035972132872" calcext:value-type="float">
            <text:p>19.704</text:p>
          </table:table-cell>
          <table:table-cell table:formula="of:=ROUND([.D222])" office:value-type="float" office:value="20" calcext:value-type="float">
            <text:p>20</text:p>
          </table:table-cell>
          <table:table-cell table:formula="of:=DEC2HEX([.E222])" office:value-type="string" office:string-value="14" calcext:value-type="string">
            <text:p>14</text:p>
          </table:table-cell>
          <table:table-cell table:formula="of:=IF(LEN([.F222])=1;CONCATENATE(&quot;0&quot;;[.F222]);[.F222])" office:value-type="string" office:string-value="14" calcext:value-type="string">
            <text:p>14</text:p>
          </table:table-cell>
          <table:table-cell table:formula="of:=CONCATENATE(&quot;x&quot;&quot;&quot;;[.G222];&quot;&quot;&quot;,&quot;)" office:value-type="string" office:string-value="x&quot;14&quot;," calcext:value-type="string">
            <text:p>x"14",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SIN([.A223]*[.$B$3])" office:value-type="float" office:value="-0.831469612302545" calcext:value-type="float">
            <text:p>-0.831</text:p>
          </table:table-cell>
          <table:table-cell table:formula="of:=[.B223]*[.$B$4]" office:value-type="float" office:value="-105.596640762423" calcext:value-type="float">
            <text:p>-105.597</text:p>
          </table:table-cell>
          <table:table-cell table:formula="of:=[.C223]+[.$B$4]" office:value-type="float" office:value="21.4033592375768" calcext:value-type="float">
            <text:p>21.403</text:p>
          </table:table-cell>
          <table:table-cell table:formula="of:=ROUND([.D223])" office:value-type="float" office:value="21" calcext:value-type="float">
            <text:p>21</text:p>
          </table:table-cell>
          <table:table-cell table:formula="of:=DEC2HEX([.E223])" office:value-type="string" office:string-value="15" calcext:value-type="string">
            <text:p>15</text:p>
          </table:table-cell>
          <table:table-cell table:formula="of:=IF(LEN([.F223])=1;CONCATENATE(&quot;0&quot;;[.F223]);[.F223])" office:value-type="string" office:string-value="15" calcext:value-type="string">
            <text:p>15</text:p>
          </table:table-cell>
          <table:table-cell table:formula="of:=CONCATENATE(&quot;x&quot;&quot;&quot;;[.G223];&quot;&quot;&quot;,&quot;)" office:value-type="string" office:string-value="x&quot;15&quot;," calcext:value-type="string">
            <text:p>x"15",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SIN([.A224]*[.$B$3])" office:value-type="float" office:value="-0.817584813151584" calcext:value-type="float">
            <text:p>-0.818</text:p>
          </table:table-cell>
          <table:table-cell table:formula="of:=[.B224]*[.$B$4]" office:value-type="float" office:value="-103.833271270251" calcext:value-type="float">
            <text:p>-103.833</text:p>
          </table:table-cell>
          <table:table-cell table:formula="of:=[.C224]+[.$B$4]" office:value-type="float" office:value="23.1667287297489" calcext:value-type="float">
            <text:p>23.167</text:p>
          </table:table-cell>
          <table:table-cell table:formula="of:=ROUND([.D224])" office:value-type="float" office:value="23" calcext:value-type="float">
            <text:p>23</text:p>
          </table:table-cell>
          <table:table-cell table:formula="of:=DEC2HEX([.E224])" office:value-type="string" office:string-value="17" calcext:value-type="string">
            <text:p>17</text:p>
          </table:table-cell>
          <table:table-cell table:formula="of:=IF(LEN([.F224])=1;CONCATENATE(&quot;0&quot;;[.F224]);[.F224])" office:value-type="string" office:string-value="17" calcext:value-type="string">
            <text:p>17</text:p>
          </table:table-cell>
          <table:table-cell table:formula="of:=CONCATENATE(&quot;x&quot;&quot;&quot;;[.G224];&quot;&quot;&quot;,&quot;)" office:value-type="string" office:string-value="x&quot;17&quot;," calcext:value-type="string">
            <text:p>x"17",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SIN([.A225]*[.$B$3])" office:value-type="float" office:value="-0.803207531480645" calcext:value-type="float">
            <text:p>-0.803</text:p>
          </table:table-cell>
          <table:table-cell table:formula="of:=[.B225]*[.$B$4]" office:value-type="float" office:value="-102.007356498042" calcext:value-type="float">
            <text:p>-102.007</text:p>
          </table:table-cell>
          <table:table-cell table:formula="of:=[.C225]+[.$B$4]" office:value-type="float" office:value="24.9926435019581" calcext:value-type="float">
            <text:p>24.993</text:p>
          </table:table-cell>
          <table:table-cell table:formula="of:=ROUND([.D225])" office:value-type="float" office:value="25" calcext:value-type="float">
            <text:p>25</text:p>
          </table:table-cell>
          <table:table-cell table:formula="of:=DEC2HEX([.E225])" office:value-type="string" office:string-value="19" calcext:value-type="string">
            <text:p>19</text:p>
          </table:table-cell>
          <table:table-cell table:formula="of:=IF(LEN([.F225])=1;CONCATENATE(&quot;0&quot;;[.F225]);[.F225])" office:value-type="string" office:string-value="19" calcext:value-type="string">
            <text:p>19</text:p>
          </table:table-cell>
          <table:table-cell table:formula="of:=CONCATENATE(&quot;x&quot;&quot;&quot;;[.G225];&quot;&quot;&quot;,&quot;)" office:value-type="string" office:string-value="x&quot;19&quot;," calcext:value-type="string">
            <text:p>x"19",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SIN([.A226]*[.$B$3])" office:value-type="float" office:value="-0.788346427626606" calcext:value-type="float">
            <text:p>-0.788</text:p>
          </table:table-cell>
          <table:table-cell table:formula="of:=[.B226]*[.$B$4]" office:value-type="float" office:value="-100.119996308579" calcext:value-type="float">
            <text:p>-100.120</text:p>
          </table:table-cell>
          <table:table-cell table:formula="of:=[.C226]+[.$B$4]" office:value-type="float" office:value="26.8800036914211" calcext:value-type="float">
            <text:p>26.880</text:p>
          </table:table-cell>
          <table:table-cell table:formula="of:=ROUND([.D226])" office:value-type="float" office:value="27" calcext:value-type="float">
            <text:p>27</text:p>
          </table:table-cell>
          <table:table-cell table:formula="of:=DEC2HEX([.E226])" office:value-type="string" office:string-value="1B" calcext:value-type="string">
            <text:p>1B</text:p>
          </table:table-cell>
          <table:table-cell table:formula="of:=IF(LEN([.F226])=1;CONCATENATE(&quot;0&quot;;[.F226]);[.F226])" office:value-type="string" office:string-value="1B" calcext:value-type="string">
            <text:p>1B</text:p>
          </table:table-cell>
          <table:table-cell table:formula="of:=CONCATENATE(&quot;x&quot;&quot;&quot;;[.G226];&quot;&quot;&quot;,&quot;)" office:value-type="string" office:string-value="x&quot;1B&quot;," calcext:value-type="string">
            <text:p>x"1B",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SIN([.A227]*[.$B$3])" office:value-type="float" office:value="-0.773010453362736" calcext:value-type="float">
            <text:p>-0.773</text:p>
          </table:table-cell>
          <table:table-cell table:formula="of:=[.B227]*[.$B$4]" office:value-type="float" office:value="-98.1723275770675" calcext:value-type="float">
            <text:p>-98.172</text:p>
          </table:table-cell>
          <table:table-cell table:formula="of:=[.C227]+[.$B$4]" office:value-type="float" office:value="28.8276724229325" calcext:value-type="float">
            <text:p>28.828</text:p>
          </table:table-cell>
          <table:table-cell table:formula="of:=ROUND([.D227])" office:value-type="float" office:value="29" calcext:value-type="float">
            <text:p>29</text:p>
          </table:table-cell>
          <table:table-cell table:formula="of:=DEC2HEX([.E227])" office:value-type="string" office:string-value="1D" calcext:value-type="string">
            <text:p>1D</text:p>
          </table:table-cell>
          <table:table-cell table:formula="of:=IF(LEN([.F227])=1;CONCATENATE(&quot;0&quot;;[.F227]);[.F227])" office:value-type="string" office:string-value="1D" calcext:value-type="string">
            <text:p>1D</text:p>
          </table:table-cell>
          <table:table-cell table:formula="of:=CONCATENATE(&quot;x&quot;&quot;&quot;;[.G227];&quot;&quot;&quot;,&quot;)" office:value-type="string" office:string-value="x&quot;1D&quot;," calcext:value-type="string">
            <text:p>x"1D",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SIN([.A228]*[.$B$3])" office:value-type="float" office:value="-0.757208846506484" calcext:value-type="float">
            <text:p>-0.757</text:p>
          </table:table-cell>
          <table:table-cell table:formula="of:=[.B228]*[.$B$4]" office:value-type="float" office:value="-96.1655235063235" calcext:value-type="float">
            <text:p>-96.166</text:p>
          </table:table-cell>
          <table:table-cell table:formula="of:=[.C228]+[.$B$4]" office:value-type="float" office:value="30.8344764936765" calcext:value-type="float">
            <text:p>30.834</text:p>
          </table:table-cell>
          <table:table-cell table:formula="of:=ROUND([.D228])" office:value-type="float" office:value="31" calcext:value-type="float">
            <text:p>31</text:p>
          </table:table-cell>
          <table:table-cell table:formula="of:=DEC2HEX([.E228])" office:value-type="string" office:string-value="1F" calcext:value-type="string">
            <text:p>1F</text:p>
          </table:table-cell>
          <table:table-cell table:formula="of:=IF(LEN([.F228])=1;CONCATENATE(&quot;0&quot;;[.F228]);[.F228])" office:value-type="string" office:string-value="1F" calcext:value-type="string">
            <text:p>1F</text:p>
          </table:table-cell>
          <table:table-cell table:formula="of:=CONCATENATE(&quot;x&quot;&quot;&quot;;[.G228];&quot;&quot;&quot;,&quot;)" office:value-type="string" office:string-value="x&quot;1F&quot;," calcext:value-type="string">
            <text:p>x"1F",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SIN([.A229]*[.$B$3])" office:value-type="float" office:value="-0.740951125354959" calcext:value-type="float">
            <text:p>-0.741</text:p>
          </table:table-cell>
          <table:table-cell table:formula="of:=[.B229]*[.$B$4]" office:value-type="float" office:value="-94.1007929200798" calcext:value-type="float">
            <text:p>-94.101</text:p>
          </table:table-cell>
          <table:table-cell table:formula="of:=[.C229]+[.$B$4]" office:value-type="float" office:value="32.8992070799202" calcext:value-type="float">
            <text:p>32.899</text:p>
          </table:table-cell>
          <table:table-cell table:formula="of:=ROUND([.D229])" office:value-type="float" office:value="33" calcext:value-type="float">
            <text:p>33</text:p>
          </table:table-cell>
          <table:table-cell table:formula="of:=DEC2HEX([.E229])" office:value-type="string" office:string-value="21" calcext:value-type="string">
            <text:p>21</text:p>
          </table:table-cell>
          <table:table-cell table:formula="of:=IF(LEN([.F229])=1;CONCATENATE(&quot;0&quot;;[.F229]);[.F229])" office:value-type="string" office:string-value="21" calcext:value-type="string">
            <text:p>21</text:p>
          </table:table-cell>
          <table:table-cell table:formula="of:=CONCATENATE(&quot;x&quot;&quot;&quot;;[.G229];&quot;&quot;&quot;,&quot;)" office:value-type="string" office:string-value="x&quot;21&quot;," calcext:value-type="string">
            <text:p>x"21",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SIN([.A230]*[.$B$3])" office:value-type="float" office:value="-0.724247082951467" calcext:value-type="float">
            <text:p>-0.724</text:p>
          </table:table-cell>
          <table:table-cell table:formula="of:=[.B230]*[.$B$4]" office:value-type="float" office:value="-91.9793795348363" calcext:value-type="float">
            <text:p>-91.979</text:p>
          </table:table-cell>
          <table:table-cell table:formula="of:=[.C230]+[.$B$4]" office:value-type="float" office:value="35.0206204651637" calcext:value-type="float">
            <text:p>35.021</text:p>
          </table:table-cell>
          <table:table-cell table:formula="of:=ROUND([.D230])" office:value-type="float" office:value="35" calcext:value-type="float">
            <text:p>35</text:p>
          </table:table-cell>
          <table:table-cell table:formula="of:=DEC2HEX([.E230])" office:value-type="string" office:string-value="23" calcext:value-type="string">
            <text:p>23</text:p>
          </table:table-cell>
          <table:table-cell table:formula="of:=IF(LEN([.F230])=1;CONCATENATE(&quot;0&quot;;[.F230]);[.F230])" office:value-type="string" office:string-value="23" calcext:value-type="string">
            <text:p>23</text:p>
          </table:table-cell>
          <table:table-cell table:formula="of:=CONCATENATE(&quot;x&quot;&quot;&quot;;[.G230];&quot;&quot;&quot;,&quot;)" office:value-type="string" office:string-value="x&quot;23&quot;," calcext:value-type="string">
            <text:p>x"23",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SIN([.A231]*[.$B$3])" office:value-type="float" office:value="-0.707106781186547" calcext:value-type="float">
            <text:p>-0.707</text:p>
          </table:table-cell>
          <table:table-cell table:formula="of:=[.B231]*[.$B$4]" office:value-type="float" office:value="-89.8025612106915" calcext:value-type="float">
            <text:p>-89.803</text:p>
          </table:table-cell>
          <table:table-cell table:formula="of:=[.C231]+[.$B$4]" office:value-type="float" office:value="37.1974387893085" calcext:value-type="float">
            <text:p>37.197</text:p>
          </table:table-cell>
          <table:table-cell table:formula="of:=ROUND([.D231])" office:value-type="float" office:value="37" calcext:value-type="float">
            <text:p>37</text:p>
          </table:table-cell>
          <table:table-cell table:formula="of:=DEC2HEX([.E231])" office:value-type="string" office:string-value="25" calcext:value-type="string">
            <text:p>25</text:p>
          </table:table-cell>
          <table:table-cell table:formula="of:=IF(LEN([.F231])=1;CONCATENATE(&quot;0&quot;;[.F231]);[.F231])" office:value-type="string" office:string-value="25" calcext:value-type="string">
            <text:p>25</text:p>
          </table:table-cell>
          <table:table-cell table:formula="of:=CONCATENATE(&quot;x&quot;&quot;&quot;;[.G231];&quot;&quot;&quot;,&quot;)" office:value-type="string" office:string-value="x&quot;25&quot;," calcext:value-type="string">
            <text:p>x"25",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SIN([.A232]*[.$B$3])" office:value-type="float" office:value="-0.689540544737067" calcext:value-type="float">
            <text:p>-0.690</text:p>
          </table:table-cell>
          <table:table-cell table:formula="of:=[.B232]*[.$B$4]" office:value-type="float" office:value="-87.5716491816075" calcext:value-type="float">
            <text:p>-87.572</text:p>
          </table:table-cell>
          <table:table-cell table:formula="of:=[.C232]+[.$B$4]" office:value-type="float" office:value="39.4283508183925" calcext:value-type="float">
            <text:p>39.428</text:p>
          </table:table-cell>
          <table:table-cell table:formula="of:=ROUND([.D232])" office:value-type="float" office:value="39" calcext:value-type="float">
            <text:p>39</text:p>
          </table:table-cell>
          <table:table-cell table:formula="of:=DEC2HEX([.E232])" office:value-type="string" office:string-value="27" calcext:value-type="string">
            <text:p>27</text:p>
          </table:table-cell>
          <table:table-cell table:formula="of:=IF(LEN([.F232])=1;CONCATENATE(&quot;0&quot;;[.F232]);[.F232])" office:value-type="string" office:string-value="27" calcext:value-type="string">
            <text:p>27</text:p>
          </table:table-cell>
          <table:table-cell table:formula="of:=CONCATENATE(&quot;x&quot;&quot;&quot;;[.G232];&quot;&quot;&quot;,&quot;)" office:value-type="string" office:string-value="x&quot;27&quot;," calcext:value-type="string">
            <text:p>x"27",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SIN([.A233]*[.$B$3])" office:value-type="float" office:value="-0.671558954847018" calcext:value-type="float">
            <text:p>-0.672</text:p>
          </table:table-cell>
          <table:table-cell table:formula="of:=[.B233]*[.$B$4]" office:value-type="float" office:value="-85.2879872655713" calcext:value-type="float">
            <text:p>-85.288</text:p>
          </table:table-cell>
          <table:table-cell table:formula="of:=[.C233]+[.$B$4]" office:value-type="float" office:value="41.7120127344287" calcext:value-type="float">
            <text:p>41.712</text:p>
          </table:table-cell>
          <table:table-cell table:formula="of:=ROUND([.D233])" office:value-type="float" office:value="42" calcext:value-type="float">
            <text:p>42</text:p>
          </table:table-cell>
          <table:table-cell table:formula="of:=DEC2HEX([.E233])" office:value-type="string" office:string-value="2A" calcext:value-type="string">
            <text:p>2A</text:p>
          </table:table-cell>
          <table:table-cell table:formula="of:=IF(LEN([.F233])=1;CONCATENATE(&quot;0&quot;;[.F233]);[.F233])" office:value-type="string" office:string-value="2A" calcext:value-type="string">
            <text:p>2A</text:p>
          </table:table-cell>
          <table:table-cell table:formula="of:=CONCATENATE(&quot;x&quot;&quot;&quot;;[.G233];&quot;&quot;&quot;,&quot;)" office:value-type="string" office:string-value="x&quot;2A&quot;," calcext:value-type="string">
            <text:p>x"2A",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SIN([.A234]*[.$B$3])" office:value-type="float" office:value="-0.653172842953777" calcext:value-type="float">
            <text:p>-0.653</text:p>
          </table:table-cell>
          <table:table-cell table:formula="of:=[.B234]*[.$B$4]" office:value-type="float" office:value="-82.9529510551297" calcext:value-type="float">
            <text:p>-82.953</text:p>
          </table:table-cell>
          <table:table-cell table:formula="of:=[.C234]+[.$B$4]" office:value-type="float" office:value="44.0470489448704" calcext:value-type="float">
            <text:p>44.047</text:p>
          </table:table-cell>
          <table:table-cell table:formula="of:=ROUND([.D234])" office:value-type="float" office:value="44" calcext:value-type="float">
            <text:p>44</text:p>
          </table:table-cell>
          <table:table-cell table:formula="of:=DEC2HEX([.E234])" office:value-type="string" office:string-value="2C" calcext:value-type="string">
            <text:p>2C</text:p>
          </table:table-cell>
          <table:table-cell table:formula="of:=IF(LEN([.F234])=1;CONCATENATE(&quot;0&quot;;[.F234]);[.F234])" office:value-type="string" office:string-value="2C" calcext:value-type="string">
            <text:p>2C</text:p>
          </table:table-cell>
          <table:table-cell table:formula="of:=CONCATENATE(&quot;x&quot;&quot;&quot;;[.G234];&quot;&quot;&quot;,&quot;)" office:value-type="string" office:string-value="x&quot;2C&quot;," calcext:value-type="string">
            <text:p>x"2C",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SIN([.A235]*[.$B$3])" office:value-type="float" office:value="-0.634393284163645" calcext:value-type="float">
            <text:p>-0.634</text:p>
          </table:table-cell>
          <table:table-cell table:formula="of:=[.B235]*[.$B$4]" office:value-type="float" office:value="-80.567947088783" calcext:value-type="float">
            <text:p>-80.568</text:p>
          </table:table-cell>
          <table:table-cell table:formula="of:=[.C235]+[.$B$4]" office:value-type="float" office:value="46.432052911217" calcext:value-type="float">
            <text:p>46.432</text:p>
          </table:table-cell>
          <table:table-cell table:formula="of:=ROUND([.D235])" office:value-type="float" office:value="46" calcext:value-type="float">
            <text:p>46</text:p>
          </table:table-cell>
          <table:table-cell table:formula="of:=DEC2HEX([.E235])" office:value-type="string" office:string-value="2E" calcext:value-type="string">
            <text:p>2E</text:p>
          </table:table-cell>
          <table:table-cell table:formula="of:=IF(LEN([.F235])=1;CONCATENATE(&quot;0&quot;;[.F235]);[.F235])" office:value-type="string" office:string-value="2E" calcext:value-type="string">
            <text:p>2E</text:p>
          </table:table-cell>
          <table:table-cell table:formula="of:=CONCATENATE(&quot;x&quot;&quot;&quot;;[.G235];&quot;&quot;&quot;,&quot;)" office:value-type="string" office:string-value="x&quot;2E&quot;," calcext:value-type="string">
            <text:p>x"2E",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SIN([.A236]*[.$B$3])" office:value-type="float" office:value="-0.615231590580627" calcext:value-type="float">
            <text:p>-0.615</text:p>
          </table:table-cell>
          <table:table-cell table:formula="of:=[.B236]*[.$B$4]" office:value-type="float" office:value="-78.1344120037396" calcext:value-type="float">
            <text:p>-78.134</text:p>
          </table:table-cell>
          <table:table-cell table:formula="of:=[.C236]+[.$B$4]" office:value-type="float" office:value="48.8655879962604" calcext:value-type="float">
            <text:p>48.866</text:p>
          </table:table-cell>
          <table:table-cell table:formula="of:=ROUND([.D236])" office:value-type="float" office:value="49" calcext:value-type="float">
            <text:p>49</text:p>
          </table:table-cell>
          <table:table-cell table:formula="of:=DEC2HEX([.E236])" office:value-type="string" office:string-value="31" calcext:value-type="string">
            <text:p>31</text:p>
          </table:table-cell>
          <table:table-cell table:formula="of:=IF(LEN([.F236])=1;CONCATENATE(&quot;0&quot;;[.F236]);[.F236])" office:value-type="string" office:string-value="31" calcext:value-type="string">
            <text:p>31</text:p>
          </table:table-cell>
          <table:table-cell table:formula="of:=CONCATENATE(&quot;x&quot;&quot;&quot;;[.G236];&quot;&quot;&quot;,&quot;)" office:value-type="string" office:string-value="x&quot;31&quot;," calcext:value-type="string">
            <text:p>x"31",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SIN([.A237]*[.$B$3])" office:value-type="float" office:value="-0.595699304492433" calcext:value-type="float">
            <text:p>-0.596</text:p>
          </table:table-cell>
          <table:table-cell table:formula="of:=[.B237]*[.$B$4]" office:value-type="float" office:value="-75.653811670539" calcext:value-type="float">
            <text:p>-75.654</text:p>
          </table:table-cell>
          <table:table-cell table:formula="of:=[.C237]+[.$B$4]" office:value-type="float" office:value="51.346188329461" calcext:value-type="float">
            <text:p>51.346</text:p>
          </table:table-cell>
          <table:table-cell table:formula="of:=ROUND([.D237])" office:value-type="float" office:value="51" calcext:value-type="float">
            <text:p>51</text:p>
          </table:table-cell>
          <table:table-cell table:formula="of:=DEC2HEX([.E237])" office:value-type="string" office:string-value="33" calcext:value-type="string">
            <text:p>33</text:p>
          </table:table-cell>
          <table:table-cell table:formula="of:=IF(LEN([.F237])=1;CONCATENATE(&quot;0&quot;;[.F237]);[.F237])" office:value-type="string" office:string-value="33" calcext:value-type="string">
            <text:p>33</text:p>
          </table:table-cell>
          <table:table-cell table:formula="of:=CONCATENATE(&quot;x&quot;&quot;&quot;;[.G237];&quot;&quot;&quot;,&quot;)" office:value-type="string" office:string-value="x&quot;33&quot;," calcext:value-type="string">
            <text:p>x"33",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SIN([.A238]*[.$B$3])" office:value-type="float" office:value="-0.575808191417845" calcext:value-type="float">
            <text:p>-0.576</text:p>
          </table:table-cell>
          <table:table-cell table:formula="of:=[.B238]*[.$B$4]" office:value-type="float" office:value="-73.1276403100663" calcext:value-type="float">
            <text:p>-73.128</text:p>
          </table:table-cell>
          <table:table-cell table:formula="of:=[.C238]+[.$B$4]" office:value-type="float" office:value="53.8723596899337" calcext:value-type="float">
            <text:p>53.872</text:p>
          </table:table-cell>
          <table:table-cell table:formula="of:=ROUND([.D238])" office:value-type="float" office:value="54" calcext:value-type="float">
            <text:p>54</text:p>
          </table:table-cell>
          <table:table-cell table:formula="of:=DEC2HEX([.E238])" office:value-type="string" office:string-value="36" calcext:value-type="string">
            <text:p>36</text:p>
          </table:table-cell>
          <table:table-cell table:formula="of:=IF(LEN([.F238])=1;CONCATENATE(&quot;0&quot;;[.F238]);[.F238])" office:value-type="string" office:string-value="36" calcext:value-type="string">
            <text:p>36</text:p>
          </table:table-cell>
          <table:table-cell table:formula="of:=CONCATENATE(&quot;x&quot;&quot;&quot;;[.G238];&quot;&quot;&quot;,&quot;)" office:value-type="string" office:string-value="x&quot;36&quot;," calcext:value-type="string">
            <text:p>x"36",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SIN([.A239]*[.$B$3])" office:value-type="float" office:value="-0.555570233019602" calcext:value-type="float">
            <text:p>-0.556</text:p>
          </table:table-cell>
          <table:table-cell table:formula="of:=[.B239]*[.$B$4]" office:value-type="float" office:value="-70.5574195934894" calcext:value-type="float">
            <text:p>-70.557</text:p>
          </table:table-cell>
          <table:table-cell table:formula="of:=[.C239]+[.$B$4]" office:value-type="float" office:value="56.4425804065106" calcext:value-type="float">
            <text:p>56.443</text:p>
          </table:table-cell>
          <table:table-cell table:formula="of:=ROUND([.D239])" office:value-type="float" office:value="56" calcext:value-type="float">
            <text:p>56</text:p>
          </table:table-cell>
          <table:table-cell table:formula="of:=DEC2HEX([.E239])" office:value-type="string" office:string-value="38" calcext:value-type="string">
            <text:p>38</text:p>
          </table:table-cell>
          <table:table-cell table:formula="of:=IF(LEN([.F239])=1;CONCATENATE(&quot;0&quot;;[.F239]);[.F239])" office:value-type="string" office:string-value="38" calcext:value-type="string">
            <text:p>38</text:p>
          </table:table-cell>
          <table:table-cell table:formula="of:=CONCATENATE(&quot;x&quot;&quot;&quot;;[.G239];&quot;&quot;&quot;,&quot;)" office:value-type="string" office:string-value="x&quot;38&quot;," calcext:value-type="string">
            <text:p>x"38",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SIN([.A240]*[.$B$3])" office:value-type="float" office:value="-0.534997619887097" calcext:value-type="float">
            <text:p>-0.535</text:p>
          </table:table-cell>
          <table:table-cell table:formula="of:=[.B240]*[.$B$4]" office:value-type="float" office:value="-67.9446977256613" calcext:value-type="float">
            <text:p>-67.945</text:p>
          </table:table-cell>
          <table:table-cell table:formula="of:=[.C240]+[.$B$4]" office:value-type="float" office:value="59.0553022743387" calcext:value-type="float">
            <text:p>59.055</text:p>
          </table:table-cell>
          <table:table-cell table:formula="of:=ROUND([.D240])" office:value-type="float" office:value="59" calcext:value-type="float">
            <text:p>59</text:p>
          </table:table-cell>
          <table:table-cell table:formula="of:=DEC2HEX([.E240])" office:value-type="string" office:string-value="3B" calcext:value-type="string">
            <text:p>3B</text:p>
          </table:table-cell>
          <table:table-cell table:formula="of:=IF(LEN([.F240])=1;CONCATENATE(&quot;0&quot;;[.F240]);[.F240])" office:value-type="string" office:string-value="3B" calcext:value-type="string">
            <text:p>3B</text:p>
          </table:table-cell>
          <table:table-cell table:formula="of:=CONCATENATE(&quot;x&quot;&quot;&quot;;[.G240];&quot;&quot;&quot;,&quot;)" office:value-type="string" office:string-value="x&quot;3B&quot;," calcext:value-type="string">
            <text:p>x"3B",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SIN([.A241]*[.$B$3])" office:value-type="float" office:value="-0.514102744193222" calcext:value-type="float">
            <text:p>-0.514</text:p>
          </table:table-cell>
          <table:table-cell table:formula="of:=[.B241]*[.$B$4]" office:value-type="float" office:value="-65.2910485125392" calcext:value-type="float">
            <text:p>-65.291</text:p>
          </table:table-cell>
          <table:table-cell table:formula="of:=[.C241]+[.$B$4]" office:value-type="float" office:value="61.7089514874608" calcext:value-type="float">
            <text:p>61.709</text:p>
          </table:table-cell>
          <table:table-cell table:formula="of:=ROUND([.D241])" office:value-type="float" office:value="62" calcext:value-type="float">
            <text:p>62</text:p>
          </table:table-cell>
          <table:table-cell table:formula="of:=DEC2HEX([.E241])" office:value-type="string" office:string-value="3E" calcext:value-type="string">
            <text:p>3E</text:p>
          </table:table-cell>
          <table:table-cell table:formula="of:=IF(LEN([.F241])=1;CONCATENATE(&quot;0&quot;;[.F241]);[.F241])" office:value-type="string" office:string-value="3E" calcext:value-type="string">
            <text:p>3E</text:p>
          </table:table-cell>
          <table:table-cell table:formula="of:=CONCATENATE(&quot;x&quot;&quot;&quot;;[.G241];&quot;&quot;&quot;,&quot;)" office:value-type="string" office:string-value="x&quot;3E&quot;," calcext:value-type="string">
            <text:p>x"3E",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SIN([.A242]*[.$B$3])" office:value-type="float" office:value="-0.492898192229784" calcext:value-type="float">
            <text:p>-0.493</text:p>
          </table:table-cell>
          <table:table-cell table:formula="of:=[.B242]*[.$B$4]" office:value-type="float" office:value="-62.5980704131826" calcext:value-type="float">
            <text:p>-62.598</text:p>
          </table:table-cell>
          <table:table-cell table:formula="of:=[.C242]+[.$B$4]" office:value-type="float" office:value="64.4019295868174" calcext:value-type="float">
            <text:p>64.402</text:p>
          </table:table-cell>
          <table:table-cell table:formula="of:=ROUND([.D242])" office:value-type="float" office:value="64" calcext:value-type="float">
            <text:p>64</text:p>
          </table:table-cell>
          <table:table-cell table:formula="of:=DEC2HEX([.E242])" office:value-type="string" office:string-value="40" calcext:value-type="string">
            <text:p>40</text:p>
          </table:table-cell>
          <table:table-cell table:formula="of:=IF(LEN([.F242])=1;CONCATENATE(&quot;0&quot;;[.F242]);[.F242])" office:value-type="string" office:string-value="40" calcext:value-type="string">
            <text:p>40</text:p>
          </table:table-cell>
          <table:table-cell table:formula="of:=CONCATENATE(&quot;x&quot;&quot;&quot;;[.G242];&quot;&quot;&quot;,&quot;)" office:value-type="string" office:string-value="x&quot;40&quot;," calcext:value-type="string">
            <text:p>x"40",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SIN([.A243]*[.$B$3])" office:value-type="float" office:value="-0.471396736825998" calcext:value-type="float">
            <text:p>-0.471</text:p>
          </table:table-cell>
          <table:table-cell table:formula="of:=[.B243]*[.$B$4]" office:value-type="float" office:value="-59.8673855769017" calcext:value-type="float">
            <text:p>-59.867</text:p>
          </table:table-cell>
          <table:table-cell table:formula="of:=[.C243]+[.$B$4]" office:value-type="float" office:value="67.1326144230983" calcext:value-type="float">
            <text:p>67.133</text:p>
          </table:table-cell>
          <table:table-cell table:formula="of:=ROUND([.D243])" office:value-type="float" office:value="67" calcext:value-type="float">
            <text:p>67</text:p>
          </table:table-cell>
          <table:table-cell table:formula="of:=DEC2HEX([.E243])" office:value-type="string" office:string-value="43" calcext:value-type="string">
            <text:p>43</text:p>
          </table:table-cell>
          <table:table-cell table:formula="of:=IF(LEN([.F243])=1;CONCATENATE(&quot;0&quot;;[.F243]);[.F243])" office:value-type="string" office:string-value="43" calcext:value-type="string">
            <text:p>43</text:p>
          </table:table-cell>
          <table:table-cell table:formula="of:=CONCATENATE(&quot;x&quot;&quot;&quot;;[.G243];&quot;&quot;&quot;,&quot;)" office:value-type="string" office:string-value="x&quot;43&quot;," calcext:value-type="string">
            <text:p>x"43",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SIN([.A244]*[.$B$3])" office:value-type="float" office:value="-0.449611329654607" calcext:value-type="float">
            <text:p>-0.450</text:p>
          </table:table-cell>
          <table:table-cell table:formula="of:=[.B244]*[.$B$4]" office:value-type="float" office:value="-57.100638866135" calcext:value-type="float">
            <text:p>-57.101</text:p>
          </table:table-cell>
          <table:table-cell table:formula="of:=[.C244]+[.$B$4]" office:value-type="float" office:value="69.899361133865" calcext:value-type="float">
            <text:p>69.899</text:p>
          </table:table-cell>
          <table:table-cell table:formula="of:=ROUND([.D244])" office:value-type="float" office:value="70" calcext:value-type="float">
            <text:p>70</text:p>
          </table:table-cell>
          <table:table-cell table:formula="of:=DEC2HEX([.E244])" office:value-type="string" office:string-value="46" calcext:value-type="string">
            <text:p>46</text:p>
          </table:table-cell>
          <table:table-cell table:formula="of:=IF(LEN([.F244])=1;CONCATENATE(&quot;0&quot;;[.F244]);[.F244])" office:value-type="string" office:string-value="46" calcext:value-type="string">
            <text:p>46</text:p>
          </table:table-cell>
          <table:table-cell table:formula="of:=CONCATENATE(&quot;x&quot;&quot;&quot;;[.G244];&quot;&quot;&quot;,&quot;)" office:value-type="string" office:string-value="x&quot;46&quot;," calcext:value-type="string">
            <text:p>x"46",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SIN([.A245]*[.$B$3])" office:value-type="float" office:value="-0.427555093430282" calcext:value-type="float">
            <text:p>-0.428</text:p>
          </table:table-cell>
          <table:table-cell table:formula="of:=[.B245]*[.$B$4]" office:value-type="float" office:value="-54.2994968656458" calcext:value-type="float">
            <text:p>-54.299</text:p>
          </table:table-cell>
          <table:table-cell table:formula="of:=[.C245]+[.$B$4]" office:value-type="float" office:value="72.7005031343542" calcext:value-type="float">
            <text:p>72.701</text:p>
          </table:table-cell>
          <table:table-cell table:formula="of:=ROUND([.D245])" office:value-type="float" office:value="73" calcext:value-type="float">
            <text:p>73</text:p>
          </table:table-cell>
          <table:table-cell table:formula="of:=DEC2HEX([.E245])" office:value-type="string" office:string-value="49" calcext:value-type="string">
            <text:p>49</text:p>
          </table:table-cell>
          <table:table-cell table:formula="of:=IF(LEN([.F245])=1;CONCATENATE(&quot;0&quot;;[.F245]);[.F245])" office:value-type="string" office:string-value="49" calcext:value-type="string">
            <text:p>49</text:p>
          </table:table-cell>
          <table:table-cell table:formula="of:=CONCATENATE(&quot;x&quot;&quot;&quot;;[.G245];&quot;&quot;&quot;,&quot;)" office:value-type="string" office:string-value="x&quot;49&quot;," calcext:value-type="string">
            <text:p>x"49",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SIN([.A246]*[.$B$3])" office:value-type="float" office:value="-0.40524131400499" calcext:value-type="float">
            <text:p>-0.405</text:p>
          </table:table-cell>
          <table:table-cell table:formula="of:=[.B246]*[.$B$4]" office:value-type="float" office:value="-51.4656468786337" calcext:value-type="float">
            <text:p>-51.466</text:p>
          </table:table-cell>
          <table:table-cell table:formula="of:=[.C246]+[.$B$4]" office:value-type="float" office:value="75.5343531213663" calcext:value-type="float">
            <text:p>75.534</text:p>
          </table:table-cell>
          <table:table-cell table:formula="of:=ROUND([.D246])" office:value-type="float" office:value="76" calcext:value-type="float">
            <text:p>76</text:p>
          </table:table-cell>
          <table:table-cell table:formula="of:=DEC2HEX([.E246])" office:value-type="string" office:string-value="4C" calcext:value-type="string">
            <text:p>4C</text:p>
          </table:table-cell>
          <table:table-cell table:formula="of:=IF(LEN([.F246])=1;CONCATENATE(&quot;0&quot;;[.F246]);[.F246])" office:value-type="string" office:string-value="4C" calcext:value-type="string">
            <text:p>4C</text:p>
          </table:table-cell>
          <table:table-cell table:formula="of:=CONCATENATE(&quot;x&quot;&quot;&quot;;[.G246];&quot;&quot;&quot;,&quot;)" office:value-type="string" office:string-value="x&quot;4C&quot;," calcext:value-type="string">
            <text:p>x"4C",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SIN([.A247]*[.$B$3])" office:value-type="float" office:value="-0.38268343236509" calcext:value-type="float">
            <text:p>-0.383</text:p>
          </table:table-cell>
          <table:table-cell table:formula="of:=[.B247]*[.$B$4]" office:value-type="float" office:value="-48.6007959103664" calcext:value-type="float">
            <text:p>-48.601</text:p>
          </table:table-cell>
          <table:table-cell table:formula="of:=[.C247]+[.$B$4]" office:value-type="float" office:value="78.3992040896336" calcext:value-type="float">
            <text:p>78.399</text:p>
          </table:table-cell>
          <table:table-cell table:formula="of:=ROUND([.D247])" office:value-type="float" office:value="78" calcext:value-type="float">
            <text:p>78</text:p>
          </table:table-cell>
          <table:table-cell table:formula="of:=DEC2HEX([.E247])" office:value-type="string" office:string-value="4E" calcext:value-type="string">
            <text:p>4E</text:p>
          </table:table-cell>
          <table:table-cell table:formula="of:=IF(LEN([.F247])=1;CONCATENATE(&quot;0&quot;;[.F247]);[.F247])" office:value-type="string" office:string-value="4E" calcext:value-type="string">
            <text:p>4E</text:p>
          </table:table-cell>
          <table:table-cell table:formula="of:=CONCATENATE(&quot;x&quot;&quot;&quot;;[.G247];&quot;&quot;&quot;,&quot;)" office:value-type="string" office:string-value="x&quot;4E&quot;," calcext:value-type="string">
            <text:p>x"4E",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SIN([.A248]*[.$B$3])" office:value-type="float" office:value="-0.359895036534987" calcext:value-type="float">
            <text:p>-0.360</text:p>
          </table:table-cell>
          <table:table-cell table:formula="of:=[.B248]*[.$B$4]" office:value-type="float" office:value="-45.7066696399434" calcext:value-type="float">
            <text:p>-45.707</text:p>
          </table:table-cell>
          <table:table-cell table:formula="of:=[.C248]+[.$B$4]" office:value-type="float" office:value="81.2933303600566" calcext:value-type="float">
            <text:p>81.293</text:p>
          </table:table-cell>
          <table:table-cell table:formula="of:=ROUND([.D248])" office:value-type="float" office:value="81" calcext:value-type="float">
            <text:p>81</text:p>
          </table:table-cell>
          <table:table-cell table:formula="of:=DEC2HEX([.E248])" office:value-type="string" office:string-value="51" calcext:value-type="string">
            <text:p>51</text:p>
          </table:table-cell>
          <table:table-cell table:formula="of:=IF(LEN([.F248])=1;CONCATENATE(&quot;0&quot;;[.F248]);[.F248])" office:value-type="string" office:string-value="51" calcext:value-type="string">
            <text:p>51</text:p>
          </table:table-cell>
          <table:table-cell table:formula="of:=CONCATENATE(&quot;x&quot;&quot;&quot;;[.G248];&quot;&quot;&quot;,&quot;)" office:value-type="string" office:string-value="x&quot;51&quot;," calcext:value-type="string">
            <text:p>x"51",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SIN([.A249]*[.$B$3])" office:value-type="float" office:value="-0.336889853392219" calcext:value-type="float">
            <text:p>-0.337</text:p>
          </table:table-cell>
          <table:table-cell table:formula="of:=[.B249]*[.$B$4]" office:value-type="float" office:value="-42.7850113808119" calcext:value-type="float">
            <text:p>-42.785</text:p>
          </table:table-cell>
          <table:table-cell table:formula="of:=[.C249]+[.$B$4]" office:value-type="float" office:value="84.2149886191882" calcext:value-type="float">
            <text:p>84.215</text:p>
          </table:table-cell>
          <table:table-cell table:formula="of:=ROUND([.D249])" office:value-type="float" office:value="84" calcext:value-type="float">
            <text:p>84</text:p>
          </table:table-cell>
          <table:table-cell table:formula="of:=DEC2HEX([.E249])" office:value-type="string" office:string-value="54" calcext:value-type="string">
            <text:p>54</text:p>
          </table:table-cell>
          <table:table-cell table:formula="of:=IF(LEN([.F249])=1;CONCATENATE(&quot;0&quot;;[.F249]);[.F249])" office:value-type="string" office:string-value="54" calcext:value-type="string">
            <text:p>54</text:p>
          </table:table-cell>
          <table:table-cell table:formula="of:=CONCATENATE(&quot;x&quot;&quot;&quot;;[.G249];&quot;&quot;&quot;,&quot;)" office:value-type="string" office:string-value="x&quot;54&quot;," calcext:value-type="string">
            <text:p>x"54",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SIN([.A250]*[.$B$3])" office:value-type="float" office:value="-0.313681740398891" calcext:value-type="float">
            <text:p>-0.314</text:p>
          </table:table-cell>
          <table:table-cell table:formula="of:=[.B250]*[.$B$4]" office:value-type="float" office:value="-39.8375810306592" calcext:value-type="float">
            <text:p>-39.838</text:p>
          </table:table-cell>
          <table:table-cell table:formula="of:=[.C250]+[.$B$4]" office:value-type="float" office:value="87.1624189693408" calcext:value-type="float">
            <text:p>87.162</text:p>
          </table:table-cell>
          <table:table-cell table:formula="of:=ROUND([.D250])" office:value-type="float" office:value="87" calcext:value-type="float">
            <text:p>87</text:p>
          </table:table-cell>
          <table:table-cell table:formula="of:=DEC2HEX([.E250])" office:value-type="string" office:string-value="57" calcext:value-type="string">
            <text:p>57</text:p>
          </table:table-cell>
          <table:table-cell table:formula="of:=IF(LEN([.F250])=1;CONCATENATE(&quot;0&quot;;[.F250]);[.F250])" office:value-type="string" office:string-value="57" calcext:value-type="string">
            <text:p>57</text:p>
          </table:table-cell>
          <table:table-cell table:formula="of:=CONCATENATE(&quot;x&quot;&quot;&quot;;[.G250];&quot;&quot;&quot;,&quot;)" office:value-type="string" office:string-value="x&quot;57&quot;," calcext:value-type="string">
            <text:p>x"57",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SIN([.A251]*[.$B$3])" office:value-type="float" office:value="-0.290284677254462" calcext:value-type="float">
            <text:p>-0.290</text:p>
          </table:table-cell>
          <table:table-cell table:formula="of:=[.B251]*[.$B$4]" office:value-type="float" office:value="-36.8661540113167" calcext:value-type="float">
            <text:p>-36.866</text:p>
          </table:table-cell>
          <table:table-cell table:formula="of:=[.C251]+[.$B$4]" office:value-type="float" office:value="90.1338459886833" calcext:value-type="float">
            <text:p>90.134</text:p>
          </table:table-cell>
          <table:table-cell table:formula="of:=ROUND([.D251])" office:value-type="float" office:value="90" calcext:value-type="float">
            <text:p>90</text:p>
          </table:table-cell>
          <table:table-cell table:formula="of:=DEC2HEX([.E251])" office:value-type="string" office:string-value="5A" calcext:value-type="string">
            <text:p>5A</text:p>
          </table:table-cell>
          <table:table-cell table:formula="of:=IF(LEN([.F251])=1;CONCATENATE(&quot;0&quot;;[.F251]);[.F251])" office:value-type="string" office:string-value="5A" calcext:value-type="string">
            <text:p>5A</text:p>
          </table:table-cell>
          <table:table-cell table:formula="of:=CONCATENATE(&quot;x&quot;&quot;&quot;;[.G251];&quot;&quot;&quot;,&quot;)" office:value-type="string" office:string-value="x&quot;5A&quot;," calcext:value-type="string">
            <text:p>x"5A",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SIN([.A252]*[.$B$3])" office:value-type="float" office:value="-0.266712757474898" calcext:value-type="float">
            <text:p>-0.267</text:p>
          </table:table-cell>
          <table:table-cell table:formula="of:=[.B252]*[.$B$4]" office:value-type="float" office:value="-33.8725201993121" calcext:value-type="float">
            <text:p>-33.873</text:p>
          </table:table-cell>
          <table:table-cell table:formula="of:=[.C252]+[.$B$4]" office:value-type="float" office:value="93.1274798006879" calcext:value-type="float">
            <text:p>93.127</text:p>
          </table:table-cell>
          <table:table-cell table:formula="of:=ROUND([.D252])" office:value-type="float" office:value="93" calcext:value-type="float">
            <text:p>93</text:p>
          </table:table-cell>
          <table:table-cell table:formula="of:=DEC2HEX([.E252])" office:value-type="string" office:string-value="5D" calcext:value-type="string">
            <text:p>5D</text:p>
          </table:table-cell>
          <table:table-cell table:formula="of:=IF(LEN([.F252])=1;CONCATENATE(&quot;0&quot;;[.F252]);[.F252])" office:value-type="string" office:string-value="5D" calcext:value-type="string">
            <text:p>5D</text:p>
          </table:table-cell>
          <table:table-cell table:formula="of:=CONCATENATE(&quot;x&quot;&quot;&quot;;[.G252];&quot;&quot;&quot;,&quot;)" office:value-type="string" office:string-value="x&quot;5D&quot;," calcext:value-type="string">
            <text:p>x"5D",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SIN([.A253]*[.$B$3])" office:value-type="float" office:value="-0.242980179903264" calcext:value-type="float">
            <text:p>-0.243</text:p>
          </table:table-cell>
          <table:table-cell table:formula="of:=[.B253]*[.$B$4]" office:value-type="float" office:value="-30.8584828477145" calcext:value-type="float">
            <text:p>-30.858</text:p>
          </table:table-cell>
          <table:table-cell table:formula="of:=[.C253]+[.$B$4]" office:value-type="float" office:value="96.1415171522855" calcext:value-type="float">
            <text:p>96.142</text:p>
          </table:table-cell>
          <table:table-cell table:formula="of:=ROUND([.D253])" office:value-type="float" office:value="96" calcext:value-type="float">
            <text:p>96</text:p>
          </table:table-cell>
          <table:table-cell table:formula="of:=DEC2HEX([.E253])" office:value-type="string" office:string-value="60" calcext:value-type="string">
            <text:p>60</text:p>
          </table:table-cell>
          <table:table-cell table:formula="of:=IF(LEN([.F253])=1;CONCATENATE(&quot;0&quot;;[.F253]);[.F253])" office:value-type="string" office:string-value="60" calcext:value-type="string">
            <text:p>60</text:p>
          </table:table-cell>
          <table:table-cell table:formula="of:=CONCATENATE(&quot;x&quot;&quot;&quot;;[.G253];&quot;&quot;&quot;,&quot;)" office:value-type="string" office:string-value="x&quot;60&quot;," calcext:value-type="string">
            <text:p>x"60",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SIN([.A254]*[.$B$3])" office:value-type="float" office:value="-0.21910124015687" calcext:value-type="float">
            <text:p>-0.219</text:p>
          </table:table-cell>
          <table:table-cell table:formula="of:=[.B254]*[.$B$4]" office:value-type="float" office:value="-27.8258574999225" calcext:value-type="float">
            <text:p>-27.826</text:p>
          </table:table-cell>
          <table:table-cell table:formula="of:=[.C254]+[.$B$4]" office:value-type="float" office:value="99.1741425000775" calcext:value-type="float">
            <text:p>99.174</text:p>
          </table:table-cell>
          <table:table-cell table:formula="of:=ROUND([.D254])" office:value-type="float" office:value="99" calcext:value-type="float">
            <text:p>99</text:p>
          </table:table-cell>
          <table:table-cell table:formula="of:=DEC2HEX([.E254])" office:value-type="string" office:string-value="63" calcext:value-type="string">
            <text:p>63</text:p>
          </table:table-cell>
          <table:table-cell table:formula="of:=IF(LEN([.F254])=1;CONCATENATE(&quot;0&quot;;[.F254]);[.F254])" office:value-type="string" office:string-value="63" calcext:value-type="string">
            <text:p>63</text:p>
          </table:table-cell>
          <table:table-cell table:formula="of:=CONCATENATE(&quot;x&quot;&quot;&quot;;[.G254];&quot;&quot;&quot;,&quot;)" office:value-type="string" office:string-value="x&quot;63&quot;," calcext:value-type="string">
            <text:p>x"63",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SIN([.A255]*[.$B$3])" office:value-type="float" office:value="-0.195090322016128" calcext:value-type="float">
            <text:p>-0.195</text:p>
          </table:table-cell>
          <table:table-cell table:formula="of:=[.B255]*[.$B$4]" office:value-type="float" office:value="-24.7764708960483" calcext:value-type="float">
            <text:p>-24.776</text:p>
          </table:table-cell>
          <table:table-cell table:formula="of:=[.C255]+[.$B$4]" office:value-type="float" office:value="102.223529103952" calcext:value-type="float">
            <text:p>102.224</text:p>
          </table:table-cell>
          <table:table-cell table:formula="of:=ROUND([.D255])" office:value-type="float" office:value="102" calcext:value-type="float">
            <text:p>102</text:p>
          </table:table-cell>
          <table:table-cell table:formula="of:=DEC2HEX([.E255])" office:value-type="string" office:string-value="66" calcext:value-type="string">
            <text:p>66</text:p>
          </table:table-cell>
          <table:table-cell table:formula="of:=IF(LEN([.F255])=1;CONCATENATE(&quot;0&quot;;[.F255]);[.F255])" office:value-type="string" office:string-value="66" calcext:value-type="string">
            <text:p>66</text:p>
          </table:table-cell>
          <table:table-cell table:formula="of:=CONCATENATE(&quot;x&quot;&quot;&quot;;[.G255];&quot;&quot;&quot;,&quot;)" office:value-type="string" office:string-value="x&quot;66&quot;," calcext:value-type="string">
            <text:p>x"66",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SIN([.A256]*[.$B$3])" office:value-type="float" office:value="-0.170961888760301" calcext:value-type="float">
            <text:p>-0.171</text:p>
          </table:table-cell>
          <table:table-cell table:formula="of:=[.B256]*[.$B$4]" office:value-type="float" office:value="-21.7121598725583" calcext:value-type="float">
            <text:p>-21.712</text:p>
          </table:table-cell>
          <table:table-cell table:formula="of:=[.C256]+[.$B$4]" office:value-type="float" office:value="105.287840127442" calcext:value-type="float">
            <text:p>105.288</text:p>
          </table:table-cell>
          <table:table-cell table:formula="of:=ROUND([.D256])" office:value-type="float" office:value="105" calcext:value-type="float">
            <text:p>105</text:p>
          </table:table-cell>
          <table:table-cell table:formula="of:=DEC2HEX([.E256])" office:value-type="string" office:string-value="69" calcext:value-type="string">
            <text:p>69</text:p>
          </table:table-cell>
          <table:table-cell table:formula="of:=IF(LEN([.F256])=1;CONCATENATE(&quot;0&quot;;[.F256]);[.F256])" office:value-type="string" office:string-value="69" calcext:value-type="string">
            <text:p>69</text:p>
          </table:table-cell>
          <table:table-cell table:formula="of:=CONCATENATE(&quot;x&quot;&quot;&quot;;[.G256];&quot;&quot;&quot;,&quot;)" office:value-type="string" office:string-value="x&quot;69&quot;," calcext:value-type="string">
            <text:p>x"69",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SIN([.A257]*[.$B$3])" office:value-type="float" office:value="-0.146730474455362" calcext:value-type="float">
            <text:p>-0.147</text:p>
          </table:table-cell>
          <table:table-cell table:formula="of:=[.B257]*[.$B$4]" office:value-type="float" office:value="-18.6347702558309" calcext:value-type="float">
            <text:p>-18.635</text:p>
          </table:table-cell>
          <table:table-cell table:formula="of:=[.C257]+[.$B$4]" office:value-type="float" office:value="108.365229744169" calcext:value-type="float">
            <text:p>108.365</text:p>
          </table:table-cell>
          <table:table-cell table:formula="of:=ROUND([.D257])" office:value-type="float" office:value="108" calcext:value-type="float">
            <text:p>108</text:p>
          </table:table-cell>
          <table:table-cell table:formula="of:=DEC2HEX([.E257])" office:value-type="string" office:string-value="6C" calcext:value-type="string">
            <text:p>6C</text:p>
          </table:table-cell>
          <table:table-cell table:formula="of:=IF(LEN([.F257])=1;CONCATENATE(&quot;0&quot;;[.F257]);[.F257])" office:value-type="string" office:string-value="6C" calcext:value-type="string">
            <text:p>6C</text:p>
          </table:table-cell>
          <table:table-cell table:formula="of:=CONCATENATE(&quot;x&quot;&quot;&quot;;[.G257];&quot;&quot;&quot;,&quot;)" office:value-type="string" office:string-value="x&quot;6C&quot;," calcext:value-type="string">
            <text:p>x"6C",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SIN([.A258]*[.$B$3])" office:value-type="float" office:value="-0.122410675199216" calcext:value-type="float">
            <text:p>-0.122</text:p>
          </table:table-cell>
          <table:table-cell table:formula="of:=[.B258]*[.$B$4]" office:value-type="float" office:value="-15.5461557503004" calcext:value-type="float">
            <text:p>-15.546</text:p>
          </table:table-cell>
          <table:table-cell table:formula="of:=[.C258]+[.$B$4]" office:value-type="float" office:value="111.4538442497" calcext:value-type="float">
            <text:p>111.454</text:p>
          </table:table-cell>
          <table:table-cell table:formula="of:=ROUND([.D258])" office:value-type="float" office:value="111" calcext:value-type="float">
            <text:p>111</text:p>
          </table:table-cell>
          <table:table-cell table:formula="of:=DEC2HEX([.E258])" office:value-type="string" office:string-value="6F" calcext:value-type="string">
            <text:p>6F</text:p>
          </table:table-cell>
          <table:table-cell table:formula="of:=IF(LEN([.F258])=1;CONCATENATE(&quot;0&quot;;[.F258]);[.F258])" office:value-type="string" office:string-value="6F" calcext:value-type="string">
            <text:p>6F</text:p>
          </table:table-cell>
          <table:table-cell table:formula="of:=CONCATENATE(&quot;x&quot;&quot;&quot;;[.G258];&quot;&quot;&quot;,&quot;)" office:value-type="string" office:string-value="x&quot;6F&quot;," calcext:value-type="string">
            <text:p>x"6F",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SIN([.A259]*[.$B$3])" office:value-type="float" office:value="-0.0980171403295599" calcext:value-type="float">
            <text:p>-0.098</text:p>
          </table:table-cell>
          <table:table-cell table:formula="of:=[.B259]*[.$B$4]" office:value-type="float" office:value="-12.4481768218541" calcext:value-type="float">
            <text:p>-12.448</text:p>
          </table:table-cell>
          <table:table-cell table:formula="of:=[.C259]+[.$B$4]" office:value-type="float" office:value="114.551823178146" calcext:value-type="float">
            <text:p>114.552</text:p>
          </table:table-cell>
          <table:table-cell table:formula="of:=ROUND([.D259])" office:value-type="float" office:value="115" calcext:value-type="float">
            <text:p>115</text:p>
          </table:table-cell>
          <table:table-cell table:formula="of:=DEC2HEX([.E259])" office:value-type="string" office:string-value="73" calcext:value-type="string">
            <text:p>73</text:p>
          </table:table-cell>
          <table:table-cell table:formula="of:=IF(LEN([.F259])=1;CONCATENATE(&quot;0&quot;;[.F259]);[.F259])" office:value-type="string" office:string-value="73" calcext:value-type="string">
            <text:p>73</text:p>
          </table:table-cell>
          <table:table-cell table:formula="of:=CONCATENATE(&quot;x&quot;&quot;&quot;;[.G259];&quot;&quot;&quot;,&quot;)" office:value-type="string" office:string-value="x&quot;73&quot;," calcext:value-type="string">
            <text:p>x"73",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SIN([.A260]*[.$B$3])" office:value-type="float" office:value="-0.0735645635996667" calcext:value-type="float">
            <text:p>-0.074</text:p>
          </table:table-cell>
          <table:table-cell table:formula="of:=[.B260]*[.$B$4]" office:value-type="float" office:value="-9.34269957715767" calcext:value-type="float">
            <text:p>-9.343</text:p>
          </table:table-cell>
          <table:table-cell table:formula="of:=[.C260]+[.$B$4]" office:value-type="float" office:value="117.657300422842" calcext:value-type="float">
            <text:p>117.657</text:p>
          </table:table-cell>
          <table:table-cell table:formula="of:=ROUND([.D260])" office:value-type="float" office:value="118" calcext:value-type="float">
            <text:p>118</text:p>
          </table:table-cell>
          <table:table-cell table:formula="of:=DEC2HEX([.E260])" office:value-type="string" office:string-value="76" calcext:value-type="string">
            <text:p>76</text:p>
          </table:table-cell>
          <table:table-cell table:formula="of:=IF(LEN([.F260])=1;CONCATENATE(&quot;0&quot;;[.F260]);[.F260])" office:value-type="string" office:string-value="76" calcext:value-type="string">
            <text:p>76</text:p>
          </table:table-cell>
          <table:table-cell table:formula="of:=CONCATENATE(&quot;x&quot;&quot;&quot;;[.G260];&quot;&quot;&quot;,&quot;)" office:value-type="string" office:string-value="x&quot;76&quot;," calcext:value-type="string">
            <text:p>x"76",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SIN([.A261]*[.$B$3])" office:value-type="float" office:value="-0.049067674327418" calcext:value-type="float">
            <text:p>-0.049</text:p>
          </table:table-cell>
          <table:table-cell table:formula="of:=[.B261]*[.$B$4]" office:value-type="float" office:value="-6.23159463958209" calcext:value-type="float">
            <text:p>-6.232</text:p>
          </table:table-cell>
          <table:table-cell table:formula="of:=[.C261]+[.$B$4]" office:value-type="float" office:value="120.768405360418" calcext:value-type="float">
            <text:p>120.768</text:p>
          </table:table-cell>
          <table:table-cell table:formula="of:=ROUND([.D261])" office:value-type="float" office:value="121" calcext:value-type="float">
            <text:p>121</text:p>
          </table:table-cell>
          <table:table-cell table:formula="of:=DEC2HEX([.E261])" office:value-type="string" office:string-value="79" calcext:value-type="string">
            <text:p>79</text:p>
          </table:table-cell>
          <table:table-cell table:formula="of:=IF(LEN([.F261])=1;CONCATENATE(&quot;0&quot;;[.F261]);[.F261])" office:value-type="string" office:string-value="79" calcext:value-type="string">
            <text:p>79</text:p>
          </table:table-cell>
          <table:table-cell table:formula="of:=CONCATENATE(&quot;x&quot;&quot;&quot;;[.G261];&quot;&quot;&quot;,&quot;)" office:value-type="string" office:string-value="x&quot;79&quot;," calcext:value-type="string">
            <text:p>x"79",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SIN([.A262]*[.$B$3])" office:value-type="float" office:value="-0.0245412285229123" calcext:value-type="float">
            <text:p>-0.025</text:p>
          </table:table-cell>
          <table:table-cell table:formula="of:=[.B262]*[.$B$4]" office:value-type="float" office:value="-3.11673602240986" calcext:value-type="float">
            <text:p>-3.117</text:p>
          </table:table-cell>
          <table:table-cell table:formula="of:=[.C262]+[.$B$4]" office:value-type="float" office:value="123.88326397759" calcext:value-type="float">
            <text:p>123.883</text:p>
          </table:table-cell>
          <table:table-cell table:formula="of:=ROUND([.D262])" office:value-type="float" office:value="124" calcext:value-type="float">
            <text:p>124</text:p>
          </table:table-cell>
          <table:table-cell table:formula="of:=DEC2HEX([.E262])" office:value-type="string" office:string-value="7C" calcext:value-type="string">
            <text:p>7C</text:p>
          </table:table-cell>
          <table:table-cell table:formula="of:=IF(LEN([.F262])=1;CONCATENATE(&quot;0&quot;;[.F262]);[.F262])" office:value-type="string" office:string-value="7C" calcext:value-type="string">
            <text:p>7C</text:p>
          </table:table-cell>
          <table:table-cell table:formula="of:=CONCATENATE(&quot;x&quot;&quot;&quot;;[.G262];&quot;&quot;&quot;,&quot;)" office:value-type="string" office:string-value="x&quot;7C&quot;," calcext:value-type="string">
            <text:p>x"7C",</text:p>
          </table:table-cell>
        </table:table-row>
      </table:table>
      <table:table table:name="Sheet3" table:style-name="ta1">
        <table:table-column table:style-name="co9" table:number-columns-repeated="6" table:default-cell-style-name="Default"/>
        <table:table-row table:style-name="ro2">
          <table:table-cell office:value-type="string" calcext:value-type="string">
            <text:p>osc</text:p>
          </table:table-cell>
          <table:table-cell office:value-type="float" office:value="50000000" calcext:value-type="float">
            <text:p>50000000</text:p>
          </table:table-cell>
          <table:table-cell table:formula="of:=[.B1]" office:value-type="float" office:value="50000000" calcext:value-type="float">
            <text:p>50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</text:p>
          </table:table-cell>
          <table:table-cell office:value-type="float" office:value="44100" calcext:value-type="float">
            <text:p>44100</text:p>
          </table:table-cell>
          <table:table-cell table:formula="of:=[.C1]/[.C3]" office:value-type="float" office:value="44091.7107583774" calcext:value-type="float">
            <text:p>44091.7107583774</text:p>
          </table:table-cell>
          <table:table-cell table:style-name="ce8" table:formula="of:=([.B2]-[.C2])/[.C2]" office:value-type="percentage" office:value="0.00018799999999996" calcext:value-type="percentage">
            <text:p>0.02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or</text:p>
          </table:table-cell>
          <table:table-cell table:formula="of:=[.B1]/[.B2]" office:value-type="float" office:value="1133.78684807256" calcext:value-type="float">
            <text:p>1133.78684807256</text:p>
          </table:table-cell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sc</text:p>
          </table:table-cell>
          <table:table-cell table:formula="of:=[.B1]" office:value-type="float" office:value="50000000" calcext:value-type="float">
            <text:p>50000000</text:p>
          </table:table-cell>
          <table:table-cell table:formula="of:=[.B5]" office:value-type="float" office:value="50000000" calcext:value-type="float">
            <text:p>50000000</text:p>
          </table:table-cell>
          <table:table-cell table:number-columns-repeated="2"/>
          <table:table-cell table:formula="of:=[.C5]" office:value-type="float" office:value="50000000" calcext:value-type="float">
            <text:p>50000000</text:p>
          </table:table-cell>
        </table:table-row>
        <table:table-row table:style-name="ro2">
          <table:table-cell office:value-type="string" calcext:value-type="string">
            <text:p>Middle C</text:p>
          </table:table-cell>
          <table:table-cell office:value-type="float" office:value="261.6265" calcext:value-type="float">
            <text:p>261.6265</text:p>
          </table:table-cell>
          <table:table-cell table:formula="of:=[.C8]/[.C7]" office:value-type="float" office:value="261.462516733601" calcext:value-type="float">
            <text:p>261.462516733601</text:p>
          </table:table-cell>
          <table:table-cell table:style-name="ce8" table:formula="of:=([.C6]-[.B6])/[.C6]" office:value-type="percentage" office:value="-0.000627176960000002" calcext:value-type="percentage">
            <text:p>-0.06%</text:p>
          </table:table-cell>
          <table:table-cell/>
          <table:table-cell office:value-type="float" office:value="65536" calcext:value-type="float">
            <text:p>65536</text:p>
          </table:table-cell>
        </table:table-row>
        <table:table-row table:style-name="ro2">
          <table:table-cell office:value-type="string" calcext:value-type="string">
            <text:p>samples/cycle</text:p>
          </table:table-cell>
          <table:table-cell office:value-type="float" office:value="256" calcext:value-type="float">
            <text:p>256</text:p>
          </table:table-cell>
          <table:table-cell table:formula="of:=[.B7]" office:value-type="float" office:value="256" calcext:value-type="float">
            <text:p>256</text:p>
          </table:table-cell>
          <table:table-cell table:number-columns-repeated="2"/>
          <table:table-cell table:formula="of:=[.F5]/[.F6]" office:value-type="float" office:value="762.939453125" calcext:value-type="float">
            <text:p>762.939453125</text:p>
          </table:table-cell>
        </table:table-row>
        <table:table-row table:style-name="ro2">
          <table:table-cell office:value-type="string" calcext:value-type="string">
            <text:p>freq</text:p>
          </table:table-cell>
          <table:table-cell table:formula="of:=[.B7]*[.B6]" office:value-type="float" office:value="66976.384" calcext:value-type="float">
            <text:p>66976.384</text:p>
          </table:table-cell>
          <table:table-cell table:formula="of:=[.C5]/[.C9]" office:value-type="float" office:value="66934.4042838019" calcext:value-type="float">
            <text:p>66934.40428380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or</text:p>
          </table:table-cell>
          <table:table-cell table:formula="of:=[.B5]/[.B8]" office:value-type="float" office:value="746.531792459862" calcext:value-type="float">
            <text:p>746.531792459862</text:p>
          </table:table-cell>
          <table:table-cell table:formula="of:=ROUND([.B9])" office:value-type="float" office:value="747" calcext:value-type="float">
            <text:p>747</text:p>
          </table:table-cell>
          <table:table-cell table:number-columns-repeated="3"/>
        </table:table-row>
      </table:table>
      <table:table table:name="Sheet4" table:style-name="ta1"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freq</text:p>
          </table:table-cell>
          <table:table-cell office:value-type="float" office:value="50000000" calcext:value-type="float">
            <text:p>50000000</text:p>
          </table:table-cell>
        </table:table-row>
        <table:table-row table:style-name="ro2">
          <table:table-cell office:value-type="string" calcext:value-type="string">
            <text:p>Middle C</text:p>
          </table:table-cell>
          <table:table-cell office:value-type="float" office:value="261.6265" calcext:value-type="float">
            <text:p>261.6265</text:p>
          </table:table-cell>
        </table:table-row>
        <table:table-row table:style-name="ro2">
          <table:table-cell/>
          <table:table-cell table:formula="of:=[.B1]/[.B2]" office:value-type="float" office:value="191112.138869725" calcext:value-type="float">
            <text:p>191112.138869725</text:p>
          </table:table-cell>
        </table:table-row>
        <table:table-row table:style-name="ro2">
          <table:table-cell/>
          <table:table-cell office:value-type="float" office:value="65536" calcext:value-type="float">
            <text:p>65536</text:p>
          </table:table-cell>
        </table:table-row>
        <table:table-row table:style-name="ro2">
          <table:table-cell/>
          <table:table-cell table:formula="of:=[.B3]/[.B4]" office:value-type="float" office:value="2.91613981429633" calcext:value-type="float">
            <text:p>2.91613981429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percentage-style style:name="N126">
      <number:number number:decimal-places="3" number:min-decimal-places="3" number:min-integer-digits="1"/>
      <number:text>%</number:text>
    </number:percentage-style>
    <number:percentage-style style:name="N127">
      <number:number number:decimal-places="4" number:min-decimal-places="4" number:min-integer-digits="1"/>
      <number:text>%</number:text>
    </number:percentage-style>
    <number:percentage-style style:name="N128">
      <number:number number:decimal-places="5" number:min-decimal-places="5" number:min-integer-digits="1"/>
      <number:text>%</number:text>
    </number:percentage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3:42:19.088000000</meta:creation-date>
    <dc:date>2022-08-26T17:00:11.058000000</dc:date>
    <meta:editing-duration>PT18H23M13S</meta:editing-duration>
    <meta:editing-cycles>13</meta:editing-cycles>
    <meta:generator>LibreOffice/7.3.4.2$Windows_X86_64 LibreOffice_project/728fec16bd5f605073805c3c9e7c4212a0120dc5</meta:generator>
    <meta:document-statistic meta:table-count="4" meta:cell-count="369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589cm" svg:height="8.023cm" xlink:href=".." xlink:type="simple" chart:class="chart:line" chart:style-name="ch1">
        <chart:plot-area chart:style-name="ch2" table:cell-range-address="Sheet1.F24:Sheet1.F211" chart:data-source-has-labels="row" svg:x="0.231cm" svg:y="0.16cm" svg:width="11.127cm" svg:height="7.703cm">
          <chart:coordinate-region svg:x="1.038cm" svg:y="0.359cm" svg:width="10.32cm" svg:height="6.5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25:Sheet1.F211" chart:label-cell-address="Sheet1.F24:Sheet1.F24" chart:class="chart:line">
            <chart:data-point chart:repeated="18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seted</text:p>
                <draw:g>
                  <svg:desc>Sheet1.F24:Sheet1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Sheet1.F25:Sheet1.F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